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43.74pt"/>
    </style:style>
    <style:style style:name="co8" style:family="table-column">
      <style:table-column-properties fo:break-before="auto" style:column-width="45.84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113.19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38.21pt"/>
    </style:style>
    <style:style style:name="co14" style:family="table-column">
      <style:table-column-properties fo:break-before="auto" style:column-width="96.55pt"/>
    </style:style>
    <style:style style:name="co15" style:family="table-column">
      <style:table-column-properties fo:break-before="auto" style:column-width="70.16pt"/>
    </style:style>
    <style:style style:name="co16" style:family="table-column">
      <style:table-column-properties fo:break-before="auto" style:column-width="86.09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77.1pt"/>
    </style:style>
    <style:style style:name="co19" style:family="table-column">
      <style:table-column-properties fo:break-before="auto" style:column-width="85.44pt"/>
    </style:style>
    <style:style style:name="co20" style:family="table-column">
      <style:table-column-properties fo:break-before="auto" style:column-width="100.01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88.21pt"/>
    </style:style>
    <style:style style:name="co23" style:family="table-column">
      <style:table-column-properties fo:break-before="auto" style:column-width="107.66pt"/>
    </style:style>
    <style:style style:name="co24" style:family="table-column">
      <style:table-column-properties fo:break-before="auto" style:column-width="44.45pt"/>
    </style:style>
    <style:style style:name="co25" style:family="table-column">
      <style:table-column-properties fo:break-before="auto" style:column-width="166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Segmentoanos">
      <style:table-properties table:display="true" style:writing-mode="lr-tb"/>
    </style:style>
    <style:style style:name="ta3" style:family="table" style:master-page-name="PageStyle_5f_Total_5f_de_5f_acoes">
      <style:table-properties table:display="true" style:writing-mode="lr-tb"/>
    </style:style>
    <style:style style:name="ta4" style:family="table" style:master-page-name="PageStyle_5f_Ticke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2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6">
      <style:table-cell-properties fo:background-color="#586b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586b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9fc28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e3e3e3" fo:background-color="#4ea72e" style:diagonal-bl-tr="none" style:diagonal-tl-br="none" style:text-align-source="fix" style:repeat-content="false" fo:wrap-option="no-wrap" fo:border-left="0.74pt solid #e3e3e3" style:direction="ltr" fo:border-right="none" style:rotation-angle="0" style:rotation-align="none" style:shrink-to-fit="false" fo:border-top="0.74pt solid #e3e3e3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bold" style:font-size-asian="11pt" style:font-style-asian="normal" style:font-weight-asian="bold" style:font-name-complex="Söhne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e3e3e3" style:diagonal-bl-tr="none" style:diagonal-tl-br="none" style:text-align-source="fix" style:repeat-content="false" fo:wrap-option="no-wrap" fo:border-left="0.74pt solid #e3e3e3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4ea72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bold" style:font-size-asian="11pt" style:font-style-asian="normal" style:font-weight-asian="bold" style:font-name-complex="Söhne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e3e3e3" style:diagonal-bl-tr="none" style:diagonal-tl-br="none" style:text-align-source="fix" style:repeat-content="false" fo:wrap-option="no-wrap" fo:border-left="0.74pt solid #e3e3e3" style:direction="ltr" fo:border-right="0.74pt solid #e3e3e3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15" table:number-columns-repeated="988" table:default-cell-style-name="Default"/>
        <table:table-row table:style-name="ro1">
          <table:table-cell table:style-name="ce1" office:value-type="string" calcext:value-type="string">
            <text:p>Ativo</text:p>
          </table:table-cell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Último (R$)</text:p>
          </table:table-cell>
          <table:table-cell table:style-name="ce1" office:value-type="string" calcext:value-type="string">
            <text:p>Var. Dia</text:p>
          </table:table-cell>
          <table:table-cell table:style-name="ce1" office:value-type="string" calcext:value-type="string">
            <text:p>Var. Sem</text:p>
          </table:table-cell>
          <table:table-cell table:style-name="ce1" office:value-type="string" calcext:value-type="string">
            <text:p>Var. Mês</text:p>
          </table:table-cell>
          <table:table-cell table:style-name="ce1" office:value-type="string" calcext:value-type="string">
            <text:p>Var. Ano</text:p>
          </table:table-cell>
          <table:table-cell table:style-name="ce1" office:value-type="string" calcext:value-type="string">
            <text:p>Var. 12M</text:p>
          </table:table-cell>
          <table:table-cell table:style-name="ce1" office:value-type="string" calcext:value-type="string">
            <text:p>Val. Mín</text:p>
          </table:table-cell>
          <table:table-cell table:style-name="ce1" office:value-type="string" calcext:value-type="string">
            <text:p>Val. Máx</text:p>
          </table:table-cell>
          <table:table-cell table:style-name="ce1" office:value-type="string" calcext:value-type="string">
            <text:p>Volume</text:p>
          </table:table-cell>
          <table:table-cell table:style-name="ce11" office:value-type="string" calcext:value-type="string">
            <text:p>Quantidade de ações</text:p>
          </table:table-cell>
          <table:table-cell table:style-name="ce11" office:value-type="string" calcext:value-type="string">
            <text:p>Empresa</text:p>
          </table:table-cell>
          <table:table-cell table:style-name="ce11" office:value-type="string" calcext:value-type="string">
            <text:p>Segmento</text:p>
          </table:table-cell>
          <table:table-cell table:style-name="ce11" office:value-type="string" calcext:value-type="string">
            <text:p>Idade</text:p>
          </table:table-cell>
          <table:table-cell table:style-name="ce11" office:value-type="string" calcext:value-type="string">
            <text:p>Catedoria_idade</text:p>
          </table:table-cell>
          <table:table-cell table:style-name="ce14" office:value-type="string" calcext:value-type="string">
            <text:p>Var. Dia (%)</text:p>
          </table:table-cell>
          <table:table-cell table:style-name="ce15" office:value-type="string" calcext:value-type="string">
            <text:p>Valor Inicial (R$)</text:p>
          </table:table-cell>
          <table:table-cell table:style-name="ce15" office:value-type="string" calcext:value-type="string">
            <text:p>Variação (R$)</text:p>
          </table:table-cell>
          <table:table-cell table:style-name="ce14" office:value-type="string" calcext:value-type="string">
            <text:p>Resultado</text:p>
          </table:table-cell>
          <table:table-cell table:style-name="ce17" office:value-type="string" calcext:value-type="string">
            <text:p>Var. Sem. (%)</text:p>
          </table:table-cell>
          <table:table-cell table:style-name="ce18" office:value-type="string" calcext:value-type="string">
            <text:p>Valor Inicial (R$)</text:p>
          </table:table-cell>
          <table:table-cell table:style-name="ce18" office:value-type="string" calcext:value-type="string">
            <text:p>Variação. Sem. (R$)</text:p>
          </table:table-cell>
          <table:table-cell table:style-name="ce17" office:value-type="string" calcext:value-type="string">
            <text:p>Resultado</text:p>
          </table:table-cell>
          <table:table-cell table:style-name="ce19" office:value-type="string" calcext:value-type="string">
            <text:p>Var. Mês (%)</text:p>
          </table:table-cell>
          <table:table-cell table:style-name="ce20" office:value-type="string" calcext:value-type="string">
            <text:p>Valor Inical (R$)</text:p>
          </table:table-cell>
          <table:table-cell table:style-name="ce22" office:value-type="string" calcext:value-type="string">
            <text:p>Variação (R$)</text:p>
          </table:table-cell>
          <table:table-cell table:style-name="ce22" office:value-type="string" calcext:value-type="string">
            <text:p>Resultado</text:p>
          </table:table-cell>
          <table:table-cell table:style-name="ce23" office:value-type="string" calcext:value-type="string">
            <text:p>Var. Ano (%)</text:p>
          </table:table-cell>
          <table:table-cell table:style-name="ce25" office:value-type="string" calcext:value-type="string">
            <text:p>Var. Incial (R$)</text:p>
          </table:table-cell>
          <table:table-cell table:style-name="ce25" office:value-type="string" calcext:value-type="string">
            <text:p>Variação (R$)</text:p>
          </table:table-cell>
          <table:table-cell table:style-name="ce25" office:value-type="string" calcext:value-type="string">
            <text:p>Resultado</text:p>
          </table:table-cell>
          <table:table-cell table:style-name="ce26" office:value-type="string" calcext:value-type="string">
            <text:p>Var. 12M(%)</text:p>
          </table:table-cell>
          <table:table-cell table:style-name="ce26" office:value-type="string" calcext:value-type="string">
            <text:p>Valor Inicial (R$)</text:p>
          </table:table-cell>
          <table:table-cell table:style-name="ce26" office:value-type="string" calcext:value-type="string">
            <text:p>Variação (R$)</text:p>
          </table:table-cell>
          <table:table-cell table:style-name="ce26" office:value-type="string" calcext:value-type="string">
            <text:p>Resultado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9.5" calcext:value-type="float">
            <text:p>9.50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11.76" calcext:value-type="float">
            <text:p>11.76</text:p>
          </table:table-cell>
          <table:table-cell table:number-columns-repeated="2" table:style-name="ce9" office:value-type="float" office:value="2.26" calcext:value-type="float">
            <text:p>2.26</text:p>
          </table:table-cell>
          <table:table-cell table:style-name="ce9" office:value-type="float" office:value="15.97" calcext:value-type="float">
            <text:p>15.97</text:p>
          </table:table-cell>
          <table:table-cell table:style-name="ce9" office:value-type="float" office:value="9.18" calcext:value-type="float">
            <text:p>9.18</text:p>
          </table:table-cell>
          <table:table-cell table:style-name="ce9" office:value-type="float" office:value="9.56" calcext:value-type="float">
            <text:p>9.56</text:p>
          </table:table-cell>
          <table:table-cell table:style-name="ce2" office:value-type="string" calcext:value-type="string">
            <text:p>319,16 M</text:p>
          </table:table-cell>
          <table:table-cell table:style-name="ce12" table:formula="of:=VLOOKUP([.A2];[$Total_de_acoes.A$1:.B$1048576];2;0)" office:value-type="float" office:value="515117391" calcext:value-type="float">
            <text:p>515,117,391</text:p>
          </table:table-cell>
          <table:table-cell table:style-name="ce13" table:formula="of:=VLOOKUP([.A2];[$Ticker.A$1:.B$1048576];2;0)" office:value-type="string" office:string-value="Usiminas" calcext:value-type="string">
            <text:p>Usiminas</text:p>
          </table:table-cell>
          <table:table-cell table:style-name="ce13" table:formula="of:=VLOOKUP([.M2];[$Segmentoanos.A$1:.C$1048576];2;0)" office:value-type="string" office:string-value="Siderurgia" calcext:value-type="string">
            <text:p>Siderurgia</text:p>
          </table:table-cell>
          <table:table-cell table:style-name="ce13" table:formula="of:=VLOOKUP([.M2];[$Segmentoanos.A$1:.C$1048576];3;0)" office:value-type="float" office:value="60" calcext:value-type="float">
            <text:p>60</text:p>
          </table:table-cell>
          <table:table-cell table:style-name="ce13" table:formula="of:=IF([.O2]&lt;=10; &quot;0-10 anos&quot;; IF([.O2]&lt;=20; &quot;11-20 anos&quot;; IF([.O2]&lt;=30; &quot;21-30 anos&quot;; IF([.O2]&lt;=40; &quot;31-40 anos&quot;; IF([.O2]&lt;=50; &quot;41-50 anos&quot;; IF([.O2]&lt;=60; &quot;51-60 anos&quot;; IF([.O2]&lt;=70; &quot;61-70 anos&quot;; IF([.O2]&lt;=80; &quot;71-80 anos&quot;; IF([.O2]&lt;=90; &quot;81-90 anos&quot;; IF([.O2]&lt;=100; &quot;91-100 anos&quot;; IF([.O2]&lt;=110; &quot;101-110 anos&quot;; IF([.O2]&lt;=120; &quot;111-120 anos&quot;; IF([.O2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2]/100" office:value-type="float" office:value="0.052" calcext:value-type="float">
            <text:p>0.052</text:p>
          </table:table-cell>
          <table:table-cell table:style-name="ce16" table:formula="of:=[.C2]/([.Q2]+1)" office:value-type="currency" office:currency="R$ " office:value="9.03041825095057" calcext:value-type="currency">
            <text:p>R$ 9.03</text:p>
          </table:table-cell>
          <table:table-cell table:style-name="ce16" table:formula="of:=([.C2]-[.R2])*[.L2]" office:value-type="currency" office:currency="R$ " office:value="241889725.431559" calcext:value-type="currency">
            <text:p>R$ 241,889,725.43</text:p>
          </table:table-cell>
          <table:table-cell table:style-name="ce13" table:formula="of:=IF([.S2]&gt;0;&quot;Subiu&quot;;IF([.S2]&lt;0;&quot;Desceu&quot;;&quot;Estável&quot;))" office:value-type="string" office:string-value="Subiu" calcext:value-type="string">
            <text:p>Subiu</text:p>
          </table:table-cell>
          <table:table-cell table:style-name="ce13" table:formula="of:=[.E2]/100" office:value-type="float" office:value="0.1176" calcext:value-type="float">
            <text:p>0.1176</text:p>
          </table:table-cell>
          <table:table-cell table:style-name="ce16" table:formula="of:=[.C2]/([.U2]+1)" office:value-type="currency" office:currency="R$ " office:value="8.50035790980673" calcext:value-type="currency">
            <text:p>R$ 8.50</text:p>
          </table:table-cell>
          <table:table-cell table:style-name="ce16" table:formula="of:=([.C2]-[.V2])*[.L2]" office:value-type="currency" office:currency="R$ " office:value="514933025.434145" calcext:value-type="currency">
            <text:p>R$ 514,933,025.43</text:p>
          </table:table-cell>
          <table:table-cell table:style-name="ce13" table:formula="of:=IF([.W2]&gt;0;&quot;Subiu&quot;;IF([.W2]&lt;0;&quot;Desceu&quot;;&quot;Estável&quot;))" office:value-type="string" office:string-value="Subiu" calcext:value-type="string">
            <text:p>Subiu</text:p>
          </table:table-cell>
          <table:table-cell table:style-name="ce13" table:formula="of:=[.F2]/100" office:value-type="float" office:value="0.0226" calcext:value-type="float">
            <text:p>0.0226</text:p>
          </table:table-cell>
          <table:table-cell table:style-name="ce21" table:formula="of:=[.C2]/([.Y2]+1)" office:value-type="float" office:value="9.29004498337571" calcext:value-type="float">
            <text:p>9.29</text:p>
          </table:table-cell>
          <table:table-cell table:style-name="ce16" table:formula="of:=([.C2]-[.Z2])*[.L2]" office:value-type="currency" office:currency="R$ " office:value="108151480.390866" calcext:value-type="currency">
            <text:p>R$ 108,151,480.39</text:p>
          </table:table-cell>
          <table:table-cell table:style-name="ce16" table:formula="of:=IF([.AA2]&gt;0;&quot;Subiu&quot;;IF([.AA2]&lt;0;&quot;Desceu&quot;;&quot;Estável&quot;))" office:value-type="string" office:string-value="Subiu" calcext:value-type="string">
            <text:p>Subiu</text:p>
          </table:table-cell>
          <table:table-cell table:style-name="ce24" table:formula="of:=[.G2]/100" office:value-type="float" office:value="0.0226" calcext:value-type="float">
            <text:p>0.0226</text:p>
          </table:table-cell>
          <table:table-cell table:style-name="ce16" table:formula="of:=[.C2]/([.AC2]+1)" office:value-type="currency" office:currency="R$ " office:value="9.29004498337571" calcext:value-type="currency">
            <text:p>R$ 9.29</text:p>
          </table:table-cell>
          <table:table-cell table:style-name="ce16" table:formula="of:=([.C2]-[.AD2])*[.L2]" office:value-type="currency" office:currency="R$ " office:value="108151480.390866" calcext:value-type="currency">
            <text:p>R$ 108,151,480.39</text:p>
          </table:table-cell>
          <table:table-cell table:style-name="ce13" table:formula="of:=IF([.AE2]&gt;0;&quot;Subiu&quot;;IF([.AE2]&lt;0;&quot;Desceu&quot;;&quot;Estável&quot;))" office:value-type="string" office:string-value="Subiu" calcext:value-type="string">
            <text:p>Subiu</text:p>
          </table:table-cell>
          <table:table-cell table:style-name="ce13" table:formula="of:=[.H2]/100" office:value-type="float" office:value="0.1597" calcext:value-type="float">
            <text:p>0.1597</text:p>
          </table:table-cell>
          <table:table-cell table:style-name="ce16" table:formula="of:=[.C2]/([.AG2]+1)" office:value-type="currency" office:currency="R$ " office:value="8.19177373458653" calcext:value-type="currency">
            <text:p>R$ 8.19</text:p>
          </table:table-cell>
          <table:table-cell table:style-name="ce16" table:formula="of:=([.C2]-[.AH2])*[.L2]" office:value-type="currency" office:currency="R$ " office:value="673890100.677459" calcext:value-type="currency">
            <text:p>R$ 673,890,100.68</text:p>
          </table:table-cell>
          <table:table-cell table:style-name="ce16" table:formula="of:=IF([.AI2]&gt;0;&quot;Subiu&quot;;IF([.AI2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6.82" calcext:value-type="float">
            <text:p>6.82</text:p>
          </table:table-cell>
          <table:table-cell table:number-columns-repeated="2" table:style-name="ce10" office:value-type="float" office:value="2.4" calcext:value-type="float">
            <text:p>2.4</text:p>
          </table:table-cell>
          <table:table-cell table:number-columns-repeated="2" table:style-name="ce10" office:value-type="float" office:value="-12.11" calcext:value-type="float">
            <text:p>-12.11</text:p>
          </table:table-cell>
          <table:table-cell table:style-name="ce10" office:value-type="float" office:value="50.56" calcext:value-type="float">
            <text:p>50.56</text:p>
          </table:table-cell>
          <table:table-cell table:style-name="ce10" office:value-type="float" office:value="6.66" calcext:value-type="float">
            <text:p>6.66</text:p>
          </table:table-cell>
          <table:table-cell table:style-name="ce10" office:value-type="float" office:value="6.86" calcext:value-type="float">
            <text:p>6.86</text:p>
          </table:table-cell>
          <table:table-cell table:style-name="ce3" office:value-type="string" calcext:value-type="string">
            <text:p>32,65 M</text:p>
          </table:table-cell>
          <table:table-cell table:style-name="ce12" table:formula="of:=VLOOKUP([.A3];[$Total_de_acoes.A$1:.B$1048576];2;0)" office:value-type="float" office:value="1110559345" calcext:value-type="float">
            <text:p>1,110,559,345</text:p>
          </table:table-cell>
          <table:table-cell table:style-name="ce13" table:formula="of:=VLOOKUP([.A3];[$Ticker.A$1:.B$1048576];2;0)" office:value-type="string" office:string-value="CSN Mineração" calcext:value-type="string">
            <text:p>CSN Mineração</text:p>
          </table:table-cell>
          <table:table-cell table:style-name="ce13" table:formula="of:=VLOOKUP([.M3];[$Segmentoanos.A$1:.C$1048576];2;0)" office:value-type="string" office:string-value="Mineração" calcext:value-type="string">
            <text:p>Mineração</text:p>
          </table:table-cell>
          <table:table-cell table:style-name="ce13" table:formula="of:=VLOOKUP([.M3];[$Segmentoanos.A$1:.C$1048576];3;0)" office:value-type="float" office:value="5" calcext:value-type="float">
            <text:p>5</text:p>
          </table:table-cell>
          <table:table-cell table:style-name="ce13" table:formula="of:=IF([.O3]&lt;=10; &quot;0-10 anos&quot;; IF([.O3]&lt;=20; &quot;11-20 anos&quot;; IF([.O3]&lt;=30; &quot;21-30 anos&quot;; IF([.O3]&lt;=40; &quot;31-40 anos&quot;; IF([.O3]&lt;=50; &quot;41-50 anos&quot;; IF([.O3]&lt;=60; &quot;51-60 anos&quot;; IF([.O3]&lt;=70; &quot;61-70 anos&quot;; IF([.O3]&lt;=80; &quot;71-80 anos&quot;; IF([.O3]&lt;=90; &quot;81-90 anos&quot;; IF([.O3]&lt;=100; &quot;91-100 anos&quot;; IF([.O3]&lt;=110; &quot;101-110 anos&quot;; IF([.O3]&lt;=120; &quot;111-120 anos&quot;; IF([.O3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3]/100" office:value-type="float" office:value="0.024" calcext:value-type="float">
            <text:p>0.024</text:p>
          </table:table-cell>
          <table:table-cell table:style-name="ce16" table:formula="of:=[.C3]/([.Q3]+1)" office:value-type="currency" office:currency="R$ " office:value="6.66015625" calcext:value-type="currency">
            <text:p>R$ 6.66</text:p>
          </table:table-cell>
          <table:table-cell table:style-name="ce16" table:formula="of:=([.C3]-[.R3])*[.L3]" office:value-type="currency" office:currency="R$ " office:value="177515970.302344" calcext:value-type="currency">
            <text:p>R$ 177,515,970.30</text:p>
          </table:table-cell>
          <table:table-cell table:style-name="ce13" table:formula="of:=IF([.S3]&gt;0;&quot;Subiu&quot;;IF([.S3]&lt;0;&quot;Desceu&quot;;&quot;Estável&quot;))" office:value-type="string" office:string-value="Subiu" calcext:value-type="string">
            <text:p>Subiu</text:p>
          </table:table-cell>
          <table:table-cell table:style-name="ce13" table:formula="of:=[.E3]/100" office:value-type="float" office:value="0.024" calcext:value-type="float">
            <text:p>0.024</text:p>
          </table:table-cell>
          <table:table-cell table:style-name="ce16" table:formula="of:=[.C3]/([.U3]+1)" office:value-type="currency" office:currency="R$ " office:value="6.66015625" calcext:value-type="currency">
            <text:p>R$ 6.66</text:p>
          </table:table-cell>
          <table:table-cell table:style-name="ce16" table:formula="of:=([.C3]-[.V3])*[.L3]" office:value-type="currency" office:currency="R$ " office:value="177515970.302344" calcext:value-type="currency">
            <text:p>R$ 177,515,970.30</text:p>
          </table:table-cell>
          <table:table-cell table:style-name="ce13" table:formula="of:=IF([.W3]&gt;0;&quot;Subiu&quot;;IF([.W3]&lt;0;&quot;Desceu&quot;;&quot;Estável&quot;))" office:value-type="string" office:string-value="Subiu" calcext:value-type="string">
            <text:p>Subiu</text:p>
          </table:table-cell>
          <table:table-cell table:style-name="ce13" table:formula="of:=[.F3]/100" office:value-type="float" office:value="-0.1211" calcext:value-type="float">
            <text:p>-0.1211</text:p>
          </table:table-cell>
          <table:table-cell table:style-name="ce21" table:formula="of:=[.C3]/([.Y3]+1)" office:value-type="float" office:value="7.75969962453066" calcext:value-type="float">
            <text:p>7.76</text:p>
          </table:table-cell>
          <table:table-cell table:style-name="ce16" table:formula="of:=([.C3]-[.Z3])*[.L3]" office:value-type="currency" office:currency="R$ " office:value="-1043592199.51552" calcext:value-type="currency">
            <text:p>-R$ 1,043,592,199.52</text:p>
          </table:table-cell>
          <table:table-cell table:style-name="ce16" table:formula="of:=IF([.AA3]&gt;0;&quot;Subiu&quot;;IF([.AA3]&lt;0;&quot;Desceu&quot;;&quot;Estável&quot;))" office:value-type="string" office:string-value="Desceu" calcext:value-type="string">
            <text:p>Desceu</text:p>
          </table:table-cell>
          <table:table-cell table:style-name="ce24" table:formula="of:=[.G3]/100" office:value-type="float" office:value="-0.1211" calcext:value-type="float">
            <text:p>-0.1211</text:p>
          </table:table-cell>
          <table:table-cell table:style-name="ce16" table:formula="of:=[.C3]/([.AC3]+1)" office:value-type="currency" office:currency="R$ " office:value="7.75969962453066" calcext:value-type="currency">
            <text:p>R$ 7.76</text:p>
          </table:table-cell>
          <table:table-cell table:style-name="ce16" table:formula="of:=([.C3]-[.AD3])*[.L3]" office:value-type="currency" office:currency="R$ " office:value="-1043592199.51552" calcext:value-type="currency">
            <text:p>-R$ 1,043,592,199.52</text:p>
          </table:table-cell>
          <table:table-cell table:style-name="ce13" table:formula="of:=IF([.AE3]&gt;0;&quot;Subiu&quot;;IF([.AE3]&lt;0;&quot;Desceu&quot;;&quot;Estável&quot;))" office:value-type="string" office:string-value="Desceu" calcext:value-type="string">
            <text:p>Desceu</text:p>
          </table:table-cell>
          <table:table-cell table:style-name="ce13" table:formula="of:=[.H3]/100" office:value-type="float" office:value="0.5056" calcext:value-type="float">
            <text:p>0.5056</text:p>
          </table:table-cell>
          <table:table-cell table:style-name="ce16" table:formula="of:=[.C3]/([.AG3]+1)" office:value-type="currency" office:currency="R$ " office:value="4.5297555791711" calcext:value-type="currency">
            <text:p>R$ 4.53</text:p>
          </table:table-cell>
          <table:table-cell table:style-name="ce16" table:formula="of:=([.C3]-[.AH3])*[.L3]" office:value-type="currency" office:currency="R$ " office:value="2543452343.88565" calcext:value-type="currency">
            <text:p>R$ 2,543,452,343.89</text:p>
          </table:table-cell>
          <table:table-cell table:style-name="ce16" table:formula="of:=IF([.AI3]&gt;0;&quot;Subiu&quot;;IF([.AI3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1.96" calcext:value-type="float">
            <text:p>41.96</text:p>
          </table:table-cell>
          <table:table-cell table:style-name="ce9" office:value-type="float" office:value="2.19" calcext:value-type="float">
            <text:p>2.19</text:p>
          </table:table-cell>
          <table:table-cell table:style-name="ce9" office:value-type="float" office:value="7.73" calcext:value-type="float">
            <text:p>7.73</text:p>
          </table:table-cell>
          <table:table-cell table:number-columns-repeated="2" table:style-name="ce9" office:value-type="float" office:value="7.64" calcext:value-type="float">
            <text:p>7.64</text:p>
          </table:table-cell>
          <table:table-cell table:style-name="ce9" office:value-type="float" office:value="77.55" calcext:value-type="float">
            <text:p>77.55</text:p>
          </table:table-cell>
          <table:table-cell table:style-name="ce9" office:value-type="float" office:value="40.81" calcext:value-type="float">
            <text:p>40.81</text:p>
          </table:table-cell>
          <table:table-cell table:style-name="ce9" office:value-type="float" office:value="42.34" calcext:value-type="float">
            <text:p>42.34</text:p>
          </table:table-cell>
          <table:table-cell table:style-name="ce2" office:value-type="string" calcext:value-type="string">
            <text:p>436,69 M</text:p>
          </table:table-cell>
          <table:table-cell table:style-name="ce12" table:formula="of:=VLOOKUP([.A4];[$Total_de_acoes.A$1:.B$1048576];2;0)" office:value-type="float" office:value="2379877655" calcext:value-type="float">
            <text:p>2,379,877,655</text:p>
          </table:table-cell>
          <table:table-cell table:style-name="ce13" table:formula="of:=VLOOKUP([.A4];[$Ticker.A$1:.B$1048576];2;0)" office:value-type="string" office:string-value="Petrobras" calcext:value-type="string">
            <text:p>Petrobras</text:p>
          </table:table-cell>
          <table:table-cell table:style-name="ce13" table:formula="of:=VLOOKUP([.M4];[$Segmentoanos.A$1:.C$1048576];2;0)" office:value-type="string" office:string-value="Petróleo e Gás" calcext:value-type="string">
            <text:p>Petróleo e Gás</text:p>
          </table:table-cell>
          <table:table-cell table:style-name="ce13" table:formula="of:=VLOOKUP([.M4];[$Segmentoanos.A$1:.C$1048576];3;0)" office:value-type="float" office:value="68" calcext:value-type="float">
            <text:p>68</text:p>
          </table:table-cell>
          <table:table-cell table:style-name="ce13" table:formula="of:=IF([.O4]&lt;=10; &quot;0-10 anos&quot;; IF([.O4]&lt;=20; &quot;11-20 anos&quot;; IF([.O4]&lt;=30; &quot;21-30 anos&quot;; IF([.O4]&lt;=40; &quot;31-40 anos&quot;; IF([.O4]&lt;=50; &quot;41-50 anos&quot;; IF([.O4]&lt;=60; &quot;51-60 anos&quot;; IF([.O4]&lt;=70; &quot;61-70 anos&quot;; IF([.O4]&lt;=80; &quot;71-80 anos&quot;; IF([.O4]&lt;=90; &quot;81-90 anos&quot;; IF([.O4]&lt;=100; &quot;91-100 anos&quot;; IF([.O4]&lt;=110; &quot;101-110 anos&quot;; IF([.O4]&lt;=120; &quot;111-120 anos&quot;; IF([.O4]&gt;120; &quot;Mais de 120 anos&quot;; &quot;Outro&quot;)))))))))))))" office:value-type="string" office:string-value="61-70 anos" calcext:value-type="string">
            <text:p>61-70 anos</text:p>
          </table:table-cell>
          <table:table-cell table:style-name="ce13" table:formula="of:=[.D4]/100" office:value-type="float" office:value="0.0219" calcext:value-type="float">
            <text:p>0.0219</text:p>
          </table:table-cell>
          <table:table-cell table:style-name="ce16" table:formula="of:=[.C4]/([.Q4]+1)" office:value-type="currency" office:currency="R$ " office:value="41.0607691554947" calcext:value-type="currency">
            <text:p>R$ 41.06</text:p>
          </table:table-cell>
          <table:table-cell table:style-name="ce16" table:formula="of:=([.C4]-[.R4])*[.L4]" office:value-type="currency" office:currency="R$ " office:value="2140059393.52502" calcext:value-type="currency">
            <text:p>R$ 2,140,059,393.53</text:p>
          </table:table-cell>
          <table:table-cell table:style-name="ce13" table:formula="of:=IF([.S4]&gt;0;&quot;Subiu&quot;;IF([.S4]&lt;0;&quot;Desceu&quot;;&quot;Estável&quot;))" office:value-type="string" office:string-value="Subiu" calcext:value-type="string">
            <text:p>Subiu</text:p>
          </table:table-cell>
          <table:table-cell table:style-name="ce13" table:formula="of:=[.E4]/100" office:value-type="float" office:value="0.0773" calcext:value-type="float">
            <text:p>0.0773</text:p>
          </table:table-cell>
          <table:table-cell table:style-name="ce16" table:formula="of:=[.C4]/([.U4]+1)" office:value-type="currency" office:currency="R$ " office:value="38.9492249141372" calcext:value-type="currency">
            <text:p>R$ 38.95</text:p>
          </table:table-cell>
          <table:table-cell table:style-name="ce16" table:formula="of:=([.C4]-[.V4])*[.L4]" office:value-type="currency" office:currency="R$ " office:value="7165276351.07559" calcext:value-type="currency">
            <text:p>R$ 7,165,276,351.08</text:p>
          </table:table-cell>
          <table:table-cell table:style-name="ce13" table:formula="of:=IF([.W4]&gt;0;&quot;Subiu&quot;;IF([.W4]&lt;0;&quot;Desceu&quot;;&quot;Estável&quot;))" office:value-type="string" office:string-value="Subiu" calcext:value-type="string">
            <text:p>Subiu</text:p>
          </table:table-cell>
          <table:table-cell table:style-name="ce13" table:formula="of:=[.F4]/100" office:value-type="float" office:value="0.0764" calcext:value-type="float">
            <text:p>0.0764</text:p>
          </table:table-cell>
          <table:table-cell table:style-name="ce21" table:formula="of:=[.C4]/([.Y4]+1)" office:value-type="float" office:value="38.9817911557042" calcext:value-type="float">
            <text:p>38.98</text:p>
          </table:table-cell>
          <table:table-cell table:style-name="ce16" table:formula="of:=([.C4]-[.Z4])*[.L4]" office:value-type="currency" office:currency="R$ " office:value="7087772680.46295" calcext:value-type="currency">
            <text:p>R$ 7,087,772,680.46</text:p>
          </table:table-cell>
          <table:table-cell table:style-name="ce16" table:formula="of:=IF([.AA4]&gt;0;&quot;Subiu&quot;;IF([.AA4]&lt;0;&quot;Desceu&quot;;&quot;Estável&quot;))" office:value-type="string" office:string-value="Subiu" calcext:value-type="string">
            <text:p>Subiu</text:p>
          </table:table-cell>
          <table:table-cell table:style-name="ce24" table:formula="of:=[.G4]/100" office:value-type="float" office:value="0.0764" calcext:value-type="float">
            <text:p>0.0764</text:p>
          </table:table-cell>
          <table:table-cell table:style-name="ce16" table:formula="of:=[.C4]/([.AC4]+1)" office:value-type="currency" office:currency="R$ " office:value="38.9817911557042" calcext:value-type="currency">
            <text:p>R$ 38.98</text:p>
          </table:table-cell>
          <table:table-cell table:style-name="ce16" table:formula="of:=([.C4]-[.AD4])*[.L4]" office:value-type="currency" office:currency="R$ " office:value="7087772680.46295" calcext:value-type="currency">
            <text:p>R$ 7,087,772,680.46</text:p>
          </table:table-cell>
          <table:table-cell table:style-name="ce13" table:formula="of:=IF([.AE4]&gt;0;&quot;Subiu&quot;;IF([.AE4]&lt;0;&quot;Desceu&quot;;&quot;Estável&quot;))" office:value-type="string" office:string-value="Subiu" calcext:value-type="string">
            <text:p>Subiu</text:p>
          </table:table-cell>
          <table:table-cell table:style-name="ce13" table:formula="of:=[.H4]/100" office:value-type="float" office:value="0.7755" calcext:value-type="float">
            <text:p>0.7755</text:p>
          </table:table-cell>
          <table:table-cell table:style-name="ce16" table:formula="of:=[.C4]/([.AG4]+1)" office:value-type="currency" office:currency="R$ " office:value="23.6327794987328" calcext:value-type="currency">
            <text:p>R$ 23.63</text:p>
          </table:table-cell>
          <table:table-cell table:style-name="ce16" table:formula="of:=([.C4]-[.AH4])*[.L4]" office:value-type="currency" office:currency="R$ " office:value="43616542549.2238" calcext:value-type="currency">
            <text:p>R$ 43,616,542,549.22</text:p>
          </table:table-cell>
          <table:table-cell table:style-name="ce16" table:formula="of:=IF([.AI4]&gt;0;&quot;Subiu&quot;;IF([.AI4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52.91" calcext:value-type="float">
            <text:p>52.91</text:p>
          </table:table-cell>
          <table:table-cell table:style-name="ce10" office:value-type="float" office:value="2.04" calcext:value-type="float">
            <text:p>2.04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float" office:value="-4.89" calcext:value-type="float">
            <text:p>-4.89</text:p>
          </table:table-cell>
          <table:table-cell table:style-name="ce10" office:value-type="float" office:value="18.85" calcext:value-type="float">
            <text:p>18.85</text:p>
          </table:table-cell>
          <table:table-cell table:style-name="ce10" office:value-type="float" office:value="51.89" calcext:value-type="float">
            <text:p>51.89</text:p>
          </table:table-cell>
          <table:table-cell table:style-name="ce10" office:value-type="float" office:value="53.17" calcext:value-type="float">
            <text:p>53.17</text:p>
          </table:table-cell>
          <table:table-cell table:style-name="ce3" office:value-type="string" calcext:value-type="string">
            <text:p>162,55 M</text:p>
          </table:table-cell>
          <table:table-cell table:style-name="ce12" table:formula="of:=VLOOKUP([.A5];[$Total_de_acoes.A$1:.B$1048576];2;0)" office:value-type="float" office:value="683452836" calcext:value-type="float">
            <text:p>683,452,836</text:p>
          </table:table-cell>
          <table:table-cell table:style-name="ce13" table:formula="of:=VLOOKUP([.A5];[$Ticker.A$1:.B$1048576];2;0)" office:value-type="string" office:string-value="Suzano" calcext:value-type="string">
            <text:p>Suzano</text:p>
          </table:table-cell>
          <table:table-cell table:style-name="ce13" table:formula="of:=VLOOKUP([.M5];[$Segmentoanos.A$1:.C$1048576];2;0)" office:value-type="string" office:string-value="Papel e Celulose" calcext:value-type="string">
            <text:p>Papel e Celulose</text:p>
          </table:table-cell>
          <table:table-cell table:style-name="ce13" table:formula="of:=VLOOKUP([.M5];[$Segmentoanos.A$1:.C$1048576];3;0)" office:value-type="float" office:value="98" calcext:value-type="float">
            <text:p>98</text:p>
          </table:table-cell>
          <table:table-cell table:style-name="ce13" table:formula="of:=IF([.O5]&lt;=10; &quot;0-10 anos&quot;; IF([.O5]&lt;=20; &quot;11-20 anos&quot;; IF([.O5]&lt;=30; &quot;21-30 anos&quot;; IF([.O5]&lt;=40; &quot;31-40 anos&quot;; IF([.O5]&lt;=50; &quot;41-50 anos&quot;; IF([.O5]&lt;=60; &quot;51-60 anos&quot;; IF([.O5]&lt;=70; &quot;61-70 anos&quot;; IF([.O5]&lt;=80; &quot;71-80 anos&quot;; IF([.O5]&lt;=90; &quot;81-90 anos&quot;; IF([.O5]&lt;=100; &quot;91-100 anos&quot;; IF([.O5]&lt;=110; &quot;101-110 anos&quot;; IF([.O5]&lt;=120; &quot;111-120 anos&quot;; IF([.O5]&gt;120; &quot;Mais de 120 anos&quot;; &quot;Outro&quot;)))))))))))))" office:value-type="string" office:string-value="91-100 anos" calcext:value-type="string">
            <text:p>91-100 anos</text:p>
          </table:table-cell>
          <table:table-cell table:style-name="ce13" table:formula="of:=[.D5]/100" office:value-type="float" office:value="0.0204" calcext:value-type="float">
            <text:p>0.0204</text:p>
          </table:table-cell>
          <table:table-cell table:style-name="ce16" table:formula="of:=[.C5]/([.Q5]+1)" office:value-type="currency" office:currency="R$ " office:value="51.8522148177185" calcext:value-type="currency">
            <text:p>R$ 51.85</text:p>
          </table:table-cell>
          <table:table-cell table:style-name="ce16" table:formula="of:=([.C5]-[.R5])*[.L5]" office:value-type="currency" office:currency="R$ " office:value="722946282.709039" calcext:value-type="currency">
            <text:p>R$ 722,946,282.71</text:p>
          </table:table-cell>
          <table:table-cell table:style-name="ce13" table:formula="of:=IF([.S5]&gt;0;&quot;Subiu&quot;;IF([.S5]&lt;0;&quot;Desceu&quot;;&quot;Estável&quot;))" office:value-type="string" office:string-value="Subiu" calcext:value-type="string">
            <text:p>Subiu</text:p>
          </table:table-cell>
          <table:table-cell table:style-name="ce13" table:formula="of:=[.E5]/100" office:value-type="float" office:value="0.0214" calcext:value-type="float">
            <text:p>0.0214</text:p>
          </table:table-cell>
          <table:table-cell table:style-name="ce16" table:formula="of:=[.C5]/([.U5]+1)" office:value-type="currency" office:currency="R$ " office:value="51.8014489915802" calcext:value-type="currency">
            <text:p>R$ 51.80</text:p>
          </table:table-cell>
          <table:table-cell table:style-name="ce16" table:formula="of:=([.C5]-[.V5])*[.L5]" office:value-type="currency" office:currency="R$ " office:value="757642330.555188" calcext:value-type="currency">
            <text:p>R$ 757,642,330.56</text:p>
          </table:table-cell>
          <table:table-cell table:style-name="ce13" table:formula="of:=IF([.W5]&gt;0;&quot;Subiu&quot;;IF([.W5]&lt;0;&quot;Desceu&quot;;&quot;Estável&quot;))" office:value-type="string" office:string-value="Subiu" calcext:value-type="string">
            <text:p>Subiu</text:p>
          </table:table-cell>
          <table:table-cell table:style-name="ce13" table:formula="of:=[.F5]/100" office:value-type="float" office:value="-0.0489" calcext:value-type="float">
            <text:p>-0.0489</text:p>
          </table:table-cell>
          <table:table-cell table:style-name="ce21" table:formula="of:=[.C5]/([.Y5]+1)" office:value-type="float" office:value="55.6303227841447" calcext:value-type="float">
            <text:p>55.63</text:p>
          </table:table-cell>
          <table:table-cell table:style-name="ce16" table:formula="of:=([.C5]-[.Z5])*[.L5]" office:value-type="currency" office:currency="R$ " office:value="-1859212321.65909" calcext:value-type="currency">
            <text:p>-R$ 1,859,212,321.66</text:p>
          </table:table-cell>
          <table:table-cell table:style-name="ce16" table:formula="of:=IF([.AA5]&gt;0;&quot;Subiu&quot;;IF([.AA5]&lt;0;&quot;Desceu&quot;;&quot;Estável&quot;))" office:value-type="string" office:string-value="Desceu" calcext:value-type="string">
            <text:p>Desceu</text:p>
          </table:table-cell>
          <table:table-cell table:style-name="ce24" table:formula="of:=[.G5]/100" office:value-type="float" office:value="-0.0489" calcext:value-type="float">
            <text:p>-0.0489</text:p>
          </table:table-cell>
          <table:table-cell table:style-name="ce16" table:formula="of:=[.C5]/([.AC5]+1)" office:value-type="currency" office:currency="R$ " office:value="55.6303227841447" calcext:value-type="currency">
            <text:p>R$ 55.63</text:p>
          </table:table-cell>
          <table:table-cell table:style-name="ce16" table:formula="of:=([.C5]-[.AD5])*[.L5]" office:value-type="currency" office:currency="R$ " office:value="-1859212321.65909" calcext:value-type="currency">
            <text:p>-R$ 1,859,212,321.66</text:p>
          </table:table-cell>
          <table:table-cell table:style-name="ce13" table:formula="of:=IF([.AE5]&gt;0;&quot;Subiu&quot;;IF([.AE5]&lt;0;&quot;Desceu&quot;;&quot;Estável&quot;))" office:value-type="string" office:string-value="Desceu" calcext:value-type="string">
            <text:p>Desceu</text:p>
          </table:table-cell>
          <table:table-cell table:style-name="ce13" table:formula="of:=[.H5]/100" office:value-type="float" office:value="0.1885" calcext:value-type="float">
            <text:p>0.1885</text:p>
          </table:table-cell>
          <table:table-cell table:style-name="ce16" table:formula="of:=[.C5]/([.AG5]+1)" office:value-type="currency" office:currency="R$ " office:value="44.5183003786285" calcext:value-type="currency">
            <text:p>R$ 44.52</text:p>
          </table:table-cell>
          <table:table-cell table:style-name="ce16" table:formula="of:=([.C5]-[.AH5])*[.L5]" office:value-type="currency" office:currency="R$ " office:value="5735330905.08646" calcext:value-type="currency">
            <text:p>R$ 5,735,330,905.09</text:p>
          </table:table-cell>
          <table:table-cell table:style-name="ce16" table:formula="of:=IF([.AI5]&gt;0;&quot;Subiu&quot;;IF([.AI5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7.1" calcext:value-type="float">
            <text:p>37.10</text:p>
          </table:table-cell>
          <table:table-cell table:style-name="ce9" office:value-type="float" office:value="2.03" calcext:value-type="float">
            <text:p>2.03</text:p>
          </table:table-cell>
          <table:table-cell table:style-name="ce9" office:value-type="float" office:value="2.49" calcext:value-type="float">
            <text:p>2.49</text:p>
          </table:table-cell>
          <table:table-cell table:number-columns-repeated="2" table:style-name="ce9" office:value-type="float" office:value="-3.66" calcext:value-type="float">
            <text:p>-3.66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36.37" calcext:value-type="float">
            <text:p>36.37</text:p>
          </table:table-cell>
          <table:table-cell table:style-name="ce9" office:value-type="float" office:value="37.32" calcext:value-type="float">
            <text:p>37.32</text:p>
          </table:table-cell>
          <table:table-cell table:style-name="ce2" office:value-type="string" calcext:value-type="string">
            <text:p>73,42 M</text:p>
          </table:table-cell>
          <table:table-cell table:style-name="ce12" table:formula="of:=VLOOKUP([.A6];[$Total_de_acoes.A$1:.B$1048576];2;0)" office:value-type="float" office:value="187732538" calcext:value-type="float">
            <text:p>187,732,538</text:p>
          </table:table-cell>
          <table:table-cell table:style-name="ce13" table:formula="of:=VLOOKUP([.A6];[$Ticker.A$1:.B$1048576];2;0)" office:value-type="string" office:string-value="CPFL Energia" calcext:value-type="string">
            <text:p>CPFL Energia</text:p>
          </table:table-cell>
          <table:table-cell table:style-name="ce13" table:formula="of:=VLOOKUP([.M6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6];[$Segmentoanos.A$1:.C$1048576];3;0)" office:value-type="float" office:value="109" calcext:value-type="float">
            <text:p>109</text:p>
          </table:table-cell>
          <table:table-cell table:style-name="ce13" table:formula="of:=IF([.O6]&lt;=10; &quot;0-10 anos&quot;; IF([.O6]&lt;=20; &quot;11-20 anos&quot;; IF([.O6]&lt;=30; &quot;21-30 anos&quot;; IF([.O6]&lt;=40; &quot;31-40 anos&quot;; IF([.O6]&lt;=50; &quot;41-50 anos&quot;; IF([.O6]&lt;=60; &quot;51-60 anos&quot;; IF([.O6]&lt;=70; &quot;61-70 anos&quot;; IF([.O6]&lt;=80; &quot;71-80 anos&quot;; IF([.O6]&lt;=90; &quot;81-90 anos&quot;; IF([.O6]&lt;=100; &quot;91-100 anos&quot;; IF([.O6]&lt;=110; &quot;101-110 anos&quot;; IF([.O6]&lt;=120; &quot;111-120 anos&quot;; IF([.O6]&gt;120; &quot;Mais de 120 anos&quot;; &quot;Outro&quot;)))))))))))))" office:value-type="string" office:string-value="101-110 anos" calcext:value-type="string">
            <text:p>101-110 anos</text:p>
          </table:table-cell>
          <table:table-cell table:style-name="ce13" table:formula="of:=[.D6]/100" office:value-type="float" office:value="0.0203" calcext:value-type="float">
            <text:p>0.0203</text:p>
          </table:table-cell>
          <table:table-cell table:style-name="ce16" table:formula="of:=[.C6]/([.Q6]+1)" office:value-type="currency" office:currency="R$ " office:value="36.3618543565618" calcext:value-type="currency">
            <text:p>R$ 36.36</text:p>
          </table:table-cell>
          <table:table-cell table:style-name="ce16" table:formula="of:=([.C6]-[.R6])*[.L6]" office:value-type="currency" office:currency="R$ " office:value="138573955.056297" calcext:value-type="currency">
            <text:p>R$ 138,573,955.06</text:p>
          </table:table-cell>
          <table:table-cell table:style-name="ce13" table:formula="of:=IF([.S6]&gt;0;&quot;Subiu&quot;;IF([.S6]&lt;0;&quot;Desceu&quot;;&quot;Estável&quot;))" office:value-type="string" office:string-value="Subiu" calcext:value-type="string">
            <text:p>Subiu</text:p>
          </table:table-cell>
          <table:table-cell table:style-name="ce13" table:formula="of:=[.E6]/100" office:value-type="float" office:value="0.0249" calcext:value-type="float">
            <text:p>0.0249</text:p>
          </table:table-cell>
          <table:table-cell table:style-name="ce16" table:formula="of:=[.C6]/([.U6]+1)" office:value-type="currency" office:currency="R$ " office:value="36.1986535271734" calcext:value-type="currency">
            <text:p>R$ 36.20</text:p>
          </table:table-cell>
          <table:table-cell table:style-name="ce16" table:formula="of:=([.C6]-[.V6])*[.L6]" office:value-type="currency" office:currency="R$ " office:value="169212060.961089" calcext:value-type="currency">
            <text:p>R$ 169,212,060.96</text:p>
          </table:table-cell>
          <table:table-cell table:style-name="ce13" table:formula="of:=IF([.W6]&gt;0;&quot;Subiu&quot;;IF([.W6]&lt;0;&quot;Desceu&quot;;&quot;Estável&quot;))" office:value-type="string" office:string-value="Subiu" calcext:value-type="string">
            <text:p>Subiu</text:p>
          </table:table-cell>
          <table:table-cell table:style-name="ce13" table:formula="of:=[.F6]/100" office:value-type="float" office:value="-0.0366" calcext:value-type="float">
            <text:p>-0.0366</text:p>
          </table:table-cell>
          <table:table-cell table:style-name="ce21" table:formula="of:=[.C6]/([.Y6]+1)" office:value-type="float" office:value="38.5094457130994" calcext:value-type="float">
            <text:p>38.51</text:p>
          </table:table-cell>
          <table:table-cell table:style-name="ce16" table:formula="of:=([.C6]-[.Z6])*[.L6]" office:value-type="currency" office:currency="R$ " office:value="-264598820.893377" calcext:value-type="currency">
            <text:p>-R$ 264,598,820.89</text:p>
          </table:table-cell>
          <table:table-cell table:style-name="ce16" table:formula="of:=IF([.AA6]&gt;0;&quot;Subiu&quot;;IF([.AA6]&lt;0;&quot;Desceu&quot;;&quot;Estável&quot;))" office:value-type="string" office:string-value="Desceu" calcext:value-type="string">
            <text:p>Desceu</text:p>
          </table:table-cell>
          <table:table-cell table:style-name="ce24" table:formula="of:=[.G6]/100" office:value-type="float" office:value="-0.0366" calcext:value-type="float">
            <text:p>-0.0366</text:p>
          </table:table-cell>
          <table:table-cell table:style-name="ce16" table:formula="of:=[.C6]/([.AC6]+1)" office:value-type="currency" office:currency="R$ " office:value="38.5094457130994" calcext:value-type="currency">
            <text:p>R$ 38.51</text:p>
          </table:table-cell>
          <table:table-cell table:style-name="ce16" table:formula="of:=([.C6]-[.AD6])*[.L6]" office:value-type="currency" office:currency="R$ " office:value="-264598820.893377" calcext:value-type="currency">
            <text:p>-R$ 264,598,820.89</text:p>
          </table:table-cell>
          <table:table-cell table:style-name="ce13" table:formula="of:=IF([.AE6]&gt;0;&quot;Subiu&quot;;IF([.AE6]&lt;0;&quot;Desceu&quot;;&quot;Estável&quot;))" office:value-type="string" office:string-value="Desceu" calcext:value-type="string">
            <text:p>Desceu</text:p>
          </table:table-cell>
          <table:table-cell table:style-name="ce13" table:formula="of:=[.H6]/100" office:value-type="float" office:value="0.207" calcext:value-type="float">
            <text:p>0.207</text:p>
          </table:table-cell>
          <table:table-cell table:style-name="ce16" table:formula="of:=[.C6]/([.AG6]+1)" office:value-type="currency" office:currency="R$ " office:value="30.7373653686827" calcext:value-type="currency">
            <text:p>R$ 30.74</text:p>
          </table:table-cell>
          <table:table-cell table:style-name="ce16" table:formula="of:=([.C6]-[.AH6])*[.L6]" office:value-type="currency" office:currency="R$ " office:value="1194473547.70389" calcext:value-type="currency">
            <text:p>R$ 1,194,473,547.70</text:p>
          </table:table-cell>
          <table:table-cell table:style-name="ce16" table:formula="of:=IF([.AI6]&gt;0;&quot;Subiu&quot;;IF([.AI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45.69" calcext:value-type="float">
            <text:p>45.69</text:p>
          </table:table-cell>
          <table:table-cell table:style-name="ce10" office:value-type="float" office:value="1.98" calcext:value-type="float">
            <text:p>1.98</text:p>
          </table:table-cell>
          <table:table-cell table:style-name="ce10" office:value-type="float" office:value="2.42" calcext:value-type="float">
            <text:p>2.42</text:p>
          </table:table-cell>
          <table:table-cell table:number-columns-repeated="2" table:style-name="ce10" office:value-type="float" office:value="-0.78" calcext:value-type="float">
            <text:p>-0.78</text:p>
          </table:table-cell>
          <table:table-cell table:style-name="ce10" office:value-type="float" office:value="8.08" calcext:value-type="float">
            <text:p>8.08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45.69" calcext:value-type="float">
            <text:p>45.69</text:p>
          </table:table-cell>
          <table:table-cell table:style-name="ce3" office:value-type="string" calcext:value-type="string">
            <text:p>319,92 M</text:p>
          </table:table-cell>
          <table:table-cell table:style-name="ce12" table:formula="of:=VLOOKUP([.A7];[$Total_de_acoes.A$1:.B$1048576];2;0)" office:value-type="float" office:value="800010734" calcext:value-type="float">
            <text:p>800,010,734</text:p>
          </table:table-cell>
          <table:table-cell table:style-name="ce13" table:formula="of:=VLOOKUP([.A7];[$Ticker.A$1:.B$1048576];2;0)" office:value-type="string" office:string-value="PetroRio" calcext:value-type="string">
            <text:p>PetroRio</text:p>
          </table:table-cell>
          <table:table-cell table:style-name="ce13" table:formula="of:=VLOOKUP([.M7];[$Segmentoanos.A$1:.C$1048576];2;0)" office:value-type="string" office:string-value="Petróleo e Gás" calcext:value-type="string">
            <text:p>Petróleo e Gás</text:p>
          </table:table-cell>
          <table:table-cell table:style-name="ce13" table:formula="of:=VLOOKUP([.M7];[$Segmentoanos.A$1:.C$1048576];3;0)" office:value-type="float" office:value="10" calcext:value-type="float">
            <text:p>10</text:p>
          </table:table-cell>
          <table:table-cell table:style-name="ce13" table:formula="of:=IF([.O7]&lt;=10; &quot;0-10 anos&quot;; IF([.O7]&lt;=20; &quot;11-20 anos&quot;; IF([.O7]&lt;=30; &quot;21-30 anos&quot;; IF([.O7]&lt;=40; &quot;31-40 anos&quot;; IF([.O7]&lt;=50; &quot;41-50 anos&quot;; IF([.O7]&lt;=60; &quot;51-60 anos&quot;; IF([.O7]&lt;=70; &quot;61-70 anos&quot;; IF([.O7]&lt;=80; &quot;71-80 anos&quot;; IF([.O7]&lt;=90; &quot;81-90 anos&quot;; IF([.O7]&lt;=100; &quot;91-100 anos&quot;; IF([.O7]&lt;=110; &quot;101-110 anos&quot;; IF([.O7]&lt;=120; &quot;111-120 anos&quot;; IF([.O7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7]/100" office:value-type="float" office:value="0.0198" calcext:value-type="float">
            <text:p>0.0198</text:p>
          </table:table-cell>
          <table:table-cell table:style-name="ce16" table:formula="of:=[.C7]/([.Q7]+1)" office:value-type="currency" office:currency="R$ " office:value="44.8029025299078" calcext:value-type="currency">
            <text:p>R$ 44.80</text:p>
          </table:table-cell>
          <table:table-cell table:style-name="ce16" table:formula="of:=([.C7]-[.R7])*[.L7]" office:value-type="currency" office:currency="R$ " office:value="709687498.177987" calcext:value-type="currency">
            <text:p>R$ 709,687,498.18</text:p>
          </table:table-cell>
          <table:table-cell table:style-name="ce13" table:formula="of:=IF([.S7]&gt;0;&quot;Subiu&quot;;IF([.S7]&lt;0;&quot;Desceu&quot;;&quot;Estável&quot;))" office:value-type="string" office:string-value="Subiu" calcext:value-type="string">
            <text:p>Subiu</text:p>
          </table:table-cell>
          <table:table-cell table:style-name="ce13" table:formula="of:=[.E7]/100" office:value-type="float" office:value="0.0242" calcext:value-type="float">
            <text:p>0.0242</text:p>
          </table:table-cell>
          <table:table-cell table:style-name="ce16" table:formula="of:=[.C7]/([.U7]+1)" office:value-type="currency" office:currency="R$ " office:value="44.6104276508494" calcext:value-type="currency">
            <text:p>R$ 44.61</text:p>
          </table:table-cell>
          <table:table-cell table:style-name="ce16" table:formula="of:=([.C7]-[.V7])*[.L7]" office:value-type="currency" office:currency="R$ " office:value="863669467.450044" calcext:value-type="currency">
            <text:p>R$ 863,669,467.45</text:p>
          </table:table-cell>
          <table:table-cell table:style-name="ce13" table:formula="of:=IF([.W7]&gt;0;&quot;Subiu&quot;;IF([.W7]&lt;0;&quot;Desceu&quot;;&quot;Estável&quot;))" office:value-type="string" office:string-value="Subiu" calcext:value-type="string">
            <text:p>Subiu</text:p>
          </table:table-cell>
          <table:table-cell table:style-name="ce13" table:formula="of:=[.F7]/100" office:value-type="float" office:value="-0.0078" calcext:value-type="float">
            <text:p>-0.0078</text:p>
          </table:table-cell>
          <table:table-cell table:style-name="ce21" table:formula="of:=[.C7]/([.Y7]+1)" office:value-type="float" office:value="46.0491836323322" calcext:value-type="float">
            <text:p>46.05</text:p>
          </table:table-cell>
          <table:table-cell table:style-name="ce16" table:formula="of:=([.C7]-[.Z7])*[.L7]" office:value-type="currency" office:currency="R$ " office:value="-287350761.342861" calcext:value-type="currency">
            <text:p>-R$ 287,350,761.34</text:p>
          </table:table-cell>
          <table:table-cell table:style-name="ce16" table:formula="of:=IF([.AA7]&gt;0;&quot;Subiu&quot;;IF([.AA7]&lt;0;&quot;Desceu&quot;;&quot;Estável&quot;))" office:value-type="string" office:string-value="Desceu" calcext:value-type="string">
            <text:p>Desceu</text:p>
          </table:table-cell>
          <table:table-cell table:style-name="ce24" table:formula="of:=[.G7]/100" office:value-type="float" office:value="-0.0078" calcext:value-type="float">
            <text:p>-0.0078</text:p>
          </table:table-cell>
          <table:table-cell table:style-name="ce16" table:formula="of:=[.C7]/([.AC7]+1)" office:value-type="currency" office:currency="R$ " office:value="46.0491836323322" calcext:value-type="currency">
            <text:p>R$ 46.05</text:p>
          </table:table-cell>
          <table:table-cell table:style-name="ce16" table:formula="of:=([.C7]-[.AD7])*[.L7]" office:value-type="currency" office:currency="R$ " office:value="-287350761.342861" calcext:value-type="currency">
            <text:p>-R$ 287,350,761.34</text:p>
          </table:table-cell>
          <table:table-cell table:style-name="ce13" table:formula="of:=IF([.AE7]&gt;0;&quot;Subiu&quot;;IF([.AE7]&lt;0;&quot;Desceu&quot;;&quot;Estável&quot;))" office:value-type="string" office:string-value="Desceu" calcext:value-type="string">
            <text:p>Desceu</text:p>
          </table:table-cell>
          <table:table-cell table:style-name="ce13" table:formula="of:=[.H7]/100" office:value-type="float" office:value="0.0808" calcext:value-type="float">
            <text:p>0.0808</text:p>
          </table:table-cell>
          <table:table-cell table:style-name="ce16" table:formula="of:=[.C7]/([.AG7]+1)" office:value-type="currency" office:currency="R$ " office:value="42.2742413027387" calcext:value-type="currency">
            <text:p>R$ 42.27</text:p>
          </table:table-cell>
          <table:table-cell table:style-name="ce16" table:formula="of:=([.C7]-[.AH7])*[.L7]" office:value-type="currency" office:currency="R$ " office:value="2732643622.56289" calcext:value-type="currency">
            <text:p>R$ 2,732,643,622.56</text:p>
          </table:table-cell>
          <table:table-cell table:style-name="ce16" table:formula="of:=IF([.AI7]&gt;0;&quot;Subiu&quot;;IF([.AI7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9.96" calcext:value-type="float">
            <text:p>39.96</text:p>
          </table:table-cell>
          <table:table-cell table:style-name="ce9" office:value-type="float" office:value="1.73" calcext:value-type="float">
            <text:p>1.73</text:p>
          </table:table-cell>
          <table:table-cell table:style-name="ce9" office:value-type="float" office:value="6.47" calcext:value-type="float">
            <text:p>6.47</text:p>
          </table:table-cell>
          <table:table-cell table:number-columns-repeated="2" table:style-name="ce9" office:value-type="float" office:value="7.3" calcext:value-type="float">
            <text:p>7.3</text:p>
          </table:table-cell>
          <table:table-cell table:style-name="ce9" office:value-type="float" office:value="95.01" calcext:value-type="float">
            <text:p>95.01</text:p>
          </table:table-cell>
          <table:table-cell table:style-name="ce9" office:value-type="float" office:value="38.91" calcext:value-type="float">
            <text:p>38.91</text:p>
          </table:table-cell>
          <table:table-cell table:style-name="ce9" office:value-type="float" office:value="40.09" calcext:value-type="float">
            <text:p>40.09</text:p>
          </table:table-cell>
          <table:table-cell table:style-name="ce2" office:value-type="string" calcext:value-type="string">
            <text:p>1,64 B</text:p>
          </table:table-cell>
          <table:table-cell table:style-name="ce12" table:formula="of:=VLOOKUP([.A8];[$Total_de_acoes.A$1:.B$1048576];2;0)" office:value-type="float" office:value="4566445852" calcext:value-type="float">
            <text:p>4,566,445,852</text:p>
          </table:table-cell>
          <table:table-cell table:style-name="ce13" table:formula="of:=VLOOKUP([.A8];[$Ticker.A$1:.B$1048576];2;0)" office:value-type="string" office:string-value="Petrobras" calcext:value-type="string">
            <text:p>Petrobras</text:p>
          </table:table-cell>
          <table:table-cell table:style-name="ce13" table:formula="of:=VLOOKUP([.M8];[$Segmentoanos.A$1:.C$1048576];2;0)" office:value-type="string" office:string-value="Petróleo e Gás" calcext:value-type="string">
            <text:p>Petróleo e Gás</text:p>
          </table:table-cell>
          <table:table-cell table:style-name="ce13" table:formula="of:=VLOOKUP([.M8];[$Segmentoanos.A$1:.C$1048576];3;0)" office:value-type="float" office:value="68" calcext:value-type="float">
            <text:p>68</text:p>
          </table:table-cell>
          <table:table-cell table:style-name="ce13" table:formula="of:=IF([.O8]&lt;=10; &quot;0-10 anos&quot;; IF([.O8]&lt;=20; &quot;11-20 anos&quot;; IF([.O8]&lt;=30; &quot;21-30 anos&quot;; IF([.O8]&lt;=40; &quot;31-40 anos&quot;; IF([.O8]&lt;=50; &quot;41-50 anos&quot;; IF([.O8]&lt;=60; &quot;51-60 anos&quot;; IF([.O8]&lt;=70; &quot;61-70 anos&quot;; IF([.O8]&lt;=80; &quot;71-80 anos&quot;; IF([.O8]&lt;=90; &quot;81-90 anos&quot;; IF([.O8]&lt;=100; &quot;91-100 anos&quot;; IF([.O8]&lt;=110; &quot;101-110 anos&quot;; IF([.O8]&lt;=120; &quot;111-120 anos&quot;; IF([.O8]&gt;120; &quot;Mais de 120 anos&quot;; &quot;Outro&quot;)))))))))))))" office:value-type="string" office:string-value="61-70 anos" calcext:value-type="string">
            <text:p>61-70 anos</text:p>
          </table:table-cell>
          <table:table-cell table:style-name="ce13" table:formula="of:=[.D8]/100" office:value-type="float" office:value="0.0173" calcext:value-type="float">
            <text:p>0.0173</text:p>
          </table:table-cell>
          <table:table-cell table:style-name="ce16" table:formula="of:=[.C8]/([.Q8]+1)" office:value-type="currency" office:currency="R$ " office:value="39.2804482453554" calcext:value-type="currency">
            <text:p>R$ 39.28</text:p>
          </table:table-cell>
          <table:table-cell table:style-name="ce16" table:formula="of:=([.C8]-[.R8])*[.L8]" office:value-type="currency" office:currency="R$ " office:value="3103136291.21638" calcext:value-type="currency">
            <text:p>R$ 3,103,136,291.22</text:p>
          </table:table-cell>
          <table:table-cell table:style-name="ce13" table:formula="of:=IF([.S8]&gt;0;&quot;Subiu&quot;;IF([.S8]&lt;0;&quot;Desceu&quot;;&quot;Estável&quot;))" office:value-type="string" office:string-value="Subiu" calcext:value-type="string">
            <text:p>Subiu</text:p>
          </table:table-cell>
          <table:table-cell table:style-name="ce13" table:formula="of:=[.E8]/100" office:value-type="float" office:value="0.0647" calcext:value-type="float">
            <text:p>0.0647</text:p>
          </table:table-cell>
          <table:table-cell table:style-name="ce16" table:formula="of:=[.C8]/([.U8]+1)" office:value-type="currency" office:currency="R$ " office:value="37.5316990701606" calcext:value-type="currency">
            <text:p>R$ 37.53</text:p>
          </table:table-cell>
          <table:table-cell table:style-name="ce16" table:formula="of:=([.C8]-[.V8])*[.L8]" office:value-type="currency" office:currency="R$ " office:value="11088704708.4728" calcext:value-type="currency">
            <text:p>R$ 11,088,704,708.47</text:p>
          </table:table-cell>
          <table:table-cell table:style-name="ce13" table:formula="of:=IF([.W8]&gt;0;&quot;Subiu&quot;;IF([.W8]&lt;0;&quot;Desceu&quot;;&quot;Estável&quot;))" office:value-type="string" office:string-value="Subiu" calcext:value-type="string">
            <text:p>Subiu</text:p>
          </table:table-cell>
          <table:table-cell table:style-name="ce13" table:formula="of:=[.F8]/100" office:value-type="float" office:value="0.073" calcext:value-type="float">
            <text:p>0.073</text:p>
          </table:table-cell>
          <table:table-cell table:style-name="ce21" table:formula="of:=[.C8]/([.Y8]+1)" office:value-type="float" office:value="37.2413793103448" calcext:value-type="float">
            <text:p>37.24</text:p>
          </table:table-cell>
          <table:table-cell table:style-name="ce16" table:formula="of:=([.C8]-[.Z8])*[.L8]" office:value-type="currency" office:currency="R$ " office:value="12414434171.4372" calcext:value-type="currency">
            <text:p>R$ 12,414,434,171.44</text:p>
          </table:table-cell>
          <table:table-cell table:style-name="ce16" table:formula="of:=IF([.AA8]&gt;0;&quot;Subiu&quot;;IF([.AA8]&lt;0;&quot;Desceu&quot;;&quot;Estável&quot;))" office:value-type="string" office:string-value="Subiu" calcext:value-type="string">
            <text:p>Subiu</text:p>
          </table:table-cell>
          <table:table-cell table:style-name="ce24" table:formula="of:=[.G8]/100" office:value-type="float" office:value="0.073" calcext:value-type="float">
            <text:p>0.0730</text:p>
          </table:table-cell>
          <table:table-cell table:style-name="ce16" table:formula="of:=[.C8]/([.AC8]+1)" office:value-type="currency" office:currency="R$ " office:value="37.2413793103448" calcext:value-type="currency">
            <text:p>R$ 37.24</text:p>
          </table:table-cell>
          <table:table-cell table:style-name="ce16" table:formula="of:=([.C8]-[.AD8])*[.L8]" office:value-type="currency" office:currency="R$ " office:value="12414434171.4372" calcext:value-type="currency">
            <text:p>R$ 12,414,434,171.44</text:p>
          </table:table-cell>
          <table:table-cell table:style-name="ce13" table:formula="of:=IF([.AE8]&gt;0;&quot;Subiu&quot;;IF([.AE8]&lt;0;&quot;Desceu&quot;;&quot;Estável&quot;))" office:value-type="string" office:string-value="Subiu" calcext:value-type="string">
            <text:p>Subiu</text:p>
          </table:table-cell>
          <table:table-cell table:style-name="ce13" table:formula="of:=[.H8]/100" office:value-type="float" office:value="0.9501" calcext:value-type="float">
            <text:p>0.9501</text:p>
          </table:table-cell>
          <table:table-cell table:style-name="ce16" table:formula="of:=[.C8]/([.AG8]+1)" office:value-type="currency" office:currency="R$ " office:value="20.4912568586226" calcext:value-type="currency">
            <text:p>R$ 20.49</text:p>
          </table:table-cell>
          <table:table-cell table:style-name="ce16" table:formula="of:=([.C8]-[.AH8])*[.L8]" office:value-type="currency" office:currency="R$ " office:value="88902961361.5961" calcext:value-type="currency">
            <text:p>R$ 88,902,961,361.60</text:p>
          </table:table-cell>
          <table:table-cell table:style-name="ce16" table:formula="of:=IF([.AI8]&gt;0;&quot;Subiu&quot;;IF([.AI8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69.5" calcext:value-type="float">
            <text:p>69.50</text:p>
          </table:table-cell>
          <table:table-cell table:style-name="ce10" office:value-type="float" office:value="1.66" calcext:value-type="float">
            <text:p>1.66</text:p>
          </table:table-cell>
          <table:table-cell table:style-name="ce10" office:value-type="float" office:value="2.06" calcext:value-type="float">
            <text:p>2.06</text:p>
          </table:table-cell>
          <table:table-cell table:number-columns-repeated="2" table:style-name="ce10" office:value-type="float" office:value="-9.97" calcext:value-type="float">
            <text:p>-9.97</text:p>
          </table:table-cell>
          <table:table-cell table:style-name="ce10" office:value-type="float" office:value="-23.49" calcext:value-type="float">
            <text:p>-23.49</text:p>
          </table:table-cell>
          <table:table-cell table:style-name="ce10" office:value-type="float" office:value="67.5" calcext:value-type="float">
            <text:p>67.5</text:p>
          </table:table-cell>
          <table:table-cell table:style-name="ce10" office:value-type="float" office:value="69.81" calcext:value-type="float">
            <text:p>69.81</text:p>
          </table:table-cell>
          <table:table-cell table:style-name="ce3" office:value-type="string" calcext:value-type="string">
            <text:p>1,89 B</text:p>
          </table:table-cell>
          <table:table-cell table:style-name="ce12" table:formula="of:=VLOOKUP([.A9];[$Total_de_acoes.A$1:.B$1048576];2;0)" office:value-type="float" office:value="4196924316" calcext:value-type="float">
            <text:p>4,196,924,316</text:p>
          </table:table-cell>
          <table:table-cell table:style-name="ce13" table:formula="of:=VLOOKUP([.A9];[$Ticker.A$1:.B$1048576];2;0)" office:value-type="string" office:string-value="Vale" calcext:value-type="string">
            <text:p>Vale</text:p>
          </table:table-cell>
          <table:table-cell table:style-name="ce13" table:formula="of:=VLOOKUP([.M9];[$Segmentoanos.A$1:.C$1048576];2;0)" office:value-type="string" office:string-value="Mineração" calcext:value-type="string">
            <text:p>Mineração</text:p>
          </table:table-cell>
          <table:table-cell table:style-name="ce13" table:formula="of:=VLOOKUP([.M9];[$Segmentoanos.A$1:.C$1048576];3;0)" office:value-type="float" office:value="79" calcext:value-type="float">
            <text:p>79</text:p>
          </table:table-cell>
          <table:table-cell table:style-name="ce13" table:formula="of:=IF([.O9]&lt;=10; &quot;0-10 anos&quot;; IF([.O9]&lt;=20; &quot;11-20 anos&quot;; IF([.O9]&lt;=30; &quot;21-30 anos&quot;; IF([.O9]&lt;=40; &quot;31-40 anos&quot;; IF([.O9]&lt;=50; &quot;41-50 anos&quot;; IF([.O9]&lt;=60; &quot;51-60 anos&quot;; IF([.O9]&lt;=70; &quot;61-70 anos&quot;; IF([.O9]&lt;=80; &quot;71-80 anos&quot;; IF([.O9]&lt;=90; &quot;81-90 anos&quot;; IF([.O9]&lt;=100; &quot;91-100 anos&quot;; IF([.O9]&lt;=110; &quot;101-110 anos&quot;; IF([.O9]&lt;=120; &quot;111-120 anos&quot;; IF([.O9]&gt;120; &quot;Mais de 120 anos&quot;; &quot;Outro&quot;)))))))))))))" office:value-type="string" office:string-value="71-80 anos" calcext:value-type="string">
            <text:p>71-80 anos</text:p>
          </table:table-cell>
          <table:table-cell table:style-name="ce13" table:formula="of:=[.D9]/100" office:value-type="float" office:value="0.0166" calcext:value-type="float">
            <text:p>0.0166</text:p>
          </table:table-cell>
          <table:table-cell table:style-name="ce16" table:formula="of:=[.C9]/([.Q9]+1)" office:value-type="currency" office:currency="R$ " office:value="68.3651386976195" calcext:value-type="currency">
            <text:p>R$ 68.37</text:p>
          </table:table-cell>
          <table:table-cell table:style-name="ce16" table:formula="of:=([.C9]-[.R9])*[.L9]" office:value-type="currency" office:currency="R$ " office:value="4762926995.24809" calcext:value-type="currency">
            <text:p>R$ 4,762,926,995.25</text:p>
          </table:table-cell>
          <table:table-cell table:style-name="ce13" table:formula="of:=IF([.S9]&gt;0;&quot;Subiu&quot;;IF([.S9]&lt;0;&quot;Desceu&quot;;&quot;Estável&quot;))" office:value-type="string" office:string-value="Subiu" calcext:value-type="string">
            <text:p>Subiu</text:p>
          </table:table-cell>
          <table:table-cell table:style-name="ce13" table:formula="of:=[.E9]/100" office:value-type="float" office:value="0.0206" calcext:value-type="float">
            <text:p>0.0206</text:p>
          </table:table-cell>
          <table:table-cell table:style-name="ce16" table:formula="of:=[.C9]/([.U9]+1)" office:value-type="currency" office:currency="R$ " office:value="68.0971977268274" calcext:value-type="currency">
            <text:p>R$ 68.10</text:p>
          </table:table-cell>
          <table:table-cell table:style-name="ce16" table:formula="of:=([.C9]-[.V9])*[.L9]" office:value-type="currency" office:currency="R$ " office:value="5887454970.81833" calcext:value-type="currency">
            <text:p>R$ 5,887,454,970.82</text:p>
          </table:table-cell>
          <table:table-cell table:style-name="ce13" table:formula="of:=IF([.W9]&gt;0;&quot;Subiu&quot;;IF([.W9]&lt;0;&quot;Desceu&quot;;&quot;Estável&quot;))" office:value-type="string" office:string-value="Subiu" calcext:value-type="string">
            <text:p>Subiu</text:p>
          </table:table-cell>
          <table:table-cell table:style-name="ce13" table:formula="of:=[.F9]/100" office:value-type="float" office:value="-0.0997" calcext:value-type="float">
            <text:p>-0.0997</text:p>
          </table:table-cell>
          <table:table-cell table:style-name="ce21" table:formula="of:=[.C9]/([.Y9]+1)" office:value-type="float" office:value="77.1964900588693" calcext:value-type="float">
            <text:p>77.20</text:p>
          </table:table-cell>
          <table:table-cell table:style-name="ce16" table:formula="of:=([.C9]-[.Z9])*[.L9]" office:value-type="currency" office:currency="R$ " office:value="-32301586275.9207" calcext:value-type="currency">
            <text:p>-R$ 32,301,586,275.92</text:p>
          </table:table-cell>
          <table:table-cell table:style-name="ce16" table:formula="of:=IF([.AA9]&gt;0;&quot;Subiu&quot;;IF([.AA9]&lt;0;&quot;Desceu&quot;;&quot;Estável&quot;))" office:value-type="string" office:string-value="Desceu" calcext:value-type="string">
            <text:p>Desceu</text:p>
          </table:table-cell>
          <table:table-cell table:style-name="ce24" table:formula="of:=[.G9]/100" office:value-type="float" office:value="-0.0997" calcext:value-type="float">
            <text:p>-0.0997</text:p>
          </table:table-cell>
          <table:table-cell table:style-name="ce16" table:formula="of:=[.C9]/([.AC9]+1)" office:value-type="currency" office:currency="R$ " office:value="77.1964900588693" calcext:value-type="currency">
            <text:p>R$ 77.20</text:p>
          </table:table-cell>
          <table:table-cell table:style-name="ce16" table:formula="of:=([.C9]-[.AD9])*[.L9]" office:value-type="currency" office:currency="R$ " office:value="-32301586275.9207" calcext:value-type="currency">
            <text:p>-R$ 32,301,586,275.92</text:p>
          </table:table-cell>
          <table:table-cell table:style-name="ce13" table:formula="of:=IF([.AE9]&gt;0;&quot;Subiu&quot;;IF([.AE9]&lt;0;&quot;Desceu&quot;;&quot;Estável&quot;))" office:value-type="string" office:string-value="Desceu" calcext:value-type="string">
            <text:p>Desceu</text:p>
          </table:table-cell>
          <table:table-cell table:style-name="ce13" table:formula="of:=[.H9]/100" office:value-type="float" office:value="-0.2349" calcext:value-type="float">
            <text:p>-0.2349</text:p>
          </table:table-cell>
          <table:table-cell table:style-name="ce16" table:formula="of:=[.C9]/([.AG9]+1)" office:value-type="currency" office:currency="R$ " office:value="90.8377989805254" calcext:value-type="currency">
            <text:p>R$ 90.84</text:p>
          </table:table-cell>
          <table:table-cell table:style-name="ce16" table:formula="of:=([.C9]-[.AH9])*[.L9]" office:value-type="currency" office:currency="R$ " office:value="-89553127391.2872" calcext:value-type="currency">
            <text:p>-R$ 89,553,127,391.29</text:p>
          </table:table-cell>
          <table:table-cell table:style-name="ce16" table:formula="of:=IF([.AI9]&gt;0;&quot;Subiu&quot;;IF([.AI9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8.19" calcext:value-type="float">
            <text:p>28.19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2.03" calcext:value-type="float">
            <text:p>2.03</text:p>
          </table:table-cell>
          <table:table-cell table:number-columns-repeated="2" table:style-name="ce9" office:value-type="float" office:value="-0.81" calcext:value-type="float">
            <text:p>-0.81</text:p>
          </table:table-cell>
          <table:table-cell table:style-name="ce9" office:value-type="float" office:value="24.02" calcext:value-type="float">
            <text:p>24.02</text:p>
          </table:table-cell>
          <table:table-cell table:style-name="ce9" office:value-type="float" office:value="27.71" calcext:value-type="float">
            <text:p>27.71</text:p>
          </table:table-cell>
          <table:table-cell table:style-name="ce9" office:value-type="float" office:value="28.36" calcext:value-type="float">
            <text:p>28.36</text:p>
          </table:table-cell>
          <table:table-cell table:style-name="ce2" office:value-type="string" calcext:value-type="string">
            <text:p>104,16 M</text:p>
          </table:table-cell>
          <table:table-cell table:style-name="ce12" table:formula="of:=VLOOKUP([.A10];[$Total_de_acoes.A$1:.B$1048576];2;0)" office:value-type="float" office:value="268505432" calcext:value-type="float">
            <text:p>268,505,432</text:p>
          </table:table-cell>
          <table:table-cell table:style-name="ce13" table:formula="of:=VLOOKUP([.A10];[$Ticker.A$1:.B$1048576];2;0)" office:value-type="string" office:string-value="Multiplan" calcext:value-type="string">
            <text:p>Multiplan</text:p>
          </table:table-cell>
          <table:table-cell table:style-name="ce13" table:formula="of:=VLOOKUP([.M10];[$Segmentoanos.A$1:.C$1048576];2;0)" office:value-type="string" office:string-value="Shopping Centers" calcext:value-type="string">
            <text:p>Shopping Centers</text:p>
          </table:table-cell>
          <table:table-cell table:style-name="ce13" table:formula="of:=VLOOKUP([.M10];[$Segmentoanos.A$1:.C$1048576];3;0)" office:value-type="float" office:value="47" calcext:value-type="float">
            <text:p>47</text:p>
          </table:table-cell>
          <table:table-cell table:style-name="ce13" table:formula="of:=IF([.O10]&lt;=10; &quot;0-10 anos&quot;; IF([.O10]&lt;=20; &quot;11-20 anos&quot;; IF([.O10]&lt;=30; &quot;21-30 anos&quot;; IF([.O10]&lt;=40; &quot;31-40 anos&quot;; IF([.O10]&lt;=50; &quot;41-50 anos&quot;; IF([.O10]&lt;=60; &quot;51-60 anos&quot;; IF([.O10]&lt;=70; &quot;61-70 anos&quot;; IF([.O10]&lt;=80; &quot;71-80 anos&quot;; IF([.O10]&lt;=90; &quot;81-90 anos&quot;; IF([.O10]&lt;=100; &quot;91-100 anos&quot;; IF([.O10]&lt;=110; &quot;101-110 anos&quot;; IF([.O10]&lt;=120; &quot;111-120 anos&quot;; IF([.O10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10]/100" office:value-type="float" office:value="0.0158" calcext:value-type="float">
            <text:p>0.0158</text:p>
          </table:table-cell>
          <table:table-cell table:style-name="ce16" table:formula="of:=[.C10]/([.Q10]+1)" office:value-type="currency" office:currency="R$ " office:value="27.7515258909234" calcext:value-type="currency">
            <text:p>R$ 27.75</text:p>
          </table:table-cell>
          <table:table-cell table:style-name="ce16" table:formula="of:=([.C10]-[.R10])*[.L10]" office:value-type="currency" office:currency="R$ " office:value="117732680.078425" calcext:value-type="currency">
            <text:p>R$ 117,732,680.08</text:p>
          </table:table-cell>
          <table:table-cell table:style-name="ce13" table:formula="of:=IF([.S10]&gt;0;&quot;Subiu&quot;;IF([.S10]&lt;0;&quot;Desceu&quot;;&quot;Estável&quot;))" office:value-type="string" office:string-value="Subiu" calcext:value-type="string">
            <text:p>Subiu</text:p>
          </table:table-cell>
          <table:table-cell table:style-name="ce13" table:formula="of:=[.E10]/100" office:value-type="float" office:value="0.0203" calcext:value-type="float">
            <text:p>0.0203</text:p>
          </table:table-cell>
          <table:table-cell table:style-name="ce16" table:formula="of:=[.C10]/([.U10]+1)" office:value-type="currency" office:currency="R$ " office:value="27.6291286876409" calcext:value-type="currency">
            <text:p>R$ 27.63</text:p>
          </table:table-cell>
          <table:table-cell table:style-name="ce16" table:formula="of:=([.C10]-[.V10])*[.L10]" office:value-type="currency" office:currency="R$ " office:value="150596994.021389" calcext:value-type="currency">
            <text:p>R$ 150,596,994.02</text:p>
          </table:table-cell>
          <table:table-cell table:style-name="ce13" table:formula="of:=IF([.W10]&gt;0;&quot;Subiu&quot;;IF([.W10]&lt;0;&quot;Desceu&quot;;&quot;Estável&quot;))" office:value-type="string" office:string-value="Subiu" calcext:value-type="string">
            <text:p>Subiu</text:p>
          </table:table-cell>
          <table:table-cell table:style-name="ce13" table:formula="of:=[.F10]/100" office:value-type="float" office:value="-0.0081" calcext:value-type="float">
            <text:p>-0.0081</text:p>
          </table:table-cell>
          <table:table-cell table:style-name="ce21" table:formula="of:=[.C10]/([.Y10]+1)" office:value-type="float" office:value="28.4202036495614" calcext:value-type="float">
            <text:p>28.42</text:p>
          </table:table-cell>
          <table:table-cell table:style-name="ce16" table:formula="of:=([.C10]-[.Z10])*[.L10]" office:value-type="currency" office:currency="R$ " office:value="-61810930.3734726" calcext:value-type="currency">
            <text:p>-R$ 61,810,930.37</text:p>
          </table:table-cell>
          <table:table-cell table:style-name="ce16" table:formula="of:=IF([.AA10]&gt;0;&quot;Subiu&quot;;IF([.AA10]&lt;0;&quot;Desceu&quot;;&quot;Estável&quot;))" office:value-type="string" office:string-value="Desceu" calcext:value-type="string">
            <text:p>Desceu</text:p>
          </table:table-cell>
          <table:table-cell table:style-name="ce24" table:formula="of:=[.G10]/100" office:value-type="float" office:value="-0.0081" calcext:value-type="float">
            <text:p>-0.0081</text:p>
          </table:table-cell>
          <table:table-cell table:style-name="ce16" table:formula="of:=[.C10]/([.AC10]+1)" office:value-type="currency" office:currency="R$ " office:value="28.4202036495614" calcext:value-type="currency">
            <text:p>R$ 28.42</text:p>
          </table:table-cell>
          <table:table-cell table:style-name="ce16" table:formula="of:=([.C10]-[.AD10])*[.L10]" office:value-type="currency" office:currency="R$ " office:value="-61810930.3734726" calcext:value-type="currency">
            <text:p>-R$ 61,810,930.37</text:p>
          </table:table-cell>
          <table:table-cell table:style-name="ce13" table:formula="of:=IF([.AE10]&gt;0;&quot;Subiu&quot;;IF([.AE10]&lt;0;&quot;Desceu&quot;;&quot;Estável&quot;))" office:value-type="string" office:string-value="Desceu" calcext:value-type="string">
            <text:p>Desceu</text:p>
          </table:table-cell>
          <table:table-cell table:style-name="ce13" table:formula="of:=[.H10]/100" office:value-type="float" office:value="0.2402" calcext:value-type="float">
            <text:p>0.2402</text:p>
          </table:table-cell>
          <table:table-cell table:style-name="ce16" table:formula="of:=[.C10]/([.AG10]+1)" office:value-type="currency" office:currency="R$ " office:value="22.7302048056765" calcext:value-type="currency">
            <text:p>R$ 22.73</text:p>
          </table:table-cell>
          <table:table-cell table:style-name="ce16" table:formula="of:=([.C10]-[.AH10])*[.L10]" office:value-type="currency" office:currency="R$ " office:value="1465984667.28335" calcext:value-type="currency">
            <text:p>R$ 1,465,984,667.28</text:p>
          </table:table-cell>
          <table:table-cell table:style-name="ce16" table:formula="of:=IF([.AI10]&gt;0;&quot;Subiu&quot;;IF([.AI10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32.81" calcext:value-type="float">
            <text:p>32.81</text:p>
          </table:table-cell>
          <table:table-cell table:style-name="ce10" office:value-type="float" office:value="1.48" calcext:value-type="float">
            <text:p>1.48</text:p>
          </table:table-cell>
          <table:table-cell table:style-name="ce10" office:value-type="float" office:value="-0.39" calcext:value-type="float">
            <text:p>-0.39</text:p>
          </table:table-cell>
          <table:table-cell table:number-columns-repeated="2" table:style-name="ce10" office:value-type="float" office:value="-3.36" calcext:value-type="float">
            <text:p>-3.36</text:p>
          </table:table-cell>
          <table:table-cell table:style-name="ce10" office:value-type="float" office:value="34.25" calcext:value-type="float">
            <text:p>34.25</text:p>
          </table:table-cell>
          <table:table-cell table:style-name="ce10" office:value-type="float" office:value="32.35" calcext:value-type="float">
            <text:p>32.35</text:p>
          </table:table-cell>
          <table:table-cell table:style-name="ce10" office:value-type="float" office:value="32.91" calcext:value-type="float">
            <text:p>32.91</text:p>
          </table:table-cell>
          <table:table-cell table:style-name="ce3" office:value-type="string" calcext:value-type="string">
            <text:p>473,2 M</text:p>
          </table:table-cell>
          <table:table-cell table:style-name="ce12" table:formula="of:=VLOOKUP([.A11];[$Total_de_acoes.A$1:.B$1048576];2;0)" office:value-type="float" office:value="4801593832" calcext:value-type="float">
            <text:p>4,801,593,832</text:p>
          </table:table-cell>
          <table:table-cell table:style-name="ce13" table:formula="of:=VLOOKUP([.A11];[$Ticker.A$1:.B$1048576];2;0)" office:value-type="string" office:string-value="Itaú Unibanco" calcext:value-type="string">
            <text:p>Itaú Unibanco</text:p>
          </table:table-cell>
          <table:table-cell table:style-name="ce13" table:formula="of:=VLOOKUP([.M11];[$Segmentoanos.A$1:.C$1048576];2;0)" office:value-type="string" office:string-value="Banco" calcext:value-type="string">
            <text:p>Banco</text:p>
          </table:table-cell>
          <table:table-cell table:style-name="ce13" table:formula="of:=VLOOKUP([.M11];[$Segmentoanos.A$1:.C$1048576];3;0)" office:value-type="float" office:value="13" calcext:value-type="float">
            <text:p>13</text:p>
          </table:table-cell>
          <table:table-cell table:style-name="ce13" table:formula="of:=IF([.O11]&lt;=10; &quot;0-10 anos&quot;; IF([.O11]&lt;=20; &quot;11-20 anos&quot;; IF([.O11]&lt;=30; &quot;21-30 anos&quot;; IF([.O11]&lt;=40; &quot;31-40 anos&quot;; IF([.O11]&lt;=50; &quot;41-50 anos&quot;; IF([.O11]&lt;=60; &quot;51-60 anos&quot;; IF([.O11]&lt;=70; &quot;61-70 anos&quot;; IF([.O11]&lt;=80; &quot;71-80 anos&quot;; IF([.O11]&lt;=90; &quot;81-90 anos&quot;; IF([.O11]&lt;=100; &quot;91-100 anos&quot;; IF([.O11]&lt;=110; &quot;101-110 anos&quot;; IF([.O11]&lt;=120; &quot;111-120 anos&quot;; IF([.O11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11]/100" office:value-type="float" office:value="0.0148" calcext:value-type="float">
            <text:p>0.0148</text:p>
          </table:table-cell>
          <table:table-cell table:style-name="ce16" table:formula="of:=[.C11]/([.Q11]+1)" office:value-type="currency" office:currency="R$ " office:value="32.3314938904218" calcext:value-type="currency">
            <text:p>R$ 32.33</text:p>
          </table:table-cell>
          <table:table-cell table:style-name="ce16" table:formula="of:=([.C11]-[.R11])*[.L11]" office:value-type="currency" office:currency="R$ " office:value="2297591984.3252" calcext:value-type="currency">
            <text:p>R$ 2,297,591,984.33</text:p>
          </table:table-cell>
          <table:table-cell table:style-name="ce13" table:formula="of:=IF([.S11]&gt;0;&quot;Subiu&quot;;IF([.S11]&lt;0;&quot;Desceu&quot;;&quot;Estável&quot;))" office:value-type="string" office:string-value="Subiu" calcext:value-type="string">
            <text:p>Subiu</text:p>
          </table:table-cell>
          <table:table-cell table:style-name="ce13" table:formula="of:=[.E11]/100" office:value-type="float" office:value="-0.0039" calcext:value-type="float">
            <text:p>-0.0039</text:p>
          </table:table-cell>
          <table:table-cell table:style-name="ce16" table:formula="of:=[.C11]/([.U11]+1)" office:value-type="currency" office:currency="R$ " office:value="32.9384599939765" calcext:value-type="currency">
            <text:p>R$ 32.94</text:p>
          </table:table-cell>
          <table:table-cell table:style-name="ce16" table:formula="of:=([.C11]-[.V11])*[.L11]" office:value-type="currency" office:currency="R$ " office:value="-616812714.736348" calcext:value-type="currency">
            <text:p>-R$ 616,812,714.74</text:p>
          </table:table-cell>
          <table:table-cell table:style-name="ce13" table:formula="of:=IF([.W11]&gt;0;&quot;Subiu&quot;;IF([.W11]&lt;0;&quot;Desceu&quot;;&quot;Estável&quot;))" office:value-type="string" office:string-value="Desceu" calcext:value-type="string">
            <text:p>Desceu</text:p>
          </table:table-cell>
          <table:table-cell table:style-name="ce13" table:formula="of:=[.F11]/100" office:value-type="float" office:value="-0.0336" calcext:value-type="float">
            <text:p>-0.0336</text:p>
          </table:table-cell>
          <table:table-cell table:style-name="ce21" table:formula="of:=[.C11]/([.Y11]+1)" office:value-type="float" office:value="33.9507450331126" calcext:value-type="float">
            <text:p>33.95</text:p>
          </table:table-cell>
          <table:table-cell table:style-name="ce16" table:formula="of:=([.C11]-[.Z11])*[.L11]" office:value-type="currency" office:currency="R$ " office:value="-5477394314.878" calcext:value-type="currency">
            <text:p>-R$ 5,477,394,314.88</text:p>
          </table:table-cell>
          <table:table-cell table:style-name="ce16" table:formula="of:=IF([.AA11]&gt;0;&quot;Subiu&quot;;IF([.AA11]&lt;0;&quot;Desceu&quot;;&quot;Estável&quot;))" office:value-type="string" office:string-value="Desceu" calcext:value-type="string">
            <text:p>Desceu</text:p>
          </table:table-cell>
          <table:table-cell table:style-name="ce24" table:formula="of:=[.G11]/100" office:value-type="float" office:value="-0.0336" calcext:value-type="float">
            <text:p>-0.0336</text:p>
          </table:table-cell>
          <table:table-cell table:style-name="ce16" table:formula="of:=[.C11]/([.AC11]+1)" office:value-type="currency" office:currency="R$ " office:value="33.9507450331126" calcext:value-type="currency">
            <text:p>R$ 33.95</text:p>
          </table:table-cell>
          <table:table-cell table:style-name="ce16" table:formula="of:=([.C11]-[.AD11])*[.L11]" office:value-type="currency" office:currency="R$ " office:value="-5477394314.878" calcext:value-type="currency">
            <text:p>-R$ 5,477,394,314.88</text:p>
          </table:table-cell>
          <table:table-cell table:style-name="ce13" table:formula="of:=IF([.AE11]&gt;0;&quot;Subiu&quot;;IF([.AE11]&lt;0;&quot;Desceu&quot;;&quot;Estável&quot;))" office:value-type="string" office:string-value="Desceu" calcext:value-type="string">
            <text:p>Desceu</text:p>
          </table:table-cell>
          <table:table-cell table:style-name="ce13" table:formula="of:=[.H11]/100" office:value-type="float" office:value="0.3425" calcext:value-type="float">
            <text:p>0.3425</text:p>
          </table:table-cell>
          <table:table-cell table:style-name="ce16" table:formula="of:=[.C11]/([.AG11]+1)" office:value-type="currency" office:currency="R$ " office:value="24.43947858473" calcext:value-type="currency">
            <text:p>R$ 24.44</text:p>
          </table:table-cell>
          <table:table-cell table:style-name="ce16" table:formula="of:=([.C11]-[.AH11])*[.L11]" office:value-type="currency" office:currency="R$ " office:value="40191843998.1844" calcext:value-type="currency">
            <text:p>R$ 40,191,843,998.18</text:p>
          </table:table-cell>
          <table:table-cell table:style-name="ce16" table:formula="of:=IF([.AI11]&gt;0;&quot;Subiu&quot;;IF([.AI11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7.56" calcext:value-type="float">
            <text:p>27.56</text:p>
          </table:table-cell>
          <table:table-cell table:style-name="ce9" office:value-type="float" office:value="1.43" calcext:value-type="float">
            <text:p>1.43</text:p>
          </table:table-cell>
          <table:table-cell table:style-name="ce9" office:value-type="float" office:value="3.41" calcext:value-type="float">
            <text:p>3.41</text:p>
          </table:table-cell>
          <table:table-cell table:number-columns-repeated="2" table:style-name="ce9" office:value-type="float" office:value="-4.17" calcext:value-type="float">
            <text:p>-4.17</text:p>
          </table:table-cell>
          <table:table-cell table:style-name="ce9" office:value-type="float" office:value="-6.01" calcext:value-type="float">
            <text:p>-6.01</text:p>
          </table:table-cell>
          <table:table-cell table:style-name="ce9" office:value-type="float" office:value="26.9" calcext:value-type="float">
            <text:p>26.9</text:p>
          </table:table-cell>
          <table:table-cell table:style-name="ce9" office:value-type="float" office:value="27.91" calcext:value-type="float">
            <text:p>27.91</text:p>
          </table:table-cell>
          <table:table-cell table:style-name="ce2" office:value-type="string" calcext:value-type="string">
            <text:p>71,62 M</text:p>
          </table:table-cell>
          <table:table-cell table:style-name="ce12" table:formula="of:=VLOOKUP([.A12];[$Total_de_acoes.A$1:.B$1048576];2;0)" office:value-type="float" office:value="1168230366" calcext:value-type="float">
            <text:p>1,168,230,366</text:p>
          </table:table-cell>
          <table:table-cell table:style-name="ce13" table:formula="of:=VLOOKUP([.A12];[$Ticker.A$1:.B$1048576];2;0)" office:value-type="string" office:string-value="Rede D'Or" calcext:value-type="string">
            <text:p>Rede D'Or</text:p>
          </table:table-cell>
          <table:table-cell table:style-name="ce13" table:formula="of:=VLOOKUP([.M12];[$Segmentoanos.A$1:.C$1048576];2;0)" office:value-type="string" office:string-value="Saúde" calcext:value-type="string">
            <text:p>Saúde</text:p>
          </table:table-cell>
          <table:table-cell table:style-name="ce13" table:formula="of:=VLOOKUP([.M12];[$Segmentoanos.A$1:.C$1048576];3;0)" office:value-type="float" office:value="43" calcext:value-type="float">
            <text:p>43</text:p>
          </table:table-cell>
          <table:table-cell table:style-name="ce13" table:formula="of:=IF([.O12]&lt;=10; &quot;0-10 anos&quot;; IF([.O12]&lt;=20; &quot;11-20 anos&quot;; IF([.O12]&lt;=30; &quot;21-30 anos&quot;; IF([.O12]&lt;=40; &quot;31-40 anos&quot;; IF([.O12]&lt;=50; &quot;41-50 anos&quot;; IF([.O12]&lt;=60; &quot;51-60 anos&quot;; IF([.O12]&lt;=70; &quot;61-70 anos&quot;; IF([.O12]&lt;=80; &quot;71-80 anos&quot;; IF([.O12]&lt;=90; &quot;81-90 anos&quot;; IF([.O12]&lt;=100; &quot;91-100 anos&quot;; IF([.O12]&lt;=110; &quot;101-110 anos&quot;; IF([.O12]&lt;=120; &quot;111-120 anos&quot;; IF([.O12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12]/100" office:value-type="float" office:value="0.0143" calcext:value-type="float">
            <text:p>0.0143</text:p>
          </table:table-cell>
          <table:table-cell table:style-name="ce16" table:formula="of:=[.C12]/([.Q12]+1)" office:value-type="currency" office:currency="R$ " office:value="27.1714482894607" calcext:value-type="currency">
            <text:p>R$ 27.17</text:p>
          </table:table-cell>
          <table:table-cell table:style-name="ce16" table:formula="of:=([.C12]-[.R12])*[.L12]" office:value-type="currency" office:currency="R$ " office:value="453917907.01324" calcext:value-type="currency">
            <text:p>R$ 453,917,907.01</text:p>
          </table:table-cell>
          <table:table-cell table:style-name="ce13" table:formula="of:=IF([.S12]&gt;0;&quot;Subiu&quot;;IF([.S12]&lt;0;&quot;Desceu&quot;;&quot;Estável&quot;))" office:value-type="string" office:string-value="Subiu" calcext:value-type="string">
            <text:p>Subiu</text:p>
          </table:table-cell>
          <table:table-cell table:style-name="ce13" table:formula="of:=[.E12]/100" office:value-type="float" office:value="0.0341" calcext:value-type="float">
            <text:p>0.0341</text:p>
          </table:table-cell>
          <table:table-cell table:style-name="ce16" table:formula="of:=[.C12]/([.U12]+1)" office:value-type="currency" office:currency="R$ " office:value="26.6511942752152" calcext:value-type="currency">
            <text:p>R$ 26.65</text:p>
          </table:table-cell>
          <table:table-cell table:style-name="ce16" table:formula="of:=([.C12]-[.V12])*[.L12]" office:value-type="currency" office:currency="R$ " office:value="1061694444.48829" calcext:value-type="currency">
            <text:p>R$ 1,061,694,444.49</text:p>
          </table:table-cell>
          <table:table-cell table:style-name="ce13" table:formula="of:=IF([.W12]&gt;0;&quot;Subiu&quot;;IF([.W12]&lt;0;&quot;Desceu&quot;;&quot;Estável&quot;))" office:value-type="string" office:string-value="Subiu" calcext:value-type="string">
            <text:p>Subiu</text:p>
          </table:table-cell>
          <table:table-cell table:style-name="ce13" table:formula="of:=[.F12]/100" office:value-type="float" office:value="-0.0417" calcext:value-type="float">
            <text:p>-0.0417</text:p>
          </table:table-cell>
          <table:table-cell table:style-name="ce21" table:formula="of:=[.C12]/([.Y12]+1)" office:value-type="float" office:value="28.7592611916936" calcext:value-type="float">
            <text:p>28.76</text:p>
          </table:table-cell>
          <table:table-cell table:style-name="ce16" table:formula="of:=([.C12]-[.Z12])*[.L12]" office:value-type="currency" office:currency="R$ " office:value="-1401013340.90184" calcext:value-type="currency">
            <text:p>-R$ 1,401,013,340.90</text:p>
          </table:table-cell>
          <table:table-cell table:style-name="ce16" table:formula="of:=IF([.AA12]&gt;0;&quot;Subiu&quot;;IF([.AA12]&lt;0;&quot;Desceu&quot;;&quot;Estável&quot;))" office:value-type="string" office:string-value="Desceu" calcext:value-type="string">
            <text:p>Desceu</text:p>
          </table:table-cell>
          <table:table-cell table:style-name="ce24" table:formula="of:=[.G12]/100" office:value-type="float" office:value="-0.0417" calcext:value-type="float">
            <text:p>-0.0417</text:p>
          </table:table-cell>
          <table:table-cell table:style-name="ce16" table:formula="of:=[.C12]/([.AC12]+1)" office:value-type="currency" office:currency="R$ " office:value="28.7592611916936" calcext:value-type="currency">
            <text:p>R$ 28.76</text:p>
          </table:table-cell>
          <table:table-cell table:style-name="ce16" table:formula="of:=([.C12]-[.AD12])*[.L12]" office:value-type="currency" office:currency="R$ " office:value="-1401013340.90184" calcext:value-type="currency">
            <text:p>-R$ 1,401,013,340.90</text:p>
          </table:table-cell>
          <table:table-cell table:style-name="ce13" table:formula="of:=IF([.AE12]&gt;0;&quot;Subiu&quot;;IF([.AE12]&lt;0;&quot;Desceu&quot;;&quot;Estável&quot;))" office:value-type="string" office:string-value="Desceu" calcext:value-type="string">
            <text:p>Desceu</text:p>
          </table:table-cell>
          <table:table-cell table:style-name="ce13" table:formula="of:=[.H12]/100" office:value-type="float" office:value="-0.0601" calcext:value-type="float">
            <text:p>-0.0601</text:p>
          </table:table-cell>
          <table:table-cell table:style-name="ce16" table:formula="of:=[.C12]/([.AG12]+1)" office:value-type="currency" office:currency="R$ " office:value="29.3222683264177" calcext:value-type="currency">
            <text:p>R$ 29.32</text:p>
          </table:table-cell>
          <table:table-cell table:style-name="ce16" table:formula="of:=([.C12]-[.AH12])*[.L12]" office:value-type="currency" office:currency="R$ " office:value="-2058735371.96116" calcext:value-type="currency">
            <text:p>-R$ 2,058,735,371.96</text:p>
          </table:table-cell>
          <table:table-cell table:style-name="ce16" table:formula="of:=IF([.AI12]&gt;0;&quot;Subiu&quot;;IF([.AI12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8.55" calcext:value-type="float">
            <text:p>18.55</text:p>
          </table:table-cell>
          <table:table-cell table:style-name="ce10" office:value-type="float" office:value="1.42" calcext:value-type="float">
            <text:p>1.42</text:p>
          </table:table-cell>
          <table:table-cell table:style-name="ce10" office:value-type="float" office:value="5.1" calcext:value-type="float">
            <text:p>5.1</text:p>
          </table:table-cell>
          <table:table-cell table:number-columns-repeated="2" table:style-name="ce10" office:value-type="float" office:value="-15.14" calcext:value-type="float">
            <text:p>-15.14</text:p>
          </table:table-cell>
          <table:table-cell table:style-name="ce10" office:value-type="float" office:value="-18.39" calcext:value-type="float">
            <text:p>-18.39</text:p>
          </table:table-cell>
          <table:table-cell table:style-name="ce10" office:value-type="float" office:value="18.29" calcext:value-type="float">
            <text:p>18.29</text:p>
          </table:table-cell>
          <table:table-cell table:style-name="ce10" office:value-type="float" office:value="18.73" calcext:value-type="float">
            <text:p>18.73</text:p>
          </table:table-cell>
          <table:table-cell table:style-name="ce3" office:value-type="string" calcext:value-type="string">
            <text:p>43,31 M</text:p>
          </table:table-cell>
          <table:table-cell table:style-name="ce12" table:formula="of:=VLOOKUP([.A13];[$Total_de_acoes.A$1:.B$1048576];2;0)" office:value-type="float" office:value="265877867" calcext:value-type="float">
            <text:p>265,877,867</text:p>
          </table:table-cell>
          <table:table-cell table:style-name="ce13" table:formula="of:=VLOOKUP([.A13];[$Ticker.A$1:.B$1048576];2;0)" office:value-type="string" office:string-value="Braskem" calcext:value-type="string">
            <text:p>Braskem</text:p>
          </table:table-cell>
          <table:table-cell table:style-name="ce13" table:formula="of:=VLOOKUP([.M13];[$Segmentoanos.A$1:.C$1048576];2;0)" office:value-type="string" office:string-value="Petroquímica" calcext:value-type="string">
            <text:p>Petroquímica</text:p>
          </table:table-cell>
          <table:table-cell table:style-name="ce13" table:formula="of:=VLOOKUP([.M13];[$Segmentoanos.A$1:.C$1048576];3;0)" office:value-type="float" office:value="19" calcext:value-type="float">
            <text:p>19</text:p>
          </table:table-cell>
          <table:table-cell table:style-name="ce13" table:formula="of:=IF([.O13]&lt;=10; &quot;0-10 anos&quot;; IF([.O13]&lt;=20; &quot;11-20 anos&quot;; IF([.O13]&lt;=30; &quot;21-30 anos&quot;; IF([.O13]&lt;=40; &quot;31-40 anos&quot;; IF([.O13]&lt;=50; &quot;41-50 anos&quot;; IF([.O13]&lt;=60; &quot;51-60 anos&quot;; IF([.O13]&lt;=70; &quot;61-70 anos&quot;; IF([.O13]&lt;=80; &quot;71-80 anos&quot;; IF([.O13]&lt;=90; &quot;81-90 anos&quot;; IF([.O13]&lt;=100; &quot;91-100 anos&quot;; IF([.O13]&lt;=110; &quot;101-110 anos&quot;; IF([.O13]&lt;=120; &quot;111-120 anos&quot;; IF([.O13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13]/100" office:value-type="float" office:value="0.0142" calcext:value-type="float">
            <text:p>0.0142</text:p>
          </table:table-cell>
          <table:table-cell table:style-name="ce16" table:formula="of:=[.C13]/([.Q13]+1)" office:value-type="currency" office:currency="R$ " office:value="18.2902780516663" calcext:value-type="currency">
            <text:p>R$ 18.29</text:p>
          </table:table-cell>
          <table:table-cell table:style-name="ce16" table:formula="of:=([.C13]-[.R13])*[.L13]" office:value-type="currency" office:currency="R$ " office:value="69054317.6360385" calcext:value-type="currency">
            <text:p>R$ 69,054,317.64</text:p>
          </table:table-cell>
          <table:table-cell table:style-name="ce13" table:formula="of:=IF([.S13]&gt;0;&quot;Subiu&quot;;IF([.S13]&lt;0;&quot;Desceu&quot;;&quot;Estável&quot;))" office:value-type="string" office:string-value="Subiu" calcext:value-type="string">
            <text:p>Subiu</text:p>
          </table:table-cell>
          <table:table-cell table:style-name="ce13" table:formula="of:=[.E13]/100" office:value-type="float" office:value="0.051" calcext:value-type="float">
            <text:p>0.051</text:p>
          </table:table-cell>
          <table:table-cell table:style-name="ce16" table:formula="of:=[.C13]/([.U13]+1)" office:value-type="currency" office:currency="R$ " office:value="17.6498572787821" calcext:value-type="currency">
            <text:p>R$ 17.65</text:p>
          </table:table-cell>
          <table:table-cell table:style-name="ce16" table:formula="of:=([.C13]-[.V13])*[.L13]" office:value-type="currency" office:currency="R$ " office:value="239328026.712987" calcext:value-type="currency">
            <text:p>R$ 239,328,026.71</text:p>
          </table:table-cell>
          <table:table-cell table:style-name="ce13" table:formula="of:=IF([.W13]&gt;0;&quot;Subiu&quot;;IF([.W13]&lt;0;&quot;Desceu&quot;;&quot;Estável&quot;))" office:value-type="string" office:string-value="Subiu" calcext:value-type="string">
            <text:p>Subiu</text:p>
          </table:table-cell>
          <table:table-cell table:style-name="ce13" table:formula="of:=[.F13]/100" office:value-type="float" office:value="-0.1514" calcext:value-type="float">
            <text:p>-0.1514</text:p>
          </table:table-cell>
          <table:table-cell table:style-name="ce21" table:formula="of:=[.C13]/([.Y13]+1)" office:value-type="float" office:value="21.8595333490455" calcext:value-type="float">
            <text:p>21.86</text:p>
          </table:table-cell>
          <table:table-cell table:style-name="ce16" table:formula="of:=([.C13]-[.Z13])*[.L13]" office:value-type="currency" office:currency="R$ " office:value="-879931667.609581" calcext:value-type="currency">
            <text:p>-R$ 879,931,667.61</text:p>
          </table:table-cell>
          <table:table-cell table:style-name="ce16" table:formula="of:=IF([.AA13]&gt;0;&quot;Subiu&quot;;IF([.AA13]&lt;0;&quot;Desceu&quot;;&quot;Estável&quot;))" office:value-type="string" office:string-value="Desceu" calcext:value-type="string">
            <text:p>Desceu</text:p>
          </table:table-cell>
          <table:table-cell table:style-name="ce24" table:formula="of:=[.G13]/100" office:value-type="float" office:value="-0.1514" calcext:value-type="float">
            <text:p>-0.1514</text:p>
          </table:table-cell>
          <table:table-cell table:style-name="ce16" table:formula="of:=[.C13]/([.AC13]+1)" office:value-type="currency" office:currency="R$ " office:value="21.8595333490455" calcext:value-type="currency">
            <text:p>R$ 21.86</text:p>
          </table:table-cell>
          <table:table-cell table:style-name="ce16" table:formula="of:=([.C13]-[.AD13])*[.L13]" office:value-type="currency" office:currency="R$ " office:value="-879931667.609581" calcext:value-type="currency">
            <text:p>-R$ 879,931,667.61</text:p>
          </table:table-cell>
          <table:table-cell table:style-name="ce13" table:formula="of:=IF([.AE13]&gt;0;&quot;Subiu&quot;;IF([.AE13]&lt;0;&quot;Desceu&quot;;&quot;Estável&quot;))" office:value-type="string" office:string-value="Desceu" calcext:value-type="string">
            <text:p>Desceu</text:p>
          </table:table-cell>
          <table:table-cell table:style-name="ce13" table:formula="of:=[.H13]/100" office:value-type="float" office:value="-0.1839" calcext:value-type="float">
            <text:p>-0.1839</text:p>
          </table:table-cell>
          <table:table-cell table:style-name="ce16" table:formula="of:=[.C13]/([.AG13]+1)" office:value-type="currency" office:currency="R$ " office:value="22.7300575909815" calcext:value-type="currency">
            <text:p>R$ 22.73</text:p>
          </table:table-cell>
          <table:table-cell table:style-name="ce16" table:formula="of:=([.C13]-[.AH13])*[.L13]" office:value-type="currency" office:currency="R$ " office:value="-1111384796.22732" calcext:value-type="currency">
            <text:p>-R$ 1,111,384,796.23</text:p>
          </table:table-cell>
          <table:table-cell table:style-name="ce16" table:formula="of:=IF([.AI13]&gt;0;&quot;Subiu&quot;;IF([.AI13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4.27" calcext:value-type="float">
            <text:p>14.27</text:p>
          </table:table-cell>
          <table:table-cell table:style-name="ce9" office:value-type="float" office:value="1.42" calcext:value-type="float">
            <text:p>1.42</text:p>
          </table:table-cell>
          <table:table-cell table:style-name="ce9" office:value-type="float" office:value="8.85" calcext:value-type="float">
            <text:p>8.85</text:p>
          </table:table-cell>
          <table:table-cell table:number-columns-repeated="2" table:style-name="ce9" office:value-type="float" office:value="-10.87" calcext:value-type="float">
            <text:p>-10.87</text:p>
          </table:table-cell>
          <table:table-cell table:style-name="ce9" office:value-type="float" office:value="18.52" calcext:value-type="float">
            <text:p>18.52</text:p>
          </table:table-cell>
          <table:table-cell table:style-name="ce9" office:value-type="float" office:value="13.8" calcext:value-type="float">
            <text:p>13.8</text:p>
          </table:table-cell>
          <table:table-cell table:style-name="ce9" office:value-type="float" office:value="14.36" calcext:value-type="float">
            <text:p>14.36</text:p>
          </table:table-cell>
          <table:table-cell table:style-name="ce2" office:value-type="string" calcext:value-type="string">
            <text:p>270,24 M</text:p>
          </table:table-cell>
          <table:table-cell table:style-name="ce12" table:formula="of:=VLOOKUP([.A14];[$Total_de_acoes.A$1:.B$1048576];2;0)" office:value-type="float" office:value="327593725" calcext:value-type="float">
            <text:p>327,593,725</text:p>
          </table:table-cell>
          <table:table-cell table:style-name="ce13" table:formula="of:=VLOOKUP([.A14];[$Ticker.A$1:.B$1048576];2;0)" office:value-type="string" office:string-value="Azul" calcext:value-type="string">
            <text:p>Azul</text:p>
          </table:table-cell>
          <table:table-cell table:style-name="ce13" table:formula="of:=VLOOKUP([.M14];[$Segmentoanos.A$1:.C$1048576];2;0)" office:value-type="string" office:string-value="Transporte Aéreo" calcext:value-type="string">
            <text:p>Transporte Aéreo</text:p>
          </table:table-cell>
          <table:table-cell table:style-name="ce13" table:formula="of:=VLOOKUP([.M14];[$Segmentoanos.A$1:.C$1048576];3;0)" office:value-type="float" office:value="15" calcext:value-type="float">
            <text:p>15</text:p>
          </table:table-cell>
          <table:table-cell table:style-name="ce13" table:formula="of:=IF([.O14]&lt;=10; &quot;0-10 anos&quot;; IF([.O14]&lt;=20; &quot;11-20 anos&quot;; IF([.O14]&lt;=30; &quot;21-30 anos&quot;; IF([.O14]&lt;=40; &quot;31-40 anos&quot;; IF([.O14]&lt;=50; &quot;41-50 anos&quot;; IF([.O14]&lt;=60; &quot;51-60 anos&quot;; IF([.O14]&lt;=70; &quot;61-70 anos&quot;; IF([.O14]&lt;=80; &quot;71-80 anos&quot;; IF([.O14]&lt;=90; &quot;81-90 anos&quot;; IF([.O14]&lt;=100; &quot;91-100 anos&quot;; IF([.O14]&lt;=110; &quot;101-110 anos&quot;; IF([.O14]&lt;=120; &quot;111-120 anos&quot;; IF([.O14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14]/100" office:value-type="float" office:value="0.0142" calcext:value-type="float">
            <text:p>0.0142</text:p>
          </table:table-cell>
          <table:table-cell table:style-name="ce16" table:formula="of:=[.C14]/([.Q14]+1)" office:value-type="currency" office:currency="R$ " office:value="14.0702031157563" calcext:value-type="currency">
            <text:p>R$ 14.07</text:p>
          </table:table-cell>
          <table:table-cell table:style-name="ce16" table:formula="of:=([.C14]-[.R14])*[.L14]" office:value-type="currency" office:currency="R$ " office:value="65452205.5528002" calcext:value-type="currency">
            <text:p>R$ 65,452,205.55</text:p>
          </table:table-cell>
          <table:table-cell table:style-name="ce13" table:formula="of:=IF([.S14]&gt;0;&quot;Subiu&quot;;IF([.S14]&lt;0;&quot;Desceu&quot;;&quot;Estável&quot;))" office:value-type="string" office:string-value="Subiu" calcext:value-type="string">
            <text:p>Subiu</text:p>
          </table:table-cell>
          <table:table-cell table:style-name="ce13" table:formula="of:=[.E14]/100" office:value-type="float" office:value="0.0885" calcext:value-type="float">
            <text:p>0.0885</text:p>
          </table:table-cell>
          <table:table-cell table:style-name="ce16" table:formula="of:=[.C14]/([.U14]+1)" office:value-type="currency" office:currency="R$ " office:value="13.1097841065687" calcext:value-type="currency">
            <text:p>R$ 13.11</text:p>
          </table:table-cell>
          <table:table-cell table:style-name="ce16" table:formula="of:=([.C14]-[.V14])*[.L14]" office:value-type="currency" office:currency="R$ " office:value="380079446.333372" calcext:value-type="currency">
            <text:p>R$ 380,079,446.33</text:p>
          </table:table-cell>
          <table:table-cell table:style-name="ce13" table:formula="of:=IF([.W14]&gt;0;&quot;Subiu&quot;;IF([.W14]&lt;0;&quot;Desceu&quot;;&quot;Estável&quot;))" office:value-type="string" office:string-value="Subiu" calcext:value-type="string">
            <text:p>Subiu</text:p>
          </table:table-cell>
          <table:table-cell table:style-name="ce13" table:formula="of:=[.F14]/100" office:value-type="float" office:value="-0.1087" calcext:value-type="float">
            <text:p>-0.1087</text:p>
          </table:table-cell>
          <table:table-cell table:style-name="ce21" table:formula="of:=[.C14]/([.Y14]+1)" office:value-type="float" office:value="16.0103220015707" calcext:value-type="float">
            <text:p>16.01</text:p>
          </table:table-cell>
          <table:table-cell table:style-name="ce16" table:formula="of:=([.C14]-[.Z14])*[.L14]" office:value-type="currency" office:currency="R$ " office:value="-570118567.194014" calcext:value-type="currency">
            <text:p>-R$ 570,118,567.19</text:p>
          </table:table-cell>
          <table:table-cell table:style-name="ce16" table:formula="of:=IF([.AA14]&gt;0;&quot;Subiu&quot;;IF([.AA14]&lt;0;&quot;Desceu&quot;;&quot;Estável&quot;))" office:value-type="string" office:string-value="Desceu" calcext:value-type="string">
            <text:p>Desceu</text:p>
          </table:table-cell>
          <table:table-cell table:style-name="ce24" table:formula="of:=[.G14]/100" office:value-type="float" office:value="-0.1087" calcext:value-type="float">
            <text:p>-0.1087</text:p>
          </table:table-cell>
          <table:table-cell table:style-name="ce16" table:formula="of:=[.C14]/([.AC14]+1)" office:value-type="currency" office:currency="R$ " office:value="16.0103220015707" calcext:value-type="currency">
            <text:p>R$ 16.01</text:p>
          </table:table-cell>
          <table:table-cell table:style-name="ce16" table:formula="of:=([.C14]-[.AD14])*[.L14]" office:value-type="currency" office:currency="R$ " office:value="-570118567.194014" calcext:value-type="currency">
            <text:p>-R$ 570,118,567.19</text:p>
          </table:table-cell>
          <table:table-cell table:style-name="ce13" table:formula="of:=IF([.AE14]&gt;0;&quot;Subiu&quot;;IF([.AE14]&lt;0;&quot;Desceu&quot;;&quot;Estável&quot;))" office:value-type="string" office:string-value="Desceu" calcext:value-type="string">
            <text:p>Desceu</text:p>
          </table:table-cell>
          <table:table-cell table:style-name="ce13" table:formula="of:=[.H14]/100" office:value-type="float" office:value="0.1852" calcext:value-type="float">
            <text:p>0.1852</text:p>
          </table:table-cell>
          <table:table-cell table:style-name="ce16" table:formula="of:=[.C14]/([.AG14]+1)" office:value-type="currency" office:currency="R$ " office:value="12.040161997975" calcext:value-type="currency">
            <text:p>R$ 12.04</text:p>
          </table:table-cell>
          <table:table-cell table:style-name="ce16" table:formula="of:=([.C14]-[.AH14])*[.L14]" office:value-type="currency" office:currency="R$ " office:value="730480937.229919" calcext:value-type="currency">
            <text:p>R$ 730,480,937.23</text:p>
          </table:table-cell>
          <table:table-cell table:style-name="ce16" table:formula="of:=IF([.AI14]&gt;0;&quot;Subiu&quot;;IF([.AI14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8.75" calcext:value-type="float">
            <text:p>28.75</text:p>
          </table:table-cell>
          <table:table-cell table:style-name="ce10" office:value-type="float" office:value="1.41" calcext:value-type="float">
            <text:p>1.41</text:p>
          </table:table-cell>
          <table:table-cell table:style-name="ce10" office:value-type="float" office:value="-2.71" calcext:value-type="float">
            <text:p>-2.71</text:p>
          </table:table-cell>
          <table:table-cell table:number-columns-repeated="2" table:style-name="ce10" office:value-type="float" office:value="9.4" calcext:value-type="float">
            <text:p>9.4</text:p>
          </table:table-cell>
          <table:table-cell table:style-name="ce10" office:value-type="float" office:value="-37.7" calcext:value-type="float">
            <text:p>-37.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3" office:value-type="string" calcext:value-type="string">
            <text:p>78,44 M</text:p>
          </table:table-cell>
          <table:table-cell table:style-name="ce12" table:formula="of:=VLOOKUP([.A15];[$Total_de_acoes.A$1:.B$1048576];2;0)" office:value-type="float" office:value="235665566" calcext:value-type="float">
            <text:p>235,665,566</text:p>
          </table:table-cell>
          <table:table-cell table:style-name="ce13" table:formula="of:=VLOOKUP([.A15];[$Ticker.A$1:.B$1048576];2;0)" office:value-type="string" office:string-value="3R Petroleum" calcext:value-type="string">
            <text:p>3R Petroleum</text:p>
          </table:table-cell>
          <table:table-cell table:style-name="ce13" table:formula="of:=VLOOKUP([.M15];[$Segmentoanos.A$1:.C$1048576];2;0)" office:value-type="string" office:string-value="Petróleo e Gás" calcext:value-type="string">
            <text:p>Petróleo e Gás</text:p>
          </table:table-cell>
          <table:table-cell table:style-name="ce13" table:formula="of:=VLOOKUP([.M15];[$Segmentoanos.A$1:.C$1048576];3;0)" office:value-type="float" office:value="11" calcext:value-type="float">
            <text:p>11</text:p>
          </table:table-cell>
          <table:table-cell table:style-name="ce13" table:formula="of:=IF([.O15]&lt;=10; &quot;0-10 anos&quot;; IF([.O15]&lt;=20; &quot;11-20 anos&quot;; IF([.O15]&lt;=30; &quot;21-30 anos&quot;; IF([.O15]&lt;=40; &quot;31-40 anos&quot;; IF([.O15]&lt;=50; &quot;41-50 anos&quot;; IF([.O15]&lt;=60; &quot;51-60 anos&quot;; IF([.O15]&lt;=70; &quot;61-70 anos&quot;; IF([.O15]&lt;=80; &quot;71-80 anos&quot;; IF([.O15]&lt;=90; &quot;81-90 anos&quot;; IF([.O15]&lt;=100; &quot;91-100 anos&quot;; IF([.O15]&lt;=110; &quot;101-110 anos&quot;; IF([.O15]&lt;=120; &quot;111-120 anos&quot;; IF([.O15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15]/100" office:value-type="float" office:value="0.0141" calcext:value-type="float">
            <text:p>0.0141</text:p>
          </table:table-cell>
          <table:table-cell table:style-name="ce16" table:formula="of:=[.C15]/([.Q15]+1)" office:value-type="currency" office:currency="R$ " office:value="28.3502613154521" calcext:value-type="currency">
            <text:p>R$ 28.35</text:p>
          </table:table-cell>
          <table:table-cell table:style-name="ce16" table:formula="of:=([.C15]-[.R15])*[.L15]" office:value-type="currency" office:currency="R$ " office:value="94204643.3460701" calcext:value-type="currency">
            <text:p>R$ 94,204,643.35</text:p>
          </table:table-cell>
          <table:table-cell table:style-name="ce13" table:formula="of:=IF([.S15]&gt;0;&quot;Subiu&quot;;IF([.S15]&lt;0;&quot;Desceu&quot;;&quot;Estável&quot;))" office:value-type="string" office:string-value="Subiu" calcext:value-type="string">
            <text:p>Subiu</text:p>
          </table:table-cell>
          <table:table-cell table:style-name="ce13" table:formula="of:=[.E15]/100" office:value-type="float" office:value="-0.0271" calcext:value-type="float">
            <text:p>-0.0271</text:p>
          </table:table-cell>
          <table:table-cell table:style-name="ce16" table:formula="of:=[.C15]/([.U15]+1)" office:value-type="currency" office:currency="R$ " office:value="29.5508274231678" calcext:value-type="currency">
            <text:p>R$ 29.55</text:p>
          </table:table-cell>
          <table:table-cell table:style-name="ce16" table:formula="of:=([.C15]-[.V15])*[.L15]" office:value-type="currency" office:currency="R$ " office:value="-188727447.949173" calcext:value-type="currency">
            <text:p>-R$ 188,727,447.95</text:p>
          </table:table-cell>
          <table:table-cell table:style-name="ce13" table:formula="of:=IF([.W15]&gt;0;&quot;Subiu&quot;;IF([.W15]&lt;0;&quot;Desceu&quot;;&quot;Estável&quot;))" office:value-type="string" office:string-value="Desceu" calcext:value-type="string">
            <text:p>Desceu</text:p>
          </table:table-cell>
          <table:table-cell table:style-name="ce13" table:formula="of:=[.F15]/100" office:value-type="float" office:value="0.094" calcext:value-type="float">
            <text:p>0.094</text:p>
          </table:table-cell>
          <table:table-cell table:style-name="ce21" table:formula="of:=[.C15]/([.Y15]+1)" office:value-type="float" office:value="26.2797074954296" calcext:value-type="float">
            <text:p>26.28</text:p>
          </table:table-cell>
          <table:table-cell table:style-name="ce16" table:formula="of:=([.C15]-[.Z15])*[.L15]" office:value-type="currency" office:currency="R$ " office:value="582162881.275137" calcext:value-type="currency">
            <text:p>R$ 582,162,881.28</text:p>
          </table:table-cell>
          <table:table-cell table:style-name="ce16" table:formula="of:=IF([.AA15]&gt;0;&quot;Subiu&quot;;IF([.AA15]&lt;0;&quot;Desceu&quot;;&quot;Estável&quot;))" office:value-type="string" office:string-value="Subiu" calcext:value-type="string">
            <text:p>Subiu</text:p>
          </table:table-cell>
          <table:table-cell table:style-name="ce24" table:formula="of:=[.G15]/100" office:value-type="float" office:value="0.094" calcext:value-type="float">
            <text:p>0.0940</text:p>
          </table:table-cell>
          <table:table-cell table:style-name="ce16" table:formula="of:=[.C15]/([.AC15]+1)" office:value-type="currency" office:currency="R$ " office:value="26.2797074954296" calcext:value-type="currency">
            <text:p>R$ 26.28</text:p>
          </table:table-cell>
          <table:table-cell table:style-name="ce16" table:formula="of:=([.C15]-[.AD15])*[.L15]" office:value-type="currency" office:currency="R$ " office:value="582162881.275137" calcext:value-type="currency">
            <text:p>R$ 582,162,881.28</text:p>
          </table:table-cell>
          <table:table-cell table:style-name="ce13" table:formula="of:=IF([.AE15]&gt;0;&quot;Subiu&quot;;IF([.AE15]&lt;0;&quot;Desceu&quot;;&quot;Estável&quot;))" office:value-type="string" office:string-value="Subiu" calcext:value-type="string">
            <text:p>Subiu</text:p>
          </table:table-cell>
          <table:table-cell table:style-name="ce13" table:formula="of:=[.H15]/100" office:value-type="float" office:value="-0.377" calcext:value-type="float">
            <text:p>-0.377</text:p>
          </table:table-cell>
          <table:table-cell table:style-name="ce16" table:formula="of:=[.C15]/([.AG15]+1)" office:value-type="currency" office:currency="R$ " office:value="46.1476725521669" calcext:value-type="currency">
            <text:p>R$ 46.15</text:p>
          </table:table-cell>
          <table:table-cell table:style-name="ce16" table:formula="of:=([.C15]-[.AH15])*[.L15]" office:value-type="currency" office:currency="R$ " office:value="-4100032349.08908" calcext:value-type="currency">
            <text:p>-R$ 4,100,032,349.09</text:p>
          </table:table-cell>
          <table:table-cell table:style-name="ce16" table:formula="of:=IF([.AI15]&gt;0;&quot;Subiu&quot;;IF([.AI15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5.32" calcext:value-type="float">
            <text:p>35.32</text:p>
          </table:table-cell>
          <table:table-cell table:style-name="ce9" office:value-type="float" office:value="1.34" calcext:value-type="float">
            <text:p>1.34</text:p>
          </table:table-cell>
          <table:table-cell table:style-name="ce9" office:value-type="float" office:value="2.76" calcext:value-type="float">
            <text:p>2.76</text:p>
          </table:table-cell>
          <table:table-cell table:number-columns-repeated="2" table:style-name="ce9" office:value-type="float" office:value="-1.12" calcext:value-type="float">
            <text:p>-1.12</text:p>
          </table:table-cell>
          <table:table-cell table:style-name="ce9" office:value-type="float" office:value="28.01" calcext:value-type="float">
            <text:p>28.01</text:p>
          </table:table-cell>
          <table:table-cell table:style-name="ce9" office:value-type="float" office:value="34.85" calcext:value-type="float">
            <text:p>34.85</text:p>
          </table:table-cell>
          <table:table-cell table:style-name="ce9" office:value-type="float" office:value="35.76" calcext:value-type="float">
            <text:p>35.76</text:p>
          </table:table-cell>
          <table:table-cell table:style-name="ce2" office:value-type="string" calcext:value-type="string">
            <text:p>412,31 M</text:p>
          </table:table-cell>
          <table:table-cell table:style-name="ce12" table:formula="of:=VLOOKUP([.A16];[$Total_de_acoes.A$1:.B$1048576];2;0)" office:value-type="float" office:value="1095587251" calcext:value-type="float">
            <text:p>1,095,587,251</text:p>
          </table:table-cell>
          <table:table-cell table:style-name="ce13" table:formula="of:=VLOOKUP([.A16];[$Ticker.A$1:.B$1048576];2;0)" office:value-type="string" office:string-value="Equatorial Energia" calcext:value-type="string">
            <text:p>Equatorial Energia</text:p>
          </table:table-cell>
          <table:table-cell table:style-name="ce13" table:formula="of:=VLOOKUP([.M16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16];[$Segmentoanos.A$1:.C$1048576];3;0)" office:value-type="float" office:value="24" calcext:value-type="float">
            <text:p>24</text:p>
          </table:table-cell>
          <table:table-cell table:style-name="ce13" table:formula="of:=IF([.O16]&lt;=10; &quot;0-10 anos&quot;; IF([.O16]&lt;=20; &quot;11-20 anos&quot;; IF([.O16]&lt;=30; &quot;21-30 anos&quot;; IF([.O16]&lt;=40; &quot;31-40 anos&quot;; IF([.O16]&lt;=50; &quot;41-50 anos&quot;; IF([.O16]&lt;=60; &quot;51-60 anos&quot;; IF([.O16]&lt;=70; &quot;61-70 anos&quot;; IF([.O16]&lt;=80; &quot;71-80 anos&quot;; IF([.O16]&lt;=90; &quot;81-90 anos&quot;; IF([.O16]&lt;=100; &quot;91-100 anos&quot;; IF([.O16]&lt;=110; &quot;101-110 anos&quot;; IF([.O16]&lt;=120; &quot;111-120 anos&quot;; IF([.O16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16]/100" office:value-type="float" office:value="0.0134" calcext:value-type="float">
            <text:p>0.0134</text:p>
          </table:table-cell>
          <table:table-cell table:style-name="ce16" table:formula="of:=[.C16]/([.Q16]+1)" office:value-type="currency" office:currency="R$ " office:value="34.852970199329" calcext:value-type="currency">
            <text:p>R$ 34.85</text:p>
          </table:table-cell>
          <table:table-cell table:style-name="ce16" table:formula="of:=([.C16]-[.R16])*[.L16]" office:value-type="currency" office:currency="R$ " office:value="511671895.452234" calcext:value-type="currency">
            <text:p>R$ 511,671,895.45</text:p>
          </table:table-cell>
          <table:table-cell table:style-name="ce13" table:formula="of:=IF([.S16]&gt;0;&quot;Subiu&quot;;IF([.S16]&lt;0;&quot;Desceu&quot;;&quot;Estável&quot;))" office:value-type="string" office:string-value="Subiu" calcext:value-type="string">
            <text:p>Subiu</text:p>
          </table:table-cell>
          <table:table-cell table:style-name="ce13" table:formula="of:=[.E16]/100" office:value-type="float" office:value="0.0276" calcext:value-type="float">
            <text:p>0.0276</text:p>
          </table:table-cell>
          <table:table-cell table:style-name="ce16" table:formula="of:=[.C16]/([.U16]+1)" office:value-type="currency" office:currency="R$ " office:value="34.3713507201246" calcext:value-type="currency">
            <text:p>R$ 34.37</text:p>
          </table:table-cell>
          <table:table-cell table:style-name="ce16" table:formula="of:=([.C16]-[.V16])*[.L16]" office:value-type="currency" office:currency="R$ " office:value="1039328056.70186" calcext:value-type="currency">
            <text:p>R$ 1,039,328,056.70</text:p>
          </table:table-cell>
          <table:table-cell table:style-name="ce13" table:formula="of:=IF([.W16]&gt;0;&quot;Subiu&quot;;IF([.W16]&lt;0;&quot;Desceu&quot;;&quot;Estável&quot;))" office:value-type="string" office:string-value="Subiu" calcext:value-type="string">
            <text:p>Subiu</text:p>
          </table:table-cell>
          <table:table-cell table:style-name="ce13" table:formula="of:=[.F16]/100" office:value-type="float" office:value="-0.0112" calcext:value-type="float">
            <text:p>-0.0112</text:p>
          </table:table-cell>
          <table:table-cell table:style-name="ce21" table:formula="of:=[.C16]/([.Y16]+1)" office:value-type="float" office:value="35.7200647249191" calcext:value-type="float">
            <text:p>35.72</text:p>
          </table:table-cell>
          <table:table-cell table:style-name="ce16" table:formula="of:=([.C16]-[.Z16])*[.L16]" office:value-type="currency" office:currency="R$ " office:value="-438305812.196178" calcext:value-type="currency">
            <text:p>-R$ 438,305,812.20</text:p>
          </table:table-cell>
          <table:table-cell table:style-name="ce16" table:formula="of:=IF([.AA16]&gt;0;&quot;Subiu&quot;;IF([.AA16]&lt;0;&quot;Desceu&quot;;&quot;Estável&quot;))" office:value-type="string" office:string-value="Desceu" calcext:value-type="string">
            <text:p>Desceu</text:p>
          </table:table-cell>
          <table:table-cell table:style-name="ce24" table:formula="of:=[.G16]/100" office:value-type="float" office:value="-0.0112" calcext:value-type="float">
            <text:p>-0.0112</text:p>
          </table:table-cell>
          <table:table-cell table:style-name="ce16" table:formula="of:=[.C16]/([.AC16]+1)" office:value-type="currency" office:currency="R$ " office:value="35.7200647249191" calcext:value-type="currency">
            <text:p>R$ 35.72</text:p>
          </table:table-cell>
          <table:table-cell table:style-name="ce16" table:formula="of:=([.C16]-[.AD16])*[.L16]" office:value-type="currency" office:currency="R$ " office:value="-438305812.196178" calcext:value-type="currency">
            <text:p>-R$ 438,305,812.20</text:p>
          </table:table-cell>
          <table:table-cell table:style-name="ce13" table:formula="of:=IF([.AE16]&gt;0;&quot;Subiu&quot;;IF([.AE16]&lt;0;&quot;Desceu&quot;;&quot;Estável&quot;))" office:value-type="string" office:string-value="Desceu" calcext:value-type="string">
            <text:p>Desceu</text:p>
          </table:table-cell>
          <table:table-cell table:style-name="ce13" table:formula="of:=[.H16]/100" office:value-type="float" office:value="0.2801" calcext:value-type="float">
            <text:p>0.2801</text:p>
          </table:table-cell>
          <table:table-cell table:style-name="ce16" table:formula="of:=[.C16]/([.AG16]+1)" office:value-type="currency" office:currency="R$ " office:value="27.591594406687" calcext:value-type="currency">
            <text:p>R$ 27.59</text:p>
          </table:table-cell>
          <table:table-cell table:style-name="ce16" table:formula="of:=([.C16]-[.AH16])*[.L16]" office:value-type="currency" office:currency="R$ " office:value="8467142638.59084" calcext:value-type="currency">
            <text:p>R$ 8,467,142,638.59</text:p>
          </table:table-cell>
          <table:table-cell table:style-name="ce16" table:formula="of:=IF([.AI16]&gt;0;&quot;Subiu&quot;;IF([.AI1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8.16" calcext:value-type="float">
            <text:p>18.16</text:p>
          </table:table-cell>
          <table:table-cell table:style-name="ce10" office:value-type="float" office:value="1.33" calcext:value-type="float">
            <text:p>1.33</text:p>
          </table:table-cell>
          <table:table-cell table:style-name="ce10" office:value-type="float" office:value="4.79" calcext:value-type="float">
            <text:p>4.79</text:p>
          </table:table-cell>
          <table:table-cell table:number-columns-repeated="2" table:style-name="ce10" office:value-type="float" office:value="-7.63" calcext:value-type="float">
            <text:p>-7.63</text:p>
          </table:table-cell>
          <table:table-cell table:style-name="ce10" office:value-type="float" office:value="12.45" calcext:value-type="float">
            <text:p>12.4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8.49" calcext:value-type="float">
            <text:p>18.49</text:p>
          </table:table-cell>
          <table:table-cell table:style-name="ce3" office:value-type="string" calcext:value-type="string">
            <text:p>109,86 M</text:p>
          </table:table-cell>
          <table:table-cell table:style-name="ce12" table:formula="of:=VLOOKUP([.A17];[$Total_de_acoes.A$1:.B$1048576];2;0)" office:value-type="float" office:value="600865451" calcext:value-type="float">
            <text:p>600,865,451</text:p>
          </table:table-cell>
          <table:table-cell table:style-name="ce13" table:formula="of:=VLOOKUP([.A17];[$Ticker.A$1:.B$1048576];2;0)" office:value-type="string" office:string-value="Siderúrgica Nacional" calcext:value-type="string">
            <text:p>Siderúrgica Nacional</text:p>
          </table:table-cell>
          <table:table-cell table:style-name="ce13" table:formula="of:=VLOOKUP([.M17];[$Segmentoanos.A$1:.C$1048576];2;0)" office:value-type="string" office:string-value="Siderurgia" calcext:value-type="string">
            <text:p>Siderurgia</text:p>
          </table:table-cell>
          <table:table-cell table:style-name="ce13" table:formula="of:=VLOOKUP([.M17];[$Segmentoanos.A$1:.C$1048576];3;0)" office:value-type="float" office:value="80" calcext:value-type="float">
            <text:p>80</text:p>
          </table:table-cell>
          <table:table-cell table:style-name="ce13" table:formula="of:=IF([.O17]&lt;=10; &quot;0-10 anos&quot;; IF([.O17]&lt;=20; &quot;11-20 anos&quot;; IF([.O17]&lt;=30; &quot;21-30 anos&quot;; IF([.O17]&lt;=40; &quot;31-40 anos&quot;; IF([.O17]&lt;=50; &quot;41-50 anos&quot;; IF([.O17]&lt;=60; &quot;51-60 anos&quot;; IF([.O17]&lt;=70; &quot;61-70 anos&quot;; IF([.O17]&lt;=80; &quot;71-80 anos&quot;; IF([.O17]&lt;=90; &quot;81-90 anos&quot;; IF([.O17]&lt;=100; &quot;91-100 anos&quot;; IF([.O17]&lt;=110; &quot;101-110 anos&quot;; IF([.O17]&lt;=120; &quot;111-120 anos&quot;; IF([.O17]&gt;120; &quot;Mais de 120 anos&quot;; &quot;Outro&quot;)))))))))))))" office:value-type="string" office:string-value="71-80 anos" calcext:value-type="string">
            <text:p>71-80 anos</text:p>
          </table:table-cell>
          <table:table-cell table:style-name="ce13" table:formula="of:=[.D17]/100" office:value-type="float" office:value="0.0133" calcext:value-type="float">
            <text:p>0.0133</text:p>
          </table:table-cell>
          <table:table-cell table:style-name="ce16" table:formula="of:=[.C17]/([.Q17]+1)" office:value-type="currency" office:currency="R$ " office:value="17.9216421592816" calcext:value-type="currency">
            <text:p>R$ 17.92</text:p>
          </table:table-cell>
          <table:table-cell table:style-name="ce16" table:formula="of:=([.C17]-[.R17])*[.L17]" office:value-type="currency" office:currency="R$ " office:value="143220991.462676" calcext:value-type="currency">
            <text:p>R$ 143,220,991.46</text:p>
          </table:table-cell>
          <table:table-cell table:style-name="ce13" table:formula="of:=IF([.S17]&gt;0;&quot;Subiu&quot;;IF([.S17]&lt;0;&quot;Desceu&quot;;&quot;Estável&quot;))" office:value-type="string" office:string-value="Subiu" calcext:value-type="string">
            <text:p>Subiu</text:p>
          </table:table-cell>
          <table:table-cell table:style-name="ce13" table:formula="of:=[.E17]/100" office:value-type="float" office:value="0.0479" calcext:value-type="float">
            <text:p>0.0479</text:p>
          </table:table-cell>
          <table:table-cell table:style-name="ce16" table:formula="of:=[.C17]/([.U17]+1)" office:value-type="currency" office:currency="R$ " office:value="17.3298978910201" calcext:value-type="currency">
            <text:p>R$ 17.33</text:p>
          </table:table-cell>
          <table:table-cell table:style-name="ce16" table:formula="of:=([.C17]-[.V17])*[.L17]" office:value-type="currency" office:currency="R$ " office:value="498779678.088238" calcext:value-type="currency">
            <text:p>R$ 498,779,678.09</text:p>
          </table:table-cell>
          <table:table-cell table:style-name="ce13" table:formula="of:=IF([.W17]&gt;0;&quot;Subiu&quot;;IF([.W17]&lt;0;&quot;Desceu&quot;;&quot;Estável&quot;))" office:value-type="string" office:string-value="Subiu" calcext:value-type="string">
            <text:p>Subiu</text:p>
          </table:table-cell>
          <table:table-cell table:style-name="ce13" table:formula="of:=[.F17]/100" office:value-type="float" office:value="-0.0763" calcext:value-type="float">
            <text:p>-0.0763</text:p>
          </table:table-cell>
          <table:table-cell table:style-name="ce21" table:formula="of:=[.C17]/([.Y17]+1)" office:value-type="float" office:value="19.6600627909494" calcext:value-type="float">
            <text:p>19.66</text:p>
          </table:table-cell>
          <table:table-cell table:style-name="ce16" table:formula="of:=([.C17]-[.Z17])*[.L17]" office:value-type="currency" office:currency="R$ " office:value="-901335905.412156" calcext:value-type="currency">
            <text:p>-R$ 901,335,905.41</text:p>
          </table:table-cell>
          <table:table-cell table:style-name="ce16" table:formula="of:=IF([.AA17]&gt;0;&quot;Subiu&quot;;IF([.AA17]&lt;0;&quot;Desceu&quot;;&quot;Estável&quot;))" office:value-type="string" office:string-value="Desceu" calcext:value-type="string">
            <text:p>Desceu</text:p>
          </table:table-cell>
          <table:table-cell table:style-name="ce24" table:formula="of:=[.G17]/100" office:value-type="float" office:value="-0.0763" calcext:value-type="float">
            <text:p>-0.0763</text:p>
          </table:table-cell>
          <table:table-cell table:style-name="ce16" table:formula="of:=[.C17]/([.AC17]+1)" office:value-type="currency" office:currency="R$ " office:value="19.6600627909494" calcext:value-type="currency">
            <text:p>R$ 19.66</text:p>
          </table:table-cell>
          <table:table-cell table:style-name="ce16" table:formula="of:=([.C17]-[.AD17])*[.L17]" office:value-type="currency" office:currency="R$ " office:value="-901335905.412156" calcext:value-type="currency">
            <text:p>-R$ 901,335,905.41</text:p>
          </table:table-cell>
          <table:table-cell table:style-name="ce13" table:formula="of:=IF([.AE17]&gt;0;&quot;Subiu&quot;;IF([.AE17]&lt;0;&quot;Desceu&quot;;&quot;Estável&quot;))" office:value-type="string" office:string-value="Desceu" calcext:value-type="string">
            <text:p>Desceu</text:p>
          </table:table-cell>
          <table:table-cell table:style-name="ce13" table:formula="of:=[.H17]/100" office:value-type="float" office:value="0.1245" calcext:value-type="float">
            <text:p>0.1245</text:p>
          </table:table-cell>
          <table:table-cell table:style-name="ce16" table:formula="of:=[.C17]/([.AG17]+1)" office:value-type="currency" office:currency="R$ " office:value="16.1493997332148" calcext:value-type="currency">
            <text:p>R$ 16.15</text:p>
          </table:table-cell>
          <table:table-cell table:style-name="ce16" table:formula="of:=([.C17]-[.AH17])*[.L17]" office:value-type="currency" office:currency="R$ " office:value="1208100236.08263" calcext:value-type="currency">
            <text:p>R$ 1,208,100,236.08</text:p>
          </table:table-cell>
          <table:table-cell table:style-name="ce16" table:formula="of:=IF([.AI17]&gt;0;&quot;Subiu&quot;;IF([.AI17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9.77" calcext:value-type="float">
            <text:p>19.77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-5.9" calcext:value-type="float">
            <text:p>-5.9</text:p>
          </table:table-cell>
          <table:table-cell table:number-columns-repeated="2" table:style-name="ce9" office:value-type="float" office:value="-11.82" calcext:value-type="float">
            <text:p>-11.82</text:p>
          </table:table-cell>
          <table:table-cell table:style-name="ce9" office:value-type="float" office:value="108.45" calcext:value-type="float">
            <text:p>108.45</text:p>
          </table:table-cell>
          <table:table-cell table:style-name="ce9" office:value-type="float" office:value="18.99" calcext:value-type="float">
            <text:p>18.99</text:p>
          </table:table-cell>
          <table:table-cell table:style-name="ce9" office:value-type="float" office:value="19.78" calcext:value-type="float">
            <text:p>19.78</text:p>
          </table:table-cell>
          <table:table-cell table:style-name="ce2" office:value-type="string" calcext:value-type="string">
            <text:p>63,48 M</text:p>
          </table:table-cell>
          <table:table-cell table:style-name="ce12" table:formula="of:=VLOOKUP([.A18];[$Total_de_acoes.A$1:.B$1048576];2;0)" office:value-type="float" office:value="289347914" calcext:value-type="float">
            <text:p>289,347,914</text:p>
          </table:table-cell>
          <table:table-cell table:style-name="ce13" table:formula="of:=VLOOKUP([.A18];[$Ticker.A$1:.B$1048576];2;0)" office:value-type="string" office:string-value="YDUQS" calcext:value-type="string">
            <text:p>YDUQS</text:p>
          </table:table-cell>
          <table:table-cell table:style-name="ce13" table:formula="of:=VLOOKUP([.M18];[$Segmentoanos.A$1:.C$1048576];2;0)" office:value-type="string" office:string-value="Educação" calcext:value-type="string">
            <text:p>Educação</text:p>
          </table:table-cell>
          <table:table-cell table:style-name="ce13" table:formula="of:=VLOOKUP([.M18];[$Segmentoanos.A$1:.C$1048576];3;0)" office:value-type="float" office:value="52" calcext:value-type="float">
            <text:p>52</text:p>
          </table:table-cell>
          <table:table-cell table:style-name="ce13" table:formula="of:=IF([.O18]&lt;=10; &quot;0-10 anos&quot;; IF([.O18]&lt;=20; &quot;11-20 anos&quot;; IF([.O18]&lt;=30; &quot;21-30 anos&quot;; IF([.O18]&lt;=40; &quot;31-40 anos&quot;; IF([.O18]&lt;=50; &quot;41-50 anos&quot;; IF([.O18]&lt;=60; &quot;51-60 anos&quot;; IF([.O18]&lt;=70; &quot;61-70 anos&quot;; IF([.O18]&lt;=80; &quot;71-80 anos&quot;; IF([.O18]&lt;=90; &quot;81-90 anos&quot;; IF([.O18]&lt;=100; &quot;91-100 anos&quot;; IF([.O18]&lt;=110; &quot;101-110 anos&quot;; IF([.O18]&lt;=120; &quot;111-120 anos&quot;; IF([.O18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18]/100" office:value-type="float" office:value="0.0128" calcext:value-type="float">
            <text:p>0.0128</text:p>
          </table:table-cell>
          <table:table-cell table:style-name="ce16" table:formula="of:=[.C18]/([.Q18]+1)" office:value-type="currency" office:currency="R$ " office:value="19.5201421800948" calcext:value-type="currency">
            <text:p>R$ 19.52</text:p>
          </table:table-cell>
          <table:table-cell table:style-name="ce16" table:formula="of:=([.C18]-[.R18])*[.L18]" office:value-type="currency" office:currency="R$ " office:value="72295838.986161" calcext:value-type="currency">
            <text:p>R$ 72,295,838.99</text:p>
          </table:table-cell>
          <table:table-cell table:style-name="ce13" table:formula="of:=IF([.S18]&gt;0;&quot;Subiu&quot;;IF([.S18]&lt;0;&quot;Desceu&quot;;&quot;Estável&quot;))" office:value-type="string" office:string-value="Subiu" calcext:value-type="string">
            <text:p>Subiu</text:p>
          </table:table-cell>
          <table:table-cell table:style-name="ce13" table:formula="of:=[.E18]/100" office:value-type="float" office:value="-0.059" calcext:value-type="float">
            <text:p>-0.059</text:p>
          </table:table-cell>
          <table:table-cell table:style-name="ce16" table:formula="of:=[.C18]/([.U18]+1)" office:value-type="currency" office:currency="R$ " office:value="21.009564293305" calcext:value-type="currency">
            <text:p>R$ 21.01</text:p>
          </table:table-cell>
          <table:table-cell table:style-name="ce16" table:formula="of:=([.C18]-[.V18])*[.L18]" office:value-type="currency" office:currency="R$ " office:value="-358665342.536684" calcext:value-type="currency">
            <text:p>-R$ 358,665,342.54</text:p>
          </table:table-cell>
          <table:table-cell table:style-name="ce13" table:formula="of:=IF([.W18]&gt;0;&quot;Subiu&quot;;IF([.W18]&lt;0;&quot;Desceu&quot;;&quot;Estável&quot;))" office:value-type="string" office:string-value="Desceu" calcext:value-type="string">
            <text:p>Desceu</text:p>
          </table:table-cell>
          <table:table-cell table:style-name="ce13" table:formula="of:=[.F18]/100" office:value-type="float" office:value="-0.1182" calcext:value-type="float">
            <text:p>-0.1182</text:p>
          </table:table-cell>
          <table:table-cell table:style-name="ce21" table:formula="of:=[.C18]/([.Y18]+1)" office:value-type="float" office:value="22.420049897936" calcext:value-type="float">
            <text:p>22.42</text:p>
          </table:table-cell>
          <table:table-cell table:style-name="ce16" table:formula="of:=([.C18]-[.Z18])*[.L18]" office:value-type="currency" office:currency="R$ " office:value="-766786409.963706" calcext:value-type="currency">
            <text:p>-R$ 766,786,409.96</text:p>
          </table:table-cell>
          <table:table-cell table:style-name="ce16" table:formula="of:=IF([.AA18]&gt;0;&quot;Subiu&quot;;IF([.AA18]&lt;0;&quot;Desceu&quot;;&quot;Estável&quot;))" office:value-type="string" office:string-value="Desceu" calcext:value-type="string">
            <text:p>Desceu</text:p>
          </table:table-cell>
          <table:table-cell table:style-name="ce24" table:formula="of:=[.G18]/100" office:value-type="float" office:value="-0.1182" calcext:value-type="float">
            <text:p>-0.1182</text:p>
          </table:table-cell>
          <table:table-cell table:style-name="ce16" table:formula="of:=[.C18]/([.AC18]+1)" office:value-type="currency" office:currency="R$ " office:value="22.420049897936" calcext:value-type="currency">
            <text:p>R$ 22.42</text:p>
          </table:table-cell>
          <table:table-cell table:style-name="ce16" table:formula="of:=([.C18]-[.AD18])*[.L18]" office:value-type="currency" office:currency="R$ " office:value="-766786409.963706" calcext:value-type="currency">
            <text:p>-R$ 766,786,409.96</text:p>
          </table:table-cell>
          <table:table-cell table:style-name="ce13" table:formula="of:=IF([.AE18]&gt;0;&quot;Subiu&quot;;IF([.AE18]&lt;0;&quot;Desceu&quot;;&quot;Estável&quot;))" office:value-type="string" office:string-value="Desceu" calcext:value-type="string">
            <text:p>Desceu</text:p>
          </table:table-cell>
          <table:table-cell table:style-name="ce13" table:formula="of:=[.H18]/100" office:value-type="float" office:value="1.0845" calcext:value-type="float">
            <text:p>1.0845</text:p>
          </table:table-cell>
          <table:table-cell table:style-name="ce16" table:formula="of:=[.C18]/([.AG18]+1)" office:value-type="currency" office:currency="R$ " office:value="9.48428879827297" calcext:value-type="currency">
            <text:p>R$ 9.48</text:p>
          </table:table-cell>
          <table:table-cell table:style-name="ce16" table:formula="of:=([.C18]-[.AH18])*[.L18]" office:value-type="currency" office:currency="R$ " office:value="2976149080.22615" calcext:value-type="currency">
            <text:p>R$ 2,976,149,080.23</text:p>
          </table:table-cell>
          <table:table-cell table:style-name="ce16" table:formula="of:=IF([.AI18]&gt;0;&quot;Subiu&quot;;IF([.AI18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8.31" calcext:value-type="float">
            <text:p>28.31</text:p>
          </table:table-cell>
          <table:table-cell table:style-name="ce10" office:value-type="float" office:value="1.28" calcext:value-type="float">
            <text:p>1.28</text:p>
          </table:table-cell>
          <table:table-cell table:style-name="ce10" office:value-type="float" office:value="2.35" calcext:value-type="float">
            <text:p>2.35</text:p>
          </table:table-cell>
          <table:table-cell table:number-columns-repeated="2" table:style-name="ce10" office:value-type="float" office:value="6.79" calcext:value-type="float">
            <text:p>6.79</text:p>
          </table:table-cell>
          <table:table-cell table:style-name="ce10" office:value-type="float" office:value="119.82" calcext:value-type="float">
            <text:p>119.82</text:p>
          </table:table-cell>
          <table:table-cell table:style-name="ce10" office:value-type="float" office:value="27.84" calcext:value-type="float">
            <text:p>27.84</text:p>
          </table:table-cell>
          <table:table-cell table:style-name="ce10" office:value-type="float" office:value="28.39" calcext:value-type="float">
            <text:p>28.39</text:p>
          </table:table-cell>
          <table:table-cell table:style-name="ce3" office:value-type="string" calcext:value-type="string">
            <text:p>104,52 M</text:p>
          </table:table-cell>
          <table:table-cell table:style-name="ce12" table:formula="of:=VLOOKUP([.A19];[$Total_de_acoes.A$1:.B$1048576];2;0)" office:value-type="float" office:value="1086411192" calcext:value-type="float">
            <text:p>1,086,411,192</text:p>
          </table:table-cell>
          <table:table-cell table:style-name="ce13" table:formula="of:=VLOOKUP([.A19];[$Ticker.A$1:.B$1048576];2;0)" office:value-type="string" office:string-value="Ultrapar" calcext:value-type="string">
            <text:p>Ultrapar</text:p>
          </table:table-cell>
          <table:table-cell table:style-name="ce13" table:formula="of:=VLOOKUP([.M19];[$Segmentoanos.A$1:.C$1048576];2;0)" office:value-type="string" office:string-value="Química e Petróleo" calcext:value-type="string">
            <text:p>Química e Petróleo</text:p>
          </table:table-cell>
          <table:table-cell table:style-name="ce13" table:formula="of:=VLOOKUP([.M19];[$Segmentoanos.A$1:.C$1048576];3;0)" office:value-type="float" office:value="84" calcext:value-type="float">
            <text:p>84</text:p>
          </table:table-cell>
          <table:table-cell table:style-name="ce13" table:formula="of:=IF([.O19]&lt;=10; &quot;0-10 anos&quot;; IF([.O19]&lt;=20; &quot;11-20 anos&quot;; IF([.O19]&lt;=30; &quot;21-30 anos&quot;; IF([.O19]&lt;=40; &quot;31-40 anos&quot;; IF([.O19]&lt;=50; &quot;41-50 anos&quot;; IF([.O19]&lt;=60; &quot;51-60 anos&quot;; IF([.O19]&lt;=70; &quot;61-70 anos&quot;; IF([.O19]&lt;=80; &quot;71-80 anos&quot;; IF([.O19]&lt;=90; &quot;81-90 anos&quot;; IF([.O19]&lt;=100; &quot;91-100 anos&quot;; IF([.O19]&lt;=110; &quot;101-110 anos&quot;; IF([.O19]&lt;=120; &quot;111-120 anos&quot;; IF([.O19]&gt;120; &quot;Mais de 120 anos&quot;; &quot;Outro&quot;)))))))))))))" office:value-type="string" office:string-value="81-90 anos" calcext:value-type="string">
            <text:p>81-90 anos</text:p>
          </table:table-cell>
          <table:table-cell table:style-name="ce13" table:formula="of:=[.D19]/100" office:value-type="float" office:value="0.0128" calcext:value-type="float">
            <text:p>0.0128</text:p>
          </table:table-cell>
          <table:table-cell table:style-name="ce16" table:formula="of:=[.C19]/([.Q19]+1)" office:value-type="currency" office:currency="R$ " office:value="27.9522116903633" calcext:value-type="currency">
            <text:p>R$ 27.95</text:p>
          </table:table-cell>
          <table:table-cell table:style-name="ce16" table:formula="of:=([.C19]-[.R19])*[.L19]" office:value-type="currency" office:currency="R$ " office:value="388705223.956018" calcext:value-type="currency">
            <text:p>R$ 388,705,223.96</text:p>
          </table:table-cell>
          <table:table-cell table:style-name="ce13" table:formula="of:=IF([.S19]&gt;0;&quot;Subiu&quot;;IF([.S19]&lt;0;&quot;Desceu&quot;;&quot;Estável&quot;))" office:value-type="string" office:string-value="Subiu" calcext:value-type="string">
            <text:p>Subiu</text:p>
          </table:table-cell>
          <table:table-cell table:style-name="ce13" table:formula="of:=[.E19]/100" office:value-type="float" office:value="0.0235" calcext:value-type="float">
            <text:p>0.0235</text:p>
          </table:table-cell>
          <table:table-cell table:style-name="ce16" table:formula="of:=[.C19]/([.U19]+1)" office:value-type="currency" office:currency="R$ " office:value="27.6599902296043" calcext:value-type="currency">
            <text:p>R$ 27.66</text:p>
          </table:table-cell>
          <table:table-cell table:style-name="ce16" table:formula="of:=([.C19]-[.V19])*[.L19]" office:value-type="currency" office:currency="R$ " office:value="706177889.467241" calcext:value-type="currency">
            <text:p>R$ 706,177,889.47</text:p>
          </table:table-cell>
          <table:table-cell table:style-name="ce13" table:formula="of:=IF([.W19]&gt;0;&quot;Subiu&quot;;IF([.W19]&lt;0;&quot;Desceu&quot;;&quot;Estável&quot;))" office:value-type="string" office:string-value="Subiu" calcext:value-type="string">
            <text:p>Subiu</text:p>
          </table:table-cell>
          <table:table-cell table:style-name="ce13" table:formula="of:=[.F19]/100" office:value-type="float" office:value="0.0679" calcext:value-type="float">
            <text:p>0.0679</text:p>
          </table:table-cell>
          <table:table-cell table:style-name="ce21" table:formula="of:=[.C19]/([.Y19]+1)" office:value-type="float" office:value="26.5099728438992" calcext:value-type="float">
            <text:p>26.51</text:p>
          </table:table-cell>
          <table:table-cell table:style-name="ce16" table:formula="of:=([.C19]-[.Z19])*[.L19]" office:value-type="currency" office:currency="R$ " office:value="1955569648.2918" calcext:value-type="currency">
            <text:p>R$ 1,955,569,648.29</text:p>
          </table:table-cell>
          <table:table-cell table:style-name="ce16" table:formula="of:=IF([.AA19]&gt;0;&quot;Subiu&quot;;IF([.AA19]&lt;0;&quot;Desceu&quot;;&quot;Estável&quot;))" office:value-type="string" office:string-value="Subiu" calcext:value-type="string">
            <text:p>Subiu</text:p>
          </table:table-cell>
          <table:table-cell table:style-name="ce24" table:formula="of:=[.G19]/100" office:value-type="float" office:value="0.0679" calcext:value-type="float">
            <text:p>0.0679</text:p>
          </table:table-cell>
          <table:table-cell table:style-name="ce16" table:formula="of:=[.C19]/([.AC19]+1)" office:value-type="currency" office:currency="R$ " office:value="26.5099728438992" calcext:value-type="currency">
            <text:p>R$ 26.51</text:p>
          </table:table-cell>
          <table:table-cell table:style-name="ce16" table:formula="of:=([.C19]-[.AD19])*[.L19]" office:value-type="currency" office:currency="R$ " office:value="1955569648.2918" calcext:value-type="currency">
            <text:p>R$ 1,955,569,648.29</text:p>
          </table:table-cell>
          <table:table-cell table:style-name="ce13" table:formula="of:=IF([.AE19]&gt;0;&quot;Subiu&quot;;IF([.AE19]&lt;0;&quot;Desceu&quot;;&quot;Estável&quot;))" office:value-type="string" office:string-value="Subiu" calcext:value-type="string">
            <text:p>Subiu</text:p>
          </table:table-cell>
          <table:table-cell table:style-name="ce13" table:formula="of:=[.H19]/100" office:value-type="float" office:value="1.1982" calcext:value-type="float">
            <text:p>1.1982</text:p>
          </table:table-cell>
          <table:table-cell table:style-name="ce16" table:formula="of:=[.C19]/([.AG19]+1)" office:value-type="currency" office:currency="R$ " office:value="12.8787189518697" calcext:value-type="currency">
            <text:p>R$ 12.88</text:p>
          </table:table-cell>
          <table:table-cell table:style-name="ce16" table:formula="of:=([.C19]-[.AH19])*[.L19]" office:value-type="currency" office:currency="R$ " office:value="16764716437.5862" calcext:value-type="currency">
            <text:p>R$ 16,764,716,437.59</text:p>
          </table:table-cell>
          <table:table-cell table:style-name="ce16" table:formula="of:=IF([.AI19]&gt;0;&quot;Subiu&quot;;IF([.AI19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RV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8.08" calcext:value-type="float">
            <text:p>8.08</text:p>
          </table:table-cell>
          <table:table-cell table:style-name="ce9" office:value-type="float" office:value="1.25" calcext:value-type="float">
            <text:p>1.25</text:p>
          </table:table-cell>
          <table:table-cell table:style-name="ce9" office:value-type="float" office:value="1.38" calcext:value-type="float">
            <text:p>1.38</text:p>
          </table:table-cell>
          <table:table-cell table:number-columns-repeated="2" table:style-name="ce9" office:value-type="float" office:value="-28.05" calcext:value-type="float">
            <text:p>-28.05</text:p>
          </table:table-cell>
          <table:table-cell table:style-name="ce9" office:value-type="float" office:value="14.12" calcext:value-type="float">
            <text:p>14.12</text:p>
          </table:table-cell>
          <table:table-cell table:style-name="ce9" office:value-type="float" office:value="7.93" calcext:value-type="float">
            <text:p>7.93</text:p>
          </table:table-cell>
          <table:table-cell table:style-name="ce9" office:value-type="float" office:value="8.23" calcext:value-type="float">
            <text:p>8.23</text:p>
          </table:table-cell>
          <table:table-cell table:style-name="ce2" office:value-type="string" calcext:value-type="string">
            <text:p>109,48 M</text:p>
          </table:table-cell>
          <table:table-cell table:style-name="ce12" table:formula="of:=VLOOKUP([.A20];[$Total_de_acoes.A$1:.B$1048576];2;0)" office:value-type="float" office:value="376187582" calcext:value-type="float">
            <text:p>376,187,582</text:p>
          </table:table-cell>
          <table:table-cell table:style-name="ce13" table:formula="of:=VLOOKUP([.A20];[$Ticker.A$1:.B$1048576];2;0)" office:value-type="string" office:string-value="MRV" calcext:value-type="string">
            <text:p>MRV</text:p>
          </table:table-cell>
          <table:table-cell table:style-name="ce13" table:formula="of:=VLOOKUP([.M20];[$Segmentoanos.A$1:.C$1048576];2;0)" office:value-type="string" office:string-value="Construção Civil" calcext:value-type="string">
            <text:p>Construção Civil</text:p>
          </table:table-cell>
          <table:table-cell table:style-name="ce13" table:formula="of:=VLOOKUP([.M20];[$Segmentoanos.A$1:.C$1048576];3;0)" office:value-type="float" office:value="42" calcext:value-type="float">
            <text:p>42</text:p>
          </table:table-cell>
          <table:table-cell table:style-name="ce13" table:formula="of:=IF([.O20]&lt;=10; &quot;0-10 anos&quot;; IF([.O20]&lt;=20; &quot;11-20 anos&quot;; IF([.O20]&lt;=30; &quot;21-30 anos&quot;; IF([.O20]&lt;=40; &quot;31-40 anos&quot;; IF([.O20]&lt;=50; &quot;41-50 anos&quot;; IF([.O20]&lt;=60; &quot;51-60 anos&quot;; IF([.O20]&lt;=70; &quot;61-70 anos&quot;; IF([.O20]&lt;=80; &quot;71-80 anos&quot;; IF([.O20]&lt;=90; &quot;81-90 anos&quot;; IF([.O20]&lt;=100; &quot;91-100 anos&quot;; IF([.O20]&lt;=110; &quot;101-110 anos&quot;; IF([.O20]&lt;=120; &quot;111-120 anos&quot;; IF([.O20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20]/100" office:value-type="float" office:value="0.0125" calcext:value-type="float">
            <text:p>0.0125</text:p>
          </table:table-cell>
          <table:table-cell table:style-name="ce16" table:formula="of:=[.C20]/([.Q20]+1)" office:value-type="currency" office:currency="R$ " office:value="7.98024691358025" calcext:value-type="currency">
            <text:p>R$ 7.98</text:p>
          </table:table-cell>
          <table:table-cell table:style-name="ce16" table:formula="of:=([.C20]-[.R20])*[.L20]" office:value-type="currency" office:currency="R$ " office:value="37525872.3772839" calcext:value-type="currency">
            <text:p>R$ 37,525,872.38</text:p>
          </table:table-cell>
          <table:table-cell table:style-name="ce13" table:formula="of:=IF([.S20]&gt;0;&quot;Subiu&quot;;IF([.S20]&lt;0;&quot;Desceu&quot;;&quot;Estável&quot;))" office:value-type="string" office:string-value="Subiu" calcext:value-type="string">
            <text:p>Subiu</text:p>
          </table:table-cell>
          <table:table-cell table:style-name="ce13" table:formula="of:=[.E20]/100" office:value-type="float" office:value="0.0138" calcext:value-type="float">
            <text:p>0.0138</text:p>
          </table:table-cell>
          <table:table-cell table:style-name="ce16" table:formula="of:=[.C20]/([.U20]+1)" office:value-type="currency" office:currency="R$ " office:value="7.97001380942987" calcext:value-type="currency">
            <text:p>R$ 7.97</text:p>
          </table:table-cell>
          <table:table-cell table:style-name="ce16" table:formula="of:=([.C20]-[.V20])*[.L20]" office:value-type="currency" office:currency="R$ " office:value="41375439.0839693" calcext:value-type="currency">
            <text:p>R$ 41,375,439.08</text:p>
          </table:table-cell>
          <table:table-cell table:style-name="ce13" table:formula="of:=IF([.W20]&gt;0;&quot;Subiu&quot;;IF([.W20]&lt;0;&quot;Desceu&quot;;&quot;Estável&quot;))" office:value-type="string" office:string-value="Subiu" calcext:value-type="string">
            <text:p>Subiu</text:p>
          </table:table-cell>
          <table:table-cell table:style-name="ce13" table:formula="of:=[.F20]/100" office:value-type="float" office:value="-0.2805" calcext:value-type="float">
            <text:p>-0.2805</text:p>
          </table:table-cell>
          <table:table-cell table:style-name="ce21" table:formula="of:=[.C20]/([.Y20]+1)" office:value-type="float" office:value="11.230020847811" calcext:value-type="float">
            <text:p>11.23</text:p>
          </table:table-cell>
          <table:table-cell table:style-name="ce16" table:formula="of:=([.C20]-[.Z20])*[.L20]" office:value-type="currency" office:currency="R$ " office:value="-1184998725.9876" calcext:value-type="currency">
            <text:p>-R$ 1,184,998,725.99</text:p>
          </table:table-cell>
          <table:table-cell table:style-name="ce16" table:formula="of:=IF([.AA20]&gt;0;&quot;Subiu&quot;;IF([.AA20]&lt;0;&quot;Desceu&quot;;&quot;Estável&quot;))" office:value-type="string" office:string-value="Desceu" calcext:value-type="string">
            <text:p>Desceu</text:p>
          </table:table-cell>
          <table:table-cell table:style-name="ce24" table:formula="of:=[.G20]/100" office:value-type="float" office:value="-0.2805" calcext:value-type="float">
            <text:p>-0.2805</text:p>
          </table:table-cell>
          <table:table-cell table:style-name="ce16" table:formula="of:=[.C20]/([.AC20]+1)" office:value-type="currency" office:currency="R$ " office:value="11.230020847811" calcext:value-type="currency">
            <text:p>R$ 11.23</text:p>
          </table:table-cell>
          <table:table-cell table:style-name="ce16" table:formula="of:=([.C20]-[.AD20])*[.L20]" office:value-type="currency" office:currency="R$ " office:value="-1184998725.9876" calcext:value-type="currency">
            <text:p>-R$ 1,184,998,725.99</text:p>
          </table:table-cell>
          <table:table-cell table:style-name="ce13" table:formula="of:=IF([.AE20]&gt;0;&quot;Subiu&quot;;IF([.AE20]&lt;0;&quot;Desceu&quot;;&quot;Estável&quot;))" office:value-type="string" office:string-value="Desceu" calcext:value-type="string">
            <text:p>Desceu</text:p>
          </table:table-cell>
          <table:table-cell table:style-name="ce13" table:formula="of:=[.H20]/100" office:value-type="float" office:value="0.1412" calcext:value-type="float">
            <text:p>0.1412</text:p>
          </table:table-cell>
          <table:table-cell table:style-name="ce16" table:formula="of:=[.C20]/([.AG20]+1)" office:value-type="currency" office:currency="R$ " office:value="7.08026638626008" calcext:value-type="currency">
            <text:p>R$ 7.08</text:p>
          </table:table-cell>
          <table:table-cell table:style-name="ce16" table:formula="of:=([.C20]-[.AH20])*[.L20]" office:value-type="currency" office:currency="R$ " office:value="376087370.796944" calcext:value-type="currency">
            <text:p>R$ 376,087,370.80</text:p>
          </table:table-cell>
          <table:table-cell table:style-name="ce16" table:formula="of:=IF([.AI20]&gt;0;&quot;Subiu&quot;;IF([.AI20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57.91" calcext:value-type="float">
            <text:p>57.91</text:p>
          </table:table-cell>
          <table:table-cell table:style-name="ce10" office:value-type="float" office:value="1.15" calcext:value-type="float">
            <text:p>1.15</text:p>
          </table:table-cell>
          <table:table-cell table:style-name="ce10" office:value-type="float" office:value="-1.03" calcext:value-type="float">
            <text:p>-1.03</text:p>
          </table:table-cell>
          <table:table-cell table:number-columns-repeated="2" table:style-name="ce10" office:value-type="float" office:value="-10.26" calcext:value-type="float">
            <text:p>-10.26</text:p>
          </table:table-cell>
          <table:table-cell table:style-name="ce10" office:value-type="float" office:value="-28.97" calcext:value-type="float">
            <text:p>-28.97</text:p>
          </table:table-cell>
          <table:table-cell table:style-name="ce10" office:value-type="float" office:value="56.22" calcext:value-type="float">
            <text:p>56.22</text:p>
          </table:table-cell>
          <table:table-cell table:style-name="ce10" office:value-type="float" office:value="59.29" calcext:value-type="float">
            <text:p>59.29</text:p>
          </table:table-cell>
          <table:table-cell table:style-name="ce3" office:value-type="string" calcext:value-type="string">
            <text:p>202,83 M</text:p>
          </table:table-cell>
          <table:table-cell table:style-name="ce12" table:formula="of:=VLOOKUP([.A21];[$Total_de_acoes.A$1:.B$1048576];2;0)" office:value-type="float" office:value="62305891" calcext:value-type="float">
            <text:p>62,305,891</text:p>
          </table:table-cell>
          <table:table-cell table:style-name="ce13" table:formula="of:=VLOOKUP([.A21];[$Ticker.A$1:.B$1048576];2;0)" office:value-type="string" office:string-value="Arezzo" calcext:value-type="string">
            <text:p>Arezzo</text:p>
          </table:table-cell>
          <table:table-cell table:style-name="ce13" table:formula="of:=VLOOKUP([.M21];[$Segmentoanos.A$1:.C$1048576];2;0)" office:value-type="string" office:string-value="Calçados" calcext:value-type="string">
            <text:p>Calçados</text:p>
          </table:table-cell>
          <table:table-cell table:style-name="ce13" table:formula="of:=VLOOKUP([.M21];[$Segmentoanos.A$1:.C$1048576];3;0)" office:value-type="float" office:value="50" calcext:value-type="float">
            <text:p>50</text:p>
          </table:table-cell>
          <table:table-cell table:style-name="ce13" table:formula="of:=IF([.O21]&lt;=10; &quot;0-10 anos&quot;; IF([.O21]&lt;=20; &quot;11-20 anos&quot;; IF([.O21]&lt;=30; &quot;21-30 anos&quot;; IF([.O21]&lt;=40; &quot;31-40 anos&quot;; IF([.O21]&lt;=50; &quot;41-50 anos&quot;; IF([.O21]&lt;=60; &quot;51-60 anos&quot;; IF([.O21]&lt;=70; &quot;61-70 anos&quot;; IF([.O21]&lt;=80; &quot;71-80 anos&quot;; IF([.O21]&lt;=90; &quot;81-90 anos&quot;; IF([.O21]&lt;=100; &quot;91-100 anos&quot;; IF([.O21]&lt;=110; &quot;101-110 anos&quot;; IF([.O21]&lt;=120; &quot;111-120 anos&quot;; IF([.O21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21]/100" office:value-type="float" office:value="0.0115" calcext:value-type="float">
            <text:p>0.0115</text:p>
          </table:table-cell>
          <table:table-cell table:style-name="ce16" table:formula="of:=[.C21]/([.Q21]+1)" office:value-type="currency" office:currency="R$ " office:value="57.2516065249629" calcext:value-type="currency">
            <text:p>R$ 57.25</text:p>
          </table:table-cell>
          <table:table-cell table:style-name="ce16" table:formula="of:=([.C21]-[.R21])*[.L21]" office:value-type="currency" office:currency="R$ " office:value="41021792.0907715" calcext:value-type="currency">
            <text:p>R$ 41,021,792.09</text:p>
          </table:table-cell>
          <table:table-cell table:style-name="ce13" table:formula="of:=IF([.S21]&gt;0;&quot;Subiu&quot;;IF([.S21]&lt;0;&quot;Desceu&quot;;&quot;Estável&quot;))" office:value-type="string" office:string-value="Subiu" calcext:value-type="string">
            <text:p>Subiu</text:p>
          </table:table-cell>
          <table:table-cell table:style-name="ce13" table:formula="of:=[.E21]/100" office:value-type="float" office:value="-0.0103" calcext:value-type="float">
            <text:p>-0.0103</text:p>
          </table:table-cell>
          <table:table-cell table:style-name="ce16" table:formula="of:=[.C21]/([.U21]+1)" office:value-type="currency" office:currency="R$ " office:value="58.5126806102859" calcext:value-type="currency">
            <text:p>R$ 58.51</text:p>
          </table:table-cell>
          <table:table-cell table:style-name="ce16" table:formula="of:=([.C21]-[.V21])*[.L21]" office:value-type="currency" office:currency="R$ " office:value="-37550552.4122895" calcext:value-type="currency">
            <text:p>-R$ 37,550,552.41</text:p>
          </table:table-cell>
          <table:table-cell table:style-name="ce13" table:formula="of:=IF([.W21]&gt;0;&quot;Subiu&quot;;IF([.W21]&lt;0;&quot;Desceu&quot;;&quot;Estável&quot;))" office:value-type="string" office:string-value="Desceu" calcext:value-type="string">
            <text:p>Desceu</text:p>
          </table:table-cell>
          <table:table-cell table:style-name="ce13" table:formula="of:=[.F21]/100" office:value-type="float" office:value="-0.1026" calcext:value-type="float">
            <text:p>-0.1026</text:p>
          </table:table-cell>
          <table:table-cell table:style-name="ce21" table:formula="of:=[.C21]/([.Y21]+1)" office:value-type="float" office:value="64.5308669489637" calcext:value-type="float">
            <text:p>64.53</text:p>
          </table:table-cell>
          <table:table-cell table:style-name="ce16" table:formula="of:=([.C21]-[.Z21])*[.L21]" office:value-type="currency" office:currency="R$ " office:value="-412519014.447634" calcext:value-type="currency">
            <text:p>-R$ 412,519,014.45</text:p>
          </table:table-cell>
          <table:table-cell table:style-name="ce16" table:formula="of:=IF([.AA21]&gt;0;&quot;Subiu&quot;;IF([.AA21]&lt;0;&quot;Desceu&quot;;&quot;Estável&quot;))" office:value-type="string" office:string-value="Desceu" calcext:value-type="string">
            <text:p>Desceu</text:p>
          </table:table-cell>
          <table:table-cell table:style-name="ce24" table:formula="of:=[.G21]/100" office:value-type="float" office:value="-0.1026" calcext:value-type="float">
            <text:p>-0.1026</text:p>
          </table:table-cell>
          <table:table-cell table:style-name="ce16" table:formula="of:=[.C21]/([.AC21]+1)" office:value-type="currency" office:currency="R$ " office:value="64.5308669489637" calcext:value-type="currency">
            <text:p>R$ 64.53</text:p>
          </table:table-cell>
          <table:table-cell table:style-name="ce16" table:formula="of:=([.C21]-[.AD21])*[.L21]" office:value-type="currency" office:currency="R$ " office:value="-412519014.447634" calcext:value-type="currency">
            <text:p>-R$ 412,519,014.45</text:p>
          </table:table-cell>
          <table:table-cell table:style-name="ce13" table:formula="of:=IF([.AE21]&gt;0;&quot;Subiu&quot;;IF([.AE21]&lt;0;&quot;Desceu&quot;;&quot;Estável&quot;))" office:value-type="string" office:string-value="Desceu" calcext:value-type="string">
            <text:p>Desceu</text:p>
          </table:table-cell>
          <table:table-cell table:style-name="ce13" table:formula="of:=[.H21]/100" office:value-type="float" office:value="-0.2897" calcext:value-type="float">
            <text:p>-0.2897</text:p>
          </table:table-cell>
          <table:table-cell table:style-name="ce16" table:formula="of:=[.C21]/([.AG21]+1)" office:value-type="currency" office:currency="R$ " office:value="81.5289314374208" calcext:value-type="currency">
            <text:p>R$ 81.53</text:p>
          </table:table-cell>
          <table:table-cell table:style-name="ce16" table:formula="of:=([.C21]-[.AH21])*[.L21]" office:value-type="currency" office:currency="R$ " office:value="-1471598567.67641" calcext:value-type="currency">
            <text:p>-R$ 1,471,598,567.68</text:p>
          </table:table-cell>
          <table:table-cell table:style-name="ce16" table:formula="of:=IF([.AI21]&gt;0;&quot;Subiu&quot;;IF([.AI21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BDC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5.52" calcext:value-type="float">
            <text:p>15.52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-0.77" calcext:value-type="float">
            <text:p>-0.77</text:p>
          </table:table-cell>
          <table:table-cell table:number-columns-repeated="2" table:style-name="ce9" office:value-type="float" office:value="-9.08" calcext:value-type="float">
            <text:p>-9.08</text:p>
          </table:table-cell>
          <table:table-cell table:style-name="ce9" office:value-type="float" office:value="16.11" calcext:value-type="float">
            <text:p>16.11</text:p>
          </table:table-cell>
          <table:table-cell table:style-name="ce9" office:value-type="float" office:value="15.35" calcext:value-type="float">
            <text:p>15.35</text:p>
          </table:table-cell>
          <table:table-cell table:style-name="ce9" office:value-type="float" office:value="15.62" calcext:value-type="float">
            <text:p>15.62</text:p>
          </table:table-cell>
          <table:table-cell table:style-name="ce2" office:value-type="string" calcext:value-type="string">
            <text:p>354,3 M</text:p>
          </table:table-cell>
          <table:table-cell table:style-name="ce12" table:formula="of:=VLOOKUP([.A22];[$Total_de_acoes.A$1:.B$1048576];2;0)" office:value-type="float" office:value="5146576868" calcext:value-type="float">
            <text:p>5,146,576,868</text:p>
          </table:table-cell>
          <table:table-cell table:style-name="ce13" table:formula="of:=VLOOKUP([.A22];[$Ticker.A$1:.B$1048576];2;0)" office:value-type="string" office:string-value="Banco Bradesco" calcext:value-type="string">
            <text:p>Banco Bradesco</text:p>
          </table:table-cell>
          <table:table-cell table:style-name="ce13" table:formula="of:=VLOOKUP([.M22];[$Segmentoanos.A$1:.C$1048576];2;0)" office:value-type="string" office:string-value="Banco" calcext:value-type="string">
            <text:p>Banco</text:p>
          </table:table-cell>
          <table:table-cell table:style-name="ce13" table:formula="of:=VLOOKUP([.M22];[$Segmentoanos.A$1:.C$1048576];3;0)" office:value-type="float" office:value="78" calcext:value-type="float">
            <text:p>78</text:p>
          </table:table-cell>
          <table:table-cell table:style-name="ce13" table:formula="of:=IF([.O22]&lt;=10; &quot;0-10 anos&quot;; IF([.O22]&lt;=20; &quot;11-20 anos&quot;; IF([.O22]&lt;=30; &quot;21-30 anos&quot;; IF([.O22]&lt;=40; &quot;31-40 anos&quot;; IF([.O22]&lt;=50; &quot;41-50 anos&quot;; IF([.O22]&lt;=60; &quot;51-60 anos&quot;; IF([.O22]&lt;=70; &quot;61-70 anos&quot;; IF([.O22]&lt;=80; &quot;71-80 anos&quot;; IF([.O22]&lt;=90; &quot;81-90 anos&quot;; IF([.O22]&lt;=100; &quot;91-100 anos&quot;; IF([.O22]&lt;=110; &quot;101-110 anos&quot;; IF([.O22]&lt;=120; &quot;111-120 anos&quot;; IF([.O22]&gt;120; &quot;Mais de 120 anos&quot;; &quot;Outro&quot;)))))))))))))" office:value-type="string" office:string-value="71-80 anos" calcext:value-type="string">
            <text:p>71-80 anos</text:p>
          </table:table-cell>
          <table:table-cell table:style-name="ce13" table:formula="of:=[.D22]/100" office:value-type="float" office:value="0.0104" calcext:value-type="float">
            <text:p>0.0104</text:p>
          </table:table-cell>
          <table:table-cell table:style-name="ce16" table:formula="of:=[.C22]/([.Q22]+1)" office:value-type="currency" office:currency="R$ " office:value="15.360253365004" calcext:value-type="currency">
            <text:p>R$ 15.36</text:p>
          </table:table-cell>
          <table:table-cell table:style-name="ce16" table:formula="of:=([.C22]-[.R22])*[.L22]" office:value-type="currency" office:currency="R$ " office:value="822148336.411458" calcext:value-type="currency">
            <text:p>R$ 822,148,336.41</text:p>
          </table:table-cell>
          <table:table-cell table:style-name="ce13" table:formula="of:=IF([.S22]&gt;0;&quot;Subiu&quot;;IF([.S22]&lt;0;&quot;Desceu&quot;;&quot;Estável&quot;))" office:value-type="string" office:string-value="Subiu" calcext:value-type="string">
            <text:p>Subiu</text:p>
          </table:table-cell>
          <table:table-cell table:style-name="ce13" table:formula="of:=[.E22]/100" office:value-type="float" office:value="-0.0077" calcext:value-type="float">
            <text:p>-0.0077</text:p>
          </table:table-cell>
          <table:table-cell table:style-name="ce16" table:formula="of:=[.C22]/([.U22]+1)" office:value-type="currency" office:currency="R$ " office:value="15.640431321173" calcext:value-type="currency">
            <text:p>R$ 15.64</text:p>
          </table:table-cell>
          <table:table-cell table:style-name="ce16" table:formula="of:=([.C22]-[.V22])*[.L22]" office:value-type="currency" office:currency="R$ " office:value="-619809051.73181" calcext:value-type="currency">
            <text:p>-R$ 619,809,051.73</text:p>
          </table:table-cell>
          <table:table-cell table:style-name="ce13" table:formula="of:=IF([.W22]&gt;0;&quot;Subiu&quot;;IF([.W22]&lt;0;&quot;Desceu&quot;;&quot;Estável&quot;))" office:value-type="string" office:string-value="Desceu" calcext:value-type="string">
            <text:p>Desceu</text:p>
          </table:table-cell>
          <table:table-cell table:style-name="ce13" table:formula="of:=[.F22]/100" office:value-type="float" office:value="-0.0908" calcext:value-type="float">
            <text:p>-0.0908</text:p>
          </table:table-cell>
          <table:table-cell table:style-name="ce21" table:formula="of:=[.C22]/([.Y22]+1)" office:value-type="float" office:value="17.0699516058073" calcext:value-type="float">
            <text:p>17.07</text:p>
          </table:table-cell>
          <table:table-cell table:style-name="ce16" table:formula="of:=([.C22]-[.Z22])*[.L22]" office:value-type="currency" office:currency="R$ " office:value="-7976945080.96731" calcext:value-type="currency">
            <text:p>-R$ 7,976,945,080.97</text:p>
          </table:table-cell>
          <table:table-cell table:style-name="ce16" table:formula="of:=IF([.AA22]&gt;0;&quot;Subiu&quot;;IF([.AA22]&lt;0;&quot;Desceu&quot;;&quot;Estável&quot;))" office:value-type="string" office:string-value="Desceu" calcext:value-type="string">
            <text:p>Desceu</text:p>
          </table:table-cell>
          <table:table-cell table:style-name="ce24" table:formula="of:=[.G22]/100" office:value-type="float" office:value="-0.0908" calcext:value-type="float">
            <text:p>-0.0908</text:p>
          </table:table-cell>
          <table:table-cell table:style-name="ce16" table:formula="of:=[.C22]/([.AC22]+1)" office:value-type="currency" office:currency="R$ " office:value="17.0699516058073" calcext:value-type="currency">
            <text:p>R$ 17.07</text:p>
          </table:table-cell>
          <table:table-cell table:style-name="ce16" table:formula="of:=([.C22]-[.AD22])*[.L22]" office:value-type="currency" office:currency="R$ " office:value="-7976945080.96731" calcext:value-type="currency">
            <text:p>-R$ 7,976,945,080.97</text:p>
          </table:table-cell>
          <table:table-cell table:style-name="ce13" table:formula="of:=IF([.AE22]&gt;0;&quot;Subiu&quot;;IF([.AE22]&lt;0;&quot;Desceu&quot;;&quot;Estável&quot;))" office:value-type="string" office:string-value="Desceu" calcext:value-type="string">
            <text:p>Desceu</text:p>
          </table:table-cell>
          <table:table-cell table:style-name="ce13" table:formula="of:=[.H22]/100" office:value-type="float" office:value="0.1611" calcext:value-type="float">
            <text:p>0.1611</text:p>
          </table:table-cell>
          <table:table-cell table:style-name="ce16" table:formula="of:=[.C22]/([.AG22]+1)" office:value-type="currency" office:currency="R$ " office:value="13.3666350874171" calcext:value-type="currency">
            <text:p>R$ 13.37</text:p>
          </table:table-cell>
          <table:table-cell table:style-name="ce16" table:formula="of:=([.C22]-[.AH22])*[.L22]" office:value-type="currency" office:currency="R$ " office:value="11082458047.462" calcext:value-type="currency">
            <text:p>R$ 11,082,458,047.46</text:p>
          </table:table-cell>
          <table:table-cell table:style-name="ce16" table:formula="of:=IF([.AI22]&gt;0;&quot;Subiu&quot;;IF([.AI22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7.19" calcext:value-type="float">
            <text:p>7.19</text:p>
          </table:table-cell>
          <table:table-cell table:style-name="ce10" office:value-type="float" office:value="0.98" calcext:value-type="float">
            <text:p>0.98</text:p>
          </table:table-cell>
          <table:table-cell table:style-name="ce10" office:value-type="float" office:value="6.05" calcext:value-type="float">
            <text:p>6.05</text:p>
          </table:table-cell>
          <table:table-cell table:number-columns-repeated="2" table:style-name="ce10" office:value-type="float" office:value="-3.75" calcext:value-type="float">
            <text:p>-3.75</text:p>
          </table:table-cell>
          <table:table-cell table:style-name="ce10" office:value-type="float" office:value="-48.31" calcext:value-type="float">
            <text:p>-48.31</text:p>
          </table:table-cell>
          <table:table-cell table:style-name="ce10" office:value-type="float" office:value="7.11" calcext:value-type="float">
            <text:p>7.11</text:p>
          </table:table-cell>
          <table:table-cell table:style-name="ce10" office:value-type="float" office:value="7.24" calcext:value-type="float">
            <text:p>7.24</text:p>
          </table:table-cell>
          <table:table-cell table:style-name="ce3" office:value-type="string" calcext:value-type="string">
            <text:p>42,44 M</text:p>
          </table:table-cell>
          <table:table-cell table:style-name="ce12" table:formula="of:=VLOOKUP([.A23];[$Total_de_acoes.A$1:.B$1048576];2;0)" office:value-type="float" office:value="261036182" calcext:value-type="float">
            <text:p>261,036,182</text:p>
          </table:table-cell>
          <table:table-cell table:style-name="ce13" table:formula="of:=VLOOKUP([.A23];[$Ticker.A$1:.B$1048576];2;0)" office:value-type="string" office:string-value="Minerva" calcext:value-type="string">
            <text:p>Minerva</text:p>
          </table:table-cell>
          <table:table-cell table:style-name="ce13" table:formula="of:=VLOOKUP([.M23];[$Segmentoanos.A$1:.C$1048576];2;0)" office:value-type="string" office:string-value="Alimentos" calcext:value-type="string">
            <text:p>Alimentos</text:p>
          </table:table-cell>
          <table:table-cell table:style-name="ce13" table:formula="of:=VLOOKUP([.M23];[$Segmentoanos.A$1:.C$1048576];3;0)" office:value-type="float" office:value="29" calcext:value-type="float">
            <text:p>29</text:p>
          </table:table-cell>
          <table:table-cell table:style-name="ce13" table:formula="of:=IF([.O23]&lt;=10; &quot;0-10 anos&quot;; IF([.O23]&lt;=20; &quot;11-20 anos&quot;; IF([.O23]&lt;=30; &quot;21-30 anos&quot;; IF([.O23]&lt;=40; &quot;31-40 anos&quot;; IF([.O23]&lt;=50; &quot;41-50 anos&quot;; IF([.O23]&lt;=60; &quot;51-60 anos&quot;; IF([.O23]&lt;=70; &quot;61-70 anos&quot;; IF([.O23]&lt;=80; &quot;71-80 anos&quot;; IF([.O23]&lt;=90; &quot;81-90 anos&quot;; IF([.O23]&lt;=100; &quot;91-100 anos&quot;; IF([.O23]&lt;=110; &quot;101-110 anos&quot;; IF([.O23]&lt;=120; &quot;111-120 anos&quot;; IF([.O23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23]/100" office:value-type="float" office:value="0.0098" calcext:value-type="float">
            <text:p>0.0098</text:p>
          </table:table-cell>
          <table:table-cell table:style-name="ce16" table:formula="of:=[.C23]/([.Q23]+1)" office:value-type="currency" office:currency="R$ " office:value="7.12022182610418" calcext:value-type="currency">
            <text:p>R$ 7.12</text:p>
          </table:table-cell>
          <table:table-cell table:style-name="ce16" table:formula="of:=([.C23]-[.R23])*[.L23]" office:value-type="currency" office:currency="R$ " office:value="18214628.1006971" calcext:value-type="currency">
            <text:p>R$ 18,214,628.10</text:p>
          </table:table-cell>
          <table:table-cell table:style-name="ce13" table:formula="of:=IF([.S23]&gt;0;&quot;Subiu&quot;;IF([.S23]&lt;0;&quot;Desceu&quot;;&quot;Estável&quot;))" office:value-type="string" office:string-value="Subiu" calcext:value-type="string">
            <text:p>Subiu</text:p>
          </table:table-cell>
          <table:table-cell table:style-name="ce13" table:formula="of:=[.E23]/100" office:value-type="float" office:value="0.0605" calcext:value-type="float">
            <text:p>0.0605</text:p>
          </table:table-cell>
          <table:table-cell table:style-name="ce16" table:formula="of:=[.C23]/([.U23]+1)" office:value-type="currency" office:currency="R$ " office:value="6.77982083922678" calcext:value-type="currency">
            <text:p>R$ 6.78</text:p>
          </table:table-cell>
          <table:table-cell table:style-name="ce16" table:formula="of:=([.C23]-[.V23])*[.L23]" office:value-type="currency" office:currency="R$ " office:value="107071602.064206" calcext:value-type="currency">
            <text:p>R$ 107,071,602.06</text:p>
          </table:table-cell>
          <table:table-cell table:style-name="ce13" table:formula="of:=IF([.W23]&gt;0;&quot;Subiu&quot;;IF([.W23]&lt;0;&quot;Desceu&quot;;&quot;Estável&quot;))" office:value-type="string" office:string-value="Subiu" calcext:value-type="string">
            <text:p>Subiu</text:p>
          </table:table-cell>
          <table:table-cell table:style-name="ce13" table:formula="of:=[.F23]/100" office:value-type="float" office:value="-0.0375" calcext:value-type="float">
            <text:p>-0.0375</text:p>
          </table:table-cell>
          <table:table-cell table:style-name="ce21" table:formula="of:=[.C23]/([.Y23]+1)" office:value-type="float" office:value="7.47012987012987" calcext:value-type="float">
            <text:p>7.47</text:p>
          </table:table-cell>
          <table:table-cell table:style-name="ce16" table:formula="of:=([.C23]-[.Z23])*[.L23]" office:value-type="currency" office:currency="R$ " office:value="-73124031.7628571" calcext:value-type="currency">
            <text:p>-R$ 73,124,031.76</text:p>
          </table:table-cell>
          <table:table-cell table:style-name="ce16" table:formula="of:=IF([.AA23]&gt;0;&quot;Subiu&quot;;IF([.AA23]&lt;0;&quot;Desceu&quot;;&quot;Estável&quot;))" office:value-type="string" office:string-value="Desceu" calcext:value-type="string">
            <text:p>Desceu</text:p>
          </table:table-cell>
          <table:table-cell table:style-name="ce24" table:formula="of:=[.G23]/100" office:value-type="float" office:value="-0.0375" calcext:value-type="float">
            <text:p>-0.0375</text:p>
          </table:table-cell>
          <table:table-cell table:style-name="ce16" table:formula="of:=[.C23]/([.AC23]+1)" office:value-type="currency" office:currency="R$ " office:value="7.47012987012987" calcext:value-type="currency">
            <text:p>R$ 7.47</text:p>
          </table:table-cell>
          <table:table-cell table:style-name="ce16" table:formula="of:=([.C23]-[.AD23])*[.L23]" office:value-type="currency" office:currency="R$ " office:value="-73124031.7628571" calcext:value-type="currency">
            <text:p>-R$ 73,124,031.76</text:p>
          </table:table-cell>
          <table:table-cell table:style-name="ce13" table:formula="of:=IF([.AE23]&gt;0;&quot;Subiu&quot;;IF([.AE23]&lt;0;&quot;Desceu&quot;;&quot;Estável&quot;))" office:value-type="string" office:string-value="Desceu" calcext:value-type="string">
            <text:p>Desceu</text:p>
          </table:table-cell>
          <table:table-cell table:style-name="ce13" table:formula="of:=[.H23]/100" office:value-type="float" office:value="-0.4831" calcext:value-type="float">
            <text:p>-0.4831</text:p>
          </table:table-cell>
          <table:table-cell table:style-name="ce16" table:formula="of:=[.C23]/([.AG23]+1)" office:value-type="currency" office:currency="R$ " office:value="13.9098471657961" calcext:value-type="currency">
            <text:p>R$ 13.91</text:p>
          </table:table-cell>
          <table:table-cell table:style-name="ce16" table:formula="of:=([.C23]-[.AH23])*[.L23]" office:value-type="currency" office:currency="R$ " office:value="-1754123247.78293" calcext:value-type="currency">
            <text:p>-R$ 1,754,123,247.78</text:p>
          </table:table-cell>
          <table:table-cell table:style-name="ce16" table:formula="of:=IF([.AI23]&gt;0;&quot;Subiu&quot;;IF([.AI23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PCA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.14" calcext:value-type="float">
            <text:p>4.14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-6.33" calcext:value-type="float">
            <text:p>-6.33</text:p>
          </table:table-cell>
          <table:table-cell table:number-columns-repeated="2" table:style-name="ce9" office:value-type="float" office:value="1.97" calcext:value-type="float">
            <text:p>1.97</text:p>
          </table:table-cell>
          <table:table-cell table:style-name="ce9" office:value-type="float" office:value="-51.18" calcext:value-type="float">
            <text:p>-51.18</text:p>
          </table:table-cell>
          <table:table-cell table:style-name="ce9" office:value-type="float" office:value="4.08" calcext:value-type="float">
            <text:p>4.08</text:p>
          </table:table-cell>
          <table:table-cell table:style-name="ce9" office:value-type="float" office:value="4.2" calcext:value-type="float">
            <text:p>4.2</text:p>
          </table:table-cell>
          <table:table-cell table:style-name="ce2" office:value-type="string" calcext:value-type="string">
            <text:p>21,18 M</text:p>
          </table:table-cell>
          <table:table-cell table:style-name="ce12" table:formula="of:=VLOOKUP([.A24];[$Total_de_acoes.A$1:.B$1048576];2;0)" office:value-type="float" office:value="159430826" calcext:value-type="float">
            <text:p>159,430,826</text:p>
          </table:table-cell>
          <table:table-cell table:style-name="ce13" table:formula="of:=VLOOKUP([.A24];[$Ticker.A$1:.B$1048576];2;0)" office:value-type="string" office:string-value="Grupo Pão de Açúcar" calcext:value-type="string">
            <text:p>Grupo Pão de Açúcar</text:p>
          </table:table-cell>
          <table:table-cell table:style-name="ce13" table:formula="of:=VLOOKUP([.M24];[$Segmentoanos.A$1:.C$1048576];2;0)" office:value-type="string" office:string-value="Varejo" calcext:value-type="string">
            <text:p>Varejo</text:p>
          </table:table-cell>
          <table:table-cell table:style-name="ce13" table:formula="of:=VLOOKUP([.M24];[$Segmentoanos.A$1:.C$1048576];3;0)" office:value-type="float" office:value="71" calcext:value-type="float">
            <text:p>71</text:p>
          </table:table-cell>
          <table:table-cell table:style-name="ce13" table:formula="of:=IF([.O24]&lt;=10; &quot;0-10 anos&quot;; IF([.O24]&lt;=20; &quot;11-20 anos&quot;; IF([.O24]&lt;=30; &quot;21-30 anos&quot;; IF([.O24]&lt;=40; &quot;31-40 anos&quot;; IF([.O24]&lt;=50; &quot;41-50 anos&quot;; IF([.O24]&lt;=60; &quot;51-60 anos&quot;; IF([.O24]&lt;=70; &quot;61-70 anos&quot;; IF([.O24]&lt;=80; &quot;71-80 anos&quot;; IF([.O24]&lt;=90; &quot;81-90 anos&quot;; IF([.O24]&lt;=100; &quot;91-100 anos&quot;; IF([.O24]&lt;=110; &quot;101-110 anos&quot;; IF([.O24]&lt;=120; &quot;111-120 anos&quot;; IF([.O24]&gt;120; &quot;Mais de 120 anos&quot;; &quot;Outro&quot;)))))))))))))" office:value-type="string" office:string-value="71-80 anos" calcext:value-type="string">
            <text:p>71-80 anos</text:p>
          </table:table-cell>
          <table:table-cell table:style-name="ce13" table:formula="of:=[.D24]/100" office:value-type="float" office:value="0.0097" calcext:value-type="float">
            <text:p>0.0097</text:p>
          </table:table-cell>
          <table:table-cell table:style-name="ce16" table:formula="of:=[.C24]/([.Q24]+1)" office:value-type="currency" office:currency="R$ " office:value="4.1002277904328" calcext:value-type="currency">
            <text:p>R$ 4.10</text:p>
          </table:table-cell>
          <table:table-cell table:style-name="ce16" table:formula="of:=([.C24]-[.R24])*[.L24]" office:value-type="currency" office:currency="R$ " office:value="6340916.22314354" calcext:value-type="currency">
            <text:p>R$ 6,340,916.22</text:p>
          </table:table-cell>
          <table:table-cell table:style-name="ce13" table:formula="of:=IF([.S24]&gt;0;&quot;Subiu&quot;;IF([.S24]&lt;0;&quot;Desceu&quot;;&quot;Estável&quot;))" office:value-type="string" office:string-value="Subiu" calcext:value-type="string">
            <text:p>Subiu</text:p>
          </table:table-cell>
          <table:table-cell table:style-name="ce13" table:formula="of:=[.E24]/100" office:value-type="float" office:value="-0.0633" calcext:value-type="float">
            <text:p>-0.0633</text:p>
          </table:table-cell>
          <table:table-cell table:style-name="ce16" table:formula="of:=[.C24]/([.U24]+1)" office:value-type="currency" office:currency="R$ " office:value="4.41977153837942" calcext:value-type="currency">
            <text:p>R$ 4.42</text:p>
          </table:table-cell>
          <table:table-cell table:style-name="ce16" table:formula="of:=([.C24]-[.V24])*[.L24]" office:value-type="currency" office:currency="R$ " office:value="-44604207.4551211" calcext:value-type="currency">
            <text:p>-R$ 44,604,207.46</text:p>
          </table:table-cell>
          <table:table-cell table:style-name="ce13" table:formula="of:=IF([.W24]&gt;0;&quot;Subiu&quot;;IF([.W24]&lt;0;&quot;Desceu&quot;;&quot;Estável&quot;))" office:value-type="string" office:string-value="Desceu" calcext:value-type="string">
            <text:p>Desceu</text:p>
          </table:table-cell>
          <table:table-cell table:style-name="ce13" table:formula="of:=[.F24]/100" office:value-type="float" office:value="0.0197" calcext:value-type="float">
            <text:p>0.0197</text:p>
          </table:table-cell>
          <table:table-cell table:style-name="ce21" table:formula="of:=[.C24]/([.Y24]+1)" office:value-type="float" office:value="4.06001765225066" calcext:value-type="float">
            <text:p>4.06</text:p>
          </table:table-cell>
          <table:table-cell table:style-name="ce16" table:formula="of:=([.C24]-[.Z24])*[.L24]" office:value-type="currency" office:currency="R$ " office:value="12751651.7670962" calcext:value-type="currency">
            <text:p>R$ 12,751,651.77</text:p>
          </table:table-cell>
          <table:table-cell table:style-name="ce16" table:formula="of:=IF([.AA24]&gt;0;&quot;Subiu&quot;;IF([.AA24]&lt;0;&quot;Desceu&quot;;&quot;Estável&quot;))" office:value-type="string" office:string-value="Subiu" calcext:value-type="string">
            <text:p>Subiu</text:p>
          </table:table-cell>
          <table:table-cell table:style-name="ce24" table:formula="of:=[.G24]/100" office:value-type="float" office:value="0.0197" calcext:value-type="float">
            <text:p>0.0197</text:p>
          </table:table-cell>
          <table:table-cell table:style-name="ce16" table:formula="of:=[.C24]/([.AC24]+1)" office:value-type="currency" office:currency="R$ " office:value="4.06001765225066" calcext:value-type="currency">
            <text:p>R$ 4.06</text:p>
          </table:table-cell>
          <table:table-cell table:style-name="ce16" table:formula="of:=([.C24]-[.AD24])*[.L24]" office:value-type="currency" office:currency="R$ " office:value="12751651.7670962" calcext:value-type="currency">
            <text:p>R$ 12,751,651.77</text:p>
          </table:table-cell>
          <table:table-cell table:style-name="ce13" table:formula="of:=IF([.AE24]&gt;0;&quot;Subiu&quot;;IF([.AE24]&lt;0;&quot;Desceu&quot;;&quot;Estável&quot;))" office:value-type="string" office:string-value="Subiu" calcext:value-type="string">
            <text:p>Subiu</text:p>
          </table:table-cell>
          <table:table-cell table:style-name="ce13" table:formula="of:=[.H24]/100" office:value-type="float" office:value="-0.5118" calcext:value-type="float">
            <text:p>-0.5118</text:p>
          </table:table-cell>
          <table:table-cell table:style-name="ce16" table:formula="of:=[.C24]/([.AG24]+1)" office:value-type="currency" office:currency="R$ " office:value="8.48013109381401" calcext:value-type="currency">
            <text:p>R$ 8.48</text:p>
          </table:table-cell>
          <table:table-cell table:style-name="ce16" table:formula="of:=([.C24]-[.AH24])*[.L24]" office:value-type="currency" office:currency="R$ " office:value="-691950685.235051" calcext:value-type="currency">
            <text:p>-R$ 691,950,685.24</text:p>
          </table:table-cell>
          <table:table-cell table:style-name="ce16" table:formula="of:=IF([.AI24]&gt;0;&quot;Subiu&quot;;IF([.AI24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4.61" calcext:value-type="float">
            <text:p>14.61</text:p>
          </table:table-cell>
          <table:table-cell table:style-name="ce10" office:value-type="float" office:value="0.96" calcext:value-type="float">
            <text:p>0.96</text:p>
          </table:table-cell>
          <table:table-cell table:style-name="ce10" office:value-type="float" office:value="12.38" calcext:value-type="float">
            <text:p>12.38</text:p>
          </table:table-cell>
          <table:table-cell table:number-columns-repeated="2" table:style-name="ce10" office:value-type="float" office:value="5.79" calcext:value-type="float">
            <text:p>5.79</text:p>
          </table:table-cell>
          <table:table-cell table:style-name="ce10" office:value-type="float" office:value="78.17" calcext:value-type="float">
            <text:p>78.17</text:p>
          </table:table-cell>
          <table:table-cell table:style-name="ce10" office:value-type="float" office:value="14.46" calcext:value-type="float">
            <text:p>14.46</text:p>
          </table:table-cell>
          <table:table-cell table:style-name="ce10" office:value-type="float" office:value="14.93" calcext:value-type="float">
            <text:p>14.93</text:p>
          </table:table-cell>
          <table:table-cell table:style-name="ce3" office:value-type="string" calcext:value-type="string">
            <text:p>101,38 M</text:p>
          </table:table-cell>
          <table:table-cell table:style-name="ce12" table:formula="of:=VLOOKUP([.A25];[$Total_de_acoes.A$1:.B$1048576];2;0)" office:value-type="float" office:value="1677525446" calcext:value-type="float">
            <text:p>1,677,525,446</text:p>
          </table:table-cell>
          <table:table-cell table:style-name="ce13" table:formula="of:=VLOOKUP([.A25];[$Ticker.A$1:.B$1048576];2;0)" office:value-type="string" office:string-value="BRF" calcext:value-type="string">
            <text:p>BRF</text:p>
          </table:table-cell>
          <table:table-cell table:style-name="ce13" table:formula="of:=VLOOKUP([.M25];[$Segmentoanos.A$1:.C$1048576];2;0)" office:value-type="string" office:string-value="Alimentos" calcext:value-type="string">
            <text:p>Alimentos</text:p>
          </table:table-cell>
          <table:table-cell table:style-name="ce13" table:formula="of:=VLOOKUP([.M25];[$Segmentoanos.A$1:.C$1048576];3;0)" office:value-type="float" office:value="9" calcext:value-type="float">
            <text:p>9</text:p>
          </table:table-cell>
          <table:table-cell table:style-name="ce13" table:formula="of:=IF([.O25]&lt;=10; &quot;0-10 anos&quot;; IF([.O25]&lt;=20; &quot;11-20 anos&quot;; IF([.O25]&lt;=30; &quot;21-30 anos&quot;; IF([.O25]&lt;=40; &quot;31-40 anos&quot;; IF([.O25]&lt;=50; &quot;41-50 anos&quot;; IF([.O25]&lt;=60; &quot;51-60 anos&quot;; IF([.O25]&lt;=70; &quot;61-70 anos&quot;; IF([.O25]&lt;=80; &quot;71-80 anos&quot;; IF([.O25]&lt;=90; &quot;81-90 anos&quot;; IF([.O25]&lt;=100; &quot;91-100 anos&quot;; IF([.O25]&lt;=110; &quot;101-110 anos&quot;; IF([.O25]&lt;=120; &quot;111-120 anos&quot;; IF([.O25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25]/100" office:value-type="float" office:value="0.0096" calcext:value-type="float">
            <text:p>0.0096</text:p>
          </table:table-cell>
          <table:table-cell table:style-name="ce16" table:formula="of:=[.C25]/([.Q25]+1)" office:value-type="currency" office:currency="R$ " office:value="14.4710776545166" calcext:value-type="currency">
            <text:p>R$ 14.47</text:p>
          </table:table-cell>
          <table:table-cell table:style-name="ce16" table:formula="of:=([.C25]-[.R25])*[.L25]" office:value-type="currency" office:currency="R$ " office:value="233045769.56634" calcext:value-type="currency">
            <text:p>R$ 233,045,769.57</text:p>
          </table:table-cell>
          <table:table-cell table:style-name="ce13" table:formula="of:=IF([.S25]&gt;0;&quot;Subiu&quot;;IF([.S25]&lt;0;&quot;Desceu&quot;;&quot;Estável&quot;))" office:value-type="string" office:string-value="Subiu" calcext:value-type="string">
            <text:p>Subiu</text:p>
          </table:table-cell>
          <table:table-cell table:style-name="ce13" table:formula="of:=[.E25]/100" office:value-type="float" office:value="0.1238" calcext:value-type="float">
            <text:p>0.1238</text:p>
          </table:table-cell>
          <table:table-cell table:style-name="ce16" table:formula="of:=[.C25]/([.U25]+1)" office:value-type="currency" office:currency="R$ " office:value="13.0005339028297" calcext:value-type="currency">
            <text:p>R$ 13.00</text:p>
          </table:table-cell>
          <table:table-cell table:style-name="ce16" table:formula="of:=([.C25]-[.V25])*[.L25]" office:value-type="currency" office:currency="R$ " office:value="2699920332.47751" calcext:value-type="currency">
            <text:p>R$ 2,699,920,332.48</text:p>
          </table:table-cell>
          <table:table-cell table:style-name="ce13" table:formula="of:=IF([.W25]&gt;0;&quot;Subiu&quot;;IF([.W25]&lt;0;&quot;Desceu&quot;;&quot;Estável&quot;))" office:value-type="string" office:string-value="Subiu" calcext:value-type="string">
            <text:p>Subiu</text:p>
          </table:table-cell>
          <table:table-cell table:style-name="ce13" table:formula="of:=[.F25]/100" office:value-type="float" office:value="0.0579" calcext:value-type="float">
            <text:p>0.0579</text:p>
          </table:table-cell>
          <table:table-cell table:style-name="ce21" table:formula="of:=[.C25]/([.Y25]+1)" office:value-type="float" office:value="13.8103790528405" calcext:value-type="float">
            <text:p>13.81</text:p>
          </table:table-cell>
          <table:table-cell table:style-name="ce16" table:formula="of:=([.C25]-[.Z25])*[.L25]" office:value-type="currency" office:currency="R$ " office:value="1341384486.01463" calcext:value-type="currency">
            <text:p>R$ 1,341,384,486.01</text:p>
          </table:table-cell>
          <table:table-cell table:style-name="ce16" table:formula="of:=IF([.AA25]&gt;0;&quot;Subiu&quot;;IF([.AA25]&lt;0;&quot;Desceu&quot;;&quot;Estável&quot;))" office:value-type="string" office:string-value="Subiu" calcext:value-type="string">
            <text:p>Subiu</text:p>
          </table:table-cell>
          <table:table-cell table:style-name="ce24" table:formula="of:=[.G25]/100" office:value-type="float" office:value="0.0579" calcext:value-type="float">
            <text:p>0.0579</text:p>
          </table:table-cell>
          <table:table-cell table:style-name="ce16" table:formula="of:=[.C25]/([.AC25]+1)" office:value-type="currency" office:currency="R$ " office:value="13.8103790528405" calcext:value-type="currency">
            <text:p>R$ 13.81</text:p>
          </table:table-cell>
          <table:table-cell table:style-name="ce16" table:formula="of:=([.C25]-[.AD25])*[.L25]" office:value-type="currency" office:currency="R$ " office:value="1341384486.01463" calcext:value-type="currency">
            <text:p>R$ 1,341,384,486.01</text:p>
          </table:table-cell>
          <table:table-cell table:style-name="ce13" table:formula="of:=IF([.AE25]&gt;0;&quot;Subiu&quot;;IF([.AE25]&lt;0;&quot;Desceu&quot;;&quot;Estável&quot;))" office:value-type="string" office:string-value="Subiu" calcext:value-type="string">
            <text:p>Subiu</text:p>
          </table:table-cell>
          <table:table-cell table:style-name="ce13" table:formula="of:=[.H25]/100" office:value-type="float" office:value="0.7817" calcext:value-type="float">
            <text:p>0.7817</text:p>
          </table:table-cell>
          <table:table-cell table:style-name="ce16" table:formula="of:=[.C25]/([.AG25]+1)" office:value-type="currency" office:currency="R$ " office:value="8.20003367570298" calcext:value-type="currency">
            <text:p>R$ 8.20</text:p>
          </table:table-cell>
          <table:table-cell table:style-name="ce16" table:formula="of:=([.C25]-[.AH25])*[.L25]" office:value-type="currency" office:currency="R$ " office:value="10752881617.0113" calcext:value-type="currency">
            <text:p>R$ 10,752,881,617.01</text:p>
          </table:table-cell>
          <table:table-cell table:style-name="ce16" table:formula="of:=IF([.AI25]&gt;0;&quot;Subiu&quot;;IF([.AI25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IVT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1.2" calcext:value-type="float">
            <text:p>51.20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1.09" calcext:value-type="float">
            <text:p>1.09</text:p>
          </table:table-cell>
          <table:table-cell table:number-columns-repeated="2" table:style-name="ce9" office:value-type="float" office:value="-4.19" calcext:value-type="float">
            <text:p>-4.19</text:p>
          </table:table-cell>
          <table:table-cell table:style-name="ce9" office:value-type="float" office:value="32.78" calcext:value-type="float">
            <text:p>32.78</text:p>
          </table:table-cell>
          <table:table-cell table:style-name="ce9" office:value-type="float" office:value="50.62" calcext:value-type="float">
            <text:p>50.62</text:p>
          </table:table-cell>
          <table:table-cell table:style-name="ce9" office:value-type="float" office:value="51.26" calcext:value-type="float">
            <text:p>51.26</text:p>
          </table:table-cell>
          <table:table-cell table:style-name="ce2" office:value-type="string" calcext:value-type="string">
            <text:p>64,92 M</text:p>
          </table:table-cell>
          <table:table-cell table:style-name="ce12" table:formula="of:=VLOOKUP([.A26];[$Total_de_acoes.A$1:.B$1048576];2;0)" office:value-type="float" office:value="423091712" calcext:value-type="float">
            <text:p>423,091,712</text:p>
          </table:table-cell>
          <table:table-cell table:style-name="ce13" table:formula="of:=VLOOKUP([.A26];[$Ticker.A$1:.B$1048576];2;0)" office:value-type="string" office:string-value="Vivo" calcext:value-type="string">
            <text:p>Vivo</text:p>
          </table:table-cell>
          <table:table-cell table:style-name="ce13" table:formula="of:=VLOOKUP([.M26];[$Segmentoanos.A$1:.C$1048576];2;0)" office:value-type="string" office:string-value="Telecomunicações" calcext:value-type="string">
            <text:p>Telecomunicações</text:p>
          </table:table-cell>
          <table:table-cell table:style-name="ce13" table:formula="of:=VLOOKUP([.M26];[$Segmentoanos.A$1:.C$1048576];3;0)" office:value-type="float" office:value="20" calcext:value-type="float">
            <text:p>20</text:p>
          </table:table-cell>
          <table:table-cell table:style-name="ce13" table:formula="of:=IF([.O26]&lt;=10; &quot;0-10 anos&quot;; IF([.O26]&lt;=20; &quot;11-20 anos&quot;; IF([.O26]&lt;=30; &quot;21-30 anos&quot;; IF([.O26]&lt;=40; &quot;31-40 anos&quot;; IF([.O26]&lt;=50; &quot;41-50 anos&quot;; IF([.O26]&lt;=60; &quot;51-60 anos&quot;; IF([.O26]&lt;=70; &quot;61-70 anos&quot;; IF([.O26]&lt;=80; &quot;71-80 anos&quot;; IF([.O26]&lt;=90; &quot;81-90 anos&quot;; IF([.O26]&lt;=100; &quot;91-100 anos&quot;; IF([.O26]&lt;=110; &quot;101-110 anos&quot;; IF([.O26]&lt;=120; &quot;111-120 anos&quot;; IF([.O26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26]/100" office:value-type="float" office:value="0.0088" calcext:value-type="float">
            <text:p>0.0088</text:p>
          </table:table-cell>
          <table:table-cell table:style-name="ce16" table:formula="of:=[.C26]/([.Q26]+1)" office:value-type="currency" office:currency="R$ " office:value="50.7533703409992" calcext:value-type="currency">
            <text:p>R$ 50.75</text:p>
          </table:table-cell>
          <table:table-cell table:style-name="ce16" table:formula="of:=([.C26]-[.R26])*[.L26]" office:value-type="currency" office:currency="R$ " office:value="188965307.056621" calcext:value-type="currency">
            <text:p>R$ 188,965,307.06</text:p>
          </table:table-cell>
          <table:table-cell table:style-name="ce13" table:formula="of:=IF([.S26]&gt;0;&quot;Subiu&quot;;IF([.S26]&lt;0;&quot;Desceu&quot;;&quot;Estável&quot;))" office:value-type="string" office:string-value="Subiu" calcext:value-type="string">
            <text:p>Subiu</text:p>
          </table:table-cell>
          <table:table-cell table:style-name="ce13" table:formula="of:=[.E26]/100" office:value-type="float" office:value="0.0109" calcext:value-type="float">
            <text:p>0.0109</text:p>
          </table:table-cell>
          <table:table-cell table:style-name="ce16" table:formula="of:=[.C26]/([.U26]+1)" office:value-type="currency" office:currency="R$ " office:value="50.6479374814522" calcext:value-type="currency">
            <text:p>R$ 50.65</text:p>
          </table:table-cell>
          <table:table-cell table:style-name="ce16" table:formula="of:=([.C26]-[.V26])*[.L26]" office:value-type="currency" office:currency="R$ " office:value="233573076.103429" calcext:value-type="currency">
            <text:p>R$ 233,573,076.10</text:p>
          </table:table-cell>
          <table:table-cell table:style-name="ce13" table:formula="of:=IF([.W26]&gt;0;&quot;Subiu&quot;;IF([.W26]&lt;0;&quot;Desceu&quot;;&quot;Estável&quot;))" office:value-type="string" office:string-value="Subiu" calcext:value-type="string">
            <text:p>Subiu</text:p>
          </table:table-cell>
          <table:table-cell table:style-name="ce13" table:formula="of:=[.F26]/100" office:value-type="float" office:value="-0.0419" calcext:value-type="float">
            <text:p>-0.0419</text:p>
          </table:table-cell>
          <table:table-cell table:style-name="ce21" table:formula="of:=[.C26]/([.Y26]+1)" office:value-type="float" office:value="53.4390982152176" calcext:value-type="float">
            <text:p>53.44</text:p>
          </table:table-cell>
          <table:table-cell table:style-name="ce16" table:formula="of:=([.C26]-[.Z26])*[.L26]" office:value-type="currency" office:currency="R$ " office:value="-947343897.212569" calcext:value-type="currency">
            <text:p>-R$ 947,343,897.21</text:p>
          </table:table-cell>
          <table:table-cell table:style-name="ce16" table:formula="of:=IF([.AA26]&gt;0;&quot;Subiu&quot;;IF([.AA26]&lt;0;&quot;Desceu&quot;;&quot;Estável&quot;))" office:value-type="string" office:string-value="Desceu" calcext:value-type="string">
            <text:p>Desceu</text:p>
          </table:table-cell>
          <table:table-cell table:style-name="ce24" table:formula="of:=[.G26]/100" office:value-type="float" office:value="-0.0419" calcext:value-type="float">
            <text:p>-0.0419</text:p>
          </table:table-cell>
          <table:table-cell table:style-name="ce16" table:formula="of:=[.C26]/([.AC26]+1)" office:value-type="currency" office:currency="R$ " office:value="53.4390982152176" calcext:value-type="currency">
            <text:p>R$ 53.44</text:p>
          </table:table-cell>
          <table:table-cell table:style-name="ce16" table:formula="of:=([.C26]-[.AD26])*[.L26]" office:value-type="currency" office:currency="R$ " office:value="-947343897.212569" calcext:value-type="currency">
            <text:p>-R$ 947,343,897.21</text:p>
          </table:table-cell>
          <table:table-cell table:style-name="ce13" table:formula="of:=IF([.AE26]&gt;0;&quot;Subiu&quot;;IF([.AE26]&lt;0;&quot;Desceu&quot;;&quot;Estável&quot;))" office:value-type="string" office:string-value="Desceu" calcext:value-type="string">
            <text:p>Desceu</text:p>
          </table:table-cell>
          <table:table-cell table:style-name="ce13" table:formula="of:=[.H26]/100" office:value-type="float" office:value="0.3278" calcext:value-type="float">
            <text:p>0.3278</text:p>
          </table:table-cell>
          <table:table-cell table:style-name="ce16" table:formula="of:=[.C26]/([.AG26]+1)" office:value-type="currency" office:currency="R$ " office:value="38.5600241000151" calcext:value-type="currency">
            <text:p>R$ 38.56</text:p>
          </table:table-cell>
          <table:table-cell table:style-name="ce16" table:formula="of:=([.C26]-[.AH26])*[.L26]" office:value-type="currency" office:currency="R$ " office:value="5347869043.16337" calcext:value-type="currency">
            <text:p>R$ 5,347,869,043.16</text:p>
          </table:table-cell>
          <table:table-cell table:style-name="ce16" table:formula="of:=IF([.AI26]&gt;0;&quot;Subiu&quot;;IF([.AI2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2.64" calcext:value-type="float">
            <text:p>22.64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07" calcext:value-type="float">
            <text:p>1.07</text:p>
          </table:table-cell>
          <table:table-cell table:number-columns-repeated="2" table:style-name="ce10" office:value-type="float" office:value="-1.35" calcext:value-type="float">
            <text:p>-1.35</text:p>
          </table:table-cell>
          <table:table-cell table:style-name="ce10" office:value-type="float" office:value="20.93" calcext:value-type="float">
            <text:p>20.93</text:p>
          </table:table-cell>
          <table:table-cell table:style-name="ce10" office:value-type="float" office:value="22.32" calcext:value-type="float">
            <text:p>22.32</text:p>
          </table:table-cell>
          <table:table-cell table:style-name="ce10" office:value-type="float" office:value="22.83" calcext:value-type="float">
            <text:p>22.83</text:p>
          </table:table-cell>
          <table:table-cell table:style-name="ce3" office:value-type="string" calcext:value-type="string">
            <text:p>178,44 M</text:p>
          </table:table-cell>
          <table:table-cell table:style-name="ce12" table:formula="of:=VLOOKUP([.A27];[$Total_de_acoes.A$1:.B$1048576];2;0)" office:value-type="float" office:value="1218352541" calcext:value-type="float">
            <text:p>1,218,352,541</text:p>
          </table:table-cell>
          <table:table-cell table:style-name="ce13" table:formula="of:=VLOOKUP([.A27];[$Ticker.A$1:.B$1048576];2;0)" office:value-type="string" office:string-value="Rumo" calcext:value-type="string">
            <text:p>Rumo</text:p>
          </table:table-cell>
          <table:table-cell table:style-name="ce13" table:formula="of:=VLOOKUP([.M27];[$Segmentoanos.A$1:.C$1048576];2;0)" office:value-type="string" office:string-value="Logística" calcext:value-type="string">
            <text:p>Logística</text:p>
          </table:table-cell>
          <table:table-cell table:style-name="ce13" table:formula="of:=VLOOKUP([.M27];[$Segmentoanos.A$1:.C$1048576];3;0)" office:value-type="float" office:value="12" calcext:value-type="float">
            <text:p>12</text:p>
          </table:table-cell>
          <table:table-cell table:style-name="ce13" table:formula="of:=IF([.O27]&lt;=10; &quot;0-10 anos&quot;; IF([.O27]&lt;=20; &quot;11-20 anos&quot;; IF([.O27]&lt;=30; &quot;21-30 anos&quot;; IF([.O27]&lt;=40; &quot;31-40 anos&quot;; IF([.O27]&lt;=50; &quot;41-50 anos&quot;; IF([.O27]&lt;=60; &quot;51-60 anos&quot;; IF([.O27]&lt;=70; &quot;61-70 anos&quot;; IF([.O27]&lt;=80; &quot;71-80 anos&quot;; IF([.O27]&lt;=90; &quot;81-90 anos&quot;; IF([.O27]&lt;=100; &quot;91-100 anos&quot;; IF([.O27]&lt;=110; &quot;101-110 anos&quot;; IF([.O27]&lt;=120; &quot;111-120 anos&quot;; IF([.O27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27]/100" office:value-type="float" office:value="0.0084" calcext:value-type="float">
            <text:p>0.0084</text:p>
          </table:table-cell>
          <table:table-cell table:style-name="ce16" table:formula="of:=[.C27]/([.Q27]+1)" office:value-type="currency" office:currency="R$ " office:value="22.4514081713606" calcext:value-type="currency">
            <text:p>R$ 22.45</text:p>
          </table:table-cell>
          <table:table-cell table:style-name="ce16" table:formula="of:=([.C27]-[.R27])*[.L27]" office:value-type="currency" office:currency="R$ " office:value="229771333.634684" calcext:value-type="currency">
            <text:p>R$ 229,771,333.63</text:p>
          </table:table-cell>
          <table:table-cell table:style-name="ce13" table:formula="of:=IF([.S27]&gt;0;&quot;Subiu&quot;;IF([.S27]&lt;0;&quot;Desceu&quot;;&quot;Estável&quot;))" office:value-type="string" office:string-value="Subiu" calcext:value-type="string">
            <text:p>Subiu</text:p>
          </table:table-cell>
          <table:table-cell table:style-name="ce13" table:formula="of:=[.E27]/100" office:value-type="float" office:value="0.0107" calcext:value-type="float">
            <text:p>0.0107</text:p>
          </table:table-cell>
          <table:table-cell table:style-name="ce16" table:formula="of:=[.C27]/([.U27]+1)" office:value-type="currency" office:currency="R$ " office:value="22.4003166122489" calcext:value-type="currency">
            <text:p>R$ 22.40</text:p>
          </table:table-cell>
          <table:table-cell table:style-name="ce16" table:formula="of:=([.C27]-[.V27])*[.L27]" office:value-type="currency" office:currency="R$ " office:value="292018864.501993" calcext:value-type="currency">
            <text:p>R$ 292,018,864.50</text:p>
          </table:table-cell>
          <table:table-cell table:style-name="ce13" table:formula="of:=IF([.W27]&gt;0;&quot;Subiu&quot;;IF([.W27]&lt;0;&quot;Desceu&quot;;&quot;Estável&quot;))" office:value-type="string" office:string-value="Subiu" calcext:value-type="string">
            <text:p>Subiu</text:p>
          </table:table-cell>
          <table:table-cell table:style-name="ce13" table:formula="of:=[.F27]/100" office:value-type="float" office:value="-0.0135" calcext:value-type="float">
            <text:p>-0.0135</text:p>
          </table:table-cell>
          <table:table-cell table:style-name="ce21" table:formula="of:=[.C27]/([.Y27]+1)" office:value-type="float" office:value="22.9498226051698" calcext:value-type="float">
            <text:p>22.95</text:p>
          </table:table-cell>
          <table:table-cell table:style-name="ce16" table:formula="of:=([.C27]-[.Z27])*[.L27]" office:value-type="currency" office:currency="R$ " office:value="-377473158.267856" calcext:value-type="currency">
            <text:p>-R$ 377,473,158.27</text:p>
          </table:table-cell>
          <table:table-cell table:style-name="ce16" table:formula="of:=IF([.AA27]&gt;0;&quot;Subiu&quot;;IF([.AA27]&lt;0;&quot;Desceu&quot;;&quot;Estável&quot;))" office:value-type="string" office:string-value="Desceu" calcext:value-type="string">
            <text:p>Desceu</text:p>
          </table:table-cell>
          <table:table-cell table:style-name="ce24" table:formula="of:=[.G27]/100" office:value-type="float" office:value="-0.0135" calcext:value-type="float">
            <text:p>-0.0135</text:p>
          </table:table-cell>
          <table:table-cell table:style-name="ce16" table:formula="of:=[.C27]/([.AC27]+1)" office:value-type="currency" office:currency="R$ " office:value="22.9498226051698" calcext:value-type="currency">
            <text:p>R$ 22.95</text:p>
          </table:table-cell>
          <table:table-cell table:style-name="ce16" table:formula="of:=([.C27]-[.AD27])*[.L27]" office:value-type="currency" office:currency="R$ " office:value="-377473158.267856" calcext:value-type="currency">
            <text:p>-R$ 377,473,158.27</text:p>
          </table:table-cell>
          <table:table-cell table:style-name="ce13" table:formula="of:=IF([.AE27]&gt;0;&quot;Subiu&quot;;IF([.AE27]&lt;0;&quot;Desceu&quot;;&quot;Estável&quot;))" office:value-type="string" office:string-value="Desceu" calcext:value-type="string">
            <text:p>Desceu</text:p>
          </table:table-cell>
          <table:table-cell table:style-name="ce13" table:formula="of:=[.H27]/100" office:value-type="float" office:value="0.2093" calcext:value-type="float">
            <text:p>0.2093</text:p>
          </table:table-cell>
          <table:table-cell table:style-name="ce16" table:formula="of:=[.C27]/([.AG27]+1)" office:value-type="currency" office:currency="R$ " office:value="18.7215744645663" calcext:value-type="currency">
            <text:p>R$ 18.72</text:p>
          </table:table-cell>
          <table:table-cell table:style-name="ce16" table:formula="of:=([.C27]-[.AH27])*[.L27]" office:value-type="currency" office:currency="R$ " office:value="4774023707.81496" calcext:value-type="currency">
            <text:p>R$ 4,774,023,707.81</text:p>
          </table:table-cell>
          <table:table-cell table:style-name="ce16" table:formula="of:=IF([.AI27]&gt;0;&quot;Subiu&quot;;IF([.AI27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.9" calcext:value-type="float">
            <text:p>4.90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9.38" calcext:value-type="float">
            <text:p>9.38</text:p>
          </table:table-cell>
          <table:table-cell table:number-columns-repeated="2" table:style-name="ce9" office:value-type="float" office:value="5.83" calcext:value-type="float">
            <text:p>5.83</text:p>
          </table:table-cell>
          <table:table-cell table:style-name="ce9" office:value-type="float" office:value="-2.19" calcext:value-type="float">
            <text:p>-2.19</text:p>
          </table:table-cell>
          <table:table-cell table:style-name="ce9" office:value-type="float" office:value="4.82" calcext:value-type="float">
            <text:p>4.82</text:p>
          </table:table-cell>
          <table:table-cell table:style-name="ce9" office:value-type="float" office:value="4.97" calcext:value-type="float">
            <text:p>4.97</text:p>
          </table:table-cell>
          <table:table-cell table:style-name="ce2" office:value-type="string" calcext:value-type="string">
            <text:p>144,47 M</text:p>
          </table:table-cell>
          <table:table-cell table:style-name="ce12" table:formula="of:=VLOOKUP([.A28];[$Total_de_acoes.A$1:.B$1048576];2;0)" office:value-type="float" office:value="1095462329" calcext:value-type="float">
            <text:p>1,095,462,329</text:p>
          </table:table-cell>
          <table:table-cell table:style-name="ce13" table:formula="of:=VLOOKUP([.A28];[$Ticker.A$1:.B$1048576];2;0)" office:value-type="string" office:string-value="Cielo" calcext:value-type="string">
            <text:p>Cielo</text:p>
          </table:table-cell>
          <table:table-cell table:style-name="ce13" table:formula="of:=VLOOKUP([.M28];[$Segmentoanos.A$1:.C$1048576];2;0)" office:value-type="string" office:string-value="Meios de Pagamento" calcext:value-type="string">
            <text:p>Meios de Pagamento</text:p>
          </table:table-cell>
          <table:table-cell table:style-name="ce13" table:formula="of:=VLOOKUP([.M28];[$Segmentoanos.A$1:.C$1048576];3;0)" office:value-type="float" office:value="23" calcext:value-type="float">
            <text:p>23</text:p>
          </table:table-cell>
          <table:table-cell table:style-name="ce13" table:formula="of:=IF([.O28]&lt;=10; &quot;0-10 anos&quot;; IF([.O28]&lt;=20; &quot;11-20 anos&quot;; IF([.O28]&lt;=30; &quot;21-30 anos&quot;; IF([.O28]&lt;=40; &quot;31-40 anos&quot;; IF([.O28]&lt;=50; &quot;41-50 anos&quot;; IF([.O28]&lt;=60; &quot;51-60 anos&quot;; IF([.O28]&lt;=70; &quot;61-70 anos&quot;; IF([.O28]&lt;=80; &quot;71-80 anos&quot;; IF([.O28]&lt;=90; &quot;81-90 anos&quot;; IF([.O28]&lt;=100; &quot;91-100 anos&quot;; IF([.O28]&lt;=110; &quot;101-110 anos&quot;; IF([.O28]&lt;=120; &quot;111-120 anos&quot;; IF([.O28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28]/100" office:value-type="float" office:value="0.0082" calcext:value-type="float">
            <text:p>0.0082</text:p>
          </table:table-cell>
          <table:table-cell table:style-name="ce16" table:formula="of:=[.C28]/([.Q28]+1)" office:value-type="currency" office:currency="R$ " office:value="4.86014679627058" calcext:value-type="currency">
            <text:p>R$ 4.86</text:p>
          </table:table-cell>
          <table:table-cell table:style-name="ce16" table:formula="of:=([.C28]-[.R28])*[.L28]" office:value-type="currency" office:currency="R$ " office:value="43657683.3755409" calcext:value-type="currency">
            <text:p>R$ 43,657,683.38</text:p>
          </table:table-cell>
          <table:table-cell table:style-name="ce13" table:formula="of:=IF([.S28]&gt;0;&quot;Subiu&quot;;IF([.S28]&lt;0;&quot;Desceu&quot;;&quot;Estável&quot;))" office:value-type="string" office:string-value="Subiu" calcext:value-type="string">
            <text:p>Subiu</text:p>
          </table:table-cell>
          <table:table-cell table:style-name="ce13" table:formula="of:=[.E28]/100" office:value-type="float" office:value="0.0938" calcext:value-type="float">
            <text:p>0.0938</text:p>
          </table:table-cell>
          <table:table-cell table:style-name="ce16" table:formula="of:=[.C28]/([.U28]+1)" office:value-type="currency" office:currency="R$ " office:value="4.47979520936186" calcext:value-type="currency">
            <text:p>R$ 4.48</text:p>
          </table:table-cell>
          <table:table-cell table:style-name="ce16" table:formula="of:=([.C28]-[.V28])*[.L28]" office:value-type="currency" office:currency="R$ " office:value="460318518.609417" calcext:value-type="currency">
            <text:p>R$ 460,318,518.61</text:p>
          </table:table-cell>
          <table:table-cell table:style-name="ce13" table:formula="of:=IF([.W28]&gt;0;&quot;Subiu&quot;;IF([.W28]&lt;0;&quot;Desceu&quot;;&quot;Estável&quot;))" office:value-type="string" office:string-value="Subiu" calcext:value-type="string">
            <text:p>Subiu</text:p>
          </table:table-cell>
          <table:table-cell table:style-name="ce13" table:formula="of:=[.F28]/100" office:value-type="float" office:value="0.0583" calcext:value-type="float">
            <text:p>0.0583</text:p>
          </table:table-cell>
          <table:table-cell table:style-name="ce21" table:formula="of:=[.C28]/([.Y28]+1)" office:value-type="float" office:value="4.6300670887272" calcext:value-type="float">
            <text:p>4.63</text:p>
          </table:table-cell>
          <table:table-cell table:style-name="ce16" table:formula="of:=([.C28]-[.Z28])*[.L28]" office:value-type="currency" office:currency="R$ " office:value="295701335.656647" calcext:value-type="currency">
            <text:p>R$ 295,701,335.66</text:p>
          </table:table-cell>
          <table:table-cell table:style-name="ce16" table:formula="of:=IF([.AA28]&gt;0;&quot;Subiu&quot;;IF([.AA28]&lt;0;&quot;Desceu&quot;;&quot;Estável&quot;))" office:value-type="string" office:string-value="Subiu" calcext:value-type="string">
            <text:p>Subiu</text:p>
          </table:table-cell>
          <table:table-cell table:style-name="ce24" table:formula="of:=[.G28]/100" office:value-type="float" office:value="0.0583" calcext:value-type="float">
            <text:p>0.0583</text:p>
          </table:table-cell>
          <table:table-cell table:style-name="ce16" table:formula="of:=[.C28]/([.AC28]+1)" office:value-type="currency" office:currency="R$ " office:value="4.6300670887272" calcext:value-type="currency">
            <text:p>R$ 4.63</text:p>
          </table:table-cell>
          <table:table-cell table:style-name="ce16" table:formula="of:=([.C28]-[.AD28])*[.L28]" office:value-type="currency" office:currency="R$ " office:value="295701335.656647" calcext:value-type="currency">
            <text:p>R$ 295,701,335.66</text:p>
          </table:table-cell>
          <table:table-cell table:style-name="ce13" table:formula="of:=IF([.AE28]&gt;0;&quot;Subiu&quot;;IF([.AE28]&lt;0;&quot;Desceu&quot;;&quot;Estável&quot;))" office:value-type="string" office:string-value="Subiu" calcext:value-type="string">
            <text:p>Subiu</text:p>
          </table:table-cell>
          <table:table-cell table:style-name="ce13" table:formula="of:=[.H28]/100" office:value-type="float" office:value="-0.0219" calcext:value-type="float">
            <text:p>-0.0219</text:p>
          </table:table-cell>
          <table:table-cell table:style-name="ce16" table:formula="of:=[.C28]/([.AG28]+1)" office:value-type="currency" office:currency="R$ " office:value="5.00971270831203" calcext:value-type="currency">
            <text:p>R$ 5.01</text:p>
          </table:table-cell>
          <table:table-cell table:style-name="ce16" table:formula="of:=([.C28]-[.AH28])*[.L28]" office:value-type="currency" office:currency="R$ " office:value="-120186138.968398" calcext:value-type="currency">
            <text:p>-R$ 120,186,138.97</text:p>
          </table:table-cell>
          <table:table-cell table:style-name="ce16" table:formula="of:=IF([.AI28]&gt;0;&quot;Subiu&quot;;IF([.AI28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7.81" calcext:value-type="float">
            <text:p>7.81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3.17" calcext:value-type="float">
            <text:p>3.17</text:p>
          </table:table-cell>
          <table:table-cell table:number-columns-repeated="2" table:style-name="ce10" office:value-type="float" office:value="-3.22" calcext:value-type="float">
            <text:p>-3.22</text:p>
          </table:table-cell>
          <table:table-cell table:style-name="ce10" office:value-type="float" office:value="9.94" calcext:value-type="float">
            <text:p>9.94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7.85" calcext:value-type="float">
            <text:p>7.85</text:p>
          </table:table-cell>
          <table:table-cell table:style-name="ce3" office:value-type="string" calcext:value-type="string">
            <text:p>21,5 M</text:p>
          </table:table-cell>
          <table:table-cell table:style-name="ce12" table:formula="of:=VLOOKUP([.A29];[$Total_de_acoes.A$1:.B$1048576];2;0)" office:value-type="float" office:value="302768240" calcext:value-type="float">
            <text:p>302,768,240</text:p>
          </table:table-cell>
          <table:table-cell table:style-name="ce13" table:formula="of:=VLOOKUP([.A29];[$Ticker.A$1:.B$1048576];2;0)" office:value-type="string" office:string-value="Dexco" calcext:value-type="string">
            <text:p>Dexco</text:p>
          </table:table-cell>
          <table:table-cell table:style-name="ce13" table:formula="of:=VLOOKUP([.M29];[$Segmentoanos.A$1:.C$1048576];2;0)" office:value-type="string" office:string-value="Construção Civil" calcext:value-type="string">
            <text:p>Construção Civil</text:p>
          </table:table-cell>
          <table:table-cell table:style-name="ce13" table:formula="of:=VLOOKUP([.M29];[$Segmentoanos.A$1:.C$1048576];3;0)" office:value-type="float" office:value="41" calcext:value-type="float">
            <text:p>41</text:p>
          </table:table-cell>
          <table:table-cell table:style-name="ce13" table:formula="of:=IF([.O29]&lt;=10; &quot;0-10 anos&quot;; IF([.O29]&lt;=20; &quot;11-20 anos&quot;; IF([.O29]&lt;=30; &quot;21-30 anos&quot;; IF([.O29]&lt;=40; &quot;31-40 anos&quot;; IF([.O29]&lt;=50; &quot;41-50 anos&quot;; IF([.O29]&lt;=60; &quot;51-60 anos&quot;; IF([.O29]&lt;=70; &quot;61-70 anos&quot;; IF([.O29]&lt;=80; &quot;71-80 anos&quot;; IF([.O29]&lt;=90; &quot;81-90 anos&quot;; IF([.O29]&lt;=100; &quot;91-100 anos&quot;; IF([.O29]&lt;=110; &quot;101-110 anos&quot;; IF([.O29]&lt;=120; &quot;111-120 anos&quot;; IF([.O29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29]/100" office:value-type="float" office:value="0.0077" calcext:value-type="float">
            <text:p>0.0077</text:p>
          </table:table-cell>
          <table:table-cell table:style-name="ce16" table:formula="of:=[.C29]/([.Q29]+1)" office:value-type="currency" office:currency="R$ " office:value="7.75032251662201" calcext:value-type="currency">
            <text:p>R$ 7.75</text:p>
          </table:table-cell>
          <table:table-cell table:style-name="ce16" table:formula="of:=([.C29]-[.R29])*[.L29]" office:value-type="currency" office:currency="R$ " office:value="18068446.6099832" calcext:value-type="currency">
            <text:p>R$ 18,068,446.61</text:p>
          </table:table-cell>
          <table:table-cell table:style-name="ce13" table:formula="of:=IF([.S29]&gt;0;&quot;Subiu&quot;;IF([.S29]&lt;0;&quot;Desceu&quot;;&quot;Estável&quot;))" office:value-type="string" office:string-value="Subiu" calcext:value-type="string">
            <text:p>Subiu</text:p>
          </table:table-cell>
          <table:table-cell table:style-name="ce13" table:formula="of:=[.E29]/100" office:value-type="float" office:value="0.0317" calcext:value-type="float">
            <text:p>0.0317</text:p>
          </table:table-cell>
          <table:table-cell table:style-name="ce16" table:formula="of:=[.C29]/([.U29]+1)" office:value-type="currency" office:currency="R$ " office:value="7.57003004749443" calcext:value-type="currency">
            <text:p>R$ 7.57</text:p>
          </table:table-cell>
          <table:table-cell table:style-name="ce16" table:formula="of:=([.C29]-[.V29])*[.L29]" office:value-type="currency" office:currency="R$ " office:value="72655280.172996" calcext:value-type="currency">
            <text:p>R$ 72,655,280.17</text:p>
          </table:table-cell>
          <table:table-cell table:style-name="ce13" table:formula="of:=IF([.W29]&gt;0;&quot;Subiu&quot;;IF([.W29]&lt;0;&quot;Desceu&quot;;&quot;Estável&quot;))" office:value-type="string" office:string-value="Subiu" calcext:value-type="string">
            <text:p>Subiu</text:p>
          </table:table-cell>
          <table:table-cell table:style-name="ce13" table:formula="of:=[.F29]/100" office:value-type="float" office:value="-0.0322" calcext:value-type="float">
            <text:p>-0.0322</text:p>
          </table:table-cell>
          <table:table-cell table:style-name="ce21" table:formula="of:=[.C29]/([.Y29]+1)" office:value-type="float" office:value="8.06984914238479" calcext:value-type="float">
            <text:p>8.07</text:p>
          </table:table-cell>
          <table:table-cell table:style-name="ce16" table:formula="of:=([.C29]-[.Z29])*[.L29]" office:value-type="currency" office:currency="R$ " office:value="-78674067.5053526" calcext:value-type="currency">
            <text:p>-R$ 78,674,067.51</text:p>
          </table:table-cell>
          <table:table-cell table:style-name="ce16" table:formula="of:=IF([.AA29]&gt;0;&quot;Subiu&quot;;IF([.AA29]&lt;0;&quot;Desceu&quot;;&quot;Estável&quot;))" office:value-type="string" office:string-value="Desceu" calcext:value-type="string">
            <text:p>Desceu</text:p>
          </table:table-cell>
          <table:table-cell table:style-name="ce24" table:formula="of:=[.G29]/100" office:value-type="float" office:value="-0.0322" calcext:value-type="float">
            <text:p>-0.0322</text:p>
          </table:table-cell>
          <table:table-cell table:style-name="ce16" table:formula="of:=[.C29]/([.AC29]+1)" office:value-type="currency" office:currency="R$ " office:value="8.06984914238479" calcext:value-type="currency">
            <text:p>R$ 8.07</text:p>
          </table:table-cell>
          <table:table-cell table:style-name="ce16" table:formula="of:=([.C29]-[.AD29])*[.L29]" office:value-type="currency" office:currency="R$ " office:value="-78674067.5053526" calcext:value-type="currency">
            <text:p>-R$ 78,674,067.51</text:p>
          </table:table-cell>
          <table:table-cell table:style-name="ce13" table:formula="of:=IF([.AE29]&gt;0;&quot;Subiu&quot;;IF([.AE29]&lt;0;&quot;Desceu&quot;;&quot;Estável&quot;))" office:value-type="string" office:string-value="Desceu" calcext:value-type="string">
            <text:p>Desceu</text:p>
          </table:table-cell>
          <table:table-cell table:style-name="ce13" table:formula="of:=[.H29]/100" office:value-type="float" office:value="0.0994" calcext:value-type="float">
            <text:p>0.0994</text:p>
          </table:table-cell>
          <table:table-cell table:style-name="ce16" table:formula="of:=[.C29]/([.AG29]+1)" office:value-type="currency" office:currency="R$ " office:value="7.10387484082227" calcext:value-type="currency">
            <text:p>R$ 7.10</text:p>
          </table:table-cell>
          <table:table-cell table:style-name="ce16" table:formula="of:=([.C29]-[.AH29])*[.L29]" office:value-type="currency" office:currency="R$ " office:value="213792271.663962" calcext:value-type="currency">
            <text:p>R$ 213,792,271.66</text:p>
          </table:table-cell>
          <table:table-cell table:style-name="ce16" table:formula="of:=IF([.AI29]&gt;0;&quot;Subiu&quot;;IF([.AI29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7.52" calcext:value-type="float">
            <text:p>17.52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-0.57" calcext:value-type="float">
            <text:p>-0.57</text:p>
          </table:table-cell>
          <table:table-cell table:number-columns-repeated="2" table:style-name="ce9" office:value-type="float" office:value="-2.29" calcext:value-type="float">
            <text:p>-2.29</text:p>
          </table:table-cell>
          <table:table-cell table:style-name="ce9" office:value-type="float" office:value="56.87" calcext:value-type="float">
            <text:p>56.87</text:p>
          </table:table-cell>
          <table:table-cell table:style-name="ce9" office:value-type="float" office:value="17.36" calcext:value-type="float">
            <text:p>17.36</text:p>
          </table:table-cell>
          <table:table-cell table:style-name="ce9" office:value-type="float" office:value="17.58" calcext:value-type="float">
            <text:p>17.58</text:p>
          </table:table-cell>
          <table:table-cell table:style-name="ce2" office:value-type="string" calcext:value-type="string">
            <text:p>62,54 M</text:p>
          </table:table-cell>
          <table:table-cell table:style-name="ce12" table:formula="of:=VLOOKUP([.A30];[$Total_de_acoes.A$1:.B$1048576];2;0)" office:value-type="float" office:value="807896814" calcext:value-type="float">
            <text:p>807,896,814</text:p>
          </table:table-cell>
          <table:table-cell table:style-name="ce13" table:formula="of:=VLOOKUP([.A30];[$Ticker.A$1:.B$1048576];2;0)" office:value-type="string" office:string-value="TIM" calcext:value-type="string">
            <text:p>TIM</text:p>
          </table:table-cell>
          <table:table-cell table:style-name="ce13" table:formula="of:=VLOOKUP([.M30];[$Segmentoanos.A$1:.C$1048576];2;0)" office:value-type="string" office:string-value="Telecomunicações" calcext:value-type="string">
            <text:p>Telecomunicações</text:p>
          </table:table-cell>
          <table:table-cell table:style-name="ce13" table:formula="of:=VLOOKUP([.M30];[$Segmentoanos.A$1:.C$1048576];3;0)" office:value-type="float" office:value="25" calcext:value-type="float">
            <text:p>25</text:p>
          </table:table-cell>
          <table:table-cell table:style-name="ce13" table:formula="of:=IF([.O30]&lt;=10; &quot;0-10 anos&quot;; IF([.O30]&lt;=20; &quot;11-20 anos&quot;; IF([.O30]&lt;=30; &quot;21-30 anos&quot;; IF([.O30]&lt;=40; &quot;31-40 anos&quot;; IF([.O30]&lt;=50; &quot;41-50 anos&quot;; IF([.O30]&lt;=60; &quot;51-60 anos&quot;; IF([.O30]&lt;=70; &quot;61-70 anos&quot;; IF([.O30]&lt;=80; &quot;71-80 anos&quot;; IF([.O30]&lt;=90; &quot;81-90 anos&quot;; IF([.O30]&lt;=100; &quot;91-100 anos&quot;; IF([.O30]&lt;=110; &quot;101-110 anos&quot;; IF([.O30]&lt;=120; &quot;111-120 anos&quot;; IF([.O30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30]/100" office:value-type="float" office:value="0.0074" calcext:value-type="float">
            <text:p>0.0074</text:p>
          </table:table-cell>
          <table:table-cell table:style-name="ce16" table:formula="of:=[.C30]/([.Q30]+1)" office:value-type="currency" office:currency="R$ " office:value="17.3913043478261" calcext:value-type="currency">
            <text:p>R$ 17.39</text:p>
          </table:table-cell>
          <table:table-cell table:style-name="ce16" table:formula="of:=([.C30]-[.R30])*[.L30]" office:value-type="currency" office:currency="R$ " office:value="103972807.366957" calcext:value-type="currency">
            <text:p>R$ 103,972,807.37</text:p>
          </table:table-cell>
          <table:table-cell table:style-name="ce13" table:formula="of:=IF([.S30]&gt;0;&quot;Subiu&quot;;IF([.S30]&lt;0;&quot;Desceu&quot;;&quot;Estável&quot;))" office:value-type="string" office:string-value="Subiu" calcext:value-type="string">
            <text:p>Subiu</text:p>
          </table:table-cell>
          <table:table-cell table:style-name="ce13" table:formula="of:=[.E30]/100" office:value-type="float" office:value="-0.0057" calcext:value-type="float">
            <text:p>-0.0057</text:p>
          </table:table-cell>
          <table:table-cell table:style-name="ce16" table:formula="of:=[.C30]/([.U30]+1)" office:value-type="currency" office:currency="R$ " office:value="17.6204364879815" calcext:value-type="currency">
            <text:p>R$ 17.62</text:p>
          </table:table-cell>
          <table:table-cell table:style-name="ce16" table:formula="of:=([.C30]-[.V30])*[.L30]" office:value-type="currency" office:currency="R$ " office:value="-81142318.649598" calcext:value-type="currency">
            <text:p>-R$ 81,142,318.65</text:p>
          </table:table-cell>
          <table:table-cell table:style-name="ce13" table:formula="of:=IF([.W30]&gt;0;&quot;Subiu&quot;;IF([.W30]&lt;0;&quot;Desceu&quot;;&quot;Estável&quot;))" office:value-type="string" office:string-value="Desceu" calcext:value-type="string">
            <text:p>Desceu</text:p>
          </table:table-cell>
          <table:table-cell table:style-name="ce13" table:formula="of:=[.F30]/100" office:value-type="float" office:value="-0.0229" calcext:value-type="float">
            <text:p>-0.0229</text:p>
          </table:table-cell>
          <table:table-cell table:style-name="ce21" table:formula="of:=[.C30]/([.Y30]+1)" office:value-type="float" office:value="17.9306109917102" calcext:value-type="float">
            <text:p>17.93</text:p>
          </table:table-cell>
          <table:table-cell table:style-name="ce16" table:formula="of:=([.C30]-[.Z30])*[.L30]" office:value-type="currency" office:currency="R$ " office:value="-331731311.996023" calcext:value-type="currency">
            <text:p>-R$ 331,731,312.00</text:p>
          </table:table-cell>
          <table:table-cell table:style-name="ce16" table:formula="of:=IF([.AA30]&gt;0;&quot;Subiu&quot;;IF([.AA30]&lt;0;&quot;Desceu&quot;;&quot;Estável&quot;))" office:value-type="string" office:string-value="Desceu" calcext:value-type="string">
            <text:p>Desceu</text:p>
          </table:table-cell>
          <table:table-cell table:style-name="ce24" table:formula="of:=[.G30]/100" office:value-type="float" office:value="-0.0229" calcext:value-type="float">
            <text:p>-0.0229</text:p>
          </table:table-cell>
          <table:table-cell table:style-name="ce16" table:formula="of:=[.C30]/([.AC30]+1)" office:value-type="currency" office:currency="R$ " office:value="17.9306109917102" calcext:value-type="currency">
            <text:p>R$ 17.93</text:p>
          </table:table-cell>
          <table:table-cell table:style-name="ce16" table:formula="of:=([.C30]-[.AD30])*[.L30]" office:value-type="currency" office:currency="R$ " office:value="-331731311.996023" calcext:value-type="currency">
            <text:p>-R$ 331,731,312.00</text:p>
          </table:table-cell>
          <table:table-cell table:style-name="ce13" table:formula="of:=IF([.AE30]&gt;0;&quot;Subiu&quot;;IF([.AE30]&lt;0;&quot;Desceu&quot;;&quot;Estável&quot;))" office:value-type="string" office:string-value="Desceu" calcext:value-type="string">
            <text:p>Desceu</text:p>
          </table:table-cell>
          <table:table-cell table:style-name="ce13" table:formula="of:=[.H30]/100" office:value-type="float" office:value="0.5687" calcext:value-type="float">
            <text:p>0.5687</text:p>
          </table:table-cell>
          <table:table-cell table:style-name="ce16" table:formula="of:=[.C30]/([.AG30]+1)" office:value-type="currency" office:currency="R$ " office:value="11.1684834576401" calcext:value-type="currency">
            <text:p>R$ 11.17</text:p>
          </table:table-cell>
          <table:table-cell table:style-name="ce16" table:formula="of:=([.C30]-[.AH30])*[.L30]" office:value-type="currency" office:currency="R$ " office:value="5131369978.64087" calcext:value-type="currency">
            <text:p>R$ 5,131,369,978.64</text:p>
          </table:table-cell>
          <table:table-cell table:style-name="ce16" table:formula="of:=IF([.AI30]&gt;0;&quot;Subiu&quot;;IF([.AI30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3.22" calcext:value-type="float">
            <text:p>23.2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1.93" calcext:value-type="float">
            <text:p>1.93</text:p>
          </table:table-cell>
          <table:table-cell table:number-columns-repeated="2" table:style-name="ce10" office:value-type="float" office:value="-9.51" calcext:value-type="float">
            <text:p>-9.51</text:p>
          </table:table-cell>
          <table:table-cell table:style-name="ce10" office:value-type="float" office:value="-20.4" calcext:value-type="float">
            <text:p>-20.4</text:p>
          </table:table-cell>
          <table:table-cell table:style-name="ce10" office:value-type="float" office:value="22.69" calcext:value-type="float">
            <text:p>22.69</text:p>
          </table:table-cell>
          <table:table-cell table:style-name="ce10" office:value-type="float" office:value="23.28" calcext:value-type="float">
            <text:p>23.28</text:p>
          </table:table-cell>
          <table:table-cell table:style-name="ce3" office:value-type="string" calcext:value-type="string">
            <text:p>69,45 M</text:p>
          </table:table-cell>
          <table:table-cell table:style-name="ce12" table:formula="of:=VLOOKUP([.A31];[$Total_de_acoes.A$1:.B$1048576];2;0)" office:value-type="float" office:value="251003438" calcext:value-type="float">
            <text:p>251,003,438</text:p>
          </table:table-cell>
          <table:table-cell table:style-name="ce13" table:formula="of:=VLOOKUP([.A31];[$Ticker.A$1:.B$1048576];2;0)" office:value-type="string" office:string-value="Bradespar" calcext:value-type="string">
            <text:p>Bradespar</text:p>
          </table:table-cell>
          <table:table-cell table:style-name="ce13" table:formula="of:=VLOOKUP([.M31];[$Segmentoanos.A$1:.C$1048576];2;0)" office:value-type="string" office:string-value="Holding" calcext:value-type="string">
            <text:p>Holding</text:p>
          </table:table-cell>
          <table:table-cell table:style-name="ce13" table:formula="of:=VLOOKUP([.M31];[$Segmentoanos.A$1:.C$1048576];3;0)" office:value-type="float" office:value="20" calcext:value-type="float">
            <text:p>20</text:p>
          </table:table-cell>
          <table:table-cell table:style-name="ce13" table:formula="of:=IF([.O31]&lt;=10; &quot;0-10 anos&quot;; IF([.O31]&lt;=20; &quot;11-20 anos&quot;; IF([.O31]&lt;=30; &quot;21-30 anos&quot;; IF([.O31]&lt;=40; &quot;31-40 anos&quot;; IF([.O31]&lt;=50; &quot;41-50 anos&quot;; IF([.O31]&lt;=60; &quot;51-60 anos&quot;; IF([.O31]&lt;=70; &quot;61-70 anos&quot;; IF([.O31]&lt;=80; &quot;71-80 anos&quot;; IF([.O31]&lt;=90; &quot;81-90 anos&quot;; IF([.O31]&lt;=100; &quot;91-100 anos&quot;; IF([.O31]&lt;=110; &quot;101-110 anos&quot;; IF([.O31]&lt;=120; &quot;111-120 anos&quot;; IF([.O31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31]/100" office:value-type="float" office:value="0.0073" calcext:value-type="float">
            <text:p>0.0073</text:p>
          </table:table-cell>
          <table:table-cell table:style-name="ce16" table:formula="of:=[.C31]/([.Q31]+1)" office:value-type="currency" office:currency="R$ " office:value="23.0517224262881" calcext:value-type="currency">
            <text:p>R$ 23.05</text:p>
          </table:table-cell>
          <table:table-cell table:style-name="ce16" table:formula="of:=([.C31]-[.R31])*[.L31]" office:value-type="currency" office:currency="R$ " office:value="42238249.5399864" calcext:value-type="currency">
            <text:p>R$ 42,238,249.54</text:p>
          </table:table-cell>
          <table:table-cell table:style-name="ce13" table:formula="of:=IF([.S31]&gt;0;&quot;Subiu&quot;;IF([.S31]&lt;0;&quot;Desceu&quot;;&quot;Estável&quot;))" office:value-type="string" office:string-value="Subiu" calcext:value-type="string">
            <text:p>Subiu</text:p>
          </table:table-cell>
          <table:table-cell table:style-name="ce13" table:formula="of:=[.E31]/100" office:value-type="float" office:value="0.0193" calcext:value-type="float">
            <text:p>0.0193</text:p>
          </table:table-cell>
          <table:table-cell table:style-name="ce16" table:formula="of:=[.C31]/([.U31]+1)" office:value-type="currency" office:currency="R$ " office:value="22.7803394486412" calcext:value-type="currency">
            <text:p>R$ 22.78</text:p>
          </table:table-cell>
          <table:table-cell table:style-name="ce16" table:formula="of:=([.C31]-[.V31])*[.L31]" office:value-type="currency" office:currency="R$ " office:value="110356309.944029" calcext:value-type="currency">
            <text:p>R$ 110,356,309.94</text:p>
          </table:table-cell>
          <table:table-cell table:style-name="ce13" table:formula="of:=IF([.W31]&gt;0;&quot;Subiu&quot;;IF([.W31]&lt;0;&quot;Desceu&quot;;&quot;Estável&quot;))" office:value-type="string" office:string-value="Subiu" calcext:value-type="string">
            <text:p>Subiu</text:p>
          </table:table-cell>
          <table:table-cell table:style-name="ce13" table:formula="of:=[.F31]/100" office:value-type="float" office:value="-0.0951" calcext:value-type="float">
            <text:p>-0.0951</text:p>
          </table:table-cell>
          <table:table-cell table:style-name="ce21" table:formula="of:=[.C31]/([.Y31]+1)" office:value-type="float" office:value="25.6602939551332" calcext:value-type="float">
            <text:p>25.66</text:p>
          </table:table-cell>
          <table:table-cell table:style-name="ce16" table:formula="of:=([.C31]-[.Z31])*[.L31]" office:value-type="currency" office:currency="R$ " office:value="-612522172.469042" calcext:value-type="currency">
            <text:p>-R$ 612,522,172.47</text:p>
          </table:table-cell>
          <table:table-cell table:style-name="ce16" table:formula="of:=IF([.AA31]&gt;0;&quot;Subiu&quot;;IF([.AA31]&lt;0;&quot;Desceu&quot;;&quot;Estável&quot;))" office:value-type="string" office:string-value="Desceu" calcext:value-type="string">
            <text:p>Desceu</text:p>
          </table:table-cell>
          <table:table-cell table:style-name="ce24" table:formula="of:=[.G31]/100" office:value-type="float" office:value="-0.0951" calcext:value-type="float">
            <text:p>-0.0951</text:p>
          </table:table-cell>
          <table:table-cell table:style-name="ce16" table:formula="of:=[.C31]/([.AC31]+1)" office:value-type="currency" office:currency="R$ " office:value="25.6602939551332" calcext:value-type="currency">
            <text:p>R$ 25.66</text:p>
          </table:table-cell>
          <table:table-cell table:style-name="ce16" table:formula="of:=([.C31]-[.AD31])*[.L31]" office:value-type="currency" office:currency="R$ " office:value="-612522172.469042" calcext:value-type="currency">
            <text:p>-R$ 612,522,172.47</text:p>
          </table:table-cell>
          <table:table-cell table:style-name="ce13" table:formula="of:=IF([.AE31]&gt;0;&quot;Subiu&quot;;IF([.AE31]&lt;0;&quot;Desceu&quot;;&quot;Estável&quot;))" office:value-type="string" office:string-value="Desceu" calcext:value-type="string">
            <text:p>Desceu</text:p>
          </table:table-cell>
          <table:table-cell table:style-name="ce13" table:formula="of:=[.H31]/100" office:value-type="float" office:value="-0.204" calcext:value-type="float">
            <text:p>-0.204</text:p>
          </table:table-cell>
          <table:table-cell table:style-name="ce16" table:formula="of:=[.C31]/([.AG31]+1)" office:value-type="currency" office:currency="R$ " office:value="29.1708542713568" calcext:value-type="currency">
            <text:p>R$ 29.17</text:p>
          </table:table-cell>
          <table:table-cell table:style-name="ce16" table:formula="of:=([.C31]-[.AH31])*[.L31]" office:value-type="currency" office:currency="R$ " office:value="-1493684881.14754" calcext:value-type="currency">
            <text:p>-R$ 1,493,684,881.15</text:p>
          </table:table-cell>
          <table:table-cell table:style-name="ce16" table:formula="of:=IF([.AI31]&gt;0;&quot;Subiu&quot;;IF([.AI31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WSA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.55" calcext:value-type="float">
            <text:p>5.5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-3.65" calcext:value-type="float">
            <text:p>-3.65</text:p>
          </table:table-cell>
          <table:table-cell table:number-columns-repeated="2" table:style-name="ce9" office:value-type="float" office:value="-7.65" calcext:value-type="float">
            <text:p>-7.65</text:p>
          </table:table-cell>
          <table:table-cell table:style-name="ce9" office:value-type="float" office:value="-14.03" calcext:value-type="float">
            <text:p>-14.03</text:p>
          </table:table-cell>
          <table:table-cell table:style-name="ce9" office:value-type="float" office:value="5.46" calcext:value-type="float">
            <text:p>5.46</text:p>
          </table:table-cell>
          <table:table-cell table:style-name="ce9" office:value-type="float" office:value="5.6" calcext:value-type="float">
            <text:p>5.6</text:p>
          </table:table-cell>
          <table:table-cell table:style-name="ce2" office:value-type="string" calcext:value-type="string">
            <text:p>56,4 M</text:p>
          </table:table-cell>
          <table:table-cell table:style-name="ce12" table:formula="of:=VLOOKUP([.A32];[$Total_de_acoes.A$1:.B$1048576];2;0)" office:value-type="float" office:value="393173139" calcext:value-type="float">
            <text:p>393,173,139</text:p>
          </table:table-cell>
          <table:table-cell table:style-name="ce13" table:formula="of:=VLOOKUP([.A32];[$Ticker.A$1:.B$1048576];2;0)" office:value-type="string" office:string-value="Locaweb" calcext:value-type="string">
            <text:p>Locaweb</text:p>
          </table:table-cell>
          <table:table-cell table:style-name="ce13" table:formula="of:=VLOOKUP([.M32];[$Segmentoanos.A$1:.C$1048576];2;0)" office:value-type="string" office:string-value="Tecnologia" calcext:value-type="string">
            <text:p>Tecnologia</text:p>
          </table:table-cell>
          <table:table-cell table:style-name="ce13" table:formula="of:=VLOOKUP([.M32];[$Segmentoanos.A$1:.C$1048576];3;0)" office:value-type="float" office:value="24" calcext:value-type="float">
            <text:p>24</text:p>
          </table:table-cell>
          <table:table-cell table:style-name="ce13" table:formula="of:=IF([.O32]&lt;=10; &quot;0-10 anos&quot;; IF([.O32]&lt;=20; &quot;11-20 anos&quot;; IF([.O32]&lt;=30; &quot;21-30 anos&quot;; IF([.O32]&lt;=40; &quot;31-40 anos&quot;; IF([.O32]&lt;=50; &quot;41-50 anos&quot;; IF([.O32]&lt;=60; &quot;51-60 anos&quot;; IF([.O32]&lt;=70; &quot;61-70 anos&quot;; IF([.O32]&lt;=80; &quot;71-80 anos&quot;; IF([.O32]&lt;=90; &quot;81-90 anos&quot;; IF([.O32]&lt;=100; &quot;91-100 anos&quot;; IF([.O32]&lt;=110; &quot;101-110 anos&quot;; IF([.O32]&lt;=120; &quot;111-120 anos&quot;; IF([.O32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32]/100" office:value-type="float" office:value="0.0072" calcext:value-type="float">
            <text:p>0.0072</text:p>
          </table:table-cell>
          <table:table-cell table:style-name="ce16" table:formula="of:=[.C32]/([.Q32]+1)" office:value-type="currency" office:currency="R$ " office:value="5.51032565528197" calcext:value-type="currency">
            <text:p>R$ 5.51</text:p>
          </table:table-cell>
          <table:table-cell table:style-name="ce16" table:formula="of:=([.C32]-[.R32])*[.L32]" office:value-type="currency" office:currency="R$ " office:value="15598886.6505562" calcext:value-type="currency">
            <text:p>R$ 15,598,886.65</text:p>
          </table:table-cell>
          <table:table-cell table:style-name="ce13" table:formula="of:=IF([.S32]&gt;0;&quot;Subiu&quot;;IF([.S32]&lt;0;&quot;Desceu&quot;;&quot;Estável&quot;))" office:value-type="string" office:string-value="Subiu" calcext:value-type="string">
            <text:p>Subiu</text:p>
          </table:table-cell>
          <table:table-cell table:style-name="ce13" table:formula="of:=[.E32]/100" office:value-type="float" office:value="-0.0365" calcext:value-type="float">
            <text:p>-0.0365</text:p>
          </table:table-cell>
          <table:table-cell table:style-name="ce16" table:formula="of:=[.C32]/([.U32]+1)" office:value-type="currency" office:currency="R$ " office:value="5.76024909185262" calcext:value-type="currency">
            <text:p>R$ 5.76</text:p>
          </table:table-cell>
          <table:table-cell table:style-name="ce16" table:formula="of:=([.C32]-[.V32])*[.L32]" office:value-type="currency" office:currency="R$ " office:value="-82664295.4155942" calcext:value-type="currency">
            <text:p>-R$ 82,664,295.42</text:p>
          </table:table-cell>
          <table:table-cell table:style-name="ce13" table:formula="of:=IF([.W32]&gt;0;&quot;Subiu&quot;;IF([.W32]&lt;0;&quot;Desceu&quot;;&quot;Estável&quot;))" office:value-type="string" office:string-value="Desceu" calcext:value-type="string">
            <text:p>Desceu</text:p>
          </table:table-cell>
          <table:table-cell table:style-name="ce13" table:formula="of:=[.F32]/100" office:value-type="float" office:value="-0.0765" calcext:value-type="float">
            <text:p>-0.0765</text:p>
          </table:table-cell>
          <table:table-cell table:style-name="ce21" table:formula="of:=[.C32]/([.Y32]+1)" office:value-type="float" office:value="6.00974553329724" calcext:value-type="float">
            <text:p>6.01</text:p>
          </table:table-cell>
          <table:table-cell table:style-name="ce16" table:formula="of:=([.C32]-[.Z32])*[.L32]" office:value-type="currency" office:currency="R$ " office:value="-180759594.467705" calcext:value-type="currency">
            <text:p>-R$ 180,759,594.47</text:p>
          </table:table-cell>
          <table:table-cell table:style-name="ce16" table:formula="of:=IF([.AA32]&gt;0;&quot;Subiu&quot;;IF([.AA32]&lt;0;&quot;Desceu&quot;;&quot;Estável&quot;))" office:value-type="string" office:string-value="Desceu" calcext:value-type="string">
            <text:p>Desceu</text:p>
          </table:table-cell>
          <table:table-cell table:style-name="ce24" table:formula="of:=[.G32]/100" office:value-type="float" office:value="-0.0765" calcext:value-type="float">
            <text:p>-0.0765</text:p>
          </table:table-cell>
          <table:table-cell table:style-name="ce16" table:formula="of:=[.C32]/([.AC32]+1)" office:value-type="currency" office:currency="R$ " office:value="6.00974553329724" calcext:value-type="currency">
            <text:p>R$ 6.01</text:p>
          </table:table-cell>
          <table:table-cell table:style-name="ce16" table:formula="of:=([.C32]-[.AD32])*[.L32]" office:value-type="currency" office:currency="R$ " office:value="-180759594.467705" calcext:value-type="currency">
            <text:p>-R$ 180,759,594.47</text:p>
          </table:table-cell>
          <table:table-cell table:style-name="ce13" table:formula="of:=IF([.AE32]&gt;0;&quot;Subiu&quot;;IF([.AE32]&lt;0;&quot;Desceu&quot;;&quot;Estável&quot;))" office:value-type="string" office:string-value="Desceu" calcext:value-type="string">
            <text:p>Desceu</text:p>
          </table:table-cell>
          <table:table-cell table:style-name="ce13" table:formula="of:=[.H32]/100" office:value-type="float" office:value="-0.1403" calcext:value-type="float">
            <text:p>-0.1403</text:p>
          </table:table-cell>
          <table:table-cell table:style-name="ce16" table:formula="of:=[.C32]/([.AG32]+1)" office:value-type="currency" office:currency="R$ " office:value="6.45574037454926" calcext:value-type="currency">
            <text:p>R$ 6.46</text:p>
          </table:table-cell>
          <table:table-cell table:style-name="ce16" table:formula="of:=([.C32]-[.AH32])*[.L32]" office:value-type="currency" office:currency="R$ " office:value="-356112786.180569" calcext:value-type="currency">
            <text:p>-R$ 356,112,786.18</text:p>
          </table:table-cell>
          <table:table-cell table:style-name="ce16" table:formula="of:=IF([.AI32]&gt;0;&quot;Subiu&quot;;IF([.AI32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3.83" calcext:value-type="float">
            <text:p>23.83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1.49" calcext:value-type="float">
            <text:p>1.49</text:p>
          </table:table-cell>
          <table:table-cell table:number-columns-repeated="2" table:style-name="ce10" office:value-type="float" office:value="9.71" calcext:value-type="float">
            <text:p>9.71</text:p>
          </table:table-cell>
          <table:table-cell table:style-name="ce10" office:value-type="float" office:value="-26.61" calcext:value-type="float">
            <text:p>-26.61</text:p>
          </table:table-cell>
          <table:table-cell table:style-name="ce10" office:value-type="float" office:value="23.36" calcext:value-type="float">
            <text:p>23.36</text:p>
          </table:table-cell>
          <table:table-cell table:style-name="ce10" office:value-type="float" office:value="23.99" calcext:value-type="float">
            <text:p>23.99</text:p>
          </table:table-cell>
          <table:table-cell table:style-name="ce3" office:value-type="string" calcext:value-type="string">
            <text:p>58,9 M</text:p>
          </table:table-cell>
          <table:table-cell table:style-name="ce12" table:formula="of:=VLOOKUP([.A33];[$Total_de_acoes.A$1:.B$1048576];2;0)" office:value-type="float" office:value="275005663" calcext:value-type="float">
            <text:p>275,005,663</text:p>
          </table:table-cell>
          <table:table-cell table:style-name="ce13" table:formula="of:=VLOOKUP([.A33];[$Ticker.A$1:.B$1048576];2;0)" office:value-type="string" office:string-value="PetroRecôncavo" calcext:value-type="string">
            <text:p>PetroRecôncavo</text:p>
          </table:table-cell>
          <table:table-cell table:style-name="ce13" table:formula="of:=VLOOKUP([.M33];[$Segmentoanos.A$1:.C$1048576];2;0)" office:value-type="string" office:string-value="Petróleo e Gás" calcext:value-type="string">
            <text:p>Petróleo e Gás</text:p>
          </table:table-cell>
          <table:table-cell table:style-name="ce13" table:formula="of:=VLOOKUP([.M33];[$Segmentoanos.A$1:.C$1048576];3;0)" office:value-type="float" office:value="7" calcext:value-type="float">
            <text:p>7</text:p>
          </table:table-cell>
          <table:table-cell table:style-name="ce13" table:formula="of:=IF([.O33]&lt;=10; &quot;0-10 anos&quot;; IF([.O33]&lt;=20; &quot;11-20 anos&quot;; IF([.O33]&lt;=30; &quot;21-30 anos&quot;; IF([.O33]&lt;=40; &quot;31-40 anos&quot;; IF([.O33]&lt;=50; &quot;41-50 anos&quot;; IF([.O33]&lt;=60; &quot;51-60 anos&quot;; IF([.O33]&lt;=70; &quot;61-70 anos&quot;; IF([.O33]&lt;=80; &quot;71-80 anos&quot;; IF([.O33]&lt;=90; &quot;81-90 anos&quot;; IF([.O33]&lt;=100; &quot;91-100 anos&quot;; IF([.O33]&lt;=110; &quot;101-110 anos&quot;; IF([.O33]&lt;=120; &quot;111-120 anos&quot;; IF([.O33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33]/100" office:value-type="float" office:value="0.0071" calcext:value-type="float">
            <text:p>0.0071</text:p>
          </table:table-cell>
          <table:table-cell table:style-name="ce16" table:formula="of:=[.C33]/([.Q33]+1)" office:value-type="currency" office:currency="R$ " office:value="23.66199980141" calcext:value-type="currency">
            <text:p>R$ 23.66</text:p>
          </table:table-cell>
          <table:table-cell table:style-name="ce16" table:formula="of:=([.C33]-[.R33])*[.L33]" office:value-type="currency" office:currency="R$ " office:value="46201005.9973787" calcext:value-type="currency">
            <text:p>R$ 46,201,006.00</text:p>
          </table:table-cell>
          <table:table-cell table:style-name="ce13" table:formula="of:=IF([.S33]&gt;0;&quot;Subiu&quot;;IF([.S33]&lt;0;&quot;Desceu&quot;;&quot;Estável&quot;))" office:value-type="string" office:string-value="Subiu" calcext:value-type="string">
            <text:p>Subiu</text:p>
          </table:table-cell>
          <table:table-cell table:style-name="ce13" table:formula="of:=[.E33]/100" office:value-type="float" office:value="0.0149" calcext:value-type="float">
            <text:p>0.0149</text:p>
          </table:table-cell>
          <table:table-cell table:style-name="ce16" table:formula="of:=[.C33]/([.U33]+1)" office:value-type="currency" office:currency="R$ " office:value="23.4801458271751" calcext:value-type="currency">
            <text:p>R$ 23.48</text:p>
          </table:table-cell>
          <table:table-cell table:style-name="ce16" table:formula="of:=([.C33]-[.V33])*[.L33]" office:value-type="currency" office:currency="R$ " office:value="96211878.7510296" calcext:value-type="currency">
            <text:p>R$ 96,211,878.75</text:p>
          </table:table-cell>
          <table:table-cell table:style-name="ce13" table:formula="of:=IF([.W33]&gt;0;&quot;Subiu&quot;;IF([.W33]&lt;0;&quot;Desceu&quot;;&quot;Estável&quot;))" office:value-type="string" office:string-value="Subiu" calcext:value-type="string">
            <text:p>Subiu</text:p>
          </table:table-cell>
          <table:table-cell table:style-name="ce13" table:formula="of:=[.F33]/100" office:value-type="float" office:value="0.0971" calcext:value-type="float">
            <text:p>0.0971</text:p>
          </table:table-cell>
          <table:table-cell table:style-name="ce21" table:formula="of:=[.C33]/([.Y33]+1)" office:value-type="float" office:value="21.7209005560113" calcext:value-type="float">
            <text:p>21.72</text:p>
          </table:table-cell>
          <table:table-cell table:style-name="ce16" table:formula="of:=([.C33]-[.Z33])*[.L33]" office:value-type="currency" office:currency="R$ " office:value="580014290.927043" calcext:value-type="currency">
            <text:p>R$ 580,014,290.93</text:p>
          </table:table-cell>
          <table:table-cell table:style-name="ce16" table:formula="of:=IF([.AA33]&gt;0;&quot;Subiu&quot;;IF([.AA33]&lt;0;&quot;Desceu&quot;;&quot;Estável&quot;))" office:value-type="string" office:string-value="Subiu" calcext:value-type="string">
            <text:p>Subiu</text:p>
          </table:table-cell>
          <table:table-cell table:style-name="ce24" table:formula="of:=[.G33]/100" office:value-type="float" office:value="0.0971" calcext:value-type="float">
            <text:p>0.0971</text:p>
          </table:table-cell>
          <table:table-cell table:style-name="ce16" table:formula="of:=[.C33]/([.AC33]+1)" office:value-type="currency" office:currency="R$ " office:value="21.7209005560113" calcext:value-type="currency">
            <text:p>R$ 21.72</text:p>
          </table:table-cell>
          <table:table-cell table:style-name="ce16" table:formula="of:=([.C33]-[.AD33])*[.L33]" office:value-type="currency" office:currency="R$ " office:value="580014290.927043" calcext:value-type="currency">
            <text:p>R$ 580,014,290.93</text:p>
          </table:table-cell>
          <table:table-cell table:style-name="ce13" table:formula="of:=IF([.AE33]&gt;0;&quot;Subiu&quot;;IF([.AE33]&lt;0;&quot;Desceu&quot;;&quot;Estável&quot;))" office:value-type="string" office:string-value="Subiu" calcext:value-type="string">
            <text:p>Subiu</text:p>
          </table:table-cell>
          <table:table-cell table:style-name="ce13" table:formula="of:=[.H33]/100" office:value-type="float" office:value="-0.2661" calcext:value-type="float">
            <text:p>-0.2661</text:p>
          </table:table-cell>
          <table:table-cell table:style-name="ce16" table:formula="of:=[.C33]/([.AG33]+1)" office:value-type="currency" office:currency="R$ " office:value="32.4703638097834" calcext:value-type="currency">
            <text:p>R$ 32.47</text:p>
          </table:table-cell>
          <table:table-cell table:style-name="ce16" table:formula="of:=([.C33]-[.AH33])*[.L33]" office:value-type="currency" office:currency="R$ " office:value="-2376148978.07068" calcext:value-type="currency">
            <text:p>-R$ 2,376,148,978.07</text:p>
          </table:table-cell>
          <table:table-cell table:style-name="ce16" table:formula="of:=IF([.AI33]&gt;0;&quot;Subiu&quot;;IF([.AI33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0.01" calcext:value-type="float">
            <text:p>10.01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-0.3" calcext:value-type="float">
            <text:p>-0.3</text:p>
          </table:table-cell>
          <table:table-cell table:number-columns-repeated="2" table:style-name="ce9" office:value-type="float" office:value="-3.47" calcext:value-type="float">
            <text:p>-3.47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9.93" calcext:value-type="float">
            <text:p>9.93</text:p>
          </table:table-cell>
          <table:table-cell table:style-name="ce9" office:value-type="float" office:value="10.06" calcext:value-type="float">
            <text:p>10.06</text:p>
          </table:table-cell>
          <table:table-cell table:style-name="ce2" office:value-type="string" calcext:value-type="string">
            <text:p>168,56 M</text:p>
          </table:table-cell>
          <table:table-cell table:style-name="ce12" table:formula="of:=VLOOKUP([.A34];[$Total_de_acoes.A$1:.B$1048576];2;0)" office:value-type="float" office:value="5372783971" calcext:value-type="float">
            <text:p>5,372,783,971</text:p>
          </table:table-cell>
          <table:table-cell table:style-name="ce13" table:formula="of:=VLOOKUP([.A34];[$Ticker.A$1:.B$1048576];2;0)" office:value-type="string" office:string-value="Itaúsa" calcext:value-type="string">
            <text:p>Itaúsa</text:p>
          </table:table-cell>
          <table:table-cell table:style-name="ce13" table:formula="of:=VLOOKUP([.M34];[$Segmentoanos.A$1:.C$1048576];2;0)" office:value-type="string" office:string-value="Holding" calcext:value-type="string">
            <text:p>Holding</text:p>
          </table:table-cell>
          <table:table-cell table:style-name="ce13" table:formula="of:=VLOOKUP([.M34];[$Segmentoanos.A$1:.C$1048576];3;0)" office:value-type="float" office:value="55" calcext:value-type="float">
            <text:p>55</text:p>
          </table:table-cell>
          <table:table-cell table:style-name="ce13" table:formula="of:=IF([.O34]&lt;=10; &quot;0-10 anos&quot;; IF([.O34]&lt;=20; &quot;11-20 anos&quot;; IF([.O34]&lt;=30; &quot;21-30 anos&quot;; IF([.O34]&lt;=40; &quot;31-40 anos&quot;; IF([.O34]&lt;=50; &quot;41-50 anos&quot;; IF([.O34]&lt;=60; &quot;51-60 anos&quot;; IF([.O34]&lt;=70; &quot;61-70 anos&quot;; IF([.O34]&lt;=80; &quot;71-80 anos&quot;; IF([.O34]&lt;=90; &quot;81-90 anos&quot;; IF([.O34]&lt;=100; &quot;91-100 anos&quot;; IF([.O34]&lt;=110; &quot;101-110 anos&quot;; IF([.O34]&lt;=120; &quot;111-120 anos&quot;; IF([.O34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34]/100" office:value-type="float" office:value="0.007" calcext:value-type="float">
            <text:p>0.007</text:p>
          </table:table-cell>
          <table:table-cell table:style-name="ce16" table:formula="of:=[.C34]/([.Q34]+1)" office:value-type="currency" office:currency="R$ " office:value="9.94041708043694" calcext:value-type="currency">
            <text:p>R$ 9.94</text:p>
          </table:table-cell>
          <table:table-cell table:style-name="ce16" table:formula="of:=([.C34]-[.R34])*[.L34]" office:value-type="currency" office:currency="R$ " office:value="373853994.883777" calcext:value-type="currency">
            <text:p>R$ 373,853,994.88</text:p>
          </table:table-cell>
          <table:table-cell table:style-name="ce13" table:formula="of:=IF([.S34]&gt;0;&quot;Subiu&quot;;IF([.S34]&lt;0;&quot;Desceu&quot;;&quot;Estável&quot;))" office:value-type="string" office:string-value="Subiu" calcext:value-type="string">
            <text:p>Subiu</text:p>
          </table:table-cell>
          <table:table-cell table:style-name="ce13" table:formula="of:=[.E34]/100" office:value-type="float" office:value="-0.003" calcext:value-type="float">
            <text:p>-0.003</text:p>
          </table:table-cell>
          <table:table-cell table:style-name="ce16" table:formula="of:=[.C34]/([.U34]+1)" office:value-type="currency" office:currency="R$ " office:value="10.0401203610833" calcext:value-type="currency">
            <text:p>R$ 10.04</text:p>
          </table:table-cell>
          <table:table-cell table:style-name="ce16" table:formula="of:=([.C34]-[.V34])*[.L34]" office:value-type="currency" office:currency="R$ " office:value="-161830193.228821" calcext:value-type="currency">
            <text:p>-R$ 161,830,193.23</text:p>
          </table:table-cell>
          <table:table-cell table:style-name="ce13" table:formula="of:=IF([.W34]&gt;0;&quot;Subiu&quot;;IF([.W34]&lt;0;&quot;Desceu&quot;;&quot;Estável&quot;))" office:value-type="string" office:string-value="Desceu" calcext:value-type="string">
            <text:p>Desceu</text:p>
          </table:table-cell>
          <table:table-cell table:style-name="ce13" table:formula="of:=[.F34]/100" office:value-type="float" office:value="-0.0347" calcext:value-type="float">
            <text:p>-0.0347</text:p>
          </table:table-cell>
          <table:table-cell table:style-name="ce21" table:formula="of:=[.C34]/([.Y34]+1)" office:value-type="float" office:value="10.3698332124728" calcext:value-type="float">
            <text:p>10.37</text:p>
          </table:table-cell>
          <table:table-cell table:style-name="ce16" table:formula="of:=([.C34]-[.Z34])*[.L34]" office:value-type="currency" office:currency="R$ " office:value="-1933306116.20733" calcext:value-type="currency">
            <text:p>-R$ 1,933,306,116.21</text:p>
          </table:table-cell>
          <table:table-cell table:style-name="ce16" table:formula="of:=IF([.AA34]&gt;0;&quot;Subiu&quot;;IF([.AA34]&lt;0;&quot;Desceu&quot;;&quot;Estável&quot;))" office:value-type="string" office:string-value="Desceu" calcext:value-type="string">
            <text:p>Desceu</text:p>
          </table:table-cell>
          <table:table-cell table:style-name="ce24" table:formula="of:=[.G34]/100" office:value-type="float" office:value="-0.0347" calcext:value-type="float">
            <text:p>-0.0347</text:p>
          </table:table-cell>
          <table:table-cell table:style-name="ce16" table:formula="of:=[.C34]/([.AC34]+1)" office:value-type="currency" office:currency="R$ " office:value="10.3698332124728" calcext:value-type="currency">
            <text:p>R$ 10.37</text:p>
          </table:table-cell>
          <table:table-cell table:style-name="ce16" table:formula="of:=([.C34]-[.AD34])*[.L34]" office:value-type="currency" office:currency="R$ " office:value="-1933306116.20733" calcext:value-type="currency">
            <text:p>-R$ 1,933,306,116.21</text:p>
          </table:table-cell>
          <table:table-cell table:style-name="ce13" table:formula="of:=IF([.AE34]&gt;0;&quot;Subiu&quot;;IF([.AE34]&lt;0;&quot;Desceu&quot;;&quot;Estável&quot;))" office:value-type="string" office:string-value="Desceu" calcext:value-type="string">
            <text:p>Desceu</text:p>
          </table:table-cell>
          <table:table-cell table:style-name="ce13" table:formula="of:=[.H34]/100" office:value-type="float" office:value="0.29" calcext:value-type="float">
            <text:p>0.29</text:p>
          </table:table-cell>
          <table:table-cell table:style-name="ce16" table:formula="of:=[.C34]/([.AG34]+1)" office:value-type="currency" office:currency="R$ " office:value="7.75968992248062" calcext:value-type="currency">
            <text:p>R$ 7.76</text:p>
          </table:table-cell>
          <table:table-cell table:style-name="ce16" table:formula="of:=([.C34]-[.AH34])*[.L34]" office:value-type="currency" office:currency="R$ " office:value="12090429914.2759" calcext:value-type="currency">
            <text:p>R$ 12,090,429,914.28</text:p>
          </table:table-cell>
          <table:table-cell table:style-name="ce16" table:formula="of:=IF([.AI34]&gt;0;&quot;Subiu&quot;;IF([.AI34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56.97" calcext:value-type="float">
            <text:p>56.97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1.88" calcext:value-type="float">
            <text:p>1.88</text:p>
          </table:table-cell>
          <table:table-cell table:number-columns-repeated="2" table:style-name="ce10" office:value-type="float" office:value="2.85" calcext:value-type="float">
            <text:p>2.85</text:p>
          </table:table-cell>
          <table:table-cell table:style-name="ce10" office:value-type="float" office:value="52.87" calcext:value-type="float">
            <text:p>52.87</text:p>
          </table:table-cell>
          <table:table-cell table:style-name="ce10" office:value-type="float" office:value="56.55" calcext:value-type="float">
            <text:p>56.55</text:p>
          </table:table-cell>
          <table:table-cell table:style-name="ce10" office:value-type="float" office:value="56.99" calcext:value-type="float">
            <text:p>56.99</text:p>
          </table:table-cell>
          <table:table-cell table:style-name="ce3" office:value-type="string" calcext:value-type="string">
            <text:p>465,62 M</text:p>
          </table:table-cell>
          <table:table-cell table:style-name="ce12" table:formula="of:=VLOOKUP([.A35];[$Total_de_acoes.A$1:.B$1048576];2;0)" office:value-type="float" office:value="1420949112" calcext:value-type="float">
            <text:p>1,420,949,112</text:p>
          </table:table-cell>
          <table:table-cell table:style-name="ce13" table:formula="of:=VLOOKUP([.A35];[$Ticker.A$1:.B$1048576];2;0)" office:value-type="string" office:string-value="Banco do Brasil" calcext:value-type="string">
            <text:p>Banco do Brasil</text:p>
          </table:table-cell>
          <table:table-cell table:style-name="ce13" table:formula="of:=VLOOKUP([.M35];[$Segmentoanos.A$1:.C$1048576];2;0)" office:value-type="string" office:string-value="Banco" calcext:value-type="string">
            <text:p>Banco</text:p>
          </table:table-cell>
          <table:table-cell table:style-name="ce13" table:formula="of:=VLOOKUP([.M35];[$Segmentoanos.A$1:.C$1048576];3;0)" office:value-type="float" office:value="213" calcext:value-type="float">
            <text:p>213</text:p>
          </table:table-cell>
          <table:table-cell table:style-name="ce13" table:formula="of:=IF([.O35]&lt;=10; &quot;0-10 anos&quot;; IF([.O35]&lt;=20; &quot;11-20 anos&quot;; IF([.O35]&lt;=30; &quot;21-30 anos&quot;; IF([.O35]&lt;=40; &quot;31-40 anos&quot;; IF([.O35]&lt;=50; &quot;41-50 anos&quot;; IF([.O35]&lt;=60; &quot;51-60 anos&quot;; IF([.O35]&lt;=70; &quot;61-70 anos&quot;; IF([.O35]&lt;=80; &quot;71-80 anos&quot;; IF([.O35]&lt;=90; &quot;81-90 anos&quot;; IF([.O35]&lt;=100; &quot;91-100 anos&quot;; IF([.O35]&lt;=110; &quot;101-110 anos&quot;; IF([.O35]&lt;=120; &quot;111-120 anos&quot;; IF([.O35]&gt;120; &quot;Mais de 120 anos&quot;; &quot;Outro&quot;)))))))))))))" office:value-type="string" office:string-value="Mais de 120 anos" calcext:value-type="string">
            <text:p>Mais de 120 anos</text:p>
          </table:table-cell>
          <table:table-cell table:style-name="ce13" table:formula="of:=[.D35]/100" office:value-type="float" office:value="0.0068" calcext:value-type="float">
            <text:p>0.0068</text:p>
          </table:table-cell>
          <table:table-cell table:style-name="ce16" table:formula="of:=[.C35]/([.Q35]+1)" office:value-type="currency" office:currency="R$ " office:value="56.585220500596" calcext:value-type="currency">
            <text:p>R$ 56.59</text:p>
          </table:table-cell>
          <table:table-cell table:style-name="ce16" table:formula="of:=([.C35]-[.R35])*[.L35]" office:value-type="currency" office:currency="R$ " office:value="546752087.993985" calcext:value-type="currency">
            <text:p>R$ 546,752,087.99</text:p>
          </table:table-cell>
          <table:table-cell table:style-name="ce13" table:formula="of:=IF([.S35]&gt;0;&quot;Subiu&quot;;IF([.S35]&lt;0;&quot;Desceu&quot;;&quot;Estável&quot;))" office:value-type="string" office:string-value="Subiu" calcext:value-type="string">
            <text:p>Subiu</text:p>
          </table:table-cell>
          <table:table-cell table:style-name="ce13" table:formula="of:=[.E35]/100" office:value-type="float" office:value="0.0188" calcext:value-type="float">
            <text:p>0.0188</text:p>
          </table:table-cell>
          <table:table-cell table:style-name="ce16" table:formula="of:=[.C35]/([.U35]+1)" office:value-type="currency" office:currency="R$ " office:value="55.9187279151943" calcext:value-type="currency">
            <text:p>R$ 55.92</text:p>
          </table:table-cell>
          <table:table-cell table:style-name="ce16" table:formula="of:=([.C35]-[.V35])*[.L35]" office:value-type="currency" office:currency="R$ " office:value="1493804135.37498" calcext:value-type="currency">
            <text:p>R$ 1,493,804,135.37</text:p>
          </table:table-cell>
          <table:table-cell table:style-name="ce13" table:formula="of:=IF([.W35]&gt;0;&quot;Subiu&quot;;IF([.W35]&lt;0;&quot;Desceu&quot;;&quot;Estável&quot;))" office:value-type="string" office:string-value="Subiu" calcext:value-type="string">
            <text:p>Subiu</text:p>
          </table:table-cell>
          <table:table-cell table:style-name="ce13" table:formula="of:=[.F35]/100" office:value-type="float" office:value="0.0285" calcext:value-type="float">
            <text:p>0.0285</text:p>
          </table:table-cell>
          <table:table-cell table:style-name="ce21" table:formula="of:=[.C35]/([.Y35]+1)" office:value-type="float" office:value="55.3913466212932" calcext:value-type="float">
            <text:p>55.39</text:p>
          </table:table-cell>
          <table:table-cell table:style-name="ce16" table:formula="of:=([.C35]-[.Z35])*[.L35]" office:value-type="currency" office:currency="R$ " office:value="2243186116.6293" calcext:value-type="currency">
            <text:p>R$ 2,243,186,116.63</text:p>
          </table:table-cell>
          <table:table-cell table:style-name="ce16" table:formula="of:=IF([.AA35]&gt;0;&quot;Subiu&quot;;IF([.AA35]&lt;0;&quot;Desceu&quot;;&quot;Estável&quot;))" office:value-type="string" office:string-value="Subiu" calcext:value-type="string">
            <text:p>Subiu</text:p>
          </table:table-cell>
          <table:table-cell table:style-name="ce24" table:formula="of:=[.G35]/100" office:value-type="float" office:value="0.0285" calcext:value-type="float">
            <text:p>0.0285</text:p>
          </table:table-cell>
          <table:table-cell table:style-name="ce16" table:formula="of:=[.C35]/([.AC35]+1)" office:value-type="currency" office:currency="R$ " office:value="55.3913466212932" calcext:value-type="currency">
            <text:p>R$ 55.39</text:p>
          </table:table-cell>
          <table:table-cell table:style-name="ce16" table:formula="of:=([.C35]-[.AD35])*[.L35]" office:value-type="currency" office:currency="R$ " office:value="2243186116.6293" calcext:value-type="currency">
            <text:p>R$ 2,243,186,116.63</text:p>
          </table:table-cell>
          <table:table-cell table:style-name="ce13" table:formula="of:=IF([.AE35]&gt;0;&quot;Subiu&quot;;IF([.AE35]&lt;0;&quot;Desceu&quot;;&quot;Estável&quot;))" office:value-type="string" office:string-value="Subiu" calcext:value-type="string">
            <text:p>Subiu</text:p>
          </table:table-cell>
          <table:table-cell table:style-name="ce13" table:formula="of:=[.H35]/100" office:value-type="float" office:value="0.5287" calcext:value-type="float">
            <text:p>0.5287</text:p>
          </table:table-cell>
          <table:table-cell table:style-name="ce16" table:formula="of:=[.C35]/([.AG35]+1)" office:value-type="currency" office:currency="R$ " office:value="37.2669588539282" calcext:value-type="currency">
            <text:p>R$ 37.27</text:p>
          </table:table-cell>
          <table:table-cell table:style-name="ce16" table:formula="of:=([.C35]-[.AH35])*[.L35]" office:value-type="currency" office:currency="R$ " office:value="27997018820.2102" calcext:value-type="currency">
            <text:p>R$ 27,997,018,820.21</text:p>
          </table:table-cell>
          <table:table-cell table:style-name="ce16" table:formula="of:=IF([.AI35]&gt;0;&quot;Subiu&quot;;IF([.AI35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RADL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6.16" calcext:value-type="float">
            <text:p>26.16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-2.75" calcext:value-type="float">
            <text:p>-2.75</text:p>
          </table:table-cell>
          <table:table-cell table:number-columns-repeated="2" table:style-name="ce9" office:value-type="float" office:value="-11.02" calcext:value-type="float">
            <text:p>-11.02</text:p>
          </table:table-cell>
          <table:table-cell table:style-name="ce9" office:value-type="float" office:value="10.07" calcext:value-type="float">
            <text:p>10.07</text:p>
          </table:table-cell>
          <table:table-cell table:style-name="ce9" office:value-type="float" office:value="25.87" calcext:value-type="float">
            <text:p>25.87</text:p>
          </table:table-cell>
          <table:table-cell table:style-name="ce9" office:value-type="float" office:value="26.38" calcext:value-type="float">
            <text:p>26.38</text:p>
          </table:table-cell>
          <table:table-cell table:style-name="ce2" office:value-type="string" calcext:value-type="string">
            <text:p>100,44 M</text:p>
          </table:table-cell>
          <table:table-cell table:style-name="ce12" table:formula="of:=VLOOKUP([.A36];[$Total_de_acoes.A$1:.B$1048576];2;0)" office:value-type="float" office:value="1275798515" calcext:value-type="float">
            <text:p>1,275,798,515</text:p>
          </table:table-cell>
          <table:table-cell table:style-name="ce13" table:formula="of:=VLOOKUP([.A36];[$Ticker.A$1:.B$1048576];2;0)" office:value-type="string" office:string-value="RaiaDrogasil" calcext:value-type="string">
            <text:p>RaiaDrogasil</text:p>
          </table:table-cell>
          <table:table-cell table:style-name="ce13" table:formula="of:=VLOOKUP([.M36];[$Segmentoanos.A$1:.C$1048576];2;0)" office:value-type="string" office:string-value="Farmácias" calcext:value-type="string">
            <text:p>Farmácias</text:p>
          </table:table-cell>
          <table:table-cell table:style-name="ce13" table:formula="of:=VLOOKUP([.M36];[$Segmentoanos.A$1:.C$1048576];3;0)" office:value-type="float" office:value="118" calcext:value-type="float">
            <text:p>118</text:p>
          </table:table-cell>
          <table:table-cell table:style-name="ce13" table:formula="of:=IF([.O36]&lt;=10; &quot;0-10 anos&quot;; IF([.O36]&lt;=20; &quot;11-20 anos&quot;; IF([.O36]&lt;=30; &quot;21-30 anos&quot;; IF([.O36]&lt;=40; &quot;31-40 anos&quot;; IF([.O36]&lt;=50; &quot;41-50 anos&quot;; IF([.O36]&lt;=60; &quot;51-60 anos&quot;; IF([.O36]&lt;=70; &quot;61-70 anos&quot;; IF([.O36]&lt;=80; &quot;71-80 anos&quot;; IF([.O36]&lt;=90; &quot;81-90 anos&quot;; IF([.O36]&lt;=100; &quot;91-100 anos&quot;; IF([.O36]&lt;=110; &quot;101-110 anos&quot;; IF([.O36]&lt;=120; &quot;111-120 anos&quot;; IF([.O36]&gt;120; &quot;Mais de 120 anos&quot;; &quot;Outro&quot;)))))))))))))" office:value-type="string" office:string-value="111-120 anos" calcext:value-type="string">
            <text:p>111-120 anos</text:p>
          </table:table-cell>
          <table:table-cell table:style-name="ce13" table:formula="of:=[.D36]/100" office:value-type="float" office:value="0.0061" calcext:value-type="float">
            <text:p>0.0061</text:p>
          </table:table-cell>
          <table:table-cell table:style-name="ce16" table:formula="of:=[.C36]/([.Q36]+1)" office:value-type="currency" office:currency="R$ " office:value="26.0013915117782" calcext:value-type="currency">
            <text:p>R$ 26.00</text:p>
          </table:table-cell>
          <table:table-cell table:style-name="ce16" table:formula="of:=([.C36]-[.R36])*[.L36]" office:value-type="currency" office:currency="R$ " office:value="202352473.739829" calcext:value-type="currency">
            <text:p>R$ 202,352,473.74</text:p>
          </table:table-cell>
          <table:table-cell table:style-name="ce13" table:formula="of:=IF([.S36]&gt;0;&quot;Subiu&quot;;IF([.S36]&lt;0;&quot;Desceu&quot;;&quot;Estável&quot;))" office:value-type="string" office:string-value="Subiu" calcext:value-type="string">
            <text:p>Subiu</text:p>
          </table:table-cell>
          <table:table-cell table:style-name="ce13" table:formula="of:=[.E36]/100" office:value-type="float" office:value="-0.0275" calcext:value-type="float">
            <text:p>-0.0275</text:p>
          </table:table-cell>
          <table:table-cell table:style-name="ce16" table:formula="of:=[.C36]/([.U36]+1)" office:value-type="currency" office:currency="R$ " office:value="26.8997429305913" calcext:value-type="currency">
            <text:p>R$ 26.90</text:p>
          </table:table-cell>
          <table:table-cell table:style-name="ce16" table:formula="of:=([.C36]-[.V36])*[.L36]" office:value-type="currency" office:currency="R$ " office:value="-943762932.330076" calcext:value-type="currency">
            <text:p>-R$ 943,762,932.33</text:p>
          </table:table-cell>
          <table:table-cell table:style-name="ce13" table:formula="of:=IF([.W36]&gt;0;&quot;Subiu&quot;;IF([.W36]&lt;0;&quot;Desceu&quot;;&quot;Estável&quot;))" office:value-type="string" office:string-value="Desceu" calcext:value-type="string">
            <text:p>Desceu</text:p>
          </table:table-cell>
          <table:table-cell table:style-name="ce13" table:formula="of:=[.F36]/100" office:value-type="float" office:value="-0.1102" calcext:value-type="float">
            <text:p>-0.1102</text:p>
          </table:table-cell>
          <table:table-cell table:style-name="ce21" table:formula="of:=[.C36]/([.Y36]+1)" office:value-type="float" office:value="29.3998651382333" calcext:value-type="float">
            <text:p>29.40</text:p>
          </table:table-cell>
          <table:table-cell table:style-name="ce16" table:formula="of:=([.C36]-[.Z36])*[.L36]" office:value-type="currency" office:currency="R$ " office:value="-4133415132.15833" calcext:value-type="currency">
            <text:p>-R$ 4,133,415,132.16</text:p>
          </table:table-cell>
          <table:table-cell table:style-name="ce16" table:formula="of:=IF([.AA36]&gt;0;&quot;Subiu&quot;;IF([.AA36]&lt;0;&quot;Desceu&quot;;&quot;Estável&quot;))" office:value-type="string" office:string-value="Desceu" calcext:value-type="string">
            <text:p>Desceu</text:p>
          </table:table-cell>
          <table:table-cell table:style-name="ce24" table:formula="of:=[.G36]/100" office:value-type="float" office:value="-0.1102" calcext:value-type="float">
            <text:p>-0.1102</text:p>
          </table:table-cell>
          <table:table-cell table:style-name="ce16" table:formula="of:=[.C36]/([.AC36]+1)" office:value-type="currency" office:currency="R$ " office:value="29.3998651382333" calcext:value-type="currency">
            <text:p>R$ 29.40</text:p>
          </table:table-cell>
          <table:table-cell table:style-name="ce16" table:formula="of:=([.C36]-[.AD36])*[.L36]" office:value-type="currency" office:currency="R$ " office:value="-4133415132.15833" calcext:value-type="currency">
            <text:p>-R$ 4,133,415,132.16</text:p>
          </table:table-cell>
          <table:table-cell table:style-name="ce13" table:formula="of:=IF([.AE36]&gt;0;&quot;Subiu&quot;;IF([.AE36]&lt;0;&quot;Desceu&quot;;&quot;Estável&quot;))" office:value-type="string" office:string-value="Desceu" calcext:value-type="string">
            <text:p>Desceu</text:p>
          </table:table-cell>
          <table:table-cell table:style-name="ce13" table:formula="of:=[.H36]/100" office:value-type="float" office:value="0.1007" calcext:value-type="float">
            <text:p>0.1007</text:p>
          </table:table-cell>
          <table:table-cell table:style-name="ce16" table:formula="of:=[.C36]/([.AG36]+1)" office:value-type="currency" office:currency="R$ " office:value="23.7666939220496" calcext:value-type="currency">
            <text:p>R$ 23.77</text:p>
          </table:table-cell>
          <table:table-cell table:style-name="ce16" table:formula="of:=([.C36]-[.AH36])*[.L36]" office:value-type="currency" office:currency="R$ " office:value="3053376340.18959" calcext:value-type="currency">
            <text:p>R$ 3,053,376,340.19</text:p>
          </table:table-cell>
          <table:table-cell table:style-name="ce16" table:formula="of:=IF([.AI36]&gt;0;&quot;Subiu&quot;;IF([.AI3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0.08" calcext:value-type="float">
            <text:p>10.08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3.28" calcext:value-type="float">
            <text:p>3.28</text:p>
          </table:table-cell>
          <table:table-cell table:number-columns-repeated="2" table:style-name="ce10" office:value-type="float" office:value="-7.18" calcext:value-type="float">
            <text:p>-7.18</text:p>
          </table:table-cell>
          <table:table-cell table:style-name="ce10" office:value-type="float" office:value="-21.14" calcext:value-type="float">
            <text:p>-21.14</text:p>
          </table:table-cell>
          <table:table-cell table:style-name="ce10" office:value-type="float" office:value="10.03" calcext:value-type="float">
            <text:p>10.03</text:p>
          </table:table-cell>
          <table:table-cell table:style-name="ce10" office:value-type="float" office:value="10.14" calcext:value-type="float">
            <text:p>10.14</text:p>
          </table:table-cell>
          <table:table-cell table:style-name="ce3" office:value-type="string" calcext:value-type="string">
            <text:p>37,01 M</text:p>
          </table:table-cell>
          <table:table-cell table:style-name="ce12" table:formula="of:=VLOOKUP([.A37];[$Total_de_acoes.A$1:.B$1048576];2;0)" office:value-type="float" office:value="660411219" calcext:value-type="float">
            <text:p>660,411,219</text:p>
          </table:table-cell>
          <table:table-cell table:style-name="ce13" table:formula="of:=VLOOKUP([.A37];[$Ticker.A$1:.B$1048576];2;0)" office:value-type="string" office:string-value="Metalúrgica Gerdau" calcext:value-type="string">
            <text:p>Metalúrgica Gerdau</text:p>
          </table:table-cell>
          <table:table-cell table:style-name="ce13" table:formula="of:=VLOOKUP([.M37];[$Segmentoanos.A$1:.C$1048576];2;0)" office:value-type="string" office:string-value="Siderurgia" calcext:value-type="string">
            <text:p>Siderurgia</text:p>
          </table:table-cell>
          <table:table-cell table:style-name="ce13" table:formula="of:=VLOOKUP([.M37];[$Segmentoanos.A$1:.C$1048576];3;0)" office:value-type="float" office:value="120" calcext:value-type="float">
            <text:p>120</text:p>
          </table:table-cell>
          <table:table-cell table:style-name="ce13" table:formula="of:=IF([.O37]&lt;=10; &quot;0-10 anos&quot;; IF([.O37]&lt;=20; &quot;11-20 anos&quot;; IF([.O37]&lt;=30; &quot;21-30 anos&quot;; IF([.O37]&lt;=40; &quot;31-40 anos&quot;; IF([.O37]&lt;=50; &quot;41-50 anos&quot;; IF([.O37]&lt;=60; &quot;51-60 anos&quot;; IF([.O37]&lt;=70; &quot;61-70 anos&quot;; IF([.O37]&lt;=80; &quot;71-80 anos&quot;; IF([.O37]&lt;=90; &quot;81-90 anos&quot;; IF([.O37]&lt;=100; &quot;91-100 anos&quot;; IF([.O37]&lt;=110; &quot;101-110 anos&quot;; IF([.O37]&lt;=120; &quot;111-120 anos&quot;; IF([.O37]&gt;120; &quot;Mais de 120 anos&quot;; &quot;Outro&quot;)))))))))))))" office:value-type="string" office:string-value="111-120 anos" calcext:value-type="string">
            <text:p>111-120 anos</text:p>
          </table:table-cell>
          <table:table-cell table:style-name="ce13" table:formula="of:=[.D37]/100" office:value-type="float" office:value="0.0059" calcext:value-type="float">
            <text:p>0.0059</text:p>
          </table:table-cell>
          <table:table-cell table:style-name="ce16" table:formula="of:=[.C37]/([.Q37]+1)" office:value-type="currency" office:currency="R$ " office:value="10.0208768267223" calcext:value-type="currency">
            <text:p>R$ 10.02</text:p>
          </table:table-cell>
          <table:table-cell table:style-name="ce16" table:formula="of:=([.C37]-[.R37])*[.L37]" office:value-type="currency" office:currency="R$ " office:value="39045606.935449" calcext:value-type="currency">
            <text:p>R$ 39,045,606.94</text:p>
          </table:table-cell>
          <table:table-cell table:style-name="ce13" table:formula="of:=IF([.S37]&gt;0;&quot;Subiu&quot;;IF([.S37]&lt;0;&quot;Desceu&quot;;&quot;Estável&quot;))" office:value-type="string" office:string-value="Subiu" calcext:value-type="string">
            <text:p>Subiu</text:p>
          </table:table-cell>
          <table:table-cell table:style-name="ce13" table:formula="of:=[.E37]/100" office:value-type="float" office:value="0.0328" calcext:value-type="float">
            <text:p>0.0328</text:p>
          </table:table-cell>
          <table:table-cell table:style-name="ce16" table:formula="of:=[.C37]/([.U37]+1)" office:value-type="currency" office:currency="R$ " office:value="9.75987606506584" calcext:value-type="currency">
            <text:p>R$ 9.76</text:p>
          </table:table-cell>
          <table:table-cell table:style-name="ce16" table:formula="of:=([.C37]-[.V37])*[.L37]" office:value-type="currency" office:currency="R$ " office:value="211413438.100945" calcext:value-type="currency">
            <text:p>R$ 211,413,438.10</text:p>
          </table:table-cell>
          <table:table-cell table:style-name="ce13" table:formula="of:=IF([.W37]&gt;0;&quot;Subiu&quot;;IF([.W37]&lt;0;&quot;Desceu&quot;;&quot;Estável&quot;))" office:value-type="string" office:string-value="Subiu" calcext:value-type="string">
            <text:p>Subiu</text:p>
          </table:table-cell>
          <table:table-cell table:style-name="ce13" table:formula="of:=[.F37]/100" office:value-type="float" office:value="-0.0718" calcext:value-type="float">
            <text:p>-0.0718</text:p>
          </table:table-cell>
          <table:table-cell table:style-name="ce21" table:formula="of:=[.C37]/([.Y37]+1)" office:value-type="float" office:value="10.8597285067873" calcext:value-type="float">
            <text:p>10.86</text:p>
          </table:table-cell>
          <table:table-cell table:style-name="ce16" table:formula="of:=([.C37]-[.Z37])*[.L37]" office:value-type="currency" office:currency="R$ " office:value="-514941453.656471" calcext:value-type="currency">
            <text:p>-R$ 514,941,453.66</text:p>
          </table:table-cell>
          <table:table-cell table:style-name="ce16" table:formula="of:=IF([.AA37]&gt;0;&quot;Subiu&quot;;IF([.AA37]&lt;0;&quot;Desceu&quot;;&quot;Estável&quot;))" office:value-type="string" office:string-value="Desceu" calcext:value-type="string">
            <text:p>Desceu</text:p>
          </table:table-cell>
          <table:table-cell table:style-name="ce24" table:formula="of:=[.G37]/100" office:value-type="float" office:value="-0.0718" calcext:value-type="float">
            <text:p>-0.0718</text:p>
          </table:table-cell>
          <table:table-cell table:style-name="ce16" table:formula="of:=[.C37]/([.AC37]+1)" office:value-type="currency" office:currency="R$ " office:value="10.8597285067873" calcext:value-type="currency">
            <text:p>R$ 10.86</text:p>
          </table:table-cell>
          <table:table-cell table:style-name="ce16" table:formula="of:=([.C37]-[.AD37])*[.L37]" office:value-type="currency" office:currency="R$ " office:value="-514941453.656471" calcext:value-type="currency">
            <text:p>-R$ 514,941,453.66</text:p>
          </table:table-cell>
          <table:table-cell table:style-name="ce13" table:formula="of:=IF([.AE37]&gt;0;&quot;Subiu&quot;;IF([.AE37]&lt;0;&quot;Desceu&quot;;&quot;Estável&quot;))" office:value-type="string" office:string-value="Desceu" calcext:value-type="string">
            <text:p>Desceu</text:p>
          </table:table-cell>
          <table:table-cell table:style-name="ce13" table:formula="of:=[.H37]/100" office:value-type="float" office:value="-0.2114" calcext:value-type="float">
            <text:p>-0.2114</text:p>
          </table:table-cell>
          <table:table-cell table:style-name="ce16" table:formula="of:=[.C37]/([.AG37]+1)" office:value-type="currency" office:currency="R$ " office:value="12.7821455744357" calcext:value-type="currency">
            <text:p>R$ 12.78</text:p>
          </table:table-cell>
          <table:table-cell table:style-name="ce16" table:formula="of:=([.C37]-[.AH37])*[.L37]" office:value-type="currency" office:currency="R$ " office:value="-1784527252.72854" calcext:value-type="currency">
            <text:p>-R$ 1,784,527,252.73</text:p>
          </table:table-cell>
          <table:table-cell table:style-name="ce16" table:formula="of:=IF([.AI37]&gt;0;&quot;Subiu&quot;;IF([.AI37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8.57" calcext:value-type="float">
            <text:p>18.57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.65" calcext:value-type="float">
            <text:p>2.65</text:p>
          </table:table-cell>
          <table:table-cell table:number-columns-repeated="2" table:style-name="ce9" office:value-type="float" office:value="-4.08" calcext:value-type="float">
            <text:p>-4.08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18.3" calcext:value-type="float">
            <text:p>18.3</text:p>
          </table:table-cell>
          <table:table-cell table:style-name="ce9" office:value-type="float" office:value="18.66" calcext:value-type="float">
            <text:p>18.66</text:p>
          </table:table-cell>
          <table:table-cell table:style-name="ce2" office:value-type="string" calcext:value-type="string">
            <text:p>43,43 M</text:p>
          </table:table-cell>
          <table:table-cell table:style-name="ce12" table:formula="of:=VLOOKUP([.A38];[$Total_de_acoes.A$1:.B$1048576];2;0)" office:value-type="float" office:value="1168097881" calcext:value-type="float">
            <text:p>1,168,097,881</text:p>
          </table:table-cell>
          <table:table-cell table:style-name="ce13" table:formula="of:=VLOOKUP([.A38];[$Ticker.A$1:.B$1048576];2;0)" office:value-type="string" office:string-value="Cosan" calcext:value-type="string">
            <text:p>Cosan</text:p>
          </table:table-cell>
          <table:table-cell table:style-name="ce13" table:formula="of:=VLOOKUP([.M38];[$Segmentoanos.A$1:.C$1048576];2;0)" office:value-type="string" office:string-value="Energia e Logística" calcext:value-type="string">
            <text:p>Energia e Logística</text:p>
          </table:table-cell>
          <table:table-cell table:style-name="ce13" table:formula="of:=VLOOKUP([.M38];[$Segmentoanos.A$1:.C$1048576];3;0)" office:value-type="float" office:value="19" calcext:value-type="float">
            <text:p>19</text:p>
          </table:table-cell>
          <table:table-cell table:style-name="ce13" table:formula="of:=IF([.O38]&lt;=10; &quot;0-10 anos&quot;; IF([.O38]&lt;=20; &quot;11-20 anos&quot;; IF([.O38]&lt;=30; &quot;21-30 anos&quot;; IF([.O38]&lt;=40; &quot;31-40 anos&quot;; IF([.O38]&lt;=50; &quot;41-50 anos&quot;; IF([.O38]&lt;=60; &quot;51-60 anos&quot;; IF([.O38]&lt;=70; &quot;61-70 anos&quot;; IF([.O38]&lt;=80; &quot;71-80 anos&quot;; IF([.O38]&lt;=90; &quot;81-90 anos&quot;; IF([.O38]&lt;=100; &quot;91-100 anos&quot;; IF([.O38]&lt;=110; &quot;101-110 anos&quot;; IF([.O38]&lt;=120; &quot;111-120 anos&quot;; IF([.O38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38]/100" office:value-type="float" office:value="0.0059" calcext:value-type="float">
            <text:p>0.0059</text:p>
          </table:table-cell>
          <table:table-cell table:style-name="ce16" table:formula="of:=[.C38]/([.Q38]+1)" office:value-type="currency" office:currency="R$ " office:value="18.4610796301819" calcext:value-type="currency">
            <text:p>R$ 18.46</text:p>
          </table:table-cell>
          <table:table-cell table:style-name="ce16" table:formula="of:=([.C38]-[.R38])*[.L38]" office:value-type="currency" office:currency="R$ " office:value="127229653.182227" calcext:value-type="currency">
            <text:p>R$ 127,229,653.18</text:p>
          </table:table-cell>
          <table:table-cell table:style-name="ce13" table:formula="of:=IF([.S38]&gt;0;&quot;Subiu&quot;;IF([.S38]&lt;0;&quot;Desceu&quot;;&quot;Estável&quot;))" office:value-type="string" office:string-value="Subiu" calcext:value-type="string">
            <text:p>Subiu</text:p>
          </table:table-cell>
          <table:table-cell table:style-name="ce13" table:formula="of:=[.E38]/100" office:value-type="float" office:value="0.0265" calcext:value-type="float">
            <text:p>0.0265</text:p>
          </table:table-cell>
          <table:table-cell table:style-name="ce16" table:formula="of:=[.C38]/([.U38]+1)" office:value-type="currency" office:currency="R$ " office:value="18.0905991232343" calcext:value-type="currency">
            <text:p>R$ 18.09</text:p>
          </table:table-cell>
          <table:table-cell table:style-name="ce16" table:formula="of:=([.C38]-[.V38])*[.L38]" office:value-type="currency" office:currency="R$ " office:value="559987148.299567" calcext:value-type="currency">
            <text:p>R$ 559,987,148.30</text:p>
          </table:table-cell>
          <table:table-cell table:style-name="ce13" table:formula="of:=IF([.W38]&gt;0;&quot;Subiu&quot;;IF([.W38]&lt;0;&quot;Desceu&quot;;&quot;Estável&quot;))" office:value-type="string" office:string-value="Subiu" calcext:value-type="string">
            <text:p>Subiu</text:p>
          </table:table-cell>
          <table:table-cell table:style-name="ce13" table:formula="of:=[.F38]/100" office:value-type="float" office:value="-0.0408" calcext:value-type="float">
            <text:p>-0.0408</text:p>
          </table:table-cell>
          <table:table-cell table:style-name="ce21" table:formula="of:=[.C38]/([.Y38]+1)" office:value-type="float" office:value="19.35988323603" calcext:value-type="float">
            <text:p>19.36</text:p>
          </table:table-cell>
          <table:table-cell table:style-name="ce16" table:formula="of:=([.C38]-[.Z38])*[.L38]" office:value-type="currency" office:currency="R$ " office:value="-922660934.244096" calcext:value-type="currency">
            <text:p>-R$ 922,660,934.24</text:p>
          </table:table-cell>
          <table:table-cell table:style-name="ce16" table:formula="of:=IF([.AA38]&gt;0;&quot;Subiu&quot;;IF([.AA38]&lt;0;&quot;Desceu&quot;;&quot;Estável&quot;))" office:value-type="string" office:string-value="Desceu" calcext:value-type="string">
            <text:p>Desceu</text:p>
          </table:table-cell>
          <table:table-cell table:style-name="ce24" table:formula="of:=[.G38]/100" office:value-type="float" office:value="-0.0408" calcext:value-type="float">
            <text:p>-0.0408</text:p>
          </table:table-cell>
          <table:table-cell table:style-name="ce16" table:formula="of:=[.C38]/([.AC38]+1)" office:value-type="currency" office:currency="R$ " office:value="19.35988323603" calcext:value-type="currency">
            <text:p>R$ 19.36</text:p>
          </table:table-cell>
          <table:table-cell table:style-name="ce16" table:formula="of:=([.C38]-[.AD38])*[.L38]" office:value-type="currency" office:currency="R$ " office:value="-922660934.244096" calcext:value-type="currency">
            <text:p>-R$ 922,660,934.24</text:p>
          </table:table-cell>
          <table:table-cell table:style-name="ce13" table:formula="of:=IF([.AE38]&gt;0;&quot;Subiu&quot;;IF([.AE38]&lt;0;&quot;Desceu&quot;;&quot;Estável&quot;))" office:value-type="string" office:string-value="Desceu" calcext:value-type="string">
            <text:p>Desceu</text:p>
          </table:table-cell>
          <table:table-cell table:style-name="ce13" table:formula="of:=[.H38]/100" office:value-type="float" office:value="0.1335" calcext:value-type="float">
            <text:p>0.1335</text:p>
          </table:table-cell>
          <table:table-cell table:style-name="ce16" table:formula="of:=[.C38]/([.AG38]+1)" office:value-type="currency" office:currency="R$ " office:value="16.3828848698721" calcext:value-type="currency">
            <text:p>R$ 16.38</text:p>
          </table:table-cell>
          <table:table-cell table:style-name="ce16" table:formula="of:=([.C38]-[.AH38])*[.L38]" office:value-type="currency" office:currency="R$ " office:value="2554764549.00546" calcext:value-type="currency">
            <text:p>R$ 2,554,764,549.01</text:p>
          </table:table-cell>
          <table:table-cell table:style-name="ce16" table:formula="of:=IF([.AI38]&gt;0;&quot;Subiu&quot;;IF([.AI38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4.34" calcext:value-type="float">
            <text:p>24.34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2.48" calcext:value-type="float">
            <text:p>2.48</text:p>
          </table:table-cell>
          <table:table-cell table:number-columns-repeated="2" table:style-name="ce10" office:value-type="float" office:value="-2.29" calcext:value-type="float">
            <text:p>-2.29</text:p>
          </table:table-cell>
          <table:table-cell table:style-name="ce10" office:value-type="float" office:value="17.29" calcext:value-type="float">
            <text:p>17.29</text:p>
          </table:table-cell>
          <table:table-cell table:style-name="ce10" office:value-type="float" office:value="24.17" calcext:value-type="float">
            <text:p>24.17</text:p>
          </table:table-cell>
          <table:table-cell table:style-name="ce10" office:value-type="float" office:value="24.56" calcext:value-type="float">
            <text:p>24.56</text:p>
          </table:table-cell>
          <table:table-cell table:style-name="ce3" office:value-type="string" calcext:value-type="string">
            <text:p>40,71 M</text:p>
          </table:table-cell>
          <table:table-cell table:style-name="ce12" table:formula="of:=VLOOKUP([.A39];[$Total_de_acoes.A$1:.B$1048576];2;0)" office:value-type="float" office:value="1134986472" calcext:value-type="float">
            <text:p>1,134,986,472</text:p>
          </table:table-cell>
          <table:table-cell table:style-name="ce13" table:formula="of:=VLOOKUP([.A39];[$Ticker.A$1:.B$1048576];2;0)" office:value-type="string" office:string-value="JBS" calcext:value-type="string">
            <text:p>JBS</text:p>
          </table:table-cell>
          <table:table-cell table:style-name="ce13" table:formula="of:=VLOOKUP([.M39];[$Segmentoanos.A$1:.C$1048576];2;0)" office:value-type="string" office:string-value="Alimentos" calcext:value-type="string">
            <text:p>Alimentos</text:p>
          </table:table-cell>
          <table:table-cell table:style-name="ce13" table:formula="of:=VLOOKUP([.M39];[$Segmentoanos.A$1:.C$1048576];3;0)" office:value-type="float" office:value="68" calcext:value-type="float">
            <text:p>68</text:p>
          </table:table-cell>
          <table:table-cell table:style-name="ce13" table:formula="of:=IF([.O39]&lt;=10; &quot;0-10 anos&quot;; IF([.O39]&lt;=20; &quot;11-20 anos&quot;; IF([.O39]&lt;=30; &quot;21-30 anos&quot;; IF([.O39]&lt;=40; &quot;31-40 anos&quot;; IF([.O39]&lt;=50; &quot;41-50 anos&quot;; IF([.O39]&lt;=60; &quot;51-60 anos&quot;; IF([.O39]&lt;=70; &quot;61-70 anos&quot;; IF([.O39]&lt;=80; &quot;71-80 anos&quot;; IF([.O39]&lt;=90; &quot;81-90 anos&quot;; IF([.O39]&lt;=100; &quot;91-100 anos&quot;; IF([.O39]&lt;=110; &quot;101-110 anos&quot;; IF([.O39]&lt;=120; &quot;111-120 anos&quot;; IF([.O39]&gt;120; &quot;Mais de 120 anos&quot;; &quot;Outro&quot;)))))))))))))" office:value-type="string" office:string-value="61-70 anos" calcext:value-type="string">
            <text:p>61-70 anos</text:p>
          </table:table-cell>
          <table:table-cell table:style-name="ce13" table:formula="of:=[.D39]/100" office:value-type="float" office:value="0.0057" calcext:value-type="float">
            <text:p>0.0057</text:p>
          </table:table-cell>
          <table:table-cell table:style-name="ce16" table:formula="of:=[.C39]/([.Q39]+1)" office:value-type="currency" office:currency="R$ " office:value="24.2020483245501" calcext:value-type="currency">
            <text:p>R$ 24.20</text:p>
          </table:table-cell>
          <table:table-cell table:style-name="ce16" table:formula="of:=([.C39]-[.R39])*[.L39]" office:value-type="currency" office:currency="R$ " office:value="156573285.425413" calcext:value-type="currency">
            <text:p>R$ 156,573,285.43</text:p>
          </table:table-cell>
          <table:table-cell table:style-name="ce13" table:formula="of:=IF([.S39]&gt;0;&quot;Subiu&quot;;IF([.S39]&lt;0;&quot;Desceu&quot;;&quot;Estável&quot;))" office:value-type="string" office:string-value="Subiu" calcext:value-type="string">
            <text:p>Subiu</text:p>
          </table:table-cell>
          <table:table-cell table:style-name="ce13" table:formula="of:=[.E39]/100" office:value-type="float" office:value="0.0248" calcext:value-type="float">
            <text:p>0.0248</text:p>
          </table:table-cell>
          <table:table-cell table:style-name="ce16" table:formula="of:=[.C39]/([.U39]+1)" office:value-type="currency" office:currency="R$ " office:value="23.7509758001561" calcext:value-type="currency">
            <text:p>R$ 23.75</text:p>
          </table:table-cell>
          <table:table-cell table:style-name="ce16" table:formula="of:=([.C39]-[.V39])*[.L39]" office:value-type="currency" office:currency="R$ " office:value="668534498.503417" calcext:value-type="currency">
            <text:p>R$ 668,534,498.50</text:p>
          </table:table-cell>
          <table:table-cell table:style-name="ce13" table:formula="of:=IF([.W39]&gt;0;&quot;Subiu&quot;;IF([.W39]&lt;0;&quot;Desceu&quot;;&quot;Estável&quot;))" office:value-type="string" office:string-value="Subiu" calcext:value-type="string">
            <text:p>Subiu</text:p>
          </table:table-cell>
          <table:table-cell table:style-name="ce13" table:formula="of:=[.F39]/100" office:value-type="float" office:value="-0.0229" calcext:value-type="float">
            <text:p>-0.0229</text:p>
          </table:table-cell>
          <table:table-cell table:style-name="ce21" table:formula="of:=[.C39]/([.Y39]+1)" office:value-type="float" office:value="24.9104492887115" calcext:value-type="float">
            <text:p>24.91</text:p>
          </table:table-cell>
          <table:table-cell table:style-name="ce16" table:formula="of:=([.C39]-[.Z39])*[.L39]" office:value-type="currency" office:currency="R$ " office:value="-647452225.649568" calcext:value-type="currency">
            <text:p>-R$ 647,452,225.65</text:p>
          </table:table-cell>
          <table:table-cell table:style-name="ce16" table:formula="of:=IF([.AA39]&gt;0;&quot;Subiu&quot;;IF([.AA39]&lt;0;&quot;Desceu&quot;;&quot;Estável&quot;))" office:value-type="string" office:string-value="Desceu" calcext:value-type="string">
            <text:p>Desceu</text:p>
          </table:table-cell>
          <table:table-cell table:style-name="ce24" table:formula="of:=[.G39]/100" office:value-type="float" office:value="-0.0229" calcext:value-type="float">
            <text:p>-0.0229</text:p>
          </table:table-cell>
          <table:table-cell table:style-name="ce16" table:formula="of:=[.C39]/([.AC39]+1)" office:value-type="currency" office:currency="R$ " office:value="24.9104492887115" calcext:value-type="currency">
            <text:p>R$ 24.91</text:p>
          </table:table-cell>
          <table:table-cell table:style-name="ce16" table:formula="of:=([.C39]-[.AD39])*[.L39]" office:value-type="currency" office:currency="R$ " office:value="-647452225.649568" calcext:value-type="currency">
            <text:p>-R$ 647,452,225.65</text:p>
          </table:table-cell>
          <table:table-cell table:style-name="ce13" table:formula="of:=IF([.AE39]&gt;0;&quot;Subiu&quot;;IF([.AE39]&lt;0;&quot;Desceu&quot;;&quot;Estável&quot;))" office:value-type="string" office:string-value="Desceu" calcext:value-type="string">
            <text:p>Desceu</text:p>
          </table:table-cell>
          <table:table-cell table:style-name="ce13" table:formula="of:=[.H39]/100" office:value-type="float" office:value="0.1729" calcext:value-type="float">
            <text:p>0.1729</text:p>
          </table:table-cell>
          <table:table-cell table:style-name="ce16" table:formula="of:=[.C39]/([.AG39]+1)" office:value-type="currency" office:currency="R$ " office:value="20.7519822661778" calcext:value-type="currency">
            <text:p>R$ 20.75</text:p>
          </table:table-cell>
          <table:table-cell table:style-name="ce16" table:formula="of:=([.C39]-[.AH39])*[.L39]" office:value-type="currency" office:currency="R$ " office:value="4072351589.18424" calcext:value-type="currency">
            <text:p>R$ 4,072,351,589.18</text:p>
          </table:table-cell>
          <table:table-cell table:style-name="ce16" table:formula="of:=IF([.AI39]&gt;0;&quot;Subiu&quot;;IF([.AI39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.08" calcext:value-type="float">
            <text:p>2.08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2.46" calcext:value-type="float">
            <text:p>2.46</text:p>
          </table:table-cell>
          <table:table-cell table:number-columns-repeated="2" table:style-name="ce9" office:value-type="float" office:value="-3.7" calcext:value-type="float">
            <text:p>-3.7</text:p>
          </table:table-cell>
          <table:table-cell table:style-name="ce9" office:value-type="float" office:value="-51.4" calcext:value-type="float">
            <text:p>-51.4</text:p>
          </table:table-cell>
          <table:table-cell table:style-name="ce9" office:value-type="float" office:value="2.02" calcext:value-type="float">
            <text:p>2.02</text:p>
          </table:table-cell>
          <table:table-cell table:style-name="ce9" office:value-type="float" office:value="2.1" calcext:value-type="float">
            <text:p>2.1</text:p>
          </table:table-cell>
          <table:table-cell table:style-name="ce2" office:value-type="string" calcext:value-type="string">
            <text:p>277,34 M</text:p>
          </table:table-cell>
          <table:table-cell table:style-name="ce12" table:formula="of:=VLOOKUP([.A40];[$Total_de_acoes.A$1:.B$1048576];2;0)" office:value-type="float" office:value="2867627068" calcext:value-type="float">
            <text:p>2,867,627,068</text:p>
          </table:table-cell>
          <table:table-cell table:style-name="ce13" table:formula="of:=VLOOKUP([.A40];[$Ticker.A$1:.B$1048576];2;0)" office:value-type="string" office:string-value="Magazine Luiza" calcext:value-type="string">
            <text:p>Magazine Luiza</text:p>
          </table:table-cell>
          <table:table-cell table:style-name="ce13" table:formula="of:=VLOOKUP([.M40];[$Segmentoanos.A$1:.C$1048576];2;0)" office:value-type="string" office:string-value="Varejo" calcext:value-type="string">
            <text:p>Varejo</text:p>
          </table:table-cell>
          <table:table-cell table:style-name="ce13" table:formula="of:=VLOOKUP([.M40];[$Segmentoanos.A$1:.C$1048576];3;0)" office:value-type="float" office:value="65" calcext:value-type="float">
            <text:p>65</text:p>
          </table:table-cell>
          <table:table-cell table:style-name="ce13" table:formula="of:=IF([.O40]&lt;=10; &quot;0-10 anos&quot;; IF([.O40]&lt;=20; &quot;11-20 anos&quot;; IF([.O40]&lt;=30; &quot;21-30 anos&quot;; IF([.O40]&lt;=40; &quot;31-40 anos&quot;; IF([.O40]&lt;=50; &quot;41-50 anos&quot;; IF([.O40]&lt;=60; &quot;51-60 anos&quot;; IF([.O40]&lt;=70; &quot;61-70 anos&quot;; IF([.O40]&lt;=80; &quot;71-80 anos&quot;; IF([.O40]&lt;=90; &quot;81-90 anos&quot;; IF([.O40]&lt;=100; &quot;91-100 anos&quot;; IF([.O40]&lt;=110; &quot;101-110 anos&quot;; IF([.O40]&lt;=120; &quot;111-120 anos&quot;; IF([.O40]&gt;120; &quot;Mais de 120 anos&quot;; &quot;Outro&quot;)))))))))))))" office:value-type="string" office:string-value="61-70 anos" calcext:value-type="string">
            <text:p>61-70 anos</text:p>
          </table:table-cell>
          <table:table-cell table:style-name="ce13" table:formula="of:=[.D40]/100" office:value-type="float" office:value="0.0048" calcext:value-type="float">
            <text:p>0.0048</text:p>
          </table:table-cell>
          <table:table-cell table:style-name="ce16" table:formula="of:=[.C40]/([.Q40]+1)" office:value-type="currency" office:currency="R$ " office:value="2.07006369426752" calcext:value-type="currency">
            <text:p>R$ 2.07</text:p>
          </table:table-cell>
          <table:table-cell table:style-name="ce16" table:formula="of:=([.C40]-[.R40])*[.L40]" office:value-type="currency" office:currency="R$ " office:value="28493619.2743945" calcext:value-type="currency">
            <text:p>R$ 28,493,619.27</text:p>
          </table:table-cell>
          <table:table-cell table:style-name="ce13" table:formula="of:=IF([.S40]&gt;0;&quot;Subiu&quot;;IF([.S40]&lt;0;&quot;Desceu&quot;;&quot;Estável&quot;))" office:value-type="string" office:string-value="Subiu" calcext:value-type="string">
            <text:p>Subiu</text:p>
          </table:table-cell>
          <table:table-cell table:style-name="ce13" table:formula="of:=[.E40]/100" office:value-type="float" office:value="0.0246" calcext:value-type="float">
            <text:p>0.0246</text:p>
          </table:table-cell>
          <table:table-cell table:style-name="ce16" table:formula="of:=[.C40]/([.U40]+1)" office:value-type="currency" office:currency="R$ " office:value="2.03006051141909" calcext:value-type="currency">
            <text:p>R$ 2.03</text:p>
          </table:table-cell>
          <table:table-cell table:style-name="ce16" table:formula="of:=([.C40]-[.V40])*[.L40]" office:value-type="currency" office:currency="R$ " office:value="143207829.216694" calcext:value-type="currency">
            <text:p>R$ 143,207,829.22</text:p>
          </table:table-cell>
          <table:table-cell table:style-name="ce13" table:formula="of:=IF([.W40]&gt;0;&quot;Subiu&quot;;IF([.W40]&lt;0;&quot;Desceu&quot;;&quot;Estável&quot;))" office:value-type="string" office:string-value="Subiu" calcext:value-type="string">
            <text:p>Subiu</text:p>
          </table:table-cell>
          <table:table-cell table:style-name="ce13" table:formula="of:=[.F40]/100" office:value-type="float" office:value="-0.037" calcext:value-type="float">
            <text:p>-0.037</text:p>
          </table:table-cell>
          <table:table-cell table:style-name="ce21" table:formula="of:=[.C40]/([.Y40]+1)" office:value-type="float" office:value="2.15991692627207" calcext:value-type="float">
            <text:p>2.16</text:p>
          </table:table-cell>
          <table:table-cell table:style-name="ce16" table:formula="of:=([.C40]-[.Z40])*[.L40]" office:value-type="currency" office:currency="R$ " office:value="-229171940.969138" calcext:value-type="currency">
            <text:p>-R$ 229,171,940.97</text:p>
          </table:table-cell>
          <table:table-cell table:style-name="ce16" table:formula="of:=IF([.AA40]&gt;0;&quot;Subiu&quot;;IF([.AA40]&lt;0;&quot;Desceu&quot;;&quot;Estável&quot;))" office:value-type="string" office:string-value="Desceu" calcext:value-type="string">
            <text:p>Desceu</text:p>
          </table:table-cell>
          <table:table-cell table:style-name="ce24" table:formula="of:=[.G40]/100" office:value-type="float" office:value="-0.037" calcext:value-type="float">
            <text:p>-0.0370</text:p>
          </table:table-cell>
          <table:table-cell table:style-name="ce16" table:formula="of:=[.C40]/([.AC40]+1)" office:value-type="currency" office:currency="R$ " office:value="2.15991692627207" calcext:value-type="currency">
            <text:p>R$ 2.16</text:p>
          </table:table-cell>
          <table:table-cell table:style-name="ce16" table:formula="of:=([.C40]-[.AD40])*[.L40]" office:value-type="currency" office:currency="R$ " office:value="-229171940.969138" calcext:value-type="currency">
            <text:p>-R$ 229,171,940.97</text:p>
          </table:table-cell>
          <table:table-cell table:style-name="ce13" table:formula="of:=IF([.AE40]&gt;0;&quot;Subiu&quot;;IF([.AE40]&lt;0;&quot;Desceu&quot;;&quot;Estável&quot;))" office:value-type="string" office:string-value="Desceu" calcext:value-type="string">
            <text:p>Desceu</text:p>
          </table:table-cell>
          <table:table-cell table:style-name="ce13" table:formula="of:=[.H40]/100" office:value-type="float" office:value="-0.514" calcext:value-type="float">
            <text:p>-0.514</text:p>
          </table:table-cell>
          <table:table-cell table:style-name="ce16" table:formula="of:=[.C40]/([.AG40]+1)" office:value-type="currency" office:currency="R$ " office:value="4.2798353909465" calcext:value-type="currency">
            <text:p>R$ 4.28</text:p>
          </table:table-cell>
          <table:table-cell table:style-name="ce16" table:formula="of:=([.C40]-[.AH40])*[.L40]" office:value-type="currency" office:currency="R$ " office:value="-6308307512.22255" calcext:value-type="currency">
            <text:p>-R$ 6,308,307,512.22</text:p>
          </table:table-cell>
          <table:table-cell table:style-name="ce16" table:formula="of:=IF([.AI40]&gt;0;&quot;Subiu&quot;;IF([.AI40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75" calcext:value-type="float">
            <text:p>13.75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-0.72" calcext:value-type="float">
            <text:p>-0.72</text:p>
          </table:table-cell>
          <table:table-cell table:number-columns-repeated="2" table:style-name="ce10" office:value-type="float" office:value="-9.95" calcext:value-type="float">
            <text:p>-9.95</text:p>
          </table:table-cell>
          <table:table-cell table:style-name="ce10" office:value-type="float" office:value="15.78" calcext:value-type="float">
            <text:p>15.78</text:p>
          </table:table-cell>
          <table:table-cell table:style-name="ce10" office:value-type="float" office:value="13.67" calcext:value-type="float">
            <text:p>13.67</text:p>
          </table:table-cell>
          <table:table-cell table:style-name="ce10" office:value-type="float" office:value="13.9" calcext:value-type="float">
            <text:p>13.9</text:p>
          </table:table-cell>
          <table:table-cell table:style-name="ce3" office:value-type="string" calcext:value-type="string">
            <text:p>45,86 M</text:p>
          </table:table-cell>
          <table:table-cell table:style-name="ce12" table:formula="of:=VLOOKUP([.A41];[$Total_de_acoes.A$1:.B$1048576];2;0)" office:value-type="float" office:value="1500728902" calcext:value-type="float">
            <text:p>1,500,728,902</text:p>
          </table:table-cell>
          <table:table-cell table:style-name="ce13" table:formula="of:=VLOOKUP([.A41];[$Ticker.A$1:.B$1048576];2;0)" office:value-type="string" office:string-value="Banco Bradesco" calcext:value-type="string">
            <text:p>Banco Bradesco</text:p>
          </table:table-cell>
          <table:table-cell table:style-name="ce13" table:formula="of:=VLOOKUP([.M41];[$Segmentoanos.A$1:.C$1048576];2;0)" office:value-type="string" office:string-value="Banco" calcext:value-type="string">
            <text:p>Banco</text:p>
          </table:table-cell>
          <table:table-cell table:style-name="ce13" table:formula="of:=VLOOKUP([.M41];[$Segmentoanos.A$1:.C$1048576];3;0)" office:value-type="float" office:value="78" calcext:value-type="float">
            <text:p>78</text:p>
          </table:table-cell>
          <table:table-cell table:style-name="ce13" table:formula="of:=IF([.O41]&lt;=10; &quot;0-10 anos&quot;; IF([.O41]&lt;=20; &quot;11-20 anos&quot;; IF([.O41]&lt;=30; &quot;21-30 anos&quot;; IF([.O41]&lt;=40; &quot;31-40 anos&quot;; IF([.O41]&lt;=50; &quot;41-50 anos&quot;; IF([.O41]&lt;=60; &quot;51-60 anos&quot;; IF([.O41]&lt;=70; &quot;61-70 anos&quot;; IF([.O41]&lt;=80; &quot;71-80 anos&quot;; IF([.O41]&lt;=90; &quot;81-90 anos&quot;; IF([.O41]&lt;=100; &quot;91-100 anos&quot;; IF([.O41]&lt;=110; &quot;101-110 anos&quot;; IF([.O41]&lt;=120; &quot;111-120 anos&quot;; IF([.O41]&gt;120; &quot;Mais de 120 anos&quot;; &quot;Outro&quot;)))))))))))))" office:value-type="string" office:string-value="71-80 anos" calcext:value-type="string">
            <text:p>71-80 anos</text:p>
          </table:table-cell>
          <table:table-cell table:style-name="ce13" table:formula="of:=[.D41]/100" office:value-type="float" office:value="0.0036" calcext:value-type="float">
            <text:p>0.0036</text:p>
          </table:table-cell>
          <table:table-cell table:style-name="ce16" table:formula="of:=[.C41]/([.Q41]+1)" office:value-type="currency" office:currency="R$ " office:value="13.7006775607812" calcext:value-type="currency">
            <text:p>R$ 13.70</text:p>
          </table:table-cell>
          <table:table-cell table:style-name="ce16" table:formula="of:=([.C41]-[.R41])*[.L41]" office:value-type="currency" office:currency="R$ " office:value="74019610.0528103" calcext:value-type="currency">
            <text:p>R$ 74,019,610.05</text:p>
          </table:table-cell>
          <table:table-cell table:style-name="ce13" table:formula="of:=IF([.S41]&gt;0;&quot;Subiu&quot;;IF([.S41]&lt;0;&quot;Desceu&quot;;&quot;Estável&quot;))" office:value-type="string" office:string-value="Subiu" calcext:value-type="string">
            <text:p>Subiu</text:p>
          </table:table-cell>
          <table:table-cell table:style-name="ce13" table:formula="of:=[.E41]/100" office:value-type="float" office:value="-0.0072" calcext:value-type="float">
            <text:p>-0.0072</text:p>
          </table:table-cell>
          <table:table-cell table:style-name="ce16" table:formula="of:=[.C41]/([.U41]+1)" office:value-type="currency" office:currency="R$ " office:value="13.8497179693795" calcext:value-type="currency">
            <text:p>R$ 13.85</text:p>
          </table:table-cell>
          <table:table-cell table:style-name="ce16" table:formula="of:=([.C41]-[.V41])*[.L41]" office:value-type="currency" office:currency="R$ " office:value="-149649638.696616" calcext:value-type="currency">
            <text:p>-R$ 149,649,638.70</text:p>
          </table:table-cell>
          <table:table-cell table:style-name="ce13" table:formula="of:=IF([.W41]&gt;0;&quot;Subiu&quot;;IF([.W41]&lt;0;&quot;Desceu&quot;;&quot;Estável&quot;))" office:value-type="string" office:string-value="Desceu" calcext:value-type="string">
            <text:p>Desceu</text:p>
          </table:table-cell>
          <table:table-cell table:style-name="ce13" table:formula="of:=[.F41]/100" office:value-type="float" office:value="-0.0995" calcext:value-type="float">
            <text:p>-0.0995</text:p>
          </table:table-cell>
          <table:table-cell table:style-name="ce21" table:formula="of:=[.C41]/([.Y41]+1)" office:value-type="float" office:value="15.2692948362021" calcext:value-type="float">
            <text:p>15.27</text:p>
          </table:table-cell>
          <table:table-cell table:style-name="ce16" table:formula="of:=([.C41]-[.Z41])*[.L41]" office:value-type="currency" office:currency="R$ " office:value="-2280049671.34786" calcext:value-type="currency">
            <text:p>-R$ 2,280,049,671.35</text:p>
          </table:table-cell>
          <table:table-cell table:style-name="ce16" table:formula="of:=IF([.AA41]&gt;0;&quot;Subiu&quot;;IF([.AA41]&lt;0;&quot;Desceu&quot;;&quot;Estável&quot;))" office:value-type="string" office:string-value="Desceu" calcext:value-type="string">
            <text:p>Desceu</text:p>
          </table:table-cell>
          <table:table-cell table:style-name="ce24" table:formula="of:=[.G41]/100" office:value-type="float" office:value="-0.0995" calcext:value-type="float">
            <text:p>-0.0995</text:p>
          </table:table-cell>
          <table:table-cell table:style-name="ce16" table:formula="of:=[.C41]/([.AC41]+1)" office:value-type="currency" office:currency="R$ " office:value="15.2692948362021" calcext:value-type="currency">
            <text:p>R$ 15.27</text:p>
          </table:table-cell>
          <table:table-cell table:style-name="ce16" table:formula="of:=([.C41]-[.AD41])*[.L41]" office:value-type="currency" office:currency="R$ " office:value="-2280049671.34786" calcext:value-type="currency">
            <text:p>-R$ 2,280,049,671.35</text:p>
          </table:table-cell>
          <table:table-cell table:style-name="ce13" table:formula="of:=IF([.AE41]&gt;0;&quot;Subiu&quot;;IF([.AE41]&lt;0;&quot;Desceu&quot;;&quot;Estável&quot;))" office:value-type="string" office:string-value="Desceu" calcext:value-type="string">
            <text:p>Desceu</text:p>
          </table:table-cell>
          <table:table-cell table:style-name="ce13" table:formula="of:=[.H41]/100" office:value-type="float" office:value="0.1578" calcext:value-type="float">
            <text:p>0.1578</text:p>
          </table:table-cell>
          <table:table-cell table:style-name="ce16" table:formula="of:=[.C41]/([.AG41]+1)" office:value-type="currency" office:currency="R$ " office:value="11.8759716704094" calcext:value-type="currency">
            <text:p>R$ 11.88</text:p>
          </table:table-cell>
          <table:table-cell table:style-name="ce16" table:formula="of:=([.C41]-[.AH41])*[.L41]" office:value-type="currency" office:currency="R$ " office:value="2812408477.3834" calcext:value-type="currency">
            <text:p>R$ 2,812,408,477.38</text:p>
          </table:table-cell>
          <table:table-cell table:style-name="ce16" table:formula="of:=IF([.AI41]&gt;0;&quot;Subiu&quot;;IF([.AI41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GBR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1.84" calcext:value-type="float">
            <text:p>21.84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3.65" calcext:value-type="float">
            <text:p>3.65</text:p>
          </table:table-cell>
          <table:table-cell table:number-columns-repeated="2" table:style-name="ce9" office:value-type="float" office:value="-8.08" calcext:value-type="float">
            <text:p>-8.08</text:p>
          </table:table-cell>
          <table:table-cell table:style-name="ce9" office:value-type="float" office:value="-26.1" calcext:value-type="float">
            <text:p>-26.1</text:p>
          </table:table-cell>
          <table:table-cell table:style-name="ce9" office:value-type="float" office:value="21.7" calcext:value-type="float">
            <text:p>21.7</text:p>
          </table:table-cell>
          <table:table-cell table:style-name="ce9" office:value-type="float" office:value="21.94" calcext:value-type="float">
            <text:p>21.94</text:p>
          </table:table-cell>
          <table:table-cell table:style-name="ce2" office:value-type="string" calcext:value-type="string">
            <text:p>109,02 M</text:p>
          </table:table-cell>
          <table:table-cell table:style-name="ce12" table:formula="of:=VLOOKUP([.A42];[$Total_de_acoes.A$1:.B$1048576];2;0)" office:value-type="float" office:value="1118525506" calcext:value-type="float">
            <text:p>1,118,525,506</text:p>
          </table:table-cell>
          <table:table-cell table:style-name="ce13" table:formula="of:=VLOOKUP([.A42];[$Ticker.A$1:.B$1048576];2;0)" office:value-type="string" office:string-value="Gerdau" calcext:value-type="string">
            <text:p>Gerdau</text:p>
          </table:table-cell>
          <table:table-cell table:style-name="ce13" table:formula="of:=VLOOKUP([.M42];[$Segmentoanos.A$1:.C$1048576];2;0)" office:value-type="string" office:string-value="Siderurgia" calcext:value-type="string">
            <text:p>Siderurgia</text:p>
          </table:table-cell>
          <table:table-cell table:style-name="ce13" table:formula="of:=VLOOKUP([.M42];[$Segmentoanos.A$1:.C$1048576];3;0)" office:value-type="float" office:value="120" calcext:value-type="float">
            <text:p>120</text:p>
          </table:table-cell>
          <table:table-cell table:style-name="ce13" table:formula="of:=IF([.O42]&lt;=10; &quot;0-10 anos&quot;; IF([.O42]&lt;=20; &quot;11-20 anos&quot;; IF([.O42]&lt;=30; &quot;21-30 anos&quot;; IF([.O42]&lt;=40; &quot;31-40 anos&quot;; IF([.O42]&lt;=50; &quot;41-50 anos&quot;; IF([.O42]&lt;=60; &quot;51-60 anos&quot;; IF([.O42]&lt;=70; &quot;61-70 anos&quot;; IF([.O42]&lt;=80; &quot;71-80 anos&quot;; IF([.O42]&lt;=90; &quot;81-90 anos&quot;; IF([.O42]&lt;=100; &quot;91-100 anos&quot;; IF([.O42]&lt;=110; &quot;101-110 anos&quot;; IF([.O42]&lt;=120; &quot;111-120 anos&quot;; IF([.O42]&gt;120; &quot;Mais de 120 anos&quot;; &quot;Outro&quot;)))))))))))))" office:value-type="string" office:string-value="111-120 anos" calcext:value-type="string">
            <text:p>111-120 anos</text:p>
          </table:table-cell>
          <table:table-cell table:style-name="ce13" table:formula="of:=[.D42]/100" office:value-type="float" office:value="0.0027" calcext:value-type="float">
            <text:p>0.0027</text:p>
          </table:table-cell>
          <table:table-cell table:style-name="ce16" table:formula="of:=[.C42]/([.Q42]+1)" office:value-type="currency" office:currency="R$ " office:value="21.7811907848808" calcext:value-type="currency">
            <text:p>R$ 21.78</text:p>
          </table:table-cell>
          <table:table-cell table:style-name="ce16" table:formula="of:=([.C42]-[.R42])*[.L42]" office:value-type="currency" office:currency="R$ " office:value="65779607.0986391" calcext:value-type="currency">
            <text:p>R$ 65,779,607.10</text:p>
          </table:table-cell>
          <table:table-cell table:style-name="ce13" table:formula="of:=IF([.S42]&gt;0;&quot;Subiu&quot;;IF([.S42]&lt;0;&quot;Desceu&quot;;&quot;Estável&quot;))" office:value-type="string" office:string-value="Subiu" calcext:value-type="string">
            <text:p>Subiu</text:p>
          </table:table-cell>
          <table:table-cell table:style-name="ce13" table:formula="of:=[.E42]/100" office:value-type="float" office:value="0.0365" calcext:value-type="float">
            <text:p>0.0365</text:p>
          </table:table-cell>
          <table:table-cell table:style-name="ce16" table:formula="of:=[.C42]/([.U42]+1)" office:value-type="currency" office:currency="R$ " office:value="21.0709117221418" calcext:value-type="currency">
            <text:p>R$ 21.07</text:p>
          </table:table-cell>
          <table:table-cell table:style-name="ce16" table:formula="of:=([.C42]-[.V42])*[.L42]" office:value-type="currency" office:currency="R$ " office:value="860244855.149986" calcext:value-type="currency">
            <text:p>R$ 860,244,855.15</text:p>
          </table:table-cell>
          <table:table-cell table:style-name="ce13" table:formula="of:=IF([.W42]&gt;0;&quot;Subiu&quot;;IF([.W42]&lt;0;&quot;Desceu&quot;;&quot;Estável&quot;))" office:value-type="string" office:string-value="Subiu" calcext:value-type="string">
            <text:p>Subiu</text:p>
          </table:table-cell>
          <table:table-cell table:style-name="ce13" table:formula="of:=[.F42]/100" office:value-type="float" office:value="-0.0808" calcext:value-type="float">
            <text:p>-0.0808</text:p>
          </table:table-cell>
          <table:table-cell table:style-name="ce21" table:formula="of:=[.C42]/([.Y42]+1)" office:value-type="float" office:value="23.7597911227154" calcext:value-type="float">
            <text:p>23.76</text:p>
          </table:table-cell>
          <table:table-cell table:style-name="ce16" table:formula="of:=([.C42]-[.Z42])*[.L42]" office:value-type="currency" office:currency="R$ " office:value="-2147335336.94956" calcext:value-type="currency">
            <text:p>-R$ 2,147,335,336.95</text:p>
          </table:table-cell>
          <table:table-cell table:style-name="ce16" table:formula="of:=IF([.AA42]&gt;0;&quot;Subiu&quot;;IF([.AA42]&lt;0;&quot;Desceu&quot;;&quot;Estável&quot;))" office:value-type="string" office:string-value="Desceu" calcext:value-type="string">
            <text:p>Desceu</text:p>
          </table:table-cell>
          <table:table-cell table:style-name="ce24" table:formula="of:=[.G42]/100" office:value-type="float" office:value="-0.0808" calcext:value-type="float">
            <text:p>-0.0808</text:p>
          </table:table-cell>
          <table:table-cell table:style-name="ce16" table:formula="of:=[.C42]/([.AC42]+1)" office:value-type="currency" office:currency="R$ " office:value="23.7597911227154" calcext:value-type="currency">
            <text:p>R$ 23.76</text:p>
          </table:table-cell>
          <table:table-cell table:style-name="ce16" table:formula="of:=([.C42]-[.AD42])*[.L42]" office:value-type="currency" office:currency="R$ " office:value="-2147335336.94956" calcext:value-type="currency">
            <text:p>-R$ 2,147,335,336.95</text:p>
          </table:table-cell>
          <table:table-cell table:style-name="ce13" table:formula="of:=IF([.AE42]&gt;0;&quot;Subiu&quot;;IF([.AE42]&lt;0;&quot;Desceu&quot;;&quot;Estável&quot;))" office:value-type="string" office:string-value="Desceu" calcext:value-type="string">
            <text:p>Desceu</text:p>
          </table:table-cell>
          <table:table-cell table:style-name="ce13" table:formula="of:=[.H42]/100" office:value-type="float" office:value="-0.261" calcext:value-type="float">
            <text:p>-0.261</text:p>
          </table:table-cell>
          <table:table-cell table:style-name="ce16" table:formula="of:=[.C42]/([.AG42]+1)" office:value-type="currency" office:currency="R$ " office:value="29.553450608931" calcext:value-type="currency">
            <text:p>R$ 29.55</text:p>
          </table:table-cell>
          <table:table-cell table:style-name="ce16" table:formula="of:=([.C42]-[.AH42])*[.L42]" office:value-type="currency" office:currency="R$ " office:value="-8627691245.36054" calcext:value-type="currency">
            <text:p>-R$ 8,627,691,245.36</text:p>
          </table:table-cell>
          <table:table-cell table:style-name="ce16" table:formula="of:=IF([.AI42]&gt;0;&quot;Subiu&quot;;IF([.AI42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3.74" calcext:value-type="float">
            <text:p>3.74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-7.2" calcext:value-type="float">
            <text:p>-7.2</text:p>
          </table:table-cell>
          <table:table-cell table:style-name="ce10" office:value-type="float" office:value="15.46" calcext:value-type="float">
            <text:p>15.46</text:p>
          </table:table-cell>
          <table:table-cell table:style-name="ce10" office:value-type="float" office:value="3.71" calcext:value-type="float">
            <text:p>3.71</text:p>
          </table:table-cell>
          <table:table-cell table:style-name="ce10" office:value-type="float" office:value="3.78" calcext:value-type="float">
            <text:p>3.78</text:p>
          </table:table-cell>
          <table:table-cell table:style-name="ce3" office:value-type="string" calcext:value-type="string">
            <text:p>19,84 M</text:p>
          </table:table-cell>
          <table:table-cell table:style-name="ce12" table:formula="of:=VLOOKUP([.A43];[$Total_de_acoes.A$1:.B$1048576];2;0)" office:value-type="float" office:value="1193047233" calcext:value-type="float">
            <text:p>1,193,047,233</text:p>
          </table:table-cell>
          <table:table-cell table:style-name="ce13" table:formula="of:=VLOOKUP([.A43];[$Ticker.A$1:.B$1048576];2;0)" office:value-type="string" office:string-value="Raízen" calcext:value-type="string">
            <text:p>Raízen</text:p>
          </table:table-cell>
          <table:table-cell table:style-name="ce13" table:formula="of:=VLOOKUP([.M43];[$Segmentoanos.A$1:.C$1048576];2;0)" office:value-type="string" office:string-value="Energia e Logística" calcext:value-type="string">
            <text:p>Energia e Logística</text:p>
          </table:table-cell>
          <table:table-cell table:style-name="ce13" table:formula="of:=VLOOKUP([.M43];[$Segmentoanos.A$1:.C$1048576];3;0)" office:value-type="float" office:value="9" calcext:value-type="float">
            <text:p>9</text:p>
          </table:table-cell>
          <table:table-cell table:style-name="ce13" table:formula="of:=IF([.O43]&lt;=10; &quot;0-10 anos&quot;; IF([.O43]&lt;=20; &quot;11-20 anos&quot;; IF([.O43]&lt;=30; &quot;21-30 anos&quot;; IF([.O43]&lt;=40; &quot;31-40 anos&quot;; IF([.O43]&lt;=50; &quot;41-50 anos&quot;; IF([.O43]&lt;=60; &quot;51-60 anos&quot;; IF([.O43]&lt;=70; &quot;61-70 anos&quot;; IF([.O43]&lt;=80; &quot;71-80 anos&quot;; IF([.O43]&lt;=90; &quot;81-90 anos&quot;; IF([.O43]&lt;=100; &quot;91-100 anos&quot;; IF([.O43]&lt;=110; &quot;101-110 anos&quot;; IF([.O43]&lt;=120; &quot;111-120 anos&quot;; IF([.O43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43]/100" office:value-type="float" office:value="0.0026" calcext:value-type="float">
            <text:p>0.0026</text:p>
          </table:table-cell>
          <table:table-cell table:style-name="ce16" table:formula="of:=[.C43]/([.Q43]+1)" office:value-type="currency" office:currency="R$ " office:value="3.73030121683623" calcext:value-type="currency">
            <text:p>R$ 3.73</text:p>
          </table:table-cell>
          <table:table-cell table:style-name="ce16" table:formula="of:=([.C43]-[.R43])*[.L43]" office:value-type="currency" office:currency="R$ " office:value="11571106.4170076" calcext:value-type="currency">
            <text:p>R$ 11,571,106.42</text:p>
          </table:table-cell>
          <table:table-cell table:style-name="ce13" table:formula="of:=IF([.S43]&gt;0;&quot;Subiu&quot;;IF([.S43]&lt;0;&quot;Desceu&quot;;&quot;Estável&quot;))" office:value-type="string" office:string-value="Subiu" calcext:value-type="string">
            <text:p>Subiu</text:p>
          </table:table-cell>
          <table:table-cell table:style-name="ce13" table:formula="of:=[.E43]/100" office:value-type="float" office:value="0" calcext:value-type="float">
            <text:p>0</text:p>
          </table:table-cell>
          <table:table-cell table:style-name="ce16" table:formula="of:=[.C43]/([.U43]+1)" office:value-type="currency" office:currency="R$ " office:value="3.74" calcext:value-type="currency">
            <text:p>R$ 3.74</text:p>
          </table:table-cell>
          <table:table-cell table:style-name="ce16" table:formula="of:=([.C43]-[.V43])*[.L43]" office:value-type="currency" office:currency="R$ " office:value="0" calcext:value-type="currency">
            <text:p>R$ 0.00</text:p>
          </table:table-cell>
          <table:table-cell table:style-name="ce13" table:formula="of:=IF([.W43]&gt;0;&quot;Subiu&quot;;IF([.W43]&lt;0;&quot;Desceu&quot;;&quot;Estável&quot;))" office:value-type="string" office:string-value="Estável" calcext:value-type="string">
            <text:p>Estável</text:p>
          </table:table-cell>
          <table:table-cell table:style-name="ce13" table:formula="of:=[.F43]/100" office:value-type="float" office:value="-0.072" calcext:value-type="float">
            <text:p>-0.072</text:p>
          </table:table-cell>
          <table:table-cell table:style-name="ce21" table:formula="of:=[.C43]/([.Y43]+1)" office:value-type="float" office:value="4.0301724137931" calcext:value-type="float">
            <text:p>4.03</text:p>
          </table:table-cell>
          <table:table-cell table:style-name="ce16" table:formula="of:=([.C43]-[.Z43])*[.L43]" office:value-type="currency" office:currency="R$ " office:value="-346189395.368794" calcext:value-type="currency">
            <text:p>-R$ 346,189,395.37</text:p>
          </table:table-cell>
          <table:table-cell table:style-name="ce16" table:formula="of:=IF([.AA43]&gt;0;&quot;Subiu&quot;;IF([.AA43]&lt;0;&quot;Desceu&quot;;&quot;Estável&quot;))" office:value-type="string" office:string-value="Desceu" calcext:value-type="string">
            <text:p>Desceu</text:p>
          </table:table-cell>
          <table:table-cell table:style-name="ce24" table:formula="of:=[.G43]/100" office:value-type="float" office:value="-0.072" calcext:value-type="float">
            <text:p>-0.0720</text:p>
          </table:table-cell>
          <table:table-cell table:style-name="ce16" table:formula="of:=[.C43]/([.AC43]+1)" office:value-type="currency" office:currency="R$ " office:value="4.0301724137931" calcext:value-type="currency">
            <text:p>R$ 4.03</text:p>
          </table:table-cell>
          <table:table-cell table:style-name="ce16" table:formula="of:=([.C43]-[.AD43])*[.L43]" office:value-type="currency" office:currency="R$ " office:value="-346189395.368794" calcext:value-type="currency">
            <text:p>-R$ 346,189,395.37</text:p>
          </table:table-cell>
          <table:table-cell table:style-name="ce13" table:formula="of:=IF([.AE43]&gt;0;&quot;Subiu&quot;;IF([.AE43]&lt;0;&quot;Desceu&quot;;&quot;Estável&quot;))" office:value-type="string" office:string-value="Desceu" calcext:value-type="string">
            <text:p>Desceu</text:p>
          </table:table-cell>
          <table:table-cell table:style-name="ce13" table:formula="of:=[.H43]/100" office:value-type="float" office:value="0.1546" calcext:value-type="float">
            <text:p>0.1546</text:p>
          </table:table-cell>
          <table:table-cell table:style-name="ce16" table:formula="of:=[.C43]/([.AG43]+1)" office:value-type="currency" office:currency="R$ " office:value="3.23921704486402" calcext:value-type="currency">
            <text:p>R$ 3.24</text:p>
          </table:table-cell>
          <table:table-cell table:style-name="ce16" table:formula="of:=([.C43]-[.AH43])*[.L43]" office:value-type="currency" office:currency="R$ " office:value="597457718.958542" calcext:value-type="currency">
            <text:p>R$ 597,457,718.96</text:p>
          </table:table-cell>
          <table:table-cell table:style-name="ce16" table:formula="of:=IF([.AI43]&gt;0;&quot;Subiu&quot;;IF([.AI43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0.07" calcext:value-type="float">
            <text:p>10.07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0.9" calcext:value-type="float">
            <text:p>0.9</text:p>
          </table:table-cell>
          <table:table-cell table:number-columns-repeated="2" table:style-name="ce9" office:value-type="float" office:value="-2.8" calcext:value-type="float">
            <text:p>-2.8</text:p>
          </table:table-cell>
          <table:table-cell table:style-name="ce9" office:value-type="float" office:value="32.08" calcext:value-type="float">
            <text:p>32.08</text:p>
          </table:table-cell>
          <table:table-cell table:style-name="ce9" office:value-type="float" office:value="9.96" calcext:value-type="float">
            <text:p>9.96</text:p>
          </table:table-cell>
          <table:table-cell table:style-name="ce9" office:value-type="float" office:value="10.13" calcext:value-type="float">
            <text:p>10.13</text:p>
          </table:table-cell>
          <table:table-cell table:style-name="ce2" office:value-type="string" calcext:value-type="string">
            <text:p>97,05 M</text:p>
          </table:table-cell>
          <table:table-cell table:style-name="ce12" table:formula="of:=VLOOKUP([.A44];[$Total_de_acoes.A$1:.B$1048576];2;0)" office:value-type="float" office:value="1679335290" calcext:value-type="float">
            <text:p>1,679,335,290</text:p>
          </table:table-cell>
          <table:table-cell table:style-name="ce13" table:formula="of:=VLOOKUP([.A44];[$Ticker.A$1:.B$1048576];2;0)" office:value-type="string" office:string-value="Copel" calcext:value-type="string">
            <text:p>Copel</text:p>
          </table:table-cell>
          <table:table-cell table:style-name="ce13" table:formula="of:=VLOOKUP([.M44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44];[$Segmentoanos.A$1:.C$1048576];3;0)" office:value-type="float" office:value="68" calcext:value-type="float">
            <text:p>68</text:p>
          </table:table-cell>
          <table:table-cell table:style-name="ce13" table:formula="of:=IF([.O44]&lt;=10; &quot;0-10 anos&quot;; IF([.O44]&lt;=20; &quot;11-20 anos&quot;; IF([.O44]&lt;=30; &quot;21-30 anos&quot;; IF([.O44]&lt;=40; &quot;31-40 anos&quot;; IF([.O44]&lt;=50; &quot;41-50 anos&quot;; IF([.O44]&lt;=60; &quot;51-60 anos&quot;; IF([.O44]&lt;=70; &quot;61-70 anos&quot;; IF([.O44]&lt;=80; &quot;71-80 anos&quot;; IF([.O44]&lt;=90; &quot;81-90 anos&quot;; IF([.O44]&lt;=100; &quot;91-100 anos&quot;; IF([.O44]&lt;=110; &quot;101-110 anos&quot;; IF([.O44]&lt;=120; &quot;111-120 anos&quot;; IF([.O44]&gt;120; &quot;Mais de 120 anos&quot;; &quot;Outro&quot;)))))))))))))" office:value-type="string" office:string-value="61-70 anos" calcext:value-type="string">
            <text:p>61-70 anos</text:p>
          </table:table-cell>
          <table:table-cell table:style-name="ce13" table:formula="of:=[.D44]/100" office:value-type="float" office:value="0.0019" calcext:value-type="float">
            <text:p>0.0019</text:p>
          </table:table-cell>
          <table:table-cell table:style-name="ce16" table:formula="of:=[.C44]/([.Q44]+1)" office:value-type="currency" office:currency="R$ " office:value="10.0509032837609" calcext:value-type="currency">
            <text:p>R$ 10.05</text:p>
          </table:table-cell>
          <table:table-cell table:style-name="ce16" table:formula="of:=([.C44]-[.R44])*[.L44]" office:value-type="currency" office:currency="R$ " office:value="32069789.5035132" calcext:value-type="currency">
            <text:p>R$ 32,069,789.50</text:p>
          </table:table-cell>
          <table:table-cell table:style-name="ce13" table:formula="of:=IF([.S44]&gt;0;&quot;Subiu&quot;;IF([.S44]&lt;0;&quot;Desceu&quot;;&quot;Estável&quot;))" office:value-type="string" office:string-value="Subiu" calcext:value-type="string">
            <text:p>Subiu</text:p>
          </table:table-cell>
          <table:table-cell table:style-name="ce13" table:formula="of:=[.E44]/100" office:value-type="float" office:value="0.009" calcext:value-type="float">
            <text:p>0.009</text:p>
          </table:table-cell>
          <table:table-cell table:style-name="ce16" table:formula="of:=[.C44]/([.U44]+1)" office:value-type="currency" office:currency="R$ " office:value="9.98017839444995" calcext:value-type="currency">
            <text:p>R$ 9.98</text:p>
          </table:table-cell>
          <table:table-cell table:style-name="ce16" table:formula="of:=([.C44]-[.V44])*[.L44]" office:value-type="currency" office:currency="R$ " office:value="150840592.004656" calcext:value-type="currency">
            <text:p>R$ 150,840,592.00</text:p>
          </table:table-cell>
          <table:table-cell table:style-name="ce13" table:formula="of:=IF([.W44]&gt;0;&quot;Subiu&quot;;IF([.W44]&lt;0;&quot;Desceu&quot;;&quot;Estável&quot;))" office:value-type="string" office:string-value="Subiu" calcext:value-type="string">
            <text:p>Subiu</text:p>
          </table:table-cell>
          <table:table-cell table:style-name="ce13" table:formula="of:=[.F44]/100" office:value-type="float" office:value="-0.028" calcext:value-type="float">
            <text:p>-0.028</text:p>
          </table:table-cell>
          <table:table-cell table:style-name="ce21" table:formula="of:=[.C44]/([.Y44]+1)" office:value-type="float" office:value="10.3600823045268" calcext:value-type="float">
            <text:p>10.36</text:p>
          </table:table-cell>
          <table:table-cell table:style-name="ce16" table:formula="of:=([.C44]-[.Z44])*[.L44]" office:value-type="currency" office:currency="R$ " office:value="-487145450.996296" calcext:value-type="currency">
            <text:p>-R$ 487,145,451.00</text:p>
          </table:table-cell>
          <table:table-cell table:style-name="ce16" table:formula="of:=IF([.AA44]&gt;0;&quot;Subiu&quot;;IF([.AA44]&lt;0;&quot;Desceu&quot;;&quot;Estável&quot;))" office:value-type="string" office:string-value="Desceu" calcext:value-type="string">
            <text:p>Desceu</text:p>
          </table:table-cell>
          <table:table-cell table:style-name="ce24" table:formula="of:=[.G44]/100" office:value-type="float" office:value="-0.028" calcext:value-type="float">
            <text:p>-0.0280</text:p>
          </table:table-cell>
          <table:table-cell table:style-name="ce16" table:formula="of:=[.C44]/([.AC44]+1)" office:value-type="currency" office:currency="R$ " office:value="10.3600823045268" calcext:value-type="currency">
            <text:p>R$ 10.36</text:p>
          </table:table-cell>
          <table:table-cell table:style-name="ce16" table:formula="of:=([.C44]-[.AD44])*[.L44]" office:value-type="currency" office:currency="R$ " office:value="-487145450.996296" calcext:value-type="currency">
            <text:p>-R$ 487,145,451.00</text:p>
          </table:table-cell>
          <table:table-cell table:style-name="ce13" table:formula="of:=IF([.AE44]&gt;0;&quot;Subiu&quot;;IF([.AE44]&lt;0;&quot;Desceu&quot;;&quot;Estável&quot;))" office:value-type="string" office:string-value="Desceu" calcext:value-type="string">
            <text:p>Desceu</text:p>
          </table:table-cell>
          <table:table-cell table:style-name="ce13" table:formula="of:=[.H44]/100" office:value-type="float" office:value="0.3208" calcext:value-type="float">
            <text:p>0.3208</text:p>
          </table:table-cell>
          <table:table-cell table:style-name="ce16" table:formula="of:=[.C44]/([.AG44]+1)" office:value-type="currency" office:currency="R$ " office:value="7.62416717141127" calcext:value-type="currency">
            <text:p>R$ 7.62</text:p>
          </table:table-cell>
          <table:table-cell table:style-name="ce16" table:formula="of:=([.C44]-[.AH44])*[.L44]" office:value-type="currency" office:currency="R$ " office:value="4107373382.48958" calcext:value-type="currency">
            <text:p>R$ 4,107,373,382.49</text:p>
          </table:table-cell>
          <table:table-cell table:style-name="ce16" table:formula="of:=IF([.AI44]&gt;0;&quot;Subiu&quot;;IF([.AI44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8.18" calcext:value-type="float">
            <text:p>8.1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3.76" calcext:value-type="float">
            <text:p>-3.76</text:p>
          </table:table-cell>
          <table:table-cell table:number-columns-repeated="2" table:style-name="ce10" office:value-type="float" office:value="-18.77" calcext:value-type="float">
            <text:p>-18.77</text:p>
          </table:table-cell>
          <table:table-cell table:style-name="ce10" office:value-type="float" office:value="-40.74" calcext:value-type="float">
            <text:p>-40.74</text:p>
          </table:table-cell>
          <table:table-cell table:style-name="ce10" office:value-type="float" office:value="8.11" calcext:value-type="float">
            <text:p>8.11</text:p>
          </table:table-cell>
          <table:table-cell table:style-name="ce10" office:value-type="float" office:value="8.27" calcext:value-type="float">
            <text:p>8.27</text:p>
          </table:table-cell>
          <table:table-cell table:style-name="ce3" office:value-type="string" calcext:value-type="string">
            <text:p>41,64 M</text:p>
          </table:table-cell>
          <table:table-cell table:style-name="ce12" table:formula="of:=VLOOKUP([.A45];[$Total_de_acoes.A$1:.B$1048576];2;0)" office:value-type="float" office:value="421383330" calcext:value-type="float">
            <text:p>421,383,330</text:p>
          </table:table-cell>
          <table:table-cell table:style-name="ce13" table:formula="of:=VLOOKUP([.A45];[$Ticker.A$1:.B$1048576];2;0)" office:value-type="string" office:string-value="Grupo Vamos" calcext:value-type="string">
            <text:p>Grupo Vamos</text:p>
          </table:table-cell>
          <table:table-cell table:style-name="ce13" table:formula="of:=VLOOKUP([.M45];[$Segmentoanos.A$1:.C$1048576];2;0)" office:value-type="string" office:string-value="Logística" calcext:value-type="string">
            <text:p>Logística</text:p>
          </table:table-cell>
          <table:table-cell table:style-name="ce13" table:formula="of:=VLOOKUP([.M45];[$Segmentoanos.A$1:.C$1048576];3;0)" office:value-type="float" office:value="52" calcext:value-type="float">
            <text:p>52</text:p>
          </table:table-cell>
          <table:table-cell table:style-name="ce13" table:formula="of:=IF([.O45]&lt;=10; &quot;0-10 anos&quot;; IF([.O45]&lt;=20; &quot;11-20 anos&quot;; IF([.O45]&lt;=30; &quot;21-30 anos&quot;; IF([.O45]&lt;=40; &quot;31-40 anos&quot;; IF([.O45]&lt;=50; &quot;41-50 anos&quot;; IF([.O45]&lt;=60; &quot;51-60 anos&quot;; IF([.O45]&lt;=70; &quot;61-70 anos&quot;; IF([.O45]&lt;=80; &quot;71-80 anos&quot;; IF([.O45]&lt;=90; &quot;81-90 anos&quot;; IF([.O45]&lt;=100; &quot;91-100 anos&quot;; IF([.O45]&lt;=110; &quot;101-110 anos&quot;; IF([.O45]&lt;=120; &quot;111-120 anos&quot;; IF([.O45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45]/100" office:value-type="float" office:value="0.0012" calcext:value-type="float">
            <text:p>0.0012</text:p>
          </table:table-cell>
          <table:table-cell table:style-name="ce16" table:formula="of:=[.C45]/([.Q45]+1)" office:value-type="currency" office:currency="R$ " office:value="8.1701957650819" calcext:value-type="currency">
            <text:p>R$ 8.17</text:p>
          </table:table-cell>
          <table:table-cell table:style-name="ce16" table:formula="of:=([.C45]-[.R45])*[.L45]" office:value-type="currency" office:currency="R$ " office:value="4131341.15789051" calcext:value-type="currency">
            <text:p>R$ 4,131,341.16</text:p>
          </table:table-cell>
          <table:table-cell table:style-name="ce13" table:formula="of:=IF([.S45]&gt;0;&quot;Subiu&quot;;IF([.S45]&lt;0;&quot;Desceu&quot;;&quot;Estável&quot;))" office:value-type="string" office:string-value="Subiu" calcext:value-type="string">
            <text:p>Subiu</text:p>
          </table:table-cell>
          <table:table-cell table:style-name="ce13" table:formula="of:=[.E45]/100" office:value-type="float" office:value="-0.0376" calcext:value-type="float">
            <text:p>-0.0376</text:p>
          </table:table-cell>
          <table:table-cell table:style-name="ce16" table:formula="of:=[.C45]/([.U45]+1)" office:value-type="currency" office:currency="R$ " office:value="8.49958437240233" calcext:value-type="currency">
            <text:p>R$ 8.50</text:p>
          </table:table-cell>
          <table:table-cell table:style-name="ce16" table:formula="of:=([.C45]-[.V45])*[.L45]" office:value-type="currency" office:currency="R$ " office:value="-134667527.058853" calcext:value-type="currency">
            <text:p>-R$ 134,667,527.06</text:p>
          </table:table-cell>
          <table:table-cell table:style-name="ce13" table:formula="of:=IF([.W45]&gt;0;&quot;Subiu&quot;;IF([.W45]&lt;0;&quot;Desceu&quot;;&quot;Estável&quot;))" office:value-type="string" office:string-value="Desceu" calcext:value-type="string">
            <text:p>Desceu</text:p>
          </table:table-cell>
          <table:table-cell table:style-name="ce13" table:formula="of:=[.F45]/100" office:value-type="float" office:value="-0.1877" calcext:value-type="float">
            <text:p>-0.1877</text:p>
          </table:table-cell>
          <table:table-cell table:style-name="ce21" table:formula="of:=[.C45]/([.Y45]+1)" office:value-type="float" office:value="10.0701711190447" calcext:value-type="float">
            <text:p>10.07</text:p>
          </table:table-cell>
          <table:table-cell table:style-name="ce16" table:formula="of:=([.C45]-[.Z45])*[.L45]" office:value-type="currency" office:currency="R$ " office:value="-796486600.412877" calcext:value-type="currency">
            <text:p>-R$ 796,486,600.41</text:p>
          </table:table-cell>
          <table:table-cell table:style-name="ce16" table:formula="of:=IF([.AA45]&gt;0;&quot;Subiu&quot;;IF([.AA45]&lt;0;&quot;Desceu&quot;;&quot;Estável&quot;))" office:value-type="string" office:string-value="Desceu" calcext:value-type="string">
            <text:p>Desceu</text:p>
          </table:table-cell>
          <table:table-cell table:style-name="ce24" table:formula="of:=[.G45]/100" office:value-type="float" office:value="-0.1877" calcext:value-type="float">
            <text:p>-0.1877</text:p>
          </table:table-cell>
          <table:table-cell table:style-name="ce16" table:formula="of:=[.C45]/([.AC45]+1)" office:value-type="currency" office:currency="R$ " office:value="10.0701711190447" calcext:value-type="currency">
            <text:p>R$ 10.07</text:p>
          </table:table-cell>
          <table:table-cell table:style-name="ce16" table:formula="of:=([.C45]-[.AD45])*[.L45]" office:value-type="currency" office:currency="R$ " office:value="-796486600.412877" calcext:value-type="currency">
            <text:p>-R$ 796,486,600.41</text:p>
          </table:table-cell>
          <table:table-cell table:style-name="ce13" table:formula="of:=IF([.AE45]&gt;0;&quot;Subiu&quot;;IF([.AE45]&lt;0;&quot;Desceu&quot;;&quot;Estável&quot;))" office:value-type="string" office:string-value="Desceu" calcext:value-type="string">
            <text:p>Desceu</text:p>
          </table:table-cell>
          <table:table-cell table:style-name="ce13" table:formula="of:=[.H45]/100" office:value-type="float" office:value="-0.4074" calcext:value-type="float">
            <text:p>-0.4074</text:p>
          </table:table-cell>
          <table:table-cell table:style-name="ce16" table:formula="of:=[.C45]/([.AG45]+1)" office:value-type="currency" office:currency="R$ " office:value="13.8035774552818" calcext:value-type="currency">
            <text:p>R$ 13.80</text:p>
          </table:table-cell>
          <table:table-cell table:style-name="ce16" table:formula="of:=([.C45]-[.AH45])*[.L45]" office:value-type="currency" office:currency="R$ " office:value="-2369681794.61957" calcext:value-type="currency">
            <text:p>-R$ 2,369,681,794.62</text:p>
          </table:table-cell>
          <table:table-cell table:style-name="ce16" table:formula="of:=IF([.AI45]&gt;0;&quot;Subiu&quot;;IF([.AI45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MRFG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9.74" calcext:value-type="float">
            <text:p>9.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3" calcext:value-type="float">
            <text:p>5.3</text:p>
          </table:table-cell>
          <table:table-cell table:number-columns-repeated="2" table:style-name="ce9" office:value-type="float" office:value="0.41" calcext:value-type="float">
            <text:p>0.41</text:p>
          </table:table-cell>
          <table:table-cell table:style-name="ce9" office:value-type="float" office:value="17.99" calcext:value-type="float">
            <text:p>17.99</text:p>
          </table:table-cell>
          <table:table-cell table:style-name="ce9" office:value-type="float" office:value="9.61" calcext:value-type="float">
            <text:p>9.61</text:p>
          </table:table-cell>
          <table:table-cell table:style-name="ce9" office:value-type="float" office:value="9.86" calcext:value-type="float">
            <text:p>9.86</text:p>
          </table:table-cell>
          <table:table-cell table:style-name="ce2" office:value-type="string" calcext:value-type="string">
            <text:p>39,65 M</text:p>
          </table:table-cell>
          <table:table-cell table:style-name="ce12" table:formula="of:=VLOOKUP([.A46];[$Total_de_acoes.A$1:.B$1048576];2;0)" office:value-type="float" office:value="331799687" calcext:value-type="float">
            <text:p>331,799,687</text:p>
          </table:table-cell>
          <table:table-cell table:style-name="ce13" table:formula="of:=VLOOKUP([.A46];[$Ticker.A$1:.B$1048576];2;0)" office:value-type="string" office:string-value="Marfrig" calcext:value-type="string">
            <text:p>Marfrig</text:p>
          </table:table-cell>
          <table:table-cell table:style-name="ce13" table:formula="of:=VLOOKUP([.M46];[$Segmentoanos.A$1:.C$1048576];2;0)" office:value-type="string" office:string-value="Alimentos" calcext:value-type="string">
            <text:p>Alimentos</text:p>
          </table:table-cell>
          <table:table-cell table:style-name="ce13" table:formula="of:=VLOOKUP([.M46];[$Segmentoanos.A$1:.C$1048576];3;0)" office:value-type="float" office:value="12" calcext:value-type="float">
            <text:p>12</text:p>
          </table:table-cell>
          <table:table-cell table:style-name="ce13" table:formula="of:=IF([.O46]&lt;=10; &quot;0-10 anos&quot;; IF([.O46]&lt;=20; &quot;11-20 anos&quot;; IF([.O46]&lt;=30; &quot;21-30 anos&quot;; IF([.O46]&lt;=40; &quot;31-40 anos&quot;; IF([.O46]&lt;=50; &quot;41-50 anos&quot;; IF([.O46]&lt;=60; &quot;51-60 anos&quot;; IF([.O46]&lt;=70; &quot;61-70 anos&quot;; IF([.O46]&lt;=80; &quot;71-80 anos&quot;; IF([.O46]&lt;=90; &quot;81-90 anos&quot;; IF([.O46]&lt;=100; &quot;91-100 anos&quot;; IF([.O46]&lt;=110; &quot;101-110 anos&quot;; IF([.O46]&lt;=120; &quot;111-120 anos&quot;; IF([.O46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46]/100" office:value-type="float" office:value="0" calcext:value-type="float">
            <text:p>0</text:p>
          </table:table-cell>
          <table:table-cell table:style-name="ce16" table:formula="of:=[.C46]/([.Q46]+1)" office:value-type="currency" office:currency="R$ " office:value="9.74" calcext:value-type="currency">
            <text:p>R$ 9.74</text:p>
          </table:table-cell>
          <table:table-cell table:style-name="ce16" table:formula="of:=([.C46]-[.R46])*[.L46]" office:value-type="currency" office:currency="R$ " office:value="0" calcext:value-type="currency">
            <text:p>R$ 0.00</text:p>
          </table:table-cell>
          <table:table-cell table:style-name="ce13" table:formula="of:=IF([.S46]&gt;0;&quot;Subiu&quot;;IF([.S46]&lt;0;&quot;Desceu&quot;;&quot;Estável&quot;))" office:value-type="string" office:string-value="Estável" calcext:value-type="string">
            <text:p>Estável</text:p>
          </table:table-cell>
          <table:table-cell table:style-name="ce13" table:formula="of:=[.E46]/100" office:value-type="float" office:value="0.053" calcext:value-type="float">
            <text:p>0.053</text:p>
          </table:table-cell>
          <table:table-cell table:style-name="ce16" table:formula="of:=[.C46]/([.U46]+1)" office:value-type="currency" office:currency="R$ " office:value="9.24976258309592" calcext:value-type="currency">
            <text:p>R$ 9.25</text:p>
          </table:table-cell>
          <table:table-cell table:style-name="ce16" table:formula="of:=([.C46]-[.V46])*[.L46]" office:value-type="currency" office:currency="R$ " office:value="162660621.484463" calcext:value-type="currency">
            <text:p>R$ 162,660,621.48</text:p>
          </table:table-cell>
          <table:table-cell table:style-name="ce13" table:formula="of:=IF([.W46]&gt;0;&quot;Subiu&quot;;IF([.W46]&lt;0;&quot;Desceu&quot;;&quot;Estável&quot;))" office:value-type="string" office:string-value="Subiu" calcext:value-type="string">
            <text:p>Subiu</text:p>
          </table:table-cell>
          <table:table-cell table:style-name="ce13" table:formula="of:=[.F46]/100" office:value-type="float" office:value="0.0041" calcext:value-type="float">
            <text:p>0.0041</text:p>
          </table:table-cell>
          <table:table-cell table:style-name="ce21" table:formula="of:=[.C46]/([.Y46]+1)" office:value-type="float" office:value="9.70022906085051" calcext:value-type="float">
            <text:p>9.70</text:p>
          </table:table-cell>
          <table:table-cell table:style-name="ce16" table:formula="of:=([.C46]-[.Z46])*[.L46]" office:value-type="currency" office:currency="R$ " office:value="13195985.1614961" calcext:value-type="currency">
            <text:p>R$ 13,195,985.16</text:p>
          </table:table-cell>
          <table:table-cell table:style-name="ce16" table:formula="of:=IF([.AA46]&gt;0;&quot;Subiu&quot;;IF([.AA46]&lt;0;&quot;Desceu&quot;;&quot;Estável&quot;))" office:value-type="string" office:string-value="Subiu" calcext:value-type="string">
            <text:p>Subiu</text:p>
          </table:table-cell>
          <table:table-cell table:style-name="ce24" table:formula="of:=[.G46]/100" office:value-type="float" office:value="0.0041" calcext:value-type="float">
            <text:p>0.0041</text:p>
          </table:table-cell>
          <table:table-cell table:style-name="ce16" table:formula="of:=[.C46]/([.AC46]+1)" office:value-type="currency" office:currency="R$ " office:value="9.70022906085051" calcext:value-type="currency">
            <text:p>R$ 9.70</text:p>
          </table:table-cell>
          <table:table-cell table:style-name="ce16" table:formula="of:=([.C46]-[.AD46])*[.L46]" office:value-type="currency" office:currency="R$ " office:value="13195985.1614961" calcext:value-type="currency">
            <text:p>R$ 13,195,985.16</text:p>
          </table:table-cell>
          <table:table-cell table:style-name="ce13" table:formula="of:=IF([.AE46]&gt;0;&quot;Subiu&quot;;IF([.AE46]&lt;0;&quot;Desceu&quot;;&quot;Estável&quot;))" office:value-type="string" office:string-value="Subiu" calcext:value-type="string">
            <text:p>Subiu</text:p>
          </table:table-cell>
          <table:table-cell table:style-name="ce13" table:formula="of:=[.H46]/100" office:value-type="float" office:value="0.1799" calcext:value-type="float">
            <text:p>0.1799</text:p>
          </table:table-cell>
          <table:table-cell table:style-name="ce16" table:formula="of:=[.C46]/([.AG46]+1)" office:value-type="currency" office:currency="R$ " office:value="8.25493685905585" calcext:value-type="currency">
            <text:p>R$ 8.25</text:p>
          </table:table-cell>
          <table:table-cell table:style-name="ce16" table:formula="of:=([.C46]-[.AH46])*[.L46]" office:value-type="currency" office:currency="R$ " office:value="492743485.340505" calcext:value-type="currency">
            <text:p>R$ 492,743,485.34</text:p>
          </table:table-cell>
          <table:table-cell table:style-name="ce16" table:formula="of:=IF([.AI46]&gt;0;&quot;Subiu&quot;;IF([.AI4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2" calcext:value-type="float">
            <text:p>13.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.12" calcext:value-type="float">
            <text:p>-1.12</text:p>
          </table:table-cell>
          <table:table-cell table:number-columns-repeated="2" table:style-name="ce10" office:value-type="float" office:value="-3.86" calcext:value-type="float">
            <text:p>-3.86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.15" calcext:value-type="float">
            <text:p>13.15</text:p>
          </table:table-cell>
          <table:table-cell table:style-name="ce10" office:value-type="float" office:value="13.29" calcext:value-type="float">
            <text:p>13.29</text:p>
          </table:table-cell>
          <table:table-cell table:style-name="ce3" office:value-type="string" calcext:value-type="string">
            <text:p>86,92 M</text:p>
          </table:table-cell>
          <table:table-cell table:style-name="ce12" table:formula="of:=VLOOKUP([.A47];[$Total_de_acoes.A$1:.B$1048576];2;0)" office:value-type="float" office:value="4394245879" calcext:value-type="float">
            <text:p>4,394,245,879</text:p>
          </table:table-cell>
          <table:table-cell table:style-name="ce13" table:formula="of:=VLOOKUP([.A47];[$Ticker.A$1:.B$1048576];2;0)" office:value-type="string" office:string-value="Ambev" calcext:value-type="string">
            <text:p>Ambev</text:p>
          </table:table-cell>
          <table:table-cell table:style-name="ce13" table:formula="of:=VLOOKUP([.M47];[$Segmentoanos.A$1:.C$1048576];2;0)" office:value-type="string" office:string-value="Bebidas" calcext:value-type="string">
            <text:p>Bebidas</text:p>
          </table:table-cell>
          <table:table-cell table:style-name="ce13" table:formula="of:=VLOOKUP([.M47];[$Segmentoanos.A$1:.C$1048576];3;0)" office:value-type="float" office:value="29" calcext:value-type="float">
            <text:p>29</text:p>
          </table:table-cell>
          <table:table-cell table:style-name="ce13" table:formula="of:=IF([.O47]&lt;=10; &quot;0-10 anos&quot;; IF([.O47]&lt;=20; &quot;11-20 anos&quot;; IF([.O47]&lt;=30; &quot;21-30 anos&quot;; IF([.O47]&lt;=40; &quot;31-40 anos&quot;; IF([.O47]&lt;=50; &quot;41-50 anos&quot;; IF([.O47]&lt;=60; &quot;51-60 anos&quot;; IF([.O47]&lt;=70; &quot;61-70 anos&quot;; IF([.O47]&lt;=80; &quot;71-80 anos&quot;; IF([.O47]&lt;=90; &quot;81-90 anos&quot;; IF([.O47]&lt;=100; &quot;91-100 anos&quot;; IF([.O47]&lt;=110; &quot;101-110 anos&quot;; IF([.O47]&lt;=120; &quot;111-120 anos&quot;; IF([.O47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47]/100" office:value-type="float" office:value="0" calcext:value-type="float">
            <text:p>0</text:p>
          </table:table-cell>
          <table:table-cell table:style-name="ce16" table:formula="of:=[.C47]/([.Q47]+1)" office:value-type="currency" office:currency="R$ " office:value="13.2" calcext:value-type="currency">
            <text:p>R$ 13.20</text:p>
          </table:table-cell>
          <table:table-cell table:style-name="ce16" table:formula="of:=([.C47]-[.R47])*[.L47]" office:value-type="currency" office:currency="R$ " office:value="0" calcext:value-type="currency">
            <text:p>R$ 0.00</text:p>
          </table:table-cell>
          <table:table-cell table:style-name="ce13" table:formula="of:=IF([.S47]&gt;0;&quot;Subiu&quot;;IF([.S47]&lt;0;&quot;Desceu&quot;;&quot;Estável&quot;))" office:value-type="string" office:string-value="Estável" calcext:value-type="string">
            <text:p>Estável</text:p>
          </table:table-cell>
          <table:table-cell table:style-name="ce13" table:formula="of:=[.E47]/100" office:value-type="float" office:value="-0.0112" calcext:value-type="float">
            <text:p>-0.0112</text:p>
          </table:table-cell>
          <table:table-cell table:style-name="ce16" table:formula="of:=[.C47]/([.U47]+1)" office:value-type="currency" office:currency="R$ " office:value="13.3495145631068" calcext:value-type="currency">
            <text:p>R$ 13.35</text:p>
          </table:table-cell>
          <table:table-cell table:style-name="ce16" table:formula="of:=([.C47]-[.V47])*[.L47]" office:value-type="currency" office:currency="R$ " office:value="-657003752.782527" calcext:value-type="currency">
            <text:p>-R$ 657,003,752.78</text:p>
          </table:table-cell>
          <table:table-cell table:style-name="ce13" table:formula="of:=IF([.W47]&gt;0;&quot;Subiu&quot;;IF([.W47]&lt;0;&quot;Desceu&quot;;&quot;Estável&quot;))" office:value-type="string" office:string-value="Desceu" calcext:value-type="string">
            <text:p>Desceu</text:p>
          </table:table-cell>
          <table:table-cell table:style-name="ce13" table:formula="of:=[.F47]/100" office:value-type="float" office:value="-0.0386" calcext:value-type="float">
            <text:p>-0.0386</text:p>
          </table:table-cell>
          <table:table-cell table:style-name="ce21" table:formula="of:=[.C47]/([.Y47]+1)" office:value-type="float" office:value="13.7299771167048" calcext:value-type="float">
            <text:p>13.73</text:p>
          </table:table-cell>
          <table:table-cell table:style-name="ce16" table:formula="of:=([.C47]-[.Z47])*[.L47]" office:value-type="currency" office:currency="R$ " office:value="-2328849761.04439" calcext:value-type="currency">
            <text:p>-R$ 2,328,849,761.04</text:p>
          </table:table-cell>
          <table:table-cell table:style-name="ce16" table:formula="of:=IF([.AA47]&gt;0;&quot;Subiu&quot;;IF([.AA47]&lt;0;&quot;Desceu&quot;;&quot;Estável&quot;))" office:value-type="string" office:string-value="Desceu" calcext:value-type="string">
            <text:p>Desceu</text:p>
          </table:table-cell>
          <table:table-cell table:style-name="ce24" table:formula="of:=[.G47]/100" office:value-type="float" office:value="-0.0386" calcext:value-type="float">
            <text:p>-0.0386</text:p>
          </table:table-cell>
          <table:table-cell table:style-name="ce16" table:formula="of:=[.C47]/([.AC47]+1)" office:value-type="currency" office:currency="R$ " office:value="13.7299771167048" calcext:value-type="currency">
            <text:p>R$ 13.73</text:p>
          </table:table-cell>
          <table:table-cell table:style-name="ce16" table:formula="of:=([.C47]-[.AD47])*[.L47]" office:value-type="currency" office:currency="R$ " office:value="-2328849761.04439" calcext:value-type="currency">
            <text:p>-R$ 2,328,849,761.04</text:p>
          </table:table-cell>
          <table:table-cell table:style-name="ce13" table:formula="of:=IF([.AE47]&gt;0;&quot;Subiu&quot;;IF([.AE47]&lt;0;&quot;Desceu&quot;;&quot;Estável&quot;))" office:value-type="string" office:string-value="Desceu" calcext:value-type="string">
            <text:p>Desceu</text:p>
          </table:table-cell>
          <table:table-cell table:style-name="ce13" table:formula="of:=[.H47]/100" office:value-type="float" office:value="0.003" calcext:value-type="float">
            <text:p>0.003</text:p>
          </table:table-cell>
          <table:table-cell table:style-name="ce16" table:formula="of:=[.C47]/([.AG47]+1)" office:value-type="currency" office:currency="R$ " office:value="13.160518444666" calcext:value-type="currency">
            <text:p>R$ 13.16</text:p>
          </table:table-cell>
          <table:table-cell table:style-name="ce16" table:formula="of:=([.C47]-[.AH47])*[.L47]" office:value-type="currency" office:currency="R$ " office:value="173491661.822922" calcext:value-type="currency">
            <text:p>R$ 173,491,661.82</text:p>
          </table:table-cell>
          <table:table-cell table:style-name="ce16" table:formula="of:=IF([.AI47]&gt;0;&quot;Subiu&quot;;IF([.AI47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BS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3.73" calcext:value-type="float">
            <text:p>33.73</text:p>
          </table:table-cell>
          <table:table-cell table:style-name="ce9" office:value-type="float" office:value="-0.02" calcext:value-type="float">
            <text:p>-0.02</text:p>
          </table:table-cell>
          <table:table-cell table:style-name="ce9" office:value-type="float" office:value="-2.37" calcext:value-type="float">
            <text:p>-2.37</text:p>
          </table:table-cell>
          <table:table-cell table:number-columns-repeated="2" table:style-name="ce9" office:value-type="float" office:value="0.24" calcext:value-type="float">
            <text:p>0.24</text:p>
          </table:table-cell>
          <table:table-cell table:style-name="ce9" office:value-type="float" office:value="0.91" calcext:value-type="float">
            <text:p>0.91</text:p>
          </table:table-cell>
          <table:table-cell table:style-name="ce9" office:value-type="float" office:value="33.73" calcext:value-type="float">
            <text:p>33.73</text:p>
          </table:table-cell>
          <table:table-cell table:style-name="ce9" office:value-type="float" office:value="34.03" calcext:value-type="float">
            <text:p>34.03</text:p>
          </table:table-cell>
          <table:table-cell table:style-name="ce2" office:value-type="string" calcext:value-type="string">
            <text:p>99,61 M</text:p>
          </table:table-cell>
          <table:table-cell table:style-name="ce12" table:formula="of:=VLOOKUP([.A48];[$Total_de_acoes.A$1:.B$1048576];2;0)" office:value-type="float" office:value="671750768" calcext:value-type="float">
            <text:p>671,750,768</text:p>
          </table:table-cell>
          <table:table-cell table:style-name="ce13" table:formula="of:=VLOOKUP([.A48];[$Ticker.A$1:.B$1048576];2;0)" office:value-type="string" office:string-value="BB Seguridade" calcext:value-type="string">
            <text:p>BB Seguridade</text:p>
          </table:table-cell>
          <table:table-cell table:style-name="ce13" table:formula="of:=VLOOKUP([.M48];[$Segmentoanos.A$1:.C$1048576];2;0)" office:value-type="string" office:string-value="Seguros" calcext:value-type="string">
            <text:p>Seguros</text:p>
          </table:table-cell>
          <table:table-cell table:style-name="ce13" table:formula="of:=VLOOKUP([.M48];[$Segmentoanos.A$1:.C$1048576];3;0)" office:value-type="float" office:value="9" calcext:value-type="float">
            <text:p>9</text:p>
          </table:table-cell>
          <table:table-cell table:style-name="ce13" table:formula="of:=IF([.O48]&lt;=10; &quot;0-10 anos&quot;; IF([.O48]&lt;=20; &quot;11-20 anos&quot;; IF([.O48]&lt;=30; &quot;21-30 anos&quot;; IF([.O48]&lt;=40; &quot;31-40 anos&quot;; IF([.O48]&lt;=50; &quot;41-50 anos&quot;; IF([.O48]&lt;=60; &quot;51-60 anos&quot;; IF([.O48]&lt;=70; &quot;61-70 anos&quot;; IF([.O48]&lt;=80; &quot;71-80 anos&quot;; IF([.O48]&lt;=90; &quot;81-90 anos&quot;; IF([.O48]&lt;=100; &quot;91-100 anos&quot;; IF([.O48]&lt;=110; &quot;101-110 anos&quot;; IF([.O48]&lt;=120; &quot;111-120 anos&quot;; IF([.O48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48]/100" office:value-type="float" office:value="-0.0002" calcext:value-type="float">
            <text:p>-0.0002</text:p>
          </table:table-cell>
          <table:table-cell table:style-name="ce16" table:formula="of:=[.C48]/([.Q48]+1)" office:value-type="currency" office:currency="R$ " office:value="33.7367473494699" calcext:value-type="currency">
            <text:p>R$ 33.74</text:p>
          </table:table-cell>
          <table:table-cell table:style-name="ce16" table:formula="of:=([.C48]-[.R48])*[.L48]" office:value-type="currency" office:currency="R$ " office:value="-4532537.18836313" calcext:value-type="currency">
            <text:p>-R$ 4,532,537.19</text:p>
          </table:table-cell>
          <table:table-cell table:style-name="ce13" table:formula="of:=IF([.S48]&gt;0;&quot;Subiu&quot;;IF([.S48]&lt;0;&quot;Desceu&quot;;&quot;Estável&quot;))" office:value-type="string" office:string-value="Desceu" calcext:value-type="string">
            <text:p>Desceu</text:p>
          </table:table-cell>
          <table:table-cell table:style-name="ce13" table:formula="of:=[.E48]/100" office:value-type="float" office:value="-0.0237" calcext:value-type="float">
            <text:p>-0.0237</text:p>
          </table:table-cell>
          <table:table-cell table:style-name="ce16" table:formula="of:=[.C48]/([.U48]+1)" office:value-type="currency" office:currency="R$ " office:value="34.5488067192461" calcext:value-type="currency">
            <text:p>R$ 34.55</text:p>
          </table:table-cell>
          <table:table-cell table:style-name="ce16" table:formula="of:=([.C48]-[.V48])*[.L48]" office:value-type="currency" office:currency="R$ " office:value="-550034042.49715" calcext:value-type="currency">
            <text:p>-R$ 550,034,042.50</text:p>
          </table:table-cell>
          <table:table-cell table:style-name="ce13" table:formula="of:=IF([.W48]&gt;0;&quot;Subiu&quot;;IF([.W48]&lt;0;&quot;Desceu&quot;;&quot;Estável&quot;))" office:value-type="string" office:string-value="Desceu" calcext:value-type="string">
            <text:p>Desceu</text:p>
          </table:table-cell>
          <table:table-cell table:style-name="ce13" table:formula="of:=[.F48]/100" office:value-type="float" office:value="0.0024" calcext:value-type="float">
            <text:p>0.0024</text:p>
          </table:table-cell>
          <table:table-cell table:style-name="ce21" table:formula="of:=[.C48]/([.Y48]+1)" office:value-type="float" office:value="33.6492418196329" calcext:value-type="float">
            <text:p>33.65</text:p>
          </table:table-cell>
          <table:table-cell table:style-name="ce16" table:formula="of:=([.C48]-[.Z48])*[.L48]" office:value-type="currency" office:currency="R$ " office:value="54249369.6838953" calcext:value-type="currency">
            <text:p>R$ 54,249,369.68</text:p>
          </table:table-cell>
          <table:table-cell table:style-name="ce16" table:formula="of:=IF([.AA48]&gt;0;&quot;Subiu&quot;;IF([.AA48]&lt;0;&quot;Desceu&quot;;&quot;Estável&quot;))" office:value-type="string" office:string-value="Subiu" calcext:value-type="string">
            <text:p>Subiu</text:p>
          </table:table-cell>
          <table:table-cell table:style-name="ce24" table:formula="of:=[.G48]/100" office:value-type="float" office:value="0.0024" calcext:value-type="float">
            <text:p>0.0024</text:p>
          </table:table-cell>
          <table:table-cell table:style-name="ce16" table:formula="of:=[.C48]/([.AC48]+1)" office:value-type="currency" office:currency="R$ " office:value="33.6492418196329" calcext:value-type="currency">
            <text:p>R$ 33.65</text:p>
          </table:table-cell>
          <table:table-cell table:style-name="ce16" table:formula="of:=([.C48]-[.AD48])*[.L48]" office:value-type="currency" office:currency="R$ " office:value="54249369.6838953" calcext:value-type="currency">
            <text:p>R$ 54,249,369.68</text:p>
          </table:table-cell>
          <table:table-cell table:style-name="ce13" table:formula="of:=IF([.AE48]&gt;0;&quot;Subiu&quot;;IF([.AE48]&lt;0;&quot;Desceu&quot;;&quot;Estável&quot;))" office:value-type="string" office:string-value="Subiu" calcext:value-type="string">
            <text:p>Subiu</text:p>
          </table:table-cell>
          <table:table-cell table:style-name="ce13" table:formula="of:=[.H48]/100" office:value-type="float" office:value="0.0091" calcext:value-type="float">
            <text:p>0.0091</text:p>
          </table:table-cell>
          <table:table-cell table:style-name="ce16" table:formula="of:=[.C48]/([.AG48]+1)" office:value-type="currency" office:currency="R$ " office:value="33.4258249925676" calcext:value-type="currency">
            <text:p>R$ 33.43</text:p>
          </table:table-cell>
          <table:table-cell table:style-name="ce16" table:formula="of:=([.C48]-[.AH48])*[.L48]" office:value-type="currency" office:currency="R$ " office:value="204329794.8491" calcext:value-type="currency">
            <text:p>R$ 204,329,794.85</text:p>
          </table:table-cell>
          <table:table-cell table:style-name="ce16" table:formula="of:=IF([.AI48]&gt;0;&quot;Subiu&quot;;IF([.AI48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77.04" calcext:value-type="float">
            <text:p>77.04</text:p>
          </table:table-cell>
          <table:table-cell table:style-name="ce10" office:value-type="float" office:value="-0.06" calcext:value-type="float">
            <text:p>-0.06</text:p>
          </table:table-cell>
          <table:table-cell table:style-name="ce10" office:value-type="float" office:value="1.37" calcext:value-type="float">
            <text:p>1.37</text:p>
          </table:table-cell>
          <table:table-cell table:number-columns-repeated="2" table:style-name="ce10" office:value-type="float" office:value="2.22" calcext:value-type="float">
            <text:p>2.22</text:p>
          </table:table-cell>
          <table:table-cell table:style-name="ce10" office:value-type="float" office:value="45.92" calcext:value-type="float">
            <text:p>45.92</text:p>
          </table:table-cell>
          <table:table-cell table:style-name="ce10" office:value-type="float" office:value="76.52" calcext:value-type="float">
            <text:p>76.52</text:p>
          </table:table-cell>
          <table:table-cell table:style-name="ce10" office:value-type="float" office:value="77.69" calcext:value-type="float">
            <text:p>77.69</text:p>
          </table:table-cell>
          <table:table-cell table:style-name="ce3" office:value-type="string" calcext:value-type="string">
            <text:p>128,66 M</text:p>
          </table:table-cell>
          <table:table-cell table:style-name="ce12" table:formula="of:=VLOOKUP([.A49];[$Total_de_acoes.A$1:.B$1048576];2;0)" office:value-type="float" office:value="340001799" calcext:value-type="float">
            <text:p>340,001,799</text:p>
          </table:table-cell>
          <table:table-cell table:style-name="ce13" table:formula="of:=VLOOKUP([.A49];[$Ticker.A$1:.B$1048576];2;0)" office:value-type="string" office:string-value="Sabesp" calcext:value-type="string">
            <text:p>Sabesp</text:p>
          </table:table-cell>
          <table:table-cell table:style-name="ce13" table:formula="of:=VLOOKUP([.M49];[$Segmentoanos.A$1:.C$1048576];2;0)" office:value-type="string" office:string-value="Saneamento" calcext:value-type="string">
            <text:p>Saneamento</text:p>
          </table:table-cell>
          <table:table-cell table:style-name="ce13" table:formula="of:=VLOOKUP([.M49];[$Segmentoanos.A$1:.C$1048576];3;0)" office:value-type="float" office:value="48" calcext:value-type="float">
            <text:p>48</text:p>
          </table:table-cell>
          <table:table-cell table:style-name="ce13" table:formula="of:=IF([.O49]&lt;=10; &quot;0-10 anos&quot;; IF([.O49]&lt;=20; &quot;11-20 anos&quot;; IF([.O49]&lt;=30; &quot;21-30 anos&quot;; IF([.O49]&lt;=40; &quot;31-40 anos&quot;; IF([.O49]&lt;=50; &quot;41-50 anos&quot;; IF([.O49]&lt;=60; &quot;51-60 anos&quot;; IF([.O49]&lt;=70; &quot;61-70 anos&quot;; IF([.O49]&lt;=80; &quot;71-80 anos&quot;; IF([.O49]&lt;=90; &quot;81-90 anos&quot;; IF([.O49]&lt;=100; &quot;91-100 anos&quot;; IF([.O49]&lt;=110; &quot;101-110 anos&quot;; IF([.O49]&lt;=120; &quot;111-120 anos&quot;; IF([.O49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49]/100" office:value-type="float" office:value="-0.0006" calcext:value-type="float">
            <text:p>-0.0006</text:p>
          </table:table-cell>
          <table:table-cell table:style-name="ce16" table:formula="of:=[.C49]/([.Q49]+1)" office:value-type="currency" office:currency="R$ " office:value="77.0862517510506" calcext:value-type="currency">
            <text:p>R$ 77.09</text:p>
          </table:table-cell>
          <table:table-cell table:style-name="ce16" table:formula="of:=([.C49]-[.R49])*[.L49]" office:value-type="currency" office:currency="R$ " office:value="-15725678.5641154" calcext:value-type="currency">
            <text:p>-R$ 15,725,678.56</text:p>
          </table:table-cell>
          <table:table-cell table:style-name="ce13" table:formula="of:=IF([.S49]&gt;0;&quot;Subiu&quot;;IF([.S49]&lt;0;&quot;Desceu&quot;;&quot;Estável&quot;))" office:value-type="string" office:string-value="Desceu" calcext:value-type="string">
            <text:p>Desceu</text:p>
          </table:table-cell>
          <table:table-cell table:style-name="ce13" table:formula="of:=[.E49]/100" office:value-type="float" office:value="0.0137" calcext:value-type="float">
            <text:p>0.0137</text:p>
          </table:table-cell>
          <table:table-cell table:style-name="ce16" table:formula="of:=[.C49]/([.U49]+1)" office:value-type="currency" office:currency="R$ " office:value="75.9988162178159" calcext:value-type="currency">
            <text:p>R$ 76.00</text:p>
          </table:table-cell>
          <table:table-cell table:style-name="ce16" table:formula="of:=([.C49]-[.V49])*[.L49]" office:value-type="currency" office:currency="R$ " office:value="354004359.032211" calcext:value-type="currency">
            <text:p>R$ 354,004,359.03</text:p>
          </table:table-cell>
          <table:table-cell table:style-name="ce13" table:formula="of:=IF([.W49]&gt;0;&quot;Subiu&quot;;IF([.W49]&lt;0;&quot;Desceu&quot;;&quot;Estável&quot;))" office:value-type="string" office:string-value="Subiu" calcext:value-type="string">
            <text:p>Subiu</text:p>
          </table:table-cell>
          <table:table-cell table:style-name="ce13" table:formula="of:=[.F49]/100" office:value-type="float" office:value="0.0222" calcext:value-type="float">
            <text:p>0.0222</text:p>
          </table:table-cell>
          <table:table-cell table:style-name="ce21" table:formula="of:=[.C49]/([.Y49]+1)" office:value-type="float" office:value="75.3668558012131" calcext:value-type="float">
            <text:p>75.37</text:p>
          </table:table-cell>
          <table:table-cell table:style-name="ce16" table:formula="of:=([.C49]-[.Z49])*[.L49]" office:value-type="currency" office:currency="R$ " office:value="568872037.573969" calcext:value-type="currency">
            <text:p>R$ 568,872,037.57</text:p>
          </table:table-cell>
          <table:table-cell table:style-name="ce16" table:formula="of:=IF([.AA49]&gt;0;&quot;Subiu&quot;;IF([.AA49]&lt;0;&quot;Desceu&quot;;&quot;Estável&quot;))" office:value-type="string" office:string-value="Subiu" calcext:value-type="string">
            <text:p>Subiu</text:p>
          </table:table-cell>
          <table:table-cell table:style-name="ce24" table:formula="of:=[.G49]/100" office:value-type="float" office:value="0.0222" calcext:value-type="float">
            <text:p>0.0222</text:p>
          </table:table-cell>
          <table:table-cell table:style-name="ce16" table:formula="of:=[.C49]/([.AC49]+1)" office:value-type="currency" office:currency="R$ " office:value="75.3668558012131" calcext:value-type="currency">
            <text:p>R$ 75.37</text:p>
          </table:table-cell>
          <table:table-cell table:style-name="ce16" table:formula="of:=([.C49]-[.AD49])*[.L49]" office:value-type="currency" office:currency="R$ " office:value="568872037.573969" calcext:value-type="currency">
            <text:p>R$ 568,872,037.57</text:p>
          </table:table-cell>
          <table:table-cell table:style-name="ce13" table:formula="of:=IF([.AE49]&gt;0;&quot;Subiu&quot;;IF([.AE49]&lt;0;&quot;Desceu&quot;;&quot;Estável&quot;))" office:value-type="string" office:string-value="Subiu" calcext:value-type="string">
            <text:p>Subiu</text:p>
          </table:table-cell>
          <table:table-cell table:style-name="ce13" table:formula="of:=[.H49]/100" office:value-type="float" office:value="0.4592" calcext:value-type="float">
            <text:p>0.4592</text:p>
          </table:table-cell>
          <table:table-cell table:style-name="ce16" table:formula="of:=[.C49]/([.AG49]+1)" office:value-type="currency" office:currency="R$ " office:value="52.796052631579" calcext:value-type="currency">
            <text:p>R$ 52.80</text:p>
          </table:table-cell>
          <table:table-cell table:style-name="ce16" table:formula="of:=([.C49]-[.AH49])*[.L49]" office:value-type="currency" office:currency="R$ " office:value="8242985720.12448" calcext:value-type="currency">
            <text:p>R$ 8,242,985,720.12</text:p>
          </table:table-cell>
          <table:table-cell table:style-name="ce16" table:formula="of:=IF([.AI49]&gt;0;&quot;Subiu&quot;;IF([.AI49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OTS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0.88" calcext:value-type="float">
            <text:p>30.88</text:p>
          </table:table-cell>
          <table:table-cell table:style-name="ce9" office:value-type="float" office:value="-0.06" calcext:value-type="float">
            <text:p>-0.06</text:p>
          </table:table-cell>
          <table:table-cell table:style-name="ce9" office:value-type="float" office:value="-2.65" calcext:value-type="float">
            <text:p>-2.65</text:p>
          </table:table-cell>
          <table:table-cell table:number-columns-repeated="2" table:style-name="ce9" office:value-type="float" office:value="-8.34" calcext:value-type="float">
            <text:p>-8.34</text:p>
          </table:table-cell>
          <table:table-cell table:style-name="ce9" office:value-type="float" office:value="5.89" calcext:value-type="float">
            <text:p>5.89</text:p>
          </table:table-cell>
          <table:table-cell table:style-name="ce9" office:value-type="float" office:value="30.65" calcext:value-type="float">
            <text:p>30.65</text:p>
          </table:table-cell>
          <table:table-cell table:style-name="ce9" office:value-type="float" office:value="31.34" calcext:value-type="float">
            <text:p>31.34</text:p>
          </table:table-cell>
          <table:table-cell table:style-name="ce2" office:value-type="string" calcext:value-type="string">
            <text:p>42,83 M</text:p>
          </table:table-cell>
          <table:table-cell table:style-name="ce12" table:formula="of:=VLOOKUP([.A50];[$Total_de_acoes.A$1:.B$1048576];2;0)" office:value-type="float" office:value="514122351" calcext:value-type="float">
            <text:p>514,122,351</text:p>
          </table:table-cell>
          <table:table-cell table:style-name="ce13" table:formula="of:=VLOOKUP([.A50];[$Ticker.A$1:.B$1048576];2;0)" office:value-type="string" office:string-value="Totvs" calcext:value-type="string">
            <text:p>Totvs</text:p>
          </table:table-cell>
          <table:table-cell table:style-name="ce13" table:formula="of:=VLOOKUP([.M50];[$Segmentoanos.A$1:.C$1048576];2;0)" office:value-type="string" office:string-value="Tecnologia" calcext:value-type="string">
            <text:p>Tecnologia</text:p>
          </table:table-cell>
          <table:table-cell table:style-name="ce13" table:formula="of:=VLOOKUP([.M50];[$Segmentoanos.A$1:.C$1048576];3;0)" office:value-type="float" office:value="41" calcext:value-type="float">
            <text:p>41</text:p>
          </table:table-cell>
          <table:table-cell table:style-name="ce13" table:formula="of:=IF([.O50]&lt;=10; &quot;0-10 anos&quot;; IF([.O50]&lt;=20; &quot;11-20 anos&quot;; IF([.O50]&lt;=30; &quot;21-30 anos&quot;; IF([.O50]&lt;=40; &quot;31-40 anos&quot;; IF([.O50]&lt;=50; &quot;41-50 anos&quot;; IF([.O50]&lt;=60; &quot;51-60 anos&quot;; IF([.O50]&lt;=70; &quot;61-70 anos&quot;; IF([.O50]&lt;=80; &quot;71-80 anos&quot;; IF([.O50]&lt;=90; &quot;81-90 anos&quot;; IF([.O50]&lt;=100; &quot;91-100 anos&quot;; IF([.O50]&lt;=110; &quot;101-110 anos&quot;; IF([.O50]&lt;=120; &quot;111-120 anos&quot;; IF([.O50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50]/100" office:value-type="float" office:value="-0.0006" calcext:value-type="float">
            <text:p>-0.0006</text:p>
          </table:table-cell>
          <table:table-cell table:style-name="ce16" table:formula="of:=[.C50]/([.Q50]+1)" office:value-type="currency" office:currency="R$ " office:value="30.8985391234741" calcext:value-type="currency">
            <text:p>R$ 30.90</text:p>
          </table:table-cell>
          <table:table-cell table:style-name="ce16" table:formula="of:=([.C50]-[.R50])*[.L50]" office:value-type="currency" office:currency="R$ " office:value="-9531377.74597577" calcext:value-type="currency">
            <text:p>-R$ 9,531,377.75</text:p>
          </table:table-cell>
          <table:table-cell table:style-name="ce13" table:formula="of:=IF([.S50]&gt;0;&quot;Subiu&quot;;IF([.S50]&lt;0;&quot;Desceu&quot;;&quot;Estável&quot;))" office:value-type="string" office:string-value="Desceu" calcext:value-type="string">
            <text:p>Desceu</text:p>
          </table:table-cell>
          <table:table-cell table:style-name="ce13" table:formula="of:=[.E50]/100" office:value-type="float" office:value="-0.0265" calcext:value-type="float">
            <text:p>-0.0265</text:p>
          </table:table-cell>
          <table:table-cell table:style-name="ce16" table:formula="of:=[.C50]/([.U50]+1)" office:value-type="currency" office:currency="R$ " office:value="31.7205957883924" calcext:value-type="currency">
            <text:p>R$ 31.72</text:p>
          </table:table-cell>
          <table:table-cell table:style-name="ce16" table:formula="of:=([.C50]-[.V50])*[.L50]" office:value-type="currency" office:currency="R$ " office:value="-432169082.968999" calcext:value-type="currency">
            <text:p>-R$ 432,169,082.97</text:p>
          </table:table-cell>
          <table:table-cell table:style-name="ce13" table:formula="of:=IF([.W50]&gt;0;&quot;Subiu&quot;;IF([.W50]&lt;0;&quot;Desceu&quot;;&quot;Estável&quot;))" office:value-type="string" office:string-value="Desceu" calcext:value-type="string">
            <text:p>Desceu</text:p>
          </table:table-cell>
          <table:table-cell table:style-name="ce13" table:formula="of:=[.F50]/100" office:value-type="float" office:value="-0.0834" calcext:value-type="float">
            <text:p>-0.0834</text:p>
          </table:table-cell>
          <table:table-cell table:style-name="ce21" table:formula="of:=[.C50]/([.Y50]+1)" office:value-type="float" office:value="33.6897228889374" calcext:value-type="float">
            <text:p>33.69</text:p>
          </table:table-cell>
          <table:table-cell table:style-name="ce16" table:formula="of:=([.C50]-[.Z50])*[.L50]" office:value-type="currency" office:currency="R$ " office:value="-1444541337.319" calcext:value-type="currency">
            <text:p>-R$ 1,444,541,337.32</text:p>
          </table:table-cell>
          <table:table-cell table:style-name="ce16" table:formula="of:=IF([.AA50]&gt;0;&quot;Subiu&quot;;IF([.AA50]&lt;0;&quot;Desceu&quot;;&quot;Estável&quot;))" office:value-type="string" office:string-value="Desceu" calcext:value-type="string">
            <text:p>Desceu</text:p>
          </table:table-cell>
          <table:table-cell table:style-name="ce24" table:formula="of:=[.G50]/100" office:value-type="float" office:value="-0.0834" calcext:value-type="float">
            <text:p>-0.0834</text:p>
          </table:table-cell>
          <table:table-cell table:style-name="ce16" table:formula="of:=[.C50]/([.AC50]+1)" office:value-type="currency" office:currency="R$ " office:value="33.6897228889374" calcext:value-type="currency">
            <text:p>R$ 33.69</text:p>
          </table:table-cell>
          <table:table-cell table:style-name="ce16" table:formula="of:=([.C50]-[.AD50])*[.L50]" office:value-type="currency" office:currency="R$ " office:value="-1444541337.319" calcext:value-type="currency">
            <text:p>-R$ 1,444,541,337.32</text:p>
          </table:table-cell>
          <table:table-cell table:style-name="ce13" table:formula="of:=IF([.AE50]&gt;0;&quot;Subiu&quot;;IF([.AE50]&lt;0;&quot;Desceu&quot;;&quot;Estável&quot;))" office:value-type="string" office:string-value="Desceu" calcext:value-type="string">
            <text:p>Desceu</text:p>
          </table:table-cell>
          <table:table-cell table:style-name="ce13" table:formula="of:=[.H50]/100" office:value-type="float" office:value="0.0589" calcext:value-type="float">
            <text:p>0.0589</text:p>
          </table:table-cell>
          <table:table-cell table:style-name="ce16" table:formula="of:=[.C50]/([.AG50]+1)" office:value-type="currency" office:currency="R$ " office:value="29.162338275569" calcext:value-type="currency">
            <text:p>R$ 29.16</text:p>
          </table:table-cell>
          <table:table-cell table:style-name="ce16" table:formula="of:=([.C50]-[.AH50])*[.L50]" office:value-type="currency" office:currency="R$ " office:value="883088283.987185" calcext:value-type="currency">
            <text:p>R$ 883,088,283.99</text:p>
          </table:table-cell>
          <table:table-cell table:style-name="ce16" table:formula="of:=IF([.AI50]&gt;0;&quot;Subiu&quot;;IF([.AI50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1.64" calcext:value-type="float">
            <text:p>11.64</text:p>
          </table:table-cell>
          <table:table-cell table:style-name="ce10" office:value-type="float" office:value="-0.17" calcext:value-type="float">
            <text:p>-0.17</text:p>
          </table:table-cell>
          <table:table-cell table:style-name="ce10" office:value-type="float" office:value="0.95" calcext:value-type="float">
            <text:p>0.95</text:p>
          </table:table-cell>
          <table:table-cell table:number-columns-repeated="2" table:style-name="ce10" office:value-type="float" office:value="1.39" calcext:value-type="float">
            <text:p>1.39</text:p>
          </table:table-cell>
          <table:table-cell table:style-name="ce10" office:value-type="float" office:value="12.26" calcext:value-type="float">
            <text:p>12.26</text:p>
          </table:table-cell>
          <table:table-cell table:style-name="ce10" office:value-type="float" office:value="11.64" calcext:value-type="float">
            <text:p>11.64</text:p>
          </table:table-cell>
          <table:table-cell table:style-name="ce10" office:value-type="float" office:value="11.8" calcext:value-type="float">
            <text:p>11.8</text:p>
          </table:table-cell>
          <table:table-cell table:style-name="ce3" office:value-type="string" calcext:value-type="string">
            <text:p>63,32 M</text:p>
          </table:table-cell>
          <table:table-cell table:style-name="ce12" table:formula="of:=VLOOKUP([.A51];[$Total_de_acoes.A$1:.B$1048576];2;0)" office:value-type="float" office:value="1437415777" calcext:value-type="float">
            <text:p>1,437,415,777</text:p>
          </table:table-cell>
          <table:table-cell table:style-name="ce13" table:formula="of:=VLOOKUP([.A51];[$Ticker.A$1:.B$1048576];2;0)" office:value-type="string" office:string-value="CEMIG" calcext:value-type="string">
            <text:p>CEMIG</text:p>
          </table:table-cell>
          <table:table-cell table:style-name="ce13" table:formula="of:=VLOOKUP([.M51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51];[$Segmentoanos.A$1:.C$1048576];3;0)" office:value-type="float" office:value="68" calcext:value-type="float">
            <text:p>68</text:p>
          </table:table-cell>
          <table:table-cell table:style-name="ce13" table:formula="of:=IF([.O51]&lt;=10; &quot;0-10 anos&quot;; IF([.O51]&lt;=20; &quot;11-20 anos&quot;; IF([.O51]&lt;=30; &quot;21-30 anos&quot;; IF([.O51]&lt;=40; &quot;31-40 anos&quot;; IF([.O51]&lt;=50; &quot;41-50 anos&quot;; IF([.O51]&lt;=60; &quot;51-60 anos&quot;; IF([.O51]&lt;=70; &quot;61-70 anos&quot;; IF([.O51]&lt;=80; &quot;71-80 anos&quot;; IF([.O51]&lt;=90; &quot;81-90 anos&quot;; IF([.O51]&lt;=100; &quot;91-100 anos&quot;; IF([.O51]&lt;=110; &quot;101-110 anos&quot;; IF([.O51]&lt;=120; &quot;111-120 anos&quot;; IF([.O51]&gt;120; &quot;Mais de 120 anos&quot;; &quot;Outro&quot;)))))))))))))" office:value-type="string" office:string-value="61-70 anos" calcext:value-type="string">
            <text:p>61-70 anos</text:p>
          </table:table-cell>
          <table:table-cell table:style-name="ce13" table:formula="of:=[.D51]/100" office:value-type="float" office:value="-0.0017" calcext:value-type="float">
            <text:p>-0.0017</text:p>
          </table:table-cell>
          <table:table-cell table:style-name="ce16" table:formula="of:=[.C51]/([.Q51]+1)" office:value-type="currency" office:currency="R$ " office:value="11.6598216968847" calcext:value-type="currency">
            <text:p>R$ 11.66</text:p>
          </table:table-cell>
          <table:table-cell table:style-name="ce16" table:formula="of:=([.C51]-[.R51])*[.L51]" office:value-type="currency" office:currency="R$ " office:value="-28492019.8289866" calcext:value-type="currency">
            <text:p>-R$ 28,492,019.83</text:p>
          </table:table-cell>
          <table:table-cell table:style-name="ce13" table:formula="of:=IF([.S51]&gt;0;&quot;Subiu&quot;;IF([.S51]&lt;0;&quot;Desceu&quot;;&quot;Estável&quot;))" office:value-type="string" office:string-value="Desceu" calcext:value-type="string">
            <text:p>Desceu</text:p>
          </table:table-cell>
          <table:table-cell table:style-name="ce13" table:formula="of:=[.E51]/100" office:value-type="float" office:value="0.0095" calcext:value-type="float">
            <text:p>0.0095</text:p>
          </table:table-cell>
          <table:table-cell table:style-name="ce16" table:formula="of:=[.C51]/([.U51]+1)" office:value-type="currency" office:currency="R$ " office:value="11.5304606240713" calcext:value-type="currency">
            <text:p>R$ 11.53</text:p>
          </table:table-cell>
          <table:table-cell table:style-name="ce16" table:formula="of:=([.C51]-[.V51])*[.L51]" office:value-type="currency" office:currency="R$ " office:value="157453627.162616" calcext:value-type="currency">
            <text:p>R$ 157,453,627.16</text:p>
          </table:table-cell>
          <table:table-cell table:style-name="ce13" table:formula="of:=IF([.W51]&gt;0;&quot;Subiu&quot;;IF([.W51]&lt;0;&quot;Desceu&quot;;&quot;Estável&quot;))" office:value-type="string" office:string-value="Subiu" calcext:value-type="string">
            <text:p>Subiu</text:p>
          </table:table-cell>
          <table:table-cell table:style-name="ce13" table:formula="of:=[.F51]/100" office:value-type="float" office:value="0.0139" calcext:value-type="float">
            <text:p>0.0139</text:p>
          </table:table-cell>
          <table:table-cell table:style-name="ce21" table:formula="of:=[.C51]/([.Y51]+1)" office:value-type="float" office:value="11.4804221323602" calcext:value-type="float">
            <text:p>11.48</text:p>
          </table:table-cell>
          <table:table-cell table:style-name="ce16" table:formula="of:=([.C51]-[.Z51])*[.L51]" office:value-type="currency" office:currency="R$ " office:value="229379744.605477" calcext:value-type="currency">
            <text:p>R$ 229,379,744.61</text:p>
          </table:table-cell>
          <table:table-cell table:style-name="ce16" table:formula="of:=IF([.AA51]&gt;0;&quot;Subiu&quot;;IF([.AA51]&lt;0;&quot;Desceu&quot;;&quot;Estável&quot;))" office:value-type="string" office:string-value="Subiu" calcext:value-type="string">
            <text:p>Subiu</text:p>
          </table:table-cell>
          <table:table-cell table:style-name="ce24" table:formula="of:=[.G51]/100" office:value-type="float" office:value="0.0139" calcext:value-type="float">
            <text:p>0.0139</text:p>
          </table:table-cell>
          <table:table-cell table:style-name="ce16" table:formula="of:=[.C51]/([.AC51]+1)" office:value-type="currency" office:currency="R$ " office:value="11.4804221323602" calcext:value-type="currency">
            <text:p>R$ 11.48</text:p>
          </table:table-cell>
          <table:table-cell table:style-name="ce16" table:formula="of:=([.C51]-[.AD51])*[.L51]" office:value-type="currency" office:currency="R$ " office:value="229379744.605477" calcext:value-type="currency">
            <text:p>R$ 229,379,744.61</text:p>
          </table:table-cell>
          <table:table-cell table:style-name="ce13" table:formula="of:=IF([.AE51]&gt;0;&quot;Subiu&quot;;IF([.AE51]&lt;0;&quot;Desceu&quot;;&quot;Estável&quot;))" office:value-type="string" office:string-value="Subiu" calcext:value-type="string">
            <text:p>Subiu</text:p>
          </table:table-cell>
          <table:table-cell table:style-name="ce13" table:formula="of:=[.H51]/100" office:value-type="float" office:value="0.1226" calcext:value-type="float">
            <text:p>0.1226</text:p>
          </table:table-cell>
          <table:table-cell table:style-name="ce16" table:formula="of:=[.C51]/([.AG51]+1)" office:value-type="currency" office:currency="R$ " office:value="10.3687867450561" calcext:value-type="currency">
            <text:p>R$ 10.37</text:p>
          </table:table-cell>
          <table:table-cell table:style-name="ce16" table:formula="of:=([.C51]-[.AH51])*[.L51]" office:value-type="currency" office:currency="R$ " office:value="1827261988.58786" calcext:value-type="currency">
            <text:p>R$ 1,827,261,988.59</text:p>
          </table:table-cell>
          <table:table-cell table:style-name="ce16" table:formula="of:=IF([.AI51]&gt;0;&quot;Subiu&quot;;IF([.AI51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LET6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6.04" calcext:value-type="float">
            <text:p>46.04</text:p>
          </table:table-cell>
          <table:table-cell table:style-name="ce9" office:value-type="float" office:value="-0.19" calcext:value-type="float">
            <text:p>-0.19</text:p>
          </table:table-cell>
          <table:table-cell table:style-name="ce9" office:value-type="float" office:value="-1.41" calcext:value-type="float">
            <text:p>-1.41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7.43" calcext:value-type="float">
            <text:p>7.43</text:p>
          </table:table-cell>
          <table:table-cell table:style-name="ce9" office:value-type="float" office:value="45.91" calcext:value-type="float">
            <text:p>45.91</text:p>
          </table:table-cell>
          <table:table-cell table:style-name="ce9" office:value-type="float" office:value="46.42" calcext:value-type="float">
            <text:p>46.42</text:p>
          </table:table-cell>
          <table:table-cell table:style-name="ce2" office:value-type="string" calcext:value-type="string">
            <text:p>19,04 M</text:p>
          </table:table-cell>
          <table:table-cell table:style-name="ce12" table:formula="of:=VLOOKUP([.A52];[$Total_de_acoes.A$1:.B$1048576];2;0)" office:value-type="float" office:value="268544014" calcext:value-type="float">
            <text:p>268,544,014</text:p>
          </table:table-cell>
          <table:table-cell table:style-name="ce13" table:formula="of:=VLOOKUP([.A52];[$Ticker.A$1:.B$1048576];2;0)" office:value-type="string" office:string-value="Eletrobras" calcext:value-type="string">
            <text:p>Eletrobras</text:p>
          </table:table-cell>
          <table:table-cell table:style-name="ce13" table:formula="of:=VLOOKUP([.M52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52];[$Segmentoanos.A$1:.C$1048576];3;0)" office:value-type="float" office:value="59" calcext:value-type="float">
            <text:p>59</text:p>
          </table:table-cell>
          <table:table-cell table:style-name="ce13" table:formula="of:=IF([.O52]&lt;=10; &quot;0-10 anos&quot;; IF([.O52]&lt;=20; &quot;11-20 anos&quot;; IF([.O52]&lt;=30; &quot;21-30 anos&quot;; IF([.O52]&lt;=40; &quot;31-40 anos&quot;; IF([.O52]&lt;=50; &quot;41-50 anos&quot;; IF([.O52]&lt;=60; &quot;51-60 anos&quot;; IF([.O52]&lt;=70; &quot;61-70 anos&quot;; IF([.O52]&lt;=80; &quot;71-80 anos&quot;; IF([.O52]&lt;=90; &quot;81-90 anos&quot;; IF([.O52]&lt;=100; &quot;91-100 anos&quot;; IF([.O52]&lt;=110; &quot;101-110 anos&quot;; IF([.O52]&lt;=120; &quot;111-120 anos&quot;; IF([.O52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52]/100" office:value-type="float" office:value="-0.0019" calcext:value-type="float">
            <text:p>-0.0019</text:p>
          </table:table-cell>
          <table:table-cell table:style-name="ce16" table:formula="of:=[.C52]/([.Q52]+1)" office:value-type="currency" office:currency="R$ " office:value="46.1276425207895" calcext:value-type="currency">
            <text:p>R$ 46.13</text:p>
          </table:table-cell>
          <table:table-cell table:style-name="ce16" table:formula="of:=([.C52]-[.R52])*[.L52]" office:value-type="currency" office:currency="R$ " office:value="-23535874.3298911" calcext:value-type="currency">
            <text:p>-R$ 23,535,874.33</text:p>
          </table:table-cell>
          <table:table-cell table:style-name="ce13" table:formula="of:=IF([.S52]&gt;0;&quot;Subiu&quot;;IF([.S52]&lt;0;&quot;Desceu&quot;;&quot;Estável&quot;))" office:value-type="string" office:string-value="Desceu" calcext:value-type="string">
            <text:p>Desceu</text:p>
          </table:table-cell>
          <table:table-cell table:style-name="ce13" table:formula="of:=[.E52]/100" office:value-type="float" office:value="-0.0141" calcext:value-type="float">
            <text:p>-0.0141</text:p>
          </table:table-cell>
          <table:table-cell table:style-name="ce16" table:formula="of:=[.C52]/([.U52]+1)" office:value-type="currency" office:currency="R$ " office:value="46.6984481184704" calcext:value-type="currency">
            <text:p>R$ 46.70</text:p>
          </table:table-cell>
          <table:table-cell table:style-name="ce16" table:formula="of:=([.C52]-[.V52])*[.L52]" office:value-type="currency" office:currency="R$ " office:value="-176822300.744797" calcext:value-type="currency">
            <text:p>-R$ 176,822,300.74</text:p>
          </table:table-cell>
          <table:table-cell table:style-name="ce13" table:formula="of:=IF([.W52]&gt;0;&quot;Subiu&quot;;IF([.W52]&lt;0;&quot;Desceu&quot;;&quot;Estável&quot;))" office:value-type="string" office:string-value="Desceu" calcext:value-type="string">
            <text:p>Desceu</text:p>
          </table:table-cell>
          <table:table-cell table:style-name="ce13" table:formula="of:=[.F52]/100" office:value-type="float" office:value="-0.02" calcext:value-type="float">
            <text:p>-0.02</text:p>
          </table:table-cell>
          <table:table-cell table:style-name="ce21" table:formula="of:=[.C52]/([.Y52]+1)" office:value-type="float" office:value="46.9795918367347" calcext:value-type="float">
            <text:p>46.98</text:p>
          </table:table-cell>
          <table:table-cell table:style-name="ce16" table:formula="of:=([.C52]-[.Z52])*[.L52]" office:value-type="currency" office:currency="R$ " office:value="-252321763.358367" calcext:value-type="currency">
            <text:p>-R$ 252,321,763.36</text:p>
          </table:table-cell>
          <table:table-cell table:style-name="ce16" table:formula="of:=IF([.AA52]&gt;0;&quot;Subiu&quot;;IF([.AA52]&lt;0;&quot;Desceu&quot;;&quot;Estável&quot;))" office:value-type="string" office:string-value="Desceu" calcext:value-type="string">
            <text:p>Desceu</text:p>
          </table:table-cell>
          <table:table-cell table:style-name="ce24" table:formula="of:=[.G52]/100" office:value-type="float" office:value="-0.02" calcext:value-type="float">
            <text:p>-0.0200</text:p>
          </table:table-cell>
          <table:table-cell table:style-name="ce16" table:formula="of:=[.C52]/([.AC52]+1)" office:value-type="currency" office:currency="R$ " office:value="46.9795918367347" calcext:value-type="currency">
            <text:p>R$ 46.98</text:p>
          </table:table-cell>
          <table:table-cell table:style-name="ce16" table:formula="of:=([.C52]-[.AD52])*[.L52]" office:value-type="currency" office:currency="R$ " office:value="-252321763.358367" calcext:value-type="currency">
            <text:p>-R$ 252,321,763.36</text:p>
          </table:table-cell>
          <table:table-cell table:style-name="ce13" table:formula="of:=IF([.AE52]&gt;0;&quot;Subiu&quot;;IF([.AE52]&lt;0;&quot;Desceu&quot;;&quot;Estável&quot;))" office:value-type="string" office:string-value="Desceu" calcext:value-type="string">
            <text:p>Desceu</text:p>
          </table:table-cell>
          <table:table-cell table:style-name="ce13" table:formula="of:=[.H52]/100" office:value-type="float" office:value="0.0743" calcext:value-type="float">
            <text:p>0.0743</text:p>
          </table:table-cell>
          <table:table-cell table:style-name="ce16" table:formula="of:=[.C52]/([.AG52]+1)" office:value-type="currency" office:currency="R$ " office:value="42.8558130875919" calcext:value-type="currency">
            <text:p>R$ 42.86</text:p>
          </table:table-cell>
          <table:table-cell table:style-name="ce16" table:formula="of:=([.C52]-[.AH52])*[.L52]" office:value-type="currency" office:currency="R$ " office:value="855094334.784332" calcext:value-type="currency">
            <text:p>R$ 855,094,334.78</text:p>
          </table:table-cell>
          <table:table-cell table:style-name="ce16" table:formula="of:=IF([.AI52]&gt;0;&quot;Subiu&quot;;IF([.AI52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2.87" calcext:value-type="float">
            <text:p>12.87</text:p>
          </table:table-cell>
          <table:table-cell table:style-name="ce10" office:value-type="float" office:value="-0.23" calcext:value-type="float">
            <text:p>-0.23</text:p>
          </table:table-cell>
          <table:table-cell table:style-name="ce10" office:value-type="float" office:value="1.42" calcext:value-type="float">
            <text:p>1.42</text:p>
          </table:table-cell>
          <table:table-cell table:number-columns-repeated="2" table:style-name="ce10" office:value-type="float" office:value="-5.44" calcext:value-type="float">
            <text:p>-5.44</text:p>
          </table:table-cell>
          <table:table-cell table:style-name="ce10" office:value-type="float" office:value="6.36" calcext:value-type="float">
            <text:p>6.36</text:p>
          </table:table-cell>
          <table:table-cell table:style-name="ce10" office:value-type="float" office:value="12.84" calcext:value-type="float">
            <text:p>12.84</text:p>
          </table:table-cell>
          <table:table-cell table:style-name="ce10" office:value-type="float" office:value="13.09" calcext:value-type="float">
            <text:p>13.09</text:p>
          </table:table-cell>
          <table:table-cell table:style-name="ce3" office:value-type="string" calcext:value-type="string">
            <text:p>32,03 M</text:p>
          </table:table-cell>
          <table:table-cell table:style-name="ce12" table:formula="of:=VLOOKUP([.A53];[$Total_de_acoes.A$1:.B$1048576];2;0)" office:value-type="float" office:value="1579130168" calcext:value-type="float">
            <text:p>1,579,130,168</text:p>
          </table:table-cell>
          <table:table-cell table:style-name="ce13" table:formula="of:=VLOOKUP([.A53];[$Ticker.A$1:.B$1048576];2;0)" office:value-type="string" office:string-value="Eneva" calcext:value-type="string">
            <text:p>Eneva</text:p>
          </table:table-cell>
          <table:table-cell table:style-name="ce13" table:formula="of:=VLOOKUP([.M53];[$Segmentoanos.A$1:.C$1048576];2;0)" office:value-type="string" office:string-value="Energia" calcext:value-type="string">
            <text:p>Energia</text:p>
          </table:table-cell>
          <table:table-cell table:style-name="ce13" table:formula="of:=VLOOKUP([.M53];[$Segmentoanos.A$1:.C$1048576];3;0)" office:value-type="float" office:value="15" calcext:value-type="float">
            <text:p>15</text:p>
          </table:table-cell>
          <table:table-cell table:style-name="ce13" table:formula="of:=IF([.O53]&lt;=10; &quot;0-10 anos&quot;; IF([.O53]&lt;=20; &quot;11-20 anos&quot;; IF([.O53]&lt;=30; &quot;21-30 anos&quot;; IF([.O53]&lt;=40; &quot;31-40 anos&quot;; IF([.O53]&lt;=50; &quot;41-50 anos&quot;; IF([.O53]&lt;=60; &quot;51-60 anos&quot;; IF([.O53]&lt;=70; &quot;61-70 anos&quot;; IF([.O53]&lt;=80; &quot;71-80 anos&quot;; IF([.O53]&lt;=90; &quot;81-90 anos&quot;; IF([.O53]&lt;=100; &quot;91-100 anos&quot;; IF([.O53]&lt;=110; &quot;101-110 anos&quot;; IF([.O53]&lt;=120; &quot;111-120 anos&quot;; IF([.O53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53]/100" office:value-type="float" office:value="-0.0023" calcext:value-type="float">
            <text:p>-0.0023</text:p>
          </table:table-cell>
          <table:table-cell table:style-name="ce16" table:formula="of:=[.C53]/([.Q53]+1)" office:value-type="currency" office:currency="R$ " office:value="12.8996692392503" calcext:value-type="currency">
            <text:p>R$ 12.90</text:p>
          </table:table-cell>
          <table:table-cell table:style-name="ce16" table:formula="of:=([.C53]-[.R53])*[.L53]" office:value-type="currency" office:currency="R$ " office:value="-46851590.7617187" calcext:value-type="currency">
            <text:p>-R$ 46,851,590.76</text:p>
          </table:table-cell>
          <table:table-cell table:style-name="ce13" table:formula="of:=IF([.S53]&gt;0;&quot;Subiu&quot;;IF([.S53]&lt;0;&quot;Desceu&quot;;&quot;Estável&quot;))" office:value-type="string" office:string-value="Desceu" calcext:value-type="string">
            <text:p>Desceu</text:p>
          </table:table-cell>
          <table:table-cell table:style-name="ce13" table:formula="of:=[.E53]/100" office:value-type="float" office:value="0.0142" calcext:value-type="float">
            <text:p>0.0142</text:p>
          </table:table-cell>
          <table:table-cell table:style-name="ce16" table:formula="of:=[.C53]/([.U53]+1)" office:value-type="currency" office:currency="R$ " office:value="12.6898047722343" calcext:value-type="currency">
            <text:p>R$ 12.69</text:p>
          </table:table-cell>
          <table:table-cell table:style-name="ce16" table:formula="of:=([.C53]-[.V53])*[.L53]" office:value-type="currency" office:currency="R$ " office:value="284551720.294489" calcext:value-type="currency">
            <text:p>R$ 284,551,720.29</text:p>
          </table:table-cell>
          <table:table-cell table:style-name="ce13" table:formula="of:=IF([.W53]&gt;0;&quot;Subiu&quot;;IF([.W53]&lt;0;&quot;Desceu&quot;;&quot;Estável&quot;))" office:value-type="string" office:string-value="Subiu" calcext:value-type="string">
            <text:p>Subiu</text:p>
          </table:table-cell>
          <table:table-cell table:style-name="ce13" table:formula="of:=[.F53]/100" office:value-type="float" office:value="-0.0544" calcext:value-type="float">
            <text:p>-0.0544</text:p>
          </table:table-cell>
          <table:table-cell table:style-name="ce21" table:formula="of:=[.C53]/([.Y53]+1)" office:value-type="float" office:value="13.6104060913706" calcext:value-type="float">
            <text:p>13.61</text:p>
          </table:table-cell>
          <table:table-cell table:style-name="ce16" table:formula="of:=([.C53]-[.Z53])*[.L53]" office:value-type="currency" office:currency="R$ " office:value="-1169197595.45421" calcext:value-type="currency">
            <text:p>-R$ 1,169,197,595.45</text:p>
          </table:table-cell>
          <table:table-cell table:style-name="ce16" table:formula="of:=IF([.AA53]&gt;0;&quot;Subiu&quot;;IF([.AA53]&lt;0;&quot;Desceu&quot;;&quot;Estável&quot;))" office:value-type="string" office:string-value="Desceu" calcext:value-type="string">
            <text:p>Desceu</text:p>
          </table:table-cell>
          <table:table-cell table:style-name="ce24" table:formula="of:=[.G53]/100" office:value-type="float" office:value="-0.0544" calcext:value-type="float">
            <text:p>-0.0544</text:p>
          </table:table-cell>
          <table:table-cell table:style-name="ce16" table:formula="of:=[.C53]/([.AC53]+1)" office:value-type="currency" office:currency="R$ " office:value="13.6104060913706" calcext:value-type="currency">
            <text:p>R$ 13.61</text:p>
          </table:table-cell>
          <table:table-cell table:style-name="ce16" table:formula="of:=([.C53]-[.AD53])*[.L53]" office:value-type="currency" office:currency="R$ " office:value="-1169197595.45421" calcext:value-type="currency">
            <text:p>-R$ 1,169,197,595.45</text:p>
          </table:table-cell>
          <table:table-cell table:style-name="ce13" table:formula="of:=IF([.AE53]&gt;0;&quot;Subiu&quot;;IF([.AE53]&lt;0;&quot;Desceu&quot;;&quot;Estável&quot;))" office:value-type="string" office:string-value="Desceu" calcext:value-type="string">
            <text:p>Desceu</text:p>
          </table:table-cell>
          <table:table-cell table:style-name="ce13" table:formula="of:=[.H53]/100" office:value-type="float" office:value="0.0636" calcext:value-type="float">
            <text:p>0.0636</text:p>
          </table:table-cell>
          <table:table-cell table:style-name="ce16" table:formula="of:=[.C53]/([.AG53]+1)" office:value-type="currency" office:currency="R$ " office:value="12.1004136893569" calcext:value-type="currency">
            <text:p>R$ 12.10</text:p>
          </table:table-cell>
          <table:table-cell table:style-name="ce16" table:formula="of:=([.C53]-[.AH53])*[.L53]" office:value-type="currency" office:currency="R$ " office:value="1215276960.01634" calcext:value-type="currency">
            <text:p>R$ 1,215,276,960.02</text:p>
          </table:table-cell>
          <table:table-cell table:style-name="ce16" table:formula="of:=IF([.AI53]&gt;0;&quot;Subiu&quot;;IF([.AI53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3.17" calcext:value-type="float">
            <text:p>33.17</text:p>
          </table:table-cell>
          <table:table-cell table:style-name="ce9" office:value-type="float" office:value="-0.24" calcext:value-type="float">
            <text:p>-0.24</text:p>
          </table:table-cell>
          <table:table-cell table:style-name="ce9" office:value-type="float" office:value="-0.93" calcext:value-type="float">
            <text:p>-0.93</text:p>
          </table:table-cell>
          <table:table-cell table:number-columns-repeated="2" table:style-name="ce9" office:value-type="float" office:value="-10.13" calcext:value-type="float">
            <text:p>-10.13</text:p>
          </table:table-cell>
          <table:table-cell table:style-name="ce9" office:value-type="float" office:value="-11.84" calcext:value-type="float">
            <text:p>-11.84</text:p>
          </table:table-cell>
          <table:table-cell table:style-name="ce9" office:value-type="float" office:value="33.04" calcext:value-type="float">
            <text:p>33.04</text:p>
          </table:table-cell>
          <table:table-cell table:style-name="ce9" office:value-type="float" office:value="33.5" calcext:value-type="float">
            <text:p>33.5</text:p>
          </table:table-cell>
          <table:table-cell table:style-name="ce2" office:value-type="string" calcext:value-type="string">
            <text:p>127,36 M</text:p>
          </table:table-cell>
          <table:table-cell table:style-name="ce12" table:formula="of:=VLOOKUP([.A54];[$Total_de_acoes.A$1:.B$1048576];2;0)" office:value-type="float" office:value="1481593024" calcext:value-type="float">
            <text:p>1,481,593,024</text:p>
          </table:table-cell>
          <table:table-cell table:style-name="ce13" table:formula="of:=VLOOKUP([.A54];[$Ticker.A$1:.B$1048576];2;0)" office:value-type="string" office:string-value="WEG" calcext:value-type="string">
            <text:p>WEG</text:p>
          </table:table-cell>
          <table:table-cell table:style-name="ce13" table:formula="of:=VLOOKUP([.M54];[$Segmentoanos.A$1:.C$1048576];2;0)" office:value-type="string" office:string-value="Equipamentos elétricos" calcext:value-type="string">
            <text:p>Equipamentos elétricos</text:p>
          </table:table-cell>
          <table:table-cell table:style-name="ce13" table:formula="of:=VLOOKUP([.M54];[$Segmentoanos.A$1:.C$1048576];3;0)" office:value-type="float" office:value="57" calcext:value-type="float">
            <text:p>57</text:p>
          </table:table-cell>
          <table:table-cell table:style-name="ce13" table:formula="of:=IF([.O54]&lt;=10; &quot;0-10 anos&quot;; IF([.O54]&lt;=20; &quot;11-20 anos&quot;; IF([.O54]&lt;=30; &quot;21-30 anos&quot;; IF([.O54]&lt;=40; &quot;31-40 anos&quot;; IF([.O54]&lt;=50; &quot;41-50 anos&quot;; IF([.O54]&lt;=60; &quot;51-60 anos&quot;; IF([.O54]&lt;=70; &quot;61-70 anos&quot;; IF([.O54]&lt;=80; &quot;71-80 anos&quot;; IF([.O54]&lt;=90; &quot;81-90 anos&quot;; IF([.O54]&lt;=100; &quot;91-100 anos&quot;; IF([.O54]&lt;=110; &quot;101-110 anos&quot;; IF([.O54]&lt;=120; &quot;111-120 anos&quot;; IF([.O54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54]/100" office:value-type="float" office:value="-0.0024" calcext:value-type="float">
            <text:p>-0.0024</text:p>
          </table:table-cell>
          <table:table-cell table:style-name="ce16" table:formula="of:=[.C54]/([.Q54]+1)" office:value-type="currency" office:currency="R$ " office:value="33.2497995188452" calcext:value-type="currency">
            <text:p>R$ 33.25</text:p>
          </table:table-cell>
          <table:table-cell table:style-name="ce16" table:formula="of:=([.C54]-[.R54])*[.L54]" office:value-type="currency" office:currency="R$ " office:value="-118230410.439646" calcext:value-type="currency">
            <text:p>-R$ 118,230,410.44</text:p>
          </table:table-cell>
          <table:table-cell table:style-name="ce13" table:formula="of:=IF([.S54]&gt;0;&quot;Subiu&quot;;IF([.S54]&lt;0;&quot;Desceu&quot;;&quot;Estável&quot;))" office:value-type="string" office:string-value="Desceu" calcext:value-type="string">
            <text:p>Desceu</text:p>
          </table:table-cell>
          <table:table-cell table:style-name="ce13" table:formula="of:=[.E54]/100" office:value-type="float" office:value="-0.0093" calcext:value-type="float">
            <text:p>-0.0093</text:p>
          </table:table-cell>
          <table:table-cell table:style-name="ce16" table:formula="of:=[.C54]/([.U54]+1)" office:value-type="currency" office:currency="R$ " office:value="33.4813768042798" calcext:value-type="currency">
            <text:p>R$ 33.48</text:p>
          </table:table-cell>
          <table:table-cell table:style-name="ce16" table:formula="of:=([.C54]-[.V54])*[.L54]" office:value-type="currency" office:currency="R$ " office:value="-461333701.056369" calcext:value-type="currency">
            <text:p>-R$ 461,333,701.06</text:p>
          </table:table-cell>
          <table:table-cell table:style-name="ce13" table:formula="of:=IF([.W54]&gt;0;&quot;Subiu&quot;;IF([.W54]&lt;0;&quot;Desceu&quot;;&quot;Estável&quot;))" office:value-type="string" office:string-value="Desceu" calcext:value-type="string">
            <text:p>Desceu</text:p>
          </table:table-cell>
          <table:table-cell table:style-name="ce13" table:formula="of:=[.F54]/100" office:value-type="float" office:value="-0.1013" calcext:value-type="float">
            <text:p>-0.1013</text:p>
          </table:table-cell>
          <table:table-cell table:style-name="ce21" table:formula="of:=[.C54]/([.Y54]+1)" office:value-type="float" office:value="36.9088683654167" calcext:value-type="float">
            <text:p>36.91</text:p>
          </table:table-cell>
          <table:table-cell table:style-name="ce16" table:formula="of:=([.C54]-[.Z54])*[.L54]" office:value-type="currency" office:currency="R$ " office:value="-5539481287.85569" calcext:value-type="currency">
            <text:p>-R$ 5,539,481,287.86</text:p>
          </table:table-cell>
          <table:table-cell table:style-name="ce16" table:formula="of:=IF([.AA54]&gt;0;&quot;Subiu&quot;;IF([.AA54]&lt;0;&quot;Desceu&quot;;&quot;Estável&quot;))" office:value-type="string" office:string-value="Desceu" calcext:value-type="string">
            <text:p>Desceu</text:p>
          </table:table-cell>
          <table:table-cell table:style-name="ce24" table:formula="of:=[.G54]/100" office:value-type="float" office:value="-0.1013" calcext:value-type="float">
            <text:p>-0.1013</text:p>
          </table:table-cell>
          <table:table-cell table:style-name="ce16" table:formula="of:=[.C54]/([.AC54]+1)" office:value-type="currency" office:currency="R$ " office:value="36.9088683654167" calcext:value-type="currency">
            <text:p>R$ 36.91</text:p>
          </table:table-cell>
          <table:table-cell table:style-name="ce16" table:formula="of:=([.C54]-[.AD54])*[.L54]" office:value-type="currency" office:currency="R$ " office:value="-5539481287.85569" calcext:value-type="currency">
            <text:p>-R$ 5,539,481,287.86</text:p>
          </table:table-cell>
          <table:table-cell table:style-name="ce13" table:formula="of:=IF([.AE54]&gt;0;&quot;Subiu&quot;;IF([.AE54]&lt;0;&quot;Desceu&quot;;&quot;Estável&quot;))" office:value-type="string" office:string-value="Desceu" calcext:value-type="string">
            <text:p>Desceu</text:p>
          </table:table-cell>
          <table:table-cell table:style-name="ce13" table:formula="of:=[.H54]/100" office:value-type="float" office:value="-0.1184" calcext:value-type="float">
            <text:p>-0.1184</text:p>
          </table:table-cell>
          <table:table-cell table:style-name="ce16" table:formula="of:=[.C54]/([.AG54]+1)" office:value-type="currency" office:currency="R$ " office:value="37.6247731397459" calcext:value-type="currency">
            <text:p>R$ 37.62</text:p>
          </table:table-cell>
          <table:table-cell table:style-name="ce16" table:formula="of:=([.C54]-[.AH54])*[.L54]" office:value-type="currency" office:currency="R$ " office:value="-6600160807.35013" calcext:value-type="currency">
            <text:p>-R$ 6,600,160,807.35</text:p>
          </table:table-cell>
          <table:table-cell table:style-name="ce16" table:formula="of:=IF([.AI54]&gt;0;&quot;Subiu&quot;;IF([.AI54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9.3" calcext:value-type="float">
            <text:p>19.30</text:p>
          </table:table-cell>
          <table:table-cell table:style-name="ce10" office:value-type="float" office:value="-0.25" calcext:value-type="float">
            <text:p>-0.25</text:p>
          </table:table-cell>
          <table:table-cell table:style-name="ce10" office:value-type="float" office:value="2.01" calcext:value-type="float">
            <text:p>2.01</text:p>
          </table:table-cell>
          <table:table-cell table:number-columns-repeated="2" table:style-name="ce10" office:value-type="float" office:value="2.55" calcext:value-type="float">
            <text:p>2.55</text:p>
          </table:table-cell>
          <table:table-cell table:style-name="ce10" office:value-type="float" office:value="-10.11" calcext:value-type="float">
            <text:p>-10.11</text:p>
          </table:table-cell>
          <table:table-cell table:style-name="ce10" office:value-type="float" office:value="19.1" calcext:value-type="float">
            <text:p>19.1</text:p>
          </table:table-cell>
          <table:table-cell table:style-name="ce10" office:value-type="float" office:value="19.51" calcext:value-type="float">
            <text:p>19.51</text:p>
          </table:table-cell>
          <table:table-cell table:style-name="ce3" office:value-type="string" calcext:value-type="string">
            <text:p>29,74 M</text:p>
          </table:table-cell>
          <table:table-cell table:style-name="ce12" table:formula="of:=VLOOKUP([.A55];[$Total_de_acoes.A$1:.B$1048576];2;0)" office:value-type="float" office:value="195751130" calcext:value-type="float">
            <text:p>195,751,130</text:p>
          </table:table-cell>
          <table:table-cell table:style-name="ce13" table:formula="of:=VLOOKUP([.A55];[$Ticker.A$1:.B$1048576];2;0)" office:value-type="string" office:string-value="SLC Agrícola" calcext:value-type="string">
            <text:p>SLC Agrícola</text:p>
          </table:table-cell>
          <table:table-cell table:style-name="ce13" table:formula="of:=VLOOKUP([.M55];[$Segmentoanos.A$1:.C$1048576];2;0)" office:value-type="string" office:string-value="Agronegócio" calcext:value-type="string">
            <text:p>Agronegócio</text:p>
          </table:table-cell>
          <table:table-cell table:style-name="ce13" table:formula="of:=VLOOKUP([.M55];[$Segmentoanos.A$1:.C$1048576];3;0)" office:value-type="float" office:value="44" calcext:value-type="float">
            <text:p>44</text:p>
          </table:table-cell>
          <table:table-cell table:style-name="ce13" table:formula="of:=IF([.O55]&lt;=10; &quot;0-10 anos&quot;; IF([.O55]&lt;=20; &quot;11-20 anos&quot;; IF([.O55]&lt;=30; &quot;21-30 anos&quot;; IF([.O55]&lt;=40; &quot;31-40 anos&quot;; IF([.O55]&lt;=50; &quot;41-50 anos&quot;; IF([.O55]&lt;=60; &quot;51-60 anos&quot;; IF([.O55]&lt;=70; &quot;61-70 anos&quot;; IF([.O55]&lt;=80; &quot;71-80 anos&quot;; IF([.O55]&lt;=90; &quot;81-90 anos&quot;; IF([.O55]&lt;=100; &quot;91-100 anos&quot;; IF([.O55]&lt;=110; &quot;101-110 anos&quot;; IF([.O55]&lt;=120; &quot;111-120 anos&quot;; IF([.O55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55]/100" office:value-type="float" office:value="-0.0025" calcext:value-type="float">
            <text:p>-0.0025</text:p>
          </table:table-cell>
          <table:table-cell table:style-name="ce16" table:formula="of:=[.C55]/([.Q55]+1)" office:value-type="currency" office:currency="R$ " office:value="19.3483709273183" calcext:value-type="currency">
            <text:p>R$ 19.35</text:p>
          </table:table-cell>
          <table:table-cell table:style-name="ce16" table:formula="of:=([.C55]-[.R55])*[.L55]" office:value-type="currency" office:currency="R$ " office:value="-9468663.68170417" calcext:value-type="currency">
            <text:p>-R$ 9,468,663.68</text:p>
          </table:table-cell>
          <table:table-cell table:style-name="ce13" table:formula="of:=IF([.S55]&gt;0;&quot;Subiu&quot;;IF([.S55]&lt;0;&quot;Desceu&quot;;&quot;Estável&quot;))" office:value-type="string" office:string-value="Desceu" calcext:value-type="string">
            <text:p>Desceu</text:p>
          </table:table-cell>
          <table:table-cell table:style-name="ce13" table:formula="of:=[.E55]/100" office:value-type="float" office:value="0.0201" calcext:value-type="float">
            <text:p>0.0201</text:p>
          </table:table-cell>
          <table:table-cell table:style-name="ce16" table:formula="of:=[.C55]/([.U55]+1)" office:value-type="currency" office:currency="R$ " office:value="18.9197137535536" calcext:value-type="currency">
            <text:p>R$ 18.92</text:p>
          </table:table-cell>
          <table:table-cell table:style-name="ce16" table:formula="of:=([.C55]-[.V55])*[.L55]" office:value-type="currency" office:currency="R$ " office:value="74441462.4653467" calcext:value-type="currency">
            <text:p>R$ 74,441,462.47</text:p>
          </table:table-cell>
          <table:table-cell table:style-name="ce13" table:formula="of:=IF([.W55]&gt;0;&quot;Subiu&quot;;IF([.W55]&lt;0;&quot;Desceu&quot;;&quot;Estável&quot;))" office:value-type="string" office:string-value="Subiu" calcext:value-type="string">
            <text:p>Subiu</text:p>
          </table:table-cell>
          <table:table-cell table:style-name="ce13" table:formula="of:=[.F55]/100" office:value-type="float" office:value="0.0255" calcext:value-type="float">
            <text:p>0.0255</text:p>
          </table:table-cell>
          <table:table-cell table:style-name="ce21" table:formula="of:=[.C55]/([.Y55]+1)" office:value-type="float" office:value="18.8200877620673" calcext:value-type="float">
            <text:p>18.82</text:p>
          </table:table-cell>
          <table:table-cell table:style-name="ce16" table:formula="of:=([.C55]-[.Z55])*[.L55]" office:value-type="currency" office:currency="R$ " office:value="93943362.876158" calcext:value-type="currency">
            <text:p>R$ 93,943,362.88</text:p>
          </table:table-cell>
          <table:table-cell table:style-name="ce16" table:formula="of:=IF([.AA55]&gt;0;&quot;Subiu&quot;;IF([.AA55]&lt;0;&quot;Desceu&quot;;&quot;Estável&quot;))" office:value-type="string" office:string-value="Subiu" calcext:value-type="string">
            <text:p>Subiu</text:p>
          </table:table-cell>
          <table:table-cell table:style-name="ce24" table:formula="of:=[.G55]/100" office:value-type="float" office:value="0.0255" calcext:value-type="float">
            <text:p>0.0255</text:p>
          </table:table-cell>
          <table:table-cell table:style-name="ce16" table:formula="of:=[.C55]/([.AC55]+1)" office:value-type="currency" office:currency="R$ " office:value="18.8200877620673" calcext:value-type="currency">
            <text:p>R$ 18.82</text:p>
          </table:table-cell>
          <table:table-cell table:style-name="ce16" table:formula="of:=([.C55]-[.AD55])*[.L55]" office:value-type="currency" office:currency="R$ " office:value="93943362.876158" calcext:value-type="currency">
            <text:p>R$ 93,943,362.88</text:p>
          </table:table-cell>
          <table:table-cell table:style-name="ce13" table:formula="of:=IF([.AE55]&gt;0;&quot;Subiu&quot;;IF([.AE55]&lt;0;&quot;Desceu&quot;;&quot;Estável&quot;))" office:value-type="string" office:string-value="Subiu" calcext:value-type="string">
            <text:p>Subiu</text:p>
          </table:table-cell>
          <table:table-cell table:style-name="ce13" table:formula="of:=[.H55]/100" office:value-type="float" office:value="-0.1011" calcext:value-type="float">
            <text:p>-0.1011</text:p>
          </table:table-cell>
          <table:table-cell table:style-name="ce16" table:formula="of:=[.C55]/([.AG55]+1)" office:value-type="currency" office:currency="R$ " office:value="21.4706863944821" calcext:value-type="currency">
            <text:p>R$ 21.47</text:p>
          </table:table-cell>
          <table:table-cell table:style-name="ce16" table:formula="of:=([.C55]-[.AH55])*[.L55]" office:value-type="currency" office:currency="R$ " office:value="-424914314.595505" calcext:value-type="currency">
            <text:p>-R$ 424,914,314.60</text:p>
          </table:table-cell>
          <table:table-cell table:style-name="ce16" table:formula="of:=IF([.AI55]&gt;0;&quot;Subiu&quot;;IF([.AI55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LOS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4.62" calcext:value-type="float">
            <text:p>24.62</text:p>
          </table:table-cell>
          <table:table-cell table:style-name="ce9" office:value-type="float" office:value="-0.28" calcext:value-type="float">
            <text:p>-0.28</text:p>
          </table:table-cell>
          <table:table-cell table:style-name="ce9" office:value-type="float" office:value="0.53" calcext:value-type="float">
            <text:p>0.53</text:p>
          </table:table-cell>
          <table:table-cell table:number-columns-repeated="2" table:style-name="ce9" office:value-type="float" office:value="-7.27" calcext:value-type="float">
            <text:p>-7.27</text:p>
          </table:table-cell>
          <table:table-cell table:style-name="ce9" office:value-type="float" office:value="39.82" calcext:value-type="float">
            <text:p>39.8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24.92" calcext:value-type="float">
            <text:p>24.92</text:p>
          </table:table-cell>
          <table:table-cell table:style-name="ce2" office:value-type="string" calcext:value-type="string">
            <text:p>34,33 M</text:p>
          </table:table-cell>
          <table:table-cell table:style-name="ce12" table:formula="of:=VLOOKUP([.A56];[$Total_de_acoes.A$1:.B$1048576];2;0)" office:value-type="float" office:value="532616595" calcext:value-type="float">
            <text:p>532,616,595</text:p>
          </table:table-cell>
          <table:table-cell table:style-name="ce13" table:formula="of:=VLOOKUP([.A56];[$Ticker.A$1:.B$1048576];2;0)" office:value-type="string" office:string-value="ALOS3" calcext:value-type="string">
            <text:p>ALOS3</text:p>
          </table:table-cell>
          <table:table-cell table:style-name="ce13" table:formula="of:=VLOOKUP([.M56];[$Segmentoanos.A$1:.C$1048576];2;0)" office:value-type="string" office:string-value="Logística" calcext:value-type="string">
            <text:p>Logística</text:p>
          </table:table-cell>
          <table:table-cell table:style-name="ce13" table:formula="of:=VLOOKUP([.M56];[$Segmentoanos.A$1:.C$1048576];3;0)" office:value-type="float" office:value="10" calcext:value-type="float">
            <text:p>10</text:p>
          </table:table-cell>
          <table:table-cell table:style-name="ce13" table:formula="of:=IF([.O56]&lt;=10; &quot;0-10 anos&quot;; IF([.O56]&lt;=20; &quot;11-20 anos&quot;; IF([.O56]&lt;=30; &quot;21-30 anos&quot;; IF([.O56]&lt;=40; &quot;31-40 anos&quot;; IF([.O56]&lt;=50; &quot;41-50 anos&quot;; IF([.O56]&lt;=60; &quot;51-60 anos&quot;; IF([.O56]&lt;=70; &quot;61-70 anos&quot;; IF([.O56]&lt;=80; &quot;71-80 anos&quot;; IF([.O56]&lt;=90; &quot;81-90 anos&quot;; IF([.O56]&lt;=100; &quot;91-100 anos&quot;; IF([.O56]&lt;=110; &quot;101-110 anos&quot;; IF([.O56]&lt;=120; &quot;111-120 anos&quot;; IF([.O56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56]/100" office:value-type="float" office:value="-0.0028" calcext:value-type="float">
            <text:p>-0.0028</text:p>
          </table:table-cell>
          <table:table-cell table:style-name="ce16" table:formula="of:=[.C56]/([.Q56]+1)" office:value-type="currency" office:currency="R$ " office:value="24.6891295627758" calcext:value-type="currency">
            <text:p>R$ 24.69</text:p>
          </table:table-cell>
          <table:table-cell table:style-name="ce16" table:formula="of:=([.C56]-[.R56])*[.L56]" office:value-type="currency" office:currency="R$ " office:value="-36819552.3394699" calcext:value-type="currency">
            <text:p>-R$ 36,819,552.34</text:p>
          </table:table-cell>
          <table:table-cell table:style-name="ce13" table:formula="of:=IF([.S56]&gt;0;&quot;Subiu&quot;;IF([.S56]&lt;0;&quot;Desceu&quot;;&quot;Estável&quot;))" office:value-type="string" office:string-value="Desceu" calcext:value-type="string">
            <text:p>Desceu</text:p>
          </table:table-cell>
          <table:table-cell table:style-name="ce13" table:formula="of:=[.E56]/100" office:value-type="float" office:value="0.0053" calcext:value-type="float">
            <text:p>0.0053</text:p>
          </table:table-cell>
          <table:table-cell table:style-name="ce16" table:formula="of:=[.C56]/([.U56]+1)" office:value-type="currency" office:currency="R$ " office:value="24.4902019297722" calcext:value-type="currency">
            <text:p>R$ 24.49</text:p>
          </table:table-cell>
          <table:table-cell table:style-name="ce16" table:formula="of:=([.C56]-[.V56])*[.L56]" office:value-type="currency" office:currency="R$ " office:value="69132606.2022996" calcext:value-type="currency">
            <text:p>R$ 69,132,606.20</text:p>
          </table:table-cell>
          <table:table-cell table:style-name="ce13" table:formula="of:=IF([.W56]&gt;0;&quot;Subiu&quot;;IF([.W56]&lt;0;&quot;Desceu&quot;;&quot;Estável&quot;))" office:value-type="string" office:string-value="Subiu" calcext:value-type="string">
            <text:p>Subiu</text:p>
          </table:table-cell>
          <table:table-cell table:style-name="ce13" table:formula="of:=[.F56]/100" office:value-type="float" office:value="-0.0727" calcext:value-type="float">
            <text:p>-0.0727</text:p>
          </table:table-cell>
          <table:table-cell table:style-name="ce21" table:formula="of:=[.C56]/([.Y56]+1)" office:value-type="float" office:value="26.5501995039362" calcext:value-type="float">
            <text:p>26.55</text:p>
          </table:table-cell>
          <table:table-cell table:style-name="ce16" table:formula="of:=([.C56]-[.Z56])*[.L56]" office:value-type="currency" office:currency="R$ " office:value="-1028056287.45717" calcext:value-type="currency">
            <text:p>-R$ 1,028,056,287.46</text:p>
          </table:table-cell>
          <table:table-cell table:style-name="ce16" table:formula="of:=IF([.AA56]&gt;0;&quot;Subiu&quot;;IF([.AA56]&lt;0;&quot;Desceu&quot;;&quot;Estável&quot;))" office:value-type="string" office:string-value="Desceu" calcext:value-type="string">
            <text:p>Desceu</text:p>
          </table:table-cell>
          <table:table-cell table:style-name="ce24" table:formula="of:=[.G56]/100" office:value-type="float" office:value="-0.0727" calcext:value-type="float">
            <text:p>-0.0727</text:p>
          </table:table-cell>
          <table:table-cell table:style-name="ce16" table:formula="of:=[.C56]/([.AC56]+1)" office:value-type="currency" office:currency="R$ " office:value="26.5501995039362" calcext:value-type="currency">
            <text:p>R$ 26.55</text:p>
          </table:table-cell>
          <table:table-cell table:style-name="ce16" table:formula="of:=([.C56]-[.AD56])*[.L56]" office:value-type="currency" office:currency="R$ " office:value="-1028056287.45717" calcext:value-type="currency">
            <text:p>-R$ 1,028,056,287.46</text:p>
          </table:table-cell>
          <table:table-cell table:style-name="ce13" table:formula="of:=IF([.AE56]&gt;0;&quot;Subiu&quot;;IF([.AE56]&lt;0;&quot;Desceu&quot;;&quot;Estável&quot;))" office:value-type="string" office:string-value="Desceu" calcext:value-type="string">
            <text:p>Desceu</text:p>
          </table:table-cell>
          <table:table-cell table:style-name="ce13" table:formula="of:=[.H56]/100" office:value-type="float" office:value="0.3982" calcext:value-type="float">
            <text:p>0.3982</text:p>
          </table:table-cell>
          <table:table-cell table:style-name="ce16" table:formula="of:=[.C56]/([.AG56]+1)" office:value-type="currency" office:currency="R$ " office:value="17.6083535974825" calcext:value-type="currency">
            <text:p>R$ 17.61</text:p>
          </table:table-cell>
          <table:table-cell table:style-name="ce16" table:formula="of:=([.C56]-[.AH56])*[.L56]" office:value-type="currency" office:currency="R$ " office:value="3734519232.25288" calcext:value-type="currency">
            <text:p>R$ 3,734,519,232.25</text:p>
          </table:table-cell>
          <table:table-cell table:style-name="ce16" table:formula="of:=IF([.AI56]&gt;0;&quot;Subiu&quot;;IF([.AI5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27" calcext:value-type="float">
            <text:p>13.27</text:p>
          </table:table-cell>
          <table:table-cell table:style-name="ce10" office:value-type="float" office:value="-0.3" calcext:value-type="float">
            <text:p>-0.3</text:p>
          </table:table-cell>
          <table:table-cell table:style-name="ce10" office:value-type="float" office:value="-1.78" calcext:value-type="float">
            <text:p>-1.78</text:p>
          </table:table-cell>
          <table:table-cell table:number-columns-repeated="2" table:style-name="ce10" office:value-type="float" office:value="-6.42" calcext:value-type="float">
            <text:p>-6.42</text:p>
          </table:table-cell>
          <table:table-cell table:style-name="ce10" office:value-type="float" office:value="13.59" calcext:value-type="float">
            <text:p>13.59</text:p>
          </table:table-cell>
          <table:table-cell table:style-name="ce10" office:value-type="float" office:value="13.23" calcext:value-type="float">
            <text:p>13.23</text:p>
          </table:table-cell>
          <table:table-cell table:style-name="ce10" office:value-type="float" office:value="13.41" calcext:value-type="float">
            <text:p>13.41</text:p>
          </table:table-cell>
          <table:table-cell table:style-name="ce3" office:value-type="string" calcext:value-type="string">
            <text:p>32,04 M</text:p>
          </table:table-cell>
          <table:table-cell table:style-name="ce12" table:formula="of:=VLOOKUP([.A57];[$Total_de_acoes.A$1:.B$1048576];2;0)" office:value-type="float" office:value="995335937" calcext:value-type="float">
            <text:p>995,335,937</text:p>
          </table:table-cell>
          <table:table-cell table:style-name="ce13" table:formula="of:=VLOOKUP([.A57];[$Ticker.A$1:.B$1048576];2;0)" office:value-type="string" office:string-value="Grupo CCR" calcext:value-type="string">
            <text:p>Grupo CCR</text:p>
          </table:table-cell>
          <table:table-cell table:style-name="ce13" table:formula="of:=VLOOKUP([.M57];[$Segmentoanos.A$1:.C$1048576];2;0)" office:value-type="string" office:string-value="Infraestrutura" calcext:value-type="string">
            <text:p>Infraestrutura</text:p>
          </table:table-cell>
          <table:table-cell table:style-name="ce13" table:formula="of:=VLOOKUP([.M57];[$Segmentoanos.A$1:.C$1048576];3;0)" office:value-type="float" office:value="23" calcext:value-type="float">
            <text:p>23</text:p>
          </table:table-cell>
          <table:table-cell table:style-name="ce13" table:formula="of:=IF([.O57]&lt;=10; &quot;0-10 anos&quot;; IF([.O57]&lt;=20; &quot;11-20 anos&quot;; IF([.O57]&lt;=30; &quot;21-30 anos&quot;; IF([.O57]&lt;=40; &quot;31-40 anos&quot;; IF([.O57]&lt;=50; &quot;41-50 anos&quot;; IF([.O57]&lt;=60; &quot;51-60 anos&quot;; IF([.O57]&lt;=70; &quot;61-70 anos&quot;; IF([.O57]&lt;=80; &quot;71-80 anos&quot;; IF([.O57]&lt;=90; &quot;81-90 anos&quot;; IF([.O57]&lt;=100; &quot;91-100 anos&quot;; IF([.O57]&lt;=110; &quot;101-110 anos&quot;; IF([.O57]&lt;=120; &quot;111-120 anos&quot;; IF([.O57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57]/100" office:value-type="float" office:value="-0.003" calcext:value-type="float">
            <text:p>-0.003</text:p>
          </table:table-cell>
          <table:table-cell table:style-name="ce16" table:formula="of:=[.C57]/([.Q57]+1)" office:value-type="currency" office:currency="R$ " office:value="13.3099297893681" calcext:value-type="currency">
            <text:p>R$ 13.31</text:p>
          </table:table-cell>
          <table:table-cell table:style-name="ce16" table:formula="of:=([.C57]-[.R57])*[.L57]" office:value-type="currency" office:currency="R$ " office:value="-39743554.3149145" calcext:value-type="currency">
            <text:p>-R$ 39,743,554.31</text:p>
          </table:table-cell>
          <table:table-cell table:style-name="ce13" table:formula="of:=IF([.S57]&gt;0;&quot;Subiu&quot;;IF([.S57]&lt;0;&quot;Desceu&quot;;&quot;Estável&quot;))" office:value-type="string" office:string-value="Desceu" calcext:value-type="string">
            <text:p>Desceu</text:p>
          </table:table-cell>
          <table:table-cell table:style-name="ce13" table:formula="of:=[.E57]/100" office:value-type="float" office:value="-0.0178" calcext:value-type="float">
            <text:p>-0.0178</text:p>
          </table:table-cell>
          <table:table-cell table:style-name="ce16" table:formula="of:=[.C57]/([.U57]+1)" office:value-type="currency" office:currency="R$ " office:value="13.5104866625942" calcext:value-type="currency">
            <text:p>R$ 13.51</text:p>
          </table:table-cell>
          <table:table-cell table:style-name="ce16" table:formula="of:=([.C57]-[.V57])*[.L57]" office:value-type="currency" office:currency="R$ " office:value="-239365017.649179" calcext:value-type="currency">
            <text:p>-R$ 239,365,017.65</text:p>
          </table:table-cell>
          <table:table-cell table:style-name="ce13" table:formula="of:=IF([.W57]&gt;0;&quot;Subiu&quot;;IF([.W57]&lt;0;&quot;Desceu&quot;;&quot;Estável&quot;))" office:value-type="string" office:string-value="Desceu" calcext:value-type="string">
            <text:p>Desceu</text:p>
          </table:table-cell>
          <table:table-cell table:style-name="ce13" table:formula="of:=[.F57]/100" office:value-type="float" office:value="-0.0642" calcext:value-type="float">
            <text:p>-0.0642</text:p>
          </table:table-cell>
          <table:table-cell table:style-name="ce21" table:formula="of:=[.C57]/([.Y57]+1)" office:value-type="float" office:value="14.1803804231673" calcext:value-type="float">
            <text:p>14.18</text:p>
          </table:table-cell>
          <table:table-cell table:style-name="ce16" table:formula="of:=([.C57]-[.Z57])*[.L57]" office:value-type="currency" office:currency="R$ " office:value="-906134351.519726" calcext:value-type="currency">
            <text:p>-R$ 906,134,351.52</text:p>
          </table:table-cell>
          <table:table-cell table:style-name="ce16" table:formula="of:=IF([.AA57]&gt;0;&quot;Subiu&quot;;IF([.AA57]&lt;0;&quot;Desceu&quot;;&quot;Estável&quot;))" office:value-type="string" office:string-value="Desceu" calcext:value-type="string">
            <text:p>Desceu</text:p>
          </table:table-cell>
          <table:table-cell table:style-name="ce24" table:formula="of:=[.G57]/100" office:value-type="float" office:value="-0.0642" calcext:value-type="float">
            <text:p>-0.0642</text:p>
          </table:table-cell>
          <table:table-cell table:style-name="ce16" table:formula="of:=[.C57]/([.AC57]+1)" office:value-type="currency" office:currency="R$ " office:value="14.1803804231673" calcext:value-type="currency">
            <text:p>R$ 14.18</text:p>
          </table:table-cell>
          <table:table-cell table:style-name="ce16" table:formula="of:=([.C57]-[.AD57])*[.L57]" office:value-type="currency" office:currency="R$ " office:value="-906134351.519726" calcext:value-type="currency">
            <text:p>-R$ 906,134,351.52</text:p>
          </table:table-cell>
          <table:table-cell table:style-name="ce13" table:formula="of:=IF([.AE57]&gt;0;&quot;Subiu&quot;;IF([.AE57]&lt;0;&quot;Desceu&quot;;&quot;Estável&quot;))" office:value-type="string" office:string-value="Desceu" calcext:value-type="string">
            <text:p>Desceu</text:p>
          </table:table-cell>
          <table:table-cell table:style-name="ce13" table:formula="of:=[.H57]/100" office:value-type="float" office:value="0.1359" calcext:value-type="float">
            <text:p>0.1359</text:p>
          </table:table-cell>
          <table:table-cell table:style-name="ce16" table:formula="of:=[.C57]/([.AG57]+1)" office:value-type="currency" office:currency="R$ " office:value="11.6823664054934" calcext:value-type="currency">
            <text:p>R$ 11.68</text:p>
          </table:table-cell>
          <table:table-cell table:style-name="ce16" table:formula="of:=([.C57]-[.AH57])*[.L57]" office:value-type="currency" office:currency="R$ " office:value="1580228771.40086" calcext:value-type="currency">
            <text:p>R$ 1,580,228,771.40</text:p>
          </table:table-cell>
          <table:table-cell table:style-name="ce16" table:formula="of:=IF([.AI57]&gt;0;&quot;Subiu&quot;;IF([.AI57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GN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.03" calcext:value-type="float">
            <text:p>3.03</text:p>
          </table:table-cell>
          <table:table-cell table:style-name="ce9" office:value-type="float" office:value="-0.32" calcext:value-type="float">
            <text:p>-0.32</text:p>
          </table:table-cell>
          <table:table-cell table:style-name="ce9" office:value-type="float" office:value="-5.02" calcext:value-type="float">
            <text:p>-5.02</text:p>
          </table:table-cell>
          <table:table-cell table:number-columns-repeated="2" table:style-name="ce9" office:value-type="float" office:value="-13.18" calcext:value-type="float">
            <text:p>-13.18</text:p>
          </table:table-cell>
          <table:table-cell table:style-name="ce9" office:value-type="float" office:value="37.73" calcext:value-type="float">
            <text:p>37.73</text:p>
          </table:table-cell>
          <table:table-cell table:style-name="ce9" office:value-type="float" office:value="2.97" calcext:value-type="float">
            <text:p>2.97</text:p>
          </table:table-cell>
          <table:table-cell table:style-name="ce9" office:value-type="float" office:value="3.06" calcext:value-type="float">
            <text:p>3.06</text:p>
          </table:table-cell>
          <table:table-cell table:style-name="ce2" office:value-type="string" calcext:value-type="string">
            <text:p>56,12 M</text:p>
          </table:table-cell>
          <table:table-cell table:style-name="ce12" table:formula="of:=VLOOKUP([.A58];[$Total_de_acoes.A$1:.B$1048576];2;0)" office:value-type="float" office:value="1814920980" calcext:value-type="float">
            <text:p>1,814,920,980</text:p>
          </table:table-cell>
          <table:table-cell table:style-name="ce13" table:formula="of:=VLOOKUP([.A58];[$Ticker.A$1:.B$1048576];2;0)" office:value-type="string" office:string-value="Cogna" calcext:value-type="string">
            <text:p>Cogna</text:p>
          </table:table-cell>
          <table:table-cell table:style-name="ce13" table:formula="of:=VLOOKUP([.M58];[$Segmentoanos.A$1:.C$1048576];2;0)" office:value-type="string" office:string-value="Educação" calcext:value-type="string">
            <text:p>Educação</text:p>
          </table:table-cell>
          <table:table-cell table:style-name="ce13" table:formula="of:=VLOOKUP([.M58];[$Segmentoanos.A$1:.C$1048576];3;0)" office:value-type="float" office:value="53" calcext:value-type="float">
            <text:p>53</text:p>
          </table:table-cell>
          <table:table-cell table:style-name="ce13" table:formula="of:=IF([.O58]&lt;=10; &quot;0-10 anos&quot;; IF([.O58]&lt;=20; &quot;11-20 anos&quot;; IF([.O58]&lt;=30; &quot;21-30 anos&quot;; IF([.O58]&lt;=40; &quot;31-40 anos&quot;; IF([.O58]&lt;=50; &quot;41-50 anos&quot;; IF([.O58]&lt;=60; &quot;51-60 anos&quot;; IF([.O58]&lt;=70; &quot;61-70 anos&quot;; IF([.O58]&lt;=80; &quot;71-80 anos&quot;; IF([.O58]&lt;=90; &quot;81-90 anos&quot;; IF([.O58]&lt;=100; &quot;91-100 anos&quot;; IF([.O58]&lt;=110; &quot;101-110 anos&quot;; IF([.O58]&lt;=120; &quot;111-120 anos&quot;; IF([.O58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58]/100" office:value-type="float" office:value="-0.0032" calcext:value-type="float">
            <text:p>-0.0032</text:p>
          </table:table-cell>
          <table:table-cell table:style-name="ce16" table:formula="of:=[.C58]/([.Q58]+1)" office:value-type="currency" office:currency="R$ " office:value="3.03972712680578" calcext:value-type="currency">
            <text:p>R$ 3.04</text:p>
          </table:table-cell>
          <table:table-cell table:style-name="ce16" table:formula="of:=([.C58]-[.R58])*[.L58]" office:value-type="currency" office:currency="R$ " office:value="-17653966.5149279" calcext:value-type="currency">
            <text:p>-R$ 17,653,966.51</text:p>
          </table:table-cell>
          <table:table-cell table:style-name="ce13" table:formula="of:=IF([.S58]&gt;0;&quot;Subiu&quot;;IF([.S58]&lt;0;&quot;Desceu&quot;;&quot;Estável&quot;))" office:value-type="string" office:string-value="Desceu" calcext:value-type="string">
            <text:p>Desceu</text:p>
          </table:table-cell>
          <table:table-cell table:style-name="ce13" table:formula="of:=[.E58]/100" office:value-type="float" office:value="-0.0502" calcext:value-type="float">
            <text:p>-0.0502</text:p>
          </table:table-cell>
          <table:table-cell table:style-name="ce16" table:formula="of:=[.C58]/([.U58]+1)" office:value-type="currency" office:currency="R$ " office:value="3.19014529374605" calcext:value-type="currency">
            <text:p>R$ 3.19</text:p>
          </table:table-cell>
          <table:table-cell table:style-name="ce16" table:formula="of:=([.C58]-[.V58])*[.L58]" office:value-type="currency" office:currency="R$ " office:value="-290651053.467972" calcext:value-type="currency">
            <text:p>-R$ 290,651,053.47</text:p>
          </table:table-cell>
          <table:table-cell table:style-name="ce13" table:formula="of:=IF([.W58]&gt;0;&quot;Subiu&quot;;IF([.W58]&lt;0;&quot;Desceu&quot;;&quot;Estável&quot;))" office:value-type="string" office:string-value="Desceu" calcext:value-type="string">
            <text:p>Desceu</text:p>
          </table:table-cell>
          <table:table-cell table:style-name="ce13" table:formula="of:=[.F58]/100" office:value-type="float" office:value="-0.1318" calcext:value-type="float">
            <text:p>-0.1318</text:p>
          </table:table-cell>
          <table:table-cell table:style-name="ce21" table:formula="of:=[.C58]/([.Y58]+1)" office:value-type="float" office:value="3.4899792674499" calcext:value-type="float">
            <text:p>3.49</text:p>
          </table:table-cell>
          <table:table-cell table:style-name="ce16" table:formula="of:=([.C58]-[.Z58])*[.L58]" office:value-type="currency" office:currency="R$ " office:value="-834826022.859848" calcext:value-type="currency">
            <text:p>-R$ 834,826,022.86</text:p>
          </table:table-cell>
          <table:table-cell table:style-name="ce16" table:formula="of:=IF([.AA58]&gt;0;&quot;Subiu&quot;;IF([.AA58]&lt;0;&quot;Desceu&quot;;&quot;Estável&quot;))" office:value-type="string" office:string-value="Desceu" calcext:value-type="string">
            <text:p>Desceu</text:p>
          </table:table-cell>
          <table:table-cell table:style-name="ce24" table:formula="of:=[.G58]/100" office:value-type="float" office:value="-0.1318" calcext:value-type="float">
            <text:p>-0.1318</text:p>
          </table:table-cell>
          <table:table-cell table:style-name="ce16" table:formula="of:=[.C58]/([.AC58]+1)" office:value-type="currency" office:currency="R$ " office:value="3.4899792674499" calcext:value-type="currency">
            <text:p>R$ 3.49</text:p>
          </table:table-cell>
          <table:table-cell table:style-name="ce16" table:formula="of:=([.C58]-[.AD58])*[.L58]" office:value-type="currency" office:currency="R$ " office:value="-834826022.859848" calcext:value-type="currency">
            <text:p>-R$ 834,826,022.86</text:p>
          </table:table-cell>
          <table:table-cell table:style-name="ce13" table:formula="of:=IF([.AE58]&gt;0;&quot;Subiu&quot;;IF([.AE58]&lt;0;&quot;Desceu&quot;;&quot;Estável&quot;))" office:value-type="string" office:string-value="Desceu" calcext:value-type="string">
            <text:p>Desceu</text:p>
          </table:table-cell>
          <table:table-cell table:style-name="ce13" table:formula="of:=[.H58]/100" office:value-type="float" office:value="0.3773" calcext:value-type="float">
            <text:p>0.3773</text:p>
          </table:table-cell>
          <table:table-cell table:style-name="ce16" table:formula="of:=[.C58]/([.AG58]+1)" office:value-type="currency" office:currency="R$ " office:value="2.19995643650621" calcext:value-type="currency">
            <text:p>R$ 2.20</text:p>
          </table:table-cell>
          <table:table-cell table:style-name="ce16" table:formula="of:=([.C58]-[.AH58])*[.L58]" office:value-type="currency" office:currency="R$ " office:value="1506463477.69885" calcext:value-type="currency">
            <text:p>R$ 1,506,463,477.70</text:p>
          </table:table-cell>
          <table:table-cell table:style-name="ce16" table:formula="of:=IF([.AI58]&gt;0;&quot;Subiu&quot;;IF([.AI58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6.12" calcext:value-type="float">
            <text:p>26.12</text:p>
          </table:table-cell>
          <table:table-cell table:style-name="ce10" office:value-type="float" office:value="-0.41" calcext:value-type="float">
            <text:p>-0.41</text:p>
          </table:table-cell>
          <table:table-cell table:style-name="ce10" office:value-type="float" office:value="-1.25" calcext:value-type="float">
            <text:p>-1.25</text:p>
          </table:table-cell>
          <table:table-cell table:number-columns-repeated="2" table:style-name="ce10" office:value-type="float" office:value="-1.43" calcext:value-type="float">
            <text:p>-1.43</text:p>
          </table:table-cell>
          <table:table-cell table:style-name="ce10" office:value-type="float" office:value="22.81" calcext:value-type="float">
            <text:p>22.81</text:p>
          </table:table-cell>
          <table:table-cell table:style-name="ce10" office:value-type="float" office:value="26.09" calcext:value-type="float">
            <text:p>26.09</text:p>
          </table:table-cell>
          <table:table-cell table:style-name="ce10" office:value-type="float" office:value="26.4" calcext:value-type="float">
            <text:p>26.4</text:p>
          </table:table-cell>
          <table:table-cell table:style-name="ce3" office:value-type="string" calcext:value-type="string">
            <text:p>27,59 M</text:p>
          </table:table-cell>
          <table:table-cell table:style-name="ce12" table:formula="of:=VLOOKUP([.A59];[$Total_de_acoes.A$1:.B$1048576];2;0)" office:value-type="float" office:value="395801044" calcext:value-type="float">
            <text:p>395,801,044</text:p>
          </table:table-cell>
          <table:table-cell table:style-name="ce13" table:formula="of:=VLOOKUP([.A59];[$Ticker.A$1:.B$1048576];2;0)" office:value-type="string" office:string-value="Transmissão Paulista" calcext:value-type="string">
            <text:p>Transmissão Paulista</text:p>
          </table:table-cell>
          <table:table-cell table:style-name="ce13" table:formula="of:=VLOOKUP([.M59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59];[$Segmentoanos.A$1:.C$1048576];3;0)" office:value-type="float" office:value="24" calcext:value-type="float">
            <text:p>24</text:p>
          </table:table-cell>
          <table:table-cell table:style-name="ce13" table:formula="of:=IF([.O59]&lt;=10; &quot;0-10 anos&quot;; IF([.O59]&lt;=20; &quot;11-20 anos&quot;; IF([.O59]&lt;=30; &quot;21-30 anos&quot;; IF([.O59]&lt;=40; &quot;31-40 anos&quot;; IF([.O59]&lt;=50; &quot;41-50 anos&quot;; IF([.O59]&lt;=60; &quot;51-60 anos&quot;; IF([.O59]&lt;=70; &quot;61-70 anos&quot;; IF([.O59]&lt;=80; &quot;71-80 anos&quot;; IF([.O59]&lt;=90; &quot;81-90 anos&quot;; IF([.O59]&lt;=100; &quot;91-100 anos&quot;; IF([.O59]&lt;=110; &quot;101-110 anos&quot;; IF([.O59]&lt;=120; &quot;111-120 anos&quot;; IF([.O59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59]/100" office:value-type="float" office:value="-0.0041" calcext:value-type="float">
            <text:p>-0.0041</text:p>
          </table:table-cell>
          <table:table-cell table:style-name="ce16" table:formula="of:=[.C59]/([.Q59]+1)" office:value-type="currency" office:currency="R$ " office:value="26.2275328848278" calcext:value-type="currency">
            <text:p>R$ 26.23</text:p>
          </table:table-cell>
          <table:table-cell table:style-name="ce16" table:formula="of:=([.C59]-[.R59])*[.L59]" office:value-type="currency" office:currency="R$ " office:value="-42561628.0791727" calcext:value-type="currency">
            <text:p>-R$ 42,561,628.08</text:p>
          </table:table-cell>
          <table:table-cell table:style-name="ce13" table:formula="of:=IF([.S59]&gt;0;&quot;Subiu&quot;;IF([.S59]&lt;0;&quot;Desceu&quot;;&quot;Estável&quot;))" office:value-type="string" office:string-value="Desceu" calcext:value-type="string">
            <text:p>Desceu</text:p>
          </table:table-cell>
          <table:table-cell table:style-name="ce13" table:formula="of:=[.E59]/100" office:value-type="float" office:value="-0.0125" calcext:value-type="float">
            <text:p>-0.0125</text:p>
          </table:table-cell>
          <table:table-cell table:style-name="ce16" table:formula="of:=[.C59]/([.U59]+1)" office:value-type="currency" office:currency="R$ " office:value="26.4506329113924" calcext:value-type="currency">
            <text:p>R$ 26.45</text:p>
          </table:table-cell>
          <table:table-cell table:style-name="ce16" table:formula="of:=([.C59]-[.V59])*[.L59]" office:value-type="currency" office:currency="R$ " office:value="-130864851.509873" calcext:value-type="currency">
            <text:p>-R$ 130,864,851.51</text:p>
          </table:table-cell>
          <table:table-cell table:style-name="ce13" table:formula="of:=IF([.W59]&gt;0;&quot;Subiu&quot;;IF([.W59]&lt;0;&quot;Desceu&quot;;&quot;Estável&quot;))" office:value-type="string" office:string-value="Desceu" calcext:value-type="string">
            <text:p>Desceu</text:p>
          </table:table-cell>
          <table:table-cell table:style-name="ce13" table:formula="of:=[.F59]/100" office:value-type="float" office:value="-0.0143" calcext:value-type="float">
            <text:p>-0.0143</text:p>
          </table:table-cell>
          <table:table-cell table:style-name="ce21" table:formula="of:=[.C59]/([.Y59]+1)" office:value-type="float" office:value="26.4989347671705" calcext:value-type="float">
            <text:p>26.50</text:p>
          </table:table-cell>
          <table:table-cell table:style-name="ce16" table:formula="of:=([.C59]-[.Z59])*[.L59]" office:value-type="currency" office:currency="R$ " office:value="-149982776.453996" calcext:value-type="currency">
            <text:p>-R$ 149,982,776.45</text:p>
          </table:table-cell>
          <table:table-cell table:style-name="ce16" table:formula="of:=IF([.AA59]&gt;0;&quot;Subiu&quot;;IF([.AA59]&lt;0;&quot;Desceu&quot;;&quot;Estável&quot;))" office:value-type="string" office:string-value="Desceu" calcext:value-type="string">
            <text:p>Desceu</text:p>
          </table:table-cell>
          <table:table-cell table:style-name="ce24" table:formula="of:=[.G59]/100" office:value-type="float" office:value="-0.0143" calcext:value-type="float">
            <text:p>-0.0143</text:p>
          </table:table-cell>
          <table:table-cell table:style-name="ce16" table:formula="of:=[.C59]/([.AC59]+1)" office:value-type="currency" office:currency="R$ " office:value="26.4989347671705" calcext:value-type="currency">
            <text:p>R$ 26.50</text:p>
          </table:table-cell>
          <table:table-cell table:style-name="ce16" table:formula="of:=([.C59]-[.AD59])*[.L59]" office:value-type="currency" office:currency="R$ " office:value="-149982776.453996" calcext:value-type="currency">
            <text:p>-R$ 149,982,776.45</text:p>
          </table:table-cell>
          <table:table-cell table:style-name="ce13" table:formula="of:=IF([.AE59]&gt;0;&quot;Subiu&quot;;IF([.AE59]&lt;0;&quot;Desceu&quot;;&quot;Estável&quot;))" office:value-type="string" office:string-value="Desceu" calcext:value-type="string">
            <text:p>Desceu</text:p>
          </table:table-cell>
          <table:table-cell table:style-name="ce13" table:formula="of:=[.H59]/100" office:value-type="float" office:value="0.2281" calcext:value-type="float">
            <text:p>0.2281</text:p>
          </table:table-cell>
          <table:table-cell table:style-name="ce16" table:formula="of:=[.C59]/([.AG59]+1)" office:value-type="currency" office:currency="R$ " office:value="21.2686263333605" calcext:value-type="currency">
            <text:p>R$ 21.27</text:p>
          </table:table-cell>
          <table:table-cell table:style-name="ce16" table:formula="of:=([.C59]-[.AH59])*[.L59]" office:value-type="currency" office:currency="R$ " office:value="1920178762.09003" calcext:value-type="currency">
            <text:p>R$ 1,920,178,762.09</text:p>
          </table:table-cell>
          <table:table-cell table:style-name="ce16" table:formula="of:=IF([.AI59]&gt;0;&quot;Subiu&quot;;IF([.AI59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GI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1.04" calcext:value-type="float">
            <text:p>41.04</text:p>
          </table:table-cell>
          <table:table-cell table:style-name="ce9" office:value-type="float" office:value="-0.46" calcext:value-type="float">
            <text:p>-0.46</text:p>
          </table:table-cell>
          <table:table-cell table:style-name="ce9" office:value-type="float" office:value="0.56" calcext:value-type="float">
            <text:p>0.56</text:p>
          </table:table-cell>
          <table:table-cell table:number-columns-repeated="2" table:style-name="ce9" office:value-type="float" office:value="-9.46" calcext:value-type="float">
            <text:p>-9.46</text:p>
          </table:table-cell>
          <table:table-cell table:style-name="ce9" office:value-type="float" office:value="13.41" calcext:value-type="float">
            <text:p>13.41</text:p>
          </table:table-cell>
          <table:table-cell table:style-name="ce9" office:value-type="float" office:value="40.92" calcext:value-type="float">
            <text:p>40.92</text:p>
          </table:table-cell>
          <table:table-cell table:style-name="ce9" office:value-type="float" office:value="41.59" calcext:value-type="float">
            <text:p>41.59</text:p>
          </table:table-cell>
          <table:table-cell table:style-name="ce2" office:value-type="string" calcext:value-type="string">
            <text:p>43,45 M</text:p>
          </table:table-cell>
          <table:table-cell table:style-name="ce12" table:formula="of:=VLOOKUP([.A60];[$Total_de_acoes.A$1:.B$1048576];2;0)" office:value-type="float" office:value="255236961" calcext:value-type="float">
            <text:p>255,236,961</text:p>
          </table:table-cell>
          <table:table-cell table:style-name="ce13" table:formula="of:=VLOOKUP([.A60];[$Ticker.A$1:.B$1048576];2;0)" office:value-type="string" office:string-value="Engie" calcext:value-type="string">
            <text:p>Engie</text:p>
          </table:table-cell>
          <table:table-cell table:style-name="ce13" table:formula="of:=VLOOKUP([.M60];[$Segmentoanos.A$1:.C$1048576];2;0)" office:value-type="string" office:string-value="Energia" calcext:value-type="string">
            <text:p>Energia</text:p>
          </table:table-cell>
          <table:table-cell table:style-name="ce13" table:formula="of:=VLOOKUP([.M60];[$Segmentoanos.A$1:.C$1048576];3;0)" office:value-type="float" office:value="21" calcext:value-type="float">
            <text:p>21</text:p>
          </table:table-cell>
          <table:table-cell table:style-name="ce13" table:formula="of:=IF([.O60]&lt;=10; &quot;0-10 anos&quot;; IF([.O60]&lt;=20; &quot;11-20 anos&quot;; IF([.O60]&lt;=30; &quot;21-30 anos&quot;; IF([.O60]&lt;=40; &quot;31-40 anos&quot;; IF([.O60]&lt;=50; &quot;41-50 anos&quot;; IF([.O60]&lt;=60; &quot;51-60 anos&quot;; IF([.O60]&lt;=70; &quot;61-70 anos&quot;; IF([.O60]&lt;=80; &quot;71-80 anos&quot;; IF([.O60]&lt;=90; &quot;81-90 anos&quot;; IF([.O60]&lt;=100; &quot;91-100 anos&quot;; IF([.O60]&lt;=110; &quot;101-110 anos&quot;; IF([.O60]&lt;=120; &quot;111-120 anos&quot;; IF([.O60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60]/100" office:value-type="float" office:value="-0.0046" calcext:value-type="float">
            <text:p>-0.0046</text:p>
          </table:table-cell>
          <table:table-cell table:style-name="ce16" table:formula="of:=[.C60]/([.Q60]+1)" office:value-type="currency" office:currency="R$ " office:value="41.2296564195298" calcext:value-type="currency">
            <text:p>R$ 41.23</text:p>
          </table:table-cell>
          <table:table-cell table:style-name="ce16" table:formula="of:=([.C60]-[.R60])*[.L60]" office:value-type="currency" office:currency="R$ " office:value="-48407328.1549373" calcext:value-type="currency">
            <text:p>-R$ 48,407,328.15</text:p>
          </table:table-cell>
          <table:table-cell table:style-name="ce13" table:formula="of:=IF([.S60]&gt;0;&quot;Subiu&quot;;IF([.S60]&lt;0;&quot;Desceu&quot;;&quot;Estável&quot;))" office:value-type="string" office:string-value="Desceu" calcext:value-type="string">
            <text:p>Desceu</text:p>
          </table:table-cell>
          <table:table-cell table:style-name="ce13" table:formula="of:=[.E60]/100" office:value-type="float" office:value="0.0056" calcext:value-type="float">
            <text:p>0.0056</text:p>
          </table:table-cell>
          <table:table-cell table:style-name="ce16" table:formula="of:=[.C60]/([.U60]+1)" office:value-type="currency" office:currency="R$ " office:value="40.8114558472554" calcext:value-type="currency">
            <text:p>R$ 40.81</text:p>
          </table:table-cell>
          <table:table-cell table:style-name="ce16" table:formula="of:=([.C60]-[.V60])*[.L60]" office:value-type="currency" office:currency="R$ " office:value="58332915.0008598" calcext:value-type="currency">
            <text:p>R$ 58,332,915.00</text:p>
          </table:table-cell>
          <table:table-cell table:style-name="ce13" table:formula="of:=IF([.W60]&gt;0;&quot;Subiu&quot;;IF([.W60]&lt;0;&quot;Desceu&quot;;&quot;Estável&quot;))" office:value-type="string" office:string-value="Subiu" calcext:value-type="string">
            <text:p>Subiu</text:p>
          </table:table-cell>
          <table:table-cell table:style-name="ce13" table:formula="of:=[.F60]/100" office:value-type="float" office:value="-0.0946" calcext:value-type="float">
            <text:p>-0.0946</text:p>
          </table:table-cell>
          <table:table-cell table:style-name="ce21" table:formula="of:=[.C60]/([.Y60]+1)" office:value-type="float" office:value="45.3280318091451" calcext:value-type="float">
            <text:p>45.33</text:p>
          </table:table-cell>
          <table:table-cell table:style-name="ce16" table:formula="of:=([.C60]-[.Z60])*[.L60]" office:value-type="currency" office:currency="R$ " office:value="-1094464207.63754" calcext:value-type="currency">
            <text:p>-R$ 1,094,464,207.64</text:p>
          </table:table-cell>
          <table:table-cell table:style-name="ce16" table:formula="of:=IF([.AA60]&gt;0;&quot;Subiu&quot;;IF([.AA60]&lt;0;&quot;Desceu&quot;;&quot;Estável&quot;))" office:value-type="string" office:string-value="Desceu" calcext:value-type="string">
            <text:p>Desceu</text:p>
          </table:table-cell>
          <table:table-cell table:style-name="ce24" table:formula="of:=[.G60]/100" office:value-type="float" office:value="-0.0946" calcext:value-type="float">
            <text:p>-0.0946</text:p>
          </table:table-cell>
          <table:table-cell table:style-name="ce16" table:formula="of:=[.C60]/([.AC60]+1)" office:value-type="currency" office:currency="R$ " office:value="45.3280318091451" calcext:value-type="currency">
            <text:p>R$ 45.33</text:p>
          </table:table-cell>
          <table:table-cell table:style-name="ce16" table:formula="of:=([.C60]-[.AD60])*[.L60]" office:value-type="currency" office:currency="R$ " office:value="-1094464207.63754" calcext:value-type="currency">
            <text:p>-R$ 1,094,464,207.64</text:p>
          </table:table-cell>
          <table:table-cell table:style-name="ce13" table:formula="of:=IF([.AE60]&gt;0;&quot;Subiu&quot;;IF([.AE60]&lt;0;&quot;Desceu&quot;;&quot;Estável&quot;))" office:value-type="string" office:string-value="Desceu" calcext:value-type="string">
            <text:p>Desceu</text:p>
          </table:table-cell>
          <table:table-cell table:style-name="ce13" table:formula="of:=[.H60]/100" office:value-type="float" office:value="0.1341" calcext:value-type="float">
            <text:p>0.1341</text:p>
          </table:table-cell>
          <table:table-cell table:style-name="ce16" table:formula="of:=[.C60]/([.AG60]+1)" office:value-type="currency" office:currency="R$ " office:value="36.1872850718631" calcext:value-type="currency">
            <text:p>R$ 36.19</text:p>
          </table:table-cell>
          <table:table-cell table:style-name="ce16" table:formula="of:=([.C60]-[.AH60])*[.L60]" office:value-type="currency" office:currency="R$ " office:value="1238592210.85698" calcext:value-type="currency">
            <text:p>R$ 1,238,592,210.86</text:p>
          </table:table-cell>
          <table:table-cell table:style-name="ce16" table:formula="of:=IF([.AI60]&gt;0;&quot;Subiu&quot;;IF([.AI60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3.23" calcext:value-type="float">
            <text:p>23.23</text:p>
          </table:table-cell>
          <table:table-cell table:style-name="ce10" office:value-type="float" office:value="-0.47" calcext:value-type="float">
            <text:p>-0.47</text:p>
          </table:table-cell>
          <table:table-cell table:style-name="ce10" office:value-type="float" office:value="2.43" calcext:value-type="float">
            <text:p>2.43</text:p>
          </table:table-cell>
          <table:table-cell table:number-columns-repeated="2" table:style-name="ce10" office:value-type="float" office:value="2.07" calcext:value-type="float">
            <text:p>2.07</text:p>
          </table:table-cell>
          <table:table-cell table:style-name="ce10" office:value-type="float" office:value="50.65" calcext:value-type="float">
            <text:p>50.65</text:p>
          </table:table-cell>
          <table:table-cell table:style-name="ce10" office:value-type="float" office:value="22.97" calcext:value-type="float">
            <text:p>22.97</text:p>
          </table:table-cell>
          <table:table-cell table:style-name="ce10" office:value-type="float" office:value="23.4" calcext:value-type="float">
            <text:p>23.4</text:p>
          </table:table-cell>
          <table:table-cell table:style-name="ce3" office:value-type="string" calcext:value-type="string">
            <text:p>58,22 M</text:p>
          </table:table-cell>
          <table:table-cell table:style-name="ce12" table:formula="of:=VLOOKUP([.A61];[$Total_de_acoes.A$1:.B$1048576];2;0)" office:value-type="float" office:value="1114412532" calcext:value-type="float">
            <text:p>1,114,412,532</text:p>
          </table:table-cell>
          <table:table-cell table:style-name="ce13" table:formula="of:=VLOOKUP([.A61];[$Ticker.A$1:.B$1048576];2;0)" office:value-type="string" office:string-value="Vibra Energia" calcext:value-type="string">
            <text:p>Vibra Energia</text:p>
          </table:table-cell>
          <table:table-cell table:style-name="ce13" table:formula="of:=VLOOKUP([.M61];[$Segmentoanos.A$1:.C$1048576];2;0)" office:value-type="string" office:string-value="Energia" calcext:value-type="string">
            <text:p>Energia</text:p>
          </table:table-cell>
          <table:table-cell table:style-name="ce13" table:formula="of:=VLOOKUP([.M61];[$Segmentoanos.A$1:.C$1048576];3;0)" office:value-type="float" office:value="8" calcext:value-type="float">
            <text:p>8</text:p>
          </table:table-cell>
          <table:table-cell table:style-name="ce13" table:formula="of:=IF([.O61]&lt;=10; &quot;0-10 anos&quot;; IF([.O61]&lt;=20; &quot;11-20 anos&quot;; IF([.O61]&lt;=30; &quot;21-30 anos&quot;; IF([.O61]&lt;=40; &quot;31-40 anos&quot;; IF([.O61]&lt;=50; &quot;41-50 anos&quot;; IF([.O61]&lt;=60; &quot;51-60 anos&quot;; IF([.O61]&lt;=70; &quot;61-70 anos&quot;; IF([.O61]&lt;=80; &quot;71-80 anos&quot;; IF([.O61]&lt;=90; &quot;81-90 anos&quot;; IF([.O61]&lt;=100; &quot;91-100 anos&quot;; IF([.O61]&lt;=110; &quot;101-110 anos&quot;; IF([.O61]&lt;=120; &quot;111-120 anos&quot;; IF([.O61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61]/100" office:value-type="float" office:value="-0.0047" calcext:value-type="float">
            <text:p>-0.0047</text:p>
          </table:table-cell>
          <table:table-cell table:style-name="ce16" table:formula="of:=[.C61]/([.Q61]+1)" office:value-type="currency" office:currency="R$ " office:value="23.3396965738973" calcext:value-type="currency">
            <text:p>R$ 23.34</text:p>
          </table:table-cell>
          <table:table-cell table:style-name="ce16" table:formula="of:=([.C61]-[.R61])*[.L61]" office:value-type="currency" office:currency="R$ " office:value="-122247236.668634" calcext:value-type="currency">
            <text:p>-R$ 122,247,236.67</text:p>
          </table:table-cell>
          <table:table-cell table:style-name="ce13" table:formula="of:=IF([.S61]&gt;0;&quot;Subiu&quot;;IF([.S61]&lt;0;&quot;Desceu&quot;;&quot;Estável&quot;))" office:value-type="string" office:string-value="Desceu" calcext:value-type="string">
            <text:p>Desceu</text:p>
          </table:table-cell>
          <table:table-cell table:style-name="ce13" table:formula="of:=[.E61]/100" office:value-type="float" office:value="0.0243" calcext:value-type="float">
            <text:p>0.0243</text:p>
          </table:table-cell>
          <table:table-cell table:style-name="ce16" table:formula="of:=[.C61]/([.U61]+1)" office:value-type="currency" office:currency="R$ " office:value="22.6789026652348" calcext:value-type="currency">
            <text:p>R$ 22.68</text:p>
          </table:table-cell>
          <table:table-cell table:style-name="ce16" table:formula="of:=([.C61]-[.V61])*[.L61]" office:value-type="currency" office:currency="R$ " office:value="614149776.214145" calcext:value-type="currency">
            <text:p>R$ 614,149,776.21</text:p>
          </table:table-cell>
          <table:table-cell table:style-name="ce13" table:formula="of:=IF([.W61]&gt;0;&quot;Subiu&quot;;IF([.W61]&lt;0;&quot;Desceu&quot;;&quot;Estável&quot;))" office:value-type="string" office:string-value="Subiu" calcext:value-type="string">
            <text:p>Subiu</text:p>
          </table:table-cell>
          <table:table-cell table:style-name="ce13" table:formula="of:=[.F61]/100" office:value-type="float" office:value="0.0207" calcext:value-type="float">
            <text:p>0.0207</text:p>
          </table:table-cell>
          <table:table-cell table:style-name="ce21" table:formula="of:=[.C61]/([.Y61]+1)" office:value-type="float" office:value="22.7588909571862" calcext:value-type="float">
            <text:p>22.76</text:p>
          </table:table-cell>
          <table:table-cell table:style-name="ce16" table:formula="of:=([.C61]-[.Z61])*[.L61]" office:value-type="currency" office:currency="R$ " office:value="525009821.250173" calcext:value-type="currency">
            <text:p>R$ 525,009,821.25</text:p>
          </table:table-cell>
          <table:table-cell table:style-name="ce16" table:formula="of:=IF([.AA61]&gt;0;&quot;Subiu&quot;;IF([.AA61]&lt;0;&quot;Desceu&quot;;&quot;Estável&quot;))" office:value-type="string" office:string-value="Subiu" calcext:value-type="string">
            <text:p>Subiu</text:p>
          </table:table-cell>
          <table:table-cell table:style-name="ce24" table:formula="of:=[.G61]/100" office:value-type="float" office:value="0.0207" calcext:value-type="float">
            <text:p>0.0207</text:p>
          </table:table-cell>
          <table:table-cell table:style-name="ce16" table:formula="of:=[.C61]/([.AC61]+1)" office:value-type="currency" office:currency="R$ " office:value="22.7588909571862" calcext:value-type="currency">
            <text:p>R$ 22.76</text:p>
          </table:table-cell>
          <table:table-cell table:style-name="ce16" table:formula="of:=([.C61]-[.AD61])*[.L61]" office:value-type="currency" office:currency="R$ " office:value="525009821.250173" calcext:value-type="currency">
            <text:p>R$ 525,009,821.25</text:p>
          </table:table-cell>
          <table:table-cell table:style-name="ce13" table:formula="of:=IF([.AE61]&gt;0;&quot;Subiu&quot;;IF([.AE61]&lt;0;&quot;Desceu&quot;;&quot;Estável&quot;))" office:value-type="string" office:string-value="Subiu" calcext:value-type="string">
            <text:p>Subiu</text:p>
          </table:table-cell>
          <table:table-cell table:style-name="ce13" table:formula="of:=[.H61]/100" office:value-type="float" office:value="0.5065" calcext:value-type="float">
            <text:p>0.5065</text:p>
          </table:table-cell>
          <table:table-cell table:style-name="ce16" table:formula="of:=[.C61]/([.AG61]+1)" office:value-type="currency" office:currency="R$ " office:value="15.4198473282443" calcext:value-type="currency">
            <text:p>R$ 15.42</text:p>
          </table:table-cell>
          <table:table-cell table:style-name="ce16" table:formula="of:=([.C61]-[.AH61])*[.L61]" office:value-type="currency" office:currency="R$ " office:value="8703732014.23786" calcext:value-type="currency">
            <text:p>R$ 8,703,732,014.24</text:p>
          </table:table-cell>
          <table:table-cell table:style-name="ce16" table:formula="of:=IF([.AI61]&gt;0;&quot;Subiu&quot;;IF([.AI61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RB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40.65" calcext:value-type="float">
            <text:p>40.65</text:p>
          </table:table-cell>
          <table:table-cell table:style-name="ce9" office:value-type="float" office:value="-0.65" calcext:value-type="float">
            <text:p>-0.65</text:p>
          </table:table-cell>
          <table:table-cell table:style-name="ce9" office:value-type="float" office:value="5.45" calcext:value-type="float">
            <text:p>5.45</text:p>
          </table:table-cell>
          <table:table-cell table:number-columns-repeated="2" table:style-name="ce9" office:value-type="float" office:value="-8.24" calcext:value-type="float">
            <text:p>-8.24</text:p>
          </table:table-cell>
          <table:table-cell table:style-name="ce9" office:value-type="float" office:value="73.5" calcext:value-type="float">
            <text:p>73.5</text:p>
          </table:table-cell>
          <table:table-cell table:style-name="ce9" office:value-type="float" office:value="40.09" calcext:value-type="float">
            <text:p>40.09</text:p>
          </table:table-cell>
          <table:table-cell table:style-name="ce9" office:value-type="float" office:value="41.4" calcext:value-type="float">
            <text:p>41.4</text:p>
          </table:table-cell>
          <table:table-cell table:style-name="ce2" office:value-type="string" calcext:value-type="string">
            <text:p>74,33 M</text:p>
          </table:table-cell>
          <table:table-cell table:style-name="ce12" table:formula="of:=VLOOKUP([.A62];[$Total_de_acoes.A$1:.B$1048576];2;0)" office:value-type="float" office:value="81838843" calcext:value-type="float">
            <text:p>81,838,843</text:p>
          </table:table-cell>
          <table:table-cell table:style-name="ce13" table:formula="of:=VLOOKUP([.A62];[$Ticker.A$1:.B$1048576];2;0)" office:value-type="string" office:string-value="IRB Brasil RE" calcext:value-type="string">
            <text:p>IRB Brasil RE</text:p>
          </table:table-cell>
          <table:table-cell table:style-name="ce13" table:formula="of:=VLOOKUP([.M62];[$Segmentoanos.A$1:.C$1048576];2;0)" office:value-type="string" office:string-value="Seguros" calcext:value-type="string">
            <text:p>Seguros</text:p>
          </table:table-cell>
          <table:table-cell table:style-name="ce13" table:formula="of:=VLOOKUP([.M62];[$Segmentoanos.A$1:.C$1048576];3;0)" office:value-type="float" office:value="82" calcext:value-type="float">
            <text:p>82</text:p>
          </table:table-cell>
          <table:table-cell table:style-name="ce13" table:formula="of:=IF([.O62]&lt;=10; &quot;0-10 anos&quot;; IF([.O62]&lt;=20; &quot;11-20 anos&quot;; IF([.O62]&lt;=30; &quot;21-30 anos&quot;; IF([.O62]&lt;=40; &quot;31-40 anos&quot;; IF([.O62]&lt;=50; &quot;41-50 anos&quot;; IF([.O62]&lt;=60; &quot;51-60 anos&quot;; IF([.O62]&lt;=70; &quot;61-70 anos&quot;; IF([.O62]&lt;=80; &quot;71-80 anos&quot;; IF([.O62]&lt;=90; &quot;81-90 anos&quot;; IF([.O62]&lt;=100; &quot;91-100 anos&quot;; IF([.O62]&lt;=110; &quot;101-110 anos&quot;; IF([.O62]&lt;=120; &quot;111-120 anos&quot;; IF([.O62]&gt;120; &quot;Mais de 120 anos&quot;; &quot;Outro&quot;)))))))))))))" office:value-type="string" office:string-value="81-90 anos" calcext:value-type="string">
            <text:p>81-90 anos</text:p>
          </table:table-cell>
          <table:table-cell table:style-name="ce13" table:formula="of:=[.D62]/100" office:value-type="float" office:value="-0.0065" calcext:value-type="float">
            <text:p>-0.0065</text:p>
          </table:table-cell>
          <table:table-cell table:style-name="ce16" table:formula="of:=[.C62]/([.Q62]+1)" office:value-type="currency" office:currency="R$ " office:value="40.9159536990438" calcext:value-type="currency">
            <text:p>R$ 40.92</text:p>
          </table:table-cell>
          <table:table-cell table:style-name="ce16" table:formula="of:=([.C62]-[.R62])*[.L62]" office:value-type="currency" office:currency="R$ " office:value="-21765343.0213135" calcext:value-type="currency">
            <text:p>-R$ 21,765,343.02</text:p>
          </table:table-cell>
          <table:table-cell table:style-name="ce13" table:formula="of:=IF([.S62]&gt;0;&quot;Subiu&quot;;IF([.S62]&lt;0;&quot;Desceu&quot;;&quot;Estável&quot;))" office:value-type="string" office:string-value="Desceu" calcext:value-type="string">
            <text:p>Desceu</text:p>
          </table:table-cell>
          <table:table-cell table:style-name="ce13" table:formula="of:=[.E62]/100" office:value-type="float" office:value="0.0545" calcext:value-type="float">
            <text:p>0.0545</text:p>
          </table:table-cell>
          <table:table-cell table:style-name="ce16" table:formula="of:=[.C62]/([.U62]+1)" office:value-type="currency" office:currency="R$ " office:value="38.5490753911807" calcext:value-type="currency">
            <text:p>R$ 38.55</text:p>
          </table:table-cell>
          <table:table-cell table:style-name="ce16" table:formula="of:=([.C62]-[.V62])*[.L62]" office:value-type="currency" office:currency="R$ " office:value="171937239.216003" calcext:value-type="currency">
            <text:p>R$ 171,937,239.22</text:p>
          </table:table-cell>
          <table:table-cell table:style-name="ce13" table:formula="of:=IF([.W62]&gt;0;&quot;Subiu&quot;;IF([.W62]&lt;0;&quot;Desceu&quot;;&quot;Estável&quot;))" office:value-type="string" office:string-value="Subiu" calcext:value-type="string">
            <text:p>Subiu</text:p>
          </table:table-cell>
          <table:table-cell table:style-name="ce13" table:formula="of:=[.F62]/100" office:value-type="float" office:value="-0.0824" calcext:value-type="float">
            <text:p>-0.0824</text:p>
          </table:table-cell>
          <table:table-cell table:style-name="ce21" table:formula="of:=[.C62]/([.Y62]+1)" office:value-type="float" office:value="44.3003487358326" calcext:value-type="float">
            <text:p>44.30</text:p>
          </table:table-cell>
          <table:table-cell table:style-name="ce16" table:formula="of:=([.C62]-[.Z62])*[.L62]" office:value-type="currency" office:currency="R$ " office:value="-298740317.087053" calcext:value-type="currency">
            <text:p>-R$ 298,740,317.09</text:p>
          </table:table-cell>
          <table:table-cell table:style-name="ce16" table:formula="of:=IF([.AA62]&gt;0;&quot;Subiu&quot;;IF([.AA62]&lt;0;&quot;Desceu&quot;;&quot;Estável&quot;))" office:value-type="string" office:string-value="Desceu" calcext:value-type="string">
            <text:p>Desceu</text:p>
          </table:table-cell>
          <table:table-cell table:style-name="ce24" table:formula="of:=[.G62]/100" office:value-type="float" office:value="-0.0824" calcext:value-type="float">
            <text:p>-0.0824</text:p>
          </table:table-cell>
          <table:table-cell table:style-name="ce16" table:formula="of:=[.C62]/([.AC62]+1)" office:value-type="currency" office:currency="R$ " office:value="44.3003487358326" calcext:value-type="currency">
            <text:p>R$ 44.30</text:p>
          </table:table-cell>
          <table:table-cell table:style-name="ce16" table:formula="of:=([.C62]-[.AD62])*[.L62]" office:value-type="currency" office:currency="R$ " office:value="-298740317.087053" calcext:value-type="currency">
            <text:p>-R$ 298,740,317.09</text:p>
          </table:table-cell>
          <table:table-cell table:style-name="ce13" table:formula="of:=IF([.AE62]&gt;0;&quot;Subiu&quot;;IF([.AE62]&lt;0;&quot;Desceu&quot;;&quot;Estável&quot;))" office:value-type="string" office:string-value="Desceu" calcext:value-type="string">
            <text:p>Desceu</text:p>
          </table:table-cell>
          <table:table-cell table:style-name="ce13" table:formula="of:=[.H62]/100" office:value-type="float" office:value="0.735" calcext:value-type="float">
            <text:p>0.735</text:p>
          </table:table-cell>
          <table:table-cell table:style-name="ce16" table:formula="of:=[.C62]/([.AG62]+1)" office:value-type="currency" office:currency="R$ " office:value="23.4293948126801" calcext:value-type="currency">
            <text:p>R$ 23.43</text:p>
          </table:table-cell>
          <table:table-cell table:style-name="ce16" table:formula="of:=([.C62]-[.AH62])*[.L62]" office:value-type="currency" office:currency="R$ " office:value="1409314404.29006" calcext:value-type="currency">
            <text:p>R$ 1,409,314,404.29</text:p>
          </table:table-cell>
          <table:table-cell table:style-name="ce16" table:formula="of:=IF([.AI62]&gt;0;&quot;Subiu&quot;;IF([.AI62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40.86" calcext:value-type="float">
            <text:p>40.86</text:p>
          </table:table-cell>
          <table:table-cell table:style-name="ce10" office:value-type="float" office:value="-0.65" calcext:value-type="float">
            <text:p>-0.65</text:p>
          </table:table-cell>
          <table:table-cell table:style-name="ce10" office:value-type="float" office:value="-2.04" calcext:value-type="float">
            <text:p>-2.04</text:p>
          </table:table-cell>
          <table:table-cell table:number-columns-repeated="2" table:style-name="ce10" office:value-type="float" office:value="-3.7" calcext:value-type="float">
            <text:p>-3.7</text:p>
          </table:table-cell>
          <table:table-cell table:style-name="ce10" office:value-type="float" office:value="-3.64" calcext:value-type="float">
            <text:p>-3.64</text:p>
          </table:table-cell>
          <table:table-cell table:style-name="ce10" office:value-type="float" office:value="40.86" calcext:value-type="float">
            <text:p>40.86</text:p>
          </table:table-cell>
          <table:table-cell table:style-name="ce10" office:value-type="float" office:value="41.44" calcext:value-type="float">
            <text:p>41.44</text:p>
          </table:table-cell>
          <table:table-cell table:style-name="ce3" office:value-type="string" calcext:value-type="string">
            <text:p>109,87 M</text:p>
          </table:table-cell>
          <table:table-cell table:style-name="ce12" table:formula="of:=VLOOKUP([.A63];[$Total_de_acoes.A$1:.B$1048576];2;0)" office:value-type="float" office:value="1980568384" calcext:value-type="float">
            <text:p>1,980,568,384</text:p>
          </table:table-cell>
          <table:table-cell table:style-name="ce13" table:formula="of:=VLOOKUP([.A63];[$Ticker.A$1:.B$1048576];2;0)" office:value-type="string" office:string-value="Eletrobras" calcext:value-type="string">
            <text:p>Eletrobras</text:p>
          </table:table-cell>
          <table:table-cell table:style-name="ce13" table:formula="of:=VLOOKUP([.M63];[$Segmentoanos.A$1:.C$1048576];2;0)" office:value-type="string" office:string-value="Energia Elétrica" calcext:value-type="string">
            <text:p>Energia Elétrica</text:p>
          </table:table-cell>
          <table:table-cell table:style-name="ce13" table:formula="of:=VLOOKUP([.M63];[$Segmentoanos.A$1:.C$1048576];3;0)" office:value-type="float" office:value="59" calcext:value-type="float">
            <text:p>59</text:p>
          </table:table-cell>
          <table:table-cell table:style-name="ce13" table:formula="of:=IF([.O63]&lt;=10; &quot;0-10 anos&quot;; IF([.O63]&lt;=20; &quot;11-20 anos&quot;; IF([.O63]&lt;=30; &quot;21-30 anos&quot;; IF([.O63]&lt;=40; &quot;31-40 anos&quot;; IF([.O63]&lt;=50; &quot;41-50 anos&quot;; IF([.O63]&lt;=60; &quot;51-60 anos&quot;; IF([.O63]&lt;=70; &quot;61-70 anos&quot;; IF([.O63]&lt;=80; &quot;71-80 anos&quot;; IF([.O63]&lt;=90; &quot;81-90 anos&quot;; IF([.O63]&lt;=100; &quot;91-100 anos&quot;; IF([.O63]&lt;=110; &quot;101-110 anos&quot;; IF([.O63]&lt;=120; &quot;111-120 anos&quot;; IF([.O63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63]/100" office:value-type="float" office:value="-0.0065" calcext:value-type="float">
            <text:p>-0.0065</text:p>
          </table:table-cell>
          <table:table-cell table:style-name="ce16" table:formula="of:=[.C63]/([.Q63]+1)" office:value-type="currency" office:currency="R$ " office:value="41.1273276295924" calcext:value-type="currency">
            <text:p>R$ 41.13</text:p>
          </table:table-cell>
          <table:table-cell table:style-name="ce16" table:formula="of:=([.C63]-[.R63])*[.L63]" office:value-type="currency" office:currency="R$ " office:value="-529460651.340274" calcext:value-type="currency">
            <text:p>-R$ 529,460,651.34</text:p>
          </table:table-cell>
          <table:table-cell table:style-name="ce13" table:formula="of:=IF([.S63]&gt;0;&quot;Subiu&quot;;IF([.S63]&lt;0;&quot;Desceu&quot;;&quot;Estável&quot;))" office:value-type="string" office:string-value="Desceu" calcext:value-type="string">
            <text:p>Desceu</text:p>
          </table:table-cell>
          <table:table-cell table:style-name="ce13" table:formula="of:=[.E63]/100" office:value-type="float" office:value="-0.0204" calcext:value-type="float">
            <text:p>-0.0204</text:p>
          </table:table-cell>
          <table:table-cell table:style-name="ce16" table:formula="of:=[.C63]/([.U63]+1)" office:value-type="currency" office:currency="R$ " office:value="41.7109024091466" calcext:value-type="currency">
            <text:p>R$ 41.71</text:p>
          </table:table-cell>
          <table:table-cell table:style-name="ce16" table:formula="of:=([.C63]-[.V63])*[.L63]" office:value-type="currency" office:currency="R$ " office:value="-1685270409.42517" calcext:value-type="currency">
            <text:p>-R$ 1,685,270,409.43</text:p>
          </table:table-cell>
          <table:table-cell table:style-name="ce13" table:formula="of:=IF([.W63]&gt;0;&quot;Subiu&quot;;IF([.W63]&lt;0;&quot;Desceu&quot;;&quot;Estável&quot;))" office:value-type="string" office:string-value="Desceu" calcext:value-type="string">
            <text:p>Desceu</text:p>
          </table:table-cell>
          <table:table-cell table:style-name="ce13" table:formula="of:=[.F63]/100" office:value-type="float" office:value="-0.037" calcext:value-type="float">
            <text:p>-0.037</text:p>
          </table:table-cell>
          <table:table-cell table:style-name="ce21" table:formula="of:=[.C63]/([.Y63]+1)" office:value-type="float" office:value="42.4299065420561" calcext:value-type="float">
            <text:p>42.43</text:p>
          </table:table-cell>
          <table:table-cell table:style-name="ce16" table:formula="of:=([.C63]-[.Z63])*[.L63]" office:value-type="currency" office:currency="R$ " office:value="-3109307263.03103" calcext:value-type="currency">
            <text:p>-R$ 3,109,307,263.03</text:p>
          </table:table-cell>
          <table:table-cell table:style-name="ce16" table:formula="of:=IF([.AA63]&gt;0;&quot;Subiu&quot;;IF([.AA63]&lt;0;&quot;Desceu&quot;;&quot;Estável&quot;))" office:value-type="string" office:string-value="Desceu" calcext:value-type="string">
            <text:p>Desceu</text:p>
          </table:table-cell>
          <table:table-cell table:style-name="ce24" table:formula="of:=[.G63]/100" office:value-type="float" office:value="-0.037" calcext:value-type="float">
            <text:p>-0.0370</text:p>
          </table:table-cell>
          <table:table-cell table:style-name="ce16" table:formula="of:=[.C63]/([.AC63]+1)" office:value-type="currency" office:currency="R$ " office:value="42.4299065420561" calcext:value-type="currency">
            <text:p>R$ 42.43</text:p>
          </table:table-cell>
          <table:table-cell table:style-name="ce16" table:formula="of:=([.C63]-[.AD63])*[.L63]" office:value-type="currency" office:currency="R$ " office:value="-3109307263.03103" calcext:value-type="currency">
            <text:p>-R$ 3,109,307,263.03</text:p>
          </table:table-cell>
          <table:table-cell table:style-name="ce13" table:formula="of:=IF([.AE63]&gt;0;&quot;Subiu&quot;;IF([.AE63]&lt;0;&quot;Desceu&quot;;&quot;Estável&quot;))" office:value-type="string" office:string-value="Desceu" calcext:value-type="string">
            <text:p>Desceu</text:p>
          </table:table-cell>
          <table:table-cell table:style-name="ce13" table:formula="of:=[.H63]/100" office:value-type="float" office:value="-0.0364" calcext:value-type="float">
            <text:p>-0.0364</text:p>
          </table:table-cell>
          <table:table-cell table:style-name="ce16" table:formula="of:=[.C63]/([.AG63]+1)" office:value-type="currency" office:currency="R$ " office:value="42.4034869240349" calcext:value-type="currency">
            <text:p>R$ 42.40</text:p>
          </table:table-cell>
          <table:table-cell table:style-name="ce16" table:formula="of:=([.C63]-[.AH63])*[.L63]" office:value-type="currency" office:currency="R$ " office:value="-3056981402.86087" calcext:value-type="currency">
            <text:p>-R$ 3,056,981,402.86</text:p>
          </table:table-cell>
          <table:table-cell table:style-name="ce16" table:formula="of:=IF([.AI63]&gt;0;&quot;Subiu&quot;;IF([.AI63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.4" calcext:value-type="float">
            <text:p>3.40</text:p>
          </table:table-cell>
          <table:table-cell table:style-name="ce9" office:value-type="float" office:value="-0.87" calcext:value-type="float">
            <text:p>-0.87</text:p>
          </table:table-cell>
          <table:table-cell table:style-name="ce9" office:value-type="float" office:value="-4.23" calcext:value-type="float">
            <text:p>-4.23</text:p>
          </table:table-cell>
          <table:table-cell table:number-columns-repeated="2" table:style-name="ce9" office:value-type="float" office:value="-13.92" calcext:value-type="float">
            <text:p>-13.92</text:p>
          </table:table-cell>
          <table:table-cell table:style-name="ce9" office:value-type="float" office:value="-46.63" calcext:value-type="float">
            <text:p>-46.63</text:p>
          </table:table-cell>
          <table:table-cell table:style-name="ce9" office:value-type="float" office:value="3.35" calcext:value-type="float">
            <text:p>3.35</text:p>
          </table:table-cell>
          <table:table-cell table:style-name="ce9" office:value-type="float" office:value="3.47" calcext:value-type="float">
            <text:p>3.47</text:p>
          </table:table-cell>
          <table:table-cell table:style-name="ce2" office:value-type="string" calcext:value-type="string">
            <text:p>49,03 M</text:p>
          </table:table-cell>
          <table:table-cell table:style-name="ce12" table:formula="of:=VLOOKUP([.A64];[$Total_de_acoes.A$1:.B$1048576];2;0)" office:value-type="float" office:value="309729428" calcext:value-type="float">
            <text:p>309,729,428</text:p>
          </table:table-cell>
          <table:table-cell table:style-name="ce13" table:formula="of:=VLOOKUP([.A64];[$Ticker.A$1:.B$1048576];2;0)" office:value-type="string" office:string-value="Petz" calcext:value-type="string">
            <text:p>Petz</text:p>
          </table:table-cell>
          <table:table-cell table:style-name="ce13" table:formula="of:=VLOOKUP([.M64];[$Segmentoanos.A$1:.C$1048576];2;0)" office:value-type="string" office:string-value="Varejo" calcext:value-type="string">
            <text:p>Varejo</text:p>
          </table:table-cell>
          <table:table-cell table:style-name="ce13" table:formula="of:=VLOOKUP([.M64];[$Segmentoanos.A$1:.C$1048576];3;0)" office:value-type="float" office:value="17" calcext:value-type="float">
            <text:p>17</text:p>
          </table:table-cell>
          <table:table-cell table:style-name="ce13" table:formula="of:=IF([.O64]&lt;=10; &quot;0-10 anos&quot;; IF([.O64]&lt;=20; &quot;11-20 anos&quot;; IF([.O64]&lt;=30; &quot;21-30 anos&quot;; IF([.O64]&lt;=40; &quot;31-40 anos&quot;; IF([.O64]&lt;=50; &quot;41-50 anos&quot;; IF([.O64]&lt;=60; &quot;51-60 anos&quot;; IF([.O64]&lt;=70; &quot;61-70 anos&quot;; IF([.O64]&lt;=80; &quot;71-80 anos&quot;; IF([.O64]&lt;=90; &quot;81-90 anos&quot;; IF([.O64]&lt;=100; &quot;91-100 anos&quot;; IF([.O64]&lt;=110; &quot;101-110 anos&quot;; IF([.O64]&lt;=120; &quot;111-120 anos&quot;; IF([.O64]&gt;120; &quot;Mais de 120 anos&quot;; &quot;Outro&quot;)))))))))))))" office:value-type="string" office:string-value="11-20 anos" calcext:value-type="string">
            <text:p>11-20 anos</text:p>
          </table:table-cell>
          <table:table-cell table:style-name="ce13" table:formula="of:=[.D64]/100" office:value-type="float" office:value="-0.0087" calcext:value-type="float">
            <text:p>-0.0087</text:p>
          </table:table-cell>
          <table:table-cell table:style-name="ce16" table:formula="of:=[.C64]/([.Q64]+1)" office:value-type="currency" office:currency="R$ " office:value="3.42983960455967" calcext:value-type="currency">
            <text:p>R$ 3.43</text:p>
          </table:table-cell>
          <table:table-cell table:style-name="ce16" table:formula="of:=([.C64]-[.R64])*[.L64]" office:value-type="currency" office:currency="R$ " office:value="-9242203.65201259" calcext:value-type="currency">
            <text:p>-R$ 9,242,203.65</text:p>
          </table:table-cell>
          <table:table-cell table:style-name="ce13" table:formula="of:=IF([.S64]&gt;0;&quot;Subiu&quot;;IF([.S64]&lt;0;&quot;Desceu&quot;;&quot;Estável&quot;))" office:value-type="string" office:string-value="Desceu" calcext:value-type="string">
            <text:p>Desceu</text:p>
          </table:table-cell>
          <table:table-cell table:style-name="ce13" table:formula="of:=[.E64]/100" office:value-type="float" office:value="-0.0423" calcext:value-type="float">
            <text:p>-0.0423</text:p>
          </table:table-cell>
          <table:table-cell table:style-name="ce16" table:formula="of:=[.C64]/([.U64]+1)" office:value-type="currency" office:currency="R$ " office:value="3.55017228777279" calcext:value-type="currency">
            <text:p>R$ 3.55</text:p>
          </table:table-cell>
          <table:table-cell table:style-name="ce16" table:formula="of:=([.C64]-[.V64])*[.L64]" office:value-type="currency" office:currency="R$ " office:value="-46512776.7933174" calcext:value-type="currency">
            <text:p>-R$ 46,512,776.79</text:p>
          </table:table-cell>
          <table:table-cell table:style-name="ce13" table:formula="of:=IF([.W64]&gt;0;&quot;Subiu&quot;;IF([.W64]&lt;0;&quot;Desceu&quot;;&quot;Estável&quot;))" office:value-type="string" office:string-value="Desceu" calcext:value-type="string">
            <text:p>Desceu</text:p>
          </table:table-cell>
          <table:table-cell table:style-name="ce13" table:formula="of:=[.F64]/100" office:value-type="float" office:value="-0.1392" calcext:value-type="float">
            <text:p>-0.1392</text:p>
          </table:table-cell>
          <table:table-cell table:style-name="ce21" table:formula="of:=[.C64]/([.Y64]+1)" office:value-type="float" office:value="3.94981412639405" calcext:value-type="float">
            <text:p>3.95</text:p>
          </table:table-cell>
          <table:table-cell table:style-name="ce16" table:formula="of:=([.C64]-[.Z64])*[.L64]" office:value-type="currency" office:currency="R$ " office:value="-170293614.874349" calcext:value-type="currency">
            <text:p>-R$ 170,293,614.87</text:p>
          </table:table-cell>
          <table:table-cell table:style-name="ce16" table:formula="of:=IF([.AA64]&gt;0;&quot;Subiu&quot;;IF([.AA64]&lt;0;&quot;Desceu&quot;;&quot;Estável&quot;))" office:value-type="string" office:string-value="Desceu" calcext:value-type="string">
            <text:p>Desceu</text:p>
          </table:table-cell>
          <table:table-cell table:style-name="ce24" table:formula="of:=[.G64]/100" office:value-type="float" office:value="-0.1392" calcext:value-type="float">
            <text:p>-0.1392</text:p>
          </table:table-cell>
          <table:table-cell table:style-name="ce16" table:formula="of:=[.C64]/([.AC64]+1)" office:value-type="currency" office:currency="R$ " office:value="3.94981412639405" calcext:value-type="currency">
            <text:p>R$ 3.95</text:p>
          </table:table-cell>
          <table:table-cell table:style-name="ce16" table:formula="of:=([.C64]-[.AD64])*[.L64]" office:value-type="currency" office:currency="R$ " office:value="-170293614.874349" calcext:value-type="currency">
            <text:p>-R$ 170,293,614.87</text:p>
          </table:table-cell>
          <table:table-cell table:style-name="ce13" table:formula="of:=IF([.AE64]&gt;0;&quot;Subiu&quot;;IF([.AE64]&lt;0;&quot;Desceu&quot;;&quot;Estável&quot;))" office:value-type="string" office:string-value="Desceu" calcext:value-type="string">
            <text:p>Desceu</text:p>
          </table:table-cell>
          <table:table-cell table:style-name="ce13" table:formula="of:=[.H64]/100" office:value-type="float" office:value="-0.4663" calcext:value-type="float">
            <text:p>-0.4663</text:p>
          </table:table-cell>
          <table:table-cell table:style-name="ce16" table:formula="of:=[.C64]/([.AG64]+1)" office:value-type="currency" office:currency="R$ " office:value="6.37062019861345" calcext:value-type="currency">
            <text:p>R$ 6.37</text:p>
          </table:table-cell>
          <table:table-cell table:style-name="ce16" table:formula="of:=([.C64]-[.AH64])*[.L64]" office:value-type="currency" office:currency="R$ " office:value="-920088494.921791" calcext:value-type="currency">
            <text:p>-R$ 920,088,494.92</text:p>
          </table:table-cell>
          <table:table-cell table:style-name="ce16" table:formula="of:=IF([.AI64]&gt;0;&quot;Subiu&quot;;IF([.AI64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5.91" calcext:value-type="float">
            <text:p>15.91</text:p>
          </table:table-cell>
          <table:table-cell table:style-name="ce10" office:value-type="float" office:value="-0.93" calcext:value-type="float">
            <text:p>-0.93</text:p>
          </table:table-cell>
          <table:table-cell table:style-name="ce10" office:value-type="float" office:value="-2.39" calcext:value-type="float">
            <text:p>-2.39</text:p>
          </table:table-cell>
          <table:table-cell table:number-columns-repeated="2" table:style-name="ce10" office:value-type="float" office:value="-14.92" calcext:value-type="float">
            <text:p>-14.92</text:p>
          </table:table-cell>
          <table:table-cell table:style-name="ce10" office:value-type="float" office:value="8.93" calcext:value-type="float">
            <text:p>8.93</text:p>
          </table:table-cell>
          <table:table-cell table:style-name="ce10" office:value-type="float" office:value="15.85" calcext:value-type="float">
            <text:p>15.85</text:p>
          </table:table-cell>
          <table:table-cell table:style-name="ce10" office:value-type="float" office:value="16.31" calcext:value-type="float">
            <text:p>16.31</text:p>
          </table:table-cell>
          <table:table-cell table:style-name="ce3" office:value-type="string" calcext:value-type="string">
            <text:p>22,15 M</text:p>
          </table:table-cell>
          <table:table-cell table:style-name="ce12" table:formula="of:=VLOOKUP([.A65];[$Total_de_acoes.A$1:.B$1048576];2;0)" office:value-type="float" office:value="91514307" calcext:value-type="float">
            <text:p>91,514,307</text:p>
          </table:table-cell>
          <table:table-cell table:style-name="ce13" table:formula="of:=VLOOKUP([.A65];[$Ticker.A$1:.B$1048576];2;0)" office:value-type="string" office:string-value="EZTEC" calcext:value-type="string">
            <text:p>EZTEC</text:p>
          </table:table-cell>
          <table:table-cell table:style-name="ce13" table:formula="of:=VLOOKUP([.M65];[$Segmentoanos.A$1:.C$1048576];2;0)" office:value-type="string" office:string-value="Construção Civil" calcext:value-type="string">
            <text:p>Construção Civil</text:p>
          </table:table-cell>
          <table:table-cell table:style-name="ce13" table:formula="of:=VLOOKUP([.M65];[$Segmentoanos.A$1:.C$1048576];3;0)" office:value-type="float" office:value="42" calcext:value-type="float">
            <text:p>42</text:p>
          </table:table-cell>
          <table:table-cell table:style-name="ce13" table:formula="of:=IF([.O65]&lt;=10; &quot;0-10 anos&quot;; IF([.O65]&lt;=20; &quot;11-20 anos&quot;; IF([.O65]&lt;=30; &quot;21-30 anos&quot;; IF([.O65]&lt;=40; &quot;31-40 anos&quot;; IF([.O65]&lt;=50; &quot;41-50 anos&quot;; IF([.O65]&lt;=60; &quot;51-60 anos&quot;; IF([.O65]&lt;=70; &quot;61-70 anos&quot;; IF([.O65]&lt;=80; &quot;71-80 anos&quot;; IF([.O65]&lt;=90; &quot;81-90 anos&quot;; IF([.O65]&lt;=100; &quot;91-100 anos&quot;; IF([.O65]&lt;=110; &quot;101-110 anos&quot;; IF([.O65]&lt;=120; &quot;111-120 anos&quot;; IF([.O65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65]/100" office:value-type="float" office:value="-0.0093" calcext:value-type="float">
            <text:p>-0.0093</text:p>
          </table:table-cell>
          <table:table-cell table:style-name="ce16" table:formula="of:=[.C65]/([.Q65]+1)" office:value-type="currency" office:currency="R$ " office:value="16.0593519733522" calcext:value-type="currency">
            <text:p>R$ 16.06</text:p>
          </table:table-cell>
          <table:table-cell table:style-name="ce16" table:formula="of:=([.C65]-[.R65])*[.L65]" office:value-type="currency" office:currency="R$ " office:value="-13667842.3404068" calcext:value-type="currency">
            <text:p>-R$ 13,667,842.34</text:p>
          </table:table-cell>
          <table:table-cell table:style-name="ce13" table:formula="of:=IF([.S65]&gt;0;&quot;Subiu&quot;;IF([.S65]&lt;0;&quot;Desceu&quot;;&quot;Estável&quot;))" office:value-type="string" office:string-value="Desceu" calcext:value-type="string">
            <text:p>Desceu</text:p>
          </table:table-cell>
          <table:table-cell table:style-name="ce13" table:formula="of:=[.E65]/100" office:value-type="float" office:value="-0.0239" calcext:value-type="float">
            <text:p>-0.0239</text:p>
          </table:table-cell>
          <table:table-cell table:style-name="ce16" table:formula="of:=[.C65]/([.U65]+1)" office:value-type="currency" office:currency="R$ " office:value="16.2995594713656" calcext:value-type="currency">
            <text:p>R$ 16.30</text:p>
          </table:table-cell>
          <table:table-cell table:style-name="ce16" table:formula="of:=([.C65]-[.V65])*[.L65]" office:value-type="currency" office:currency="R$ " office:value="-35650265.0573129" calcext:value-type="currency">
            <text:p>-R$ 35,650,265.06</text:p>
          </table:table-cell>
          <table:table-cell table:style-name="ce13" table:formula="of:=IF([.W65]&gt;0;&quot;Subiu&quot;;IF([.W65]&lt;0;&quot;Desceu&quot;;&quot;Estável&quot;))" office:value-type="string" office:string-value="Desceu" calcext:value-type="string">
            <text:p>Desceu</text:p>
          </table:table-cell>
          <table:table-cell table:style-name="ce13" table:formula="of:=[.F65]/100" office:value-type="float" office:value="-0.1492" calcext:value-type="float">
            <text:p>-0.1492</text:p>
          </table:table-cell>
          <table:table-cell table:style-name="ce21" table:formula="of:=[.C65]/([.Y65]+1)" office:value-type="float" office:value="18.7000470145745" calcext:value-type="float">
            <text:p>18.70</text:p>
          </table:table-cell>
          <table:table-cell table:style-name="ce16" table:formula="of:=([.C65]-[.Z65])*[.L65]" office:value-type="currency" office:currency="R$ " office:value="-255329219.036206" calcext:value-type="currency">
            <text:p>-R$ 255,329,219.04</text:p>
          </table:table-cell>
          <table:table-cell table:style-name="ce16" table:formula="of:=IF([.AA65]&gt;0;&quot;Subiu&quot;;IF([.AA65]&lt;0;&quot;Desceu&quot;;&quot;Estável&quot;))" office:value-type="string" office:string-value="Desceu" calcext:value-type="string">
            <text:p>Desceu</text:p>
          </table:table-cell>
          <table:table-cell table:style-name="ce24" table:formula="of:=[.G65]/100" office:value-type="float" office:value="-0.1492" calcext:value-type="float">
            <text:p>-0.1492</text:p>
          </table:table-cell>
          <table:table-cell table:style-name="ce16" table:formula="of:=[.C65]/([.AC65]+1)" office:value-type="currency" office:currency="R$ " office:value="18.7000470145745" calcext:value-type="currency">
            <text:p>R$ 18.70</text:p>
          </table:table-cell>
          <table:table-cell table:style-name="ce16" table:formula="of:=([.C65]-[.AD65])*[.L65]" office:value-type="currency" office:currency="R$ " office:value="-255329219.036206" calcext:value-type="currency">
            <text:p>-R$ 255,329,219.04</text:p>
          </table:table-cell>
          <table:table-cell table:style-name="ce13" table:formula="of:=IF([.AE65]&gt;0;&quot;Subiu&quot;;IF([.AE65]&lt;0;&quot;Desceu&quot;;&quot;Estável&quot;))" office:value-type="string" office:string-value="Desceu" calcext:value-type="string">
            <text:p>Desceu</text:p>
          </table:table-cell>
          <table:table-cell table:style-name="ce13" table:formula="of:=[.H65]/100" office:value-type="float" office:value="0.0893" calcext:value-type="float">
            <text:p>0.0893</text:p>
          </table:table-cell>
          <table:table-cell table:style-name="ce16" table:formula="of:=[.C65]/([.AG65]+1)" office:value-type="currency" office:currency="R$ " office:value="14.605710089048" calcext:value-type="currency">
            <text:p>R$ 14.61</text:p>
          </table:table-cell>
          <table:table-cell table:style-name="ce16" table:formula="of:=([.C65]-[.AH65])*[.L65]" office:value-type="currency" office:currency="R$ " office:value="119361187.327863" calcext:value-type="currency">
            <text:p>R$ 119,361,187.33</text:p>
          </table:table-cell>
          <table:table-cell table:style-name="ce16" table:formula="of:=IF([.AI65]&gt;0;&quot;Subiu&quot;;IF([.AI65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LRY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6.49" calcext:value-type="float">
            <text:p>16.49</text:p>
          </table:table-cell>
          <table:table-cell table:style-name="ce9" office:value-type="float" office:value="-1.07" calcext:value-type="float">
            <text:p>-1.07</text:p>
          </table:table-cell>
          <table:table-cell table:style-name="ce9" office:value-type="float" office:value="1.04" calcext:value-type="float">
            <text:p>1.04</text:p>
          </table:table-cell>
          <table:table-cell table:number-columns-repeated="2" table:style-name="ce9" office:value-type="float" office:value="-8.59" calcext:value-type="float">
            <text:p>-8.59</text:p>
          </table:table-cell>
          <table:table-cell table:style-name="ce9" office:value-type="float" office:value="17.16" calcext:value-type="float">
            <text:p>17.16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16.71" calcext:value-type="float">
            <text:p>16.71</text:p>
          </table:table-cell>
          <table:table-cell table:style-name="ce2" office:value-type="string" calcext:value-type="string">
            <text:p>37,01 M</text:p>
          </table:table-cell>
          <table:table-cell table:style-name="ce12" table:formula="of:=VLOOKUP([.A66];[$Total_de_acoes.A$1:.B$1048576];2;0)" office:value-type="float" office:value="240822651" calcext:value-type="float">
            <text:p>240,822,651</text:p>
          </table:table-cell>
          <table:table-cell table:style-name="ce13" table:formula="of:=VLOOKUP([.A66];[$Ticker.A$1:.B$1048576];2;0)" office:value-type="string" office:string-value="Fleury" calcext:value-type="string">
            <text:p>Fleury</text:p>
          </table:table-cell>
          <table:table-cell table:style-name="ce13" table:formula="of:=VLOOKUP([.M66];[$Segmentoanos.A$1:.C$1048576];2;0)" office:value-type="string" office:string-value="Saúde" calcext:value-type="string">
            <text:p>Saúde</text:p>
          </table:table-cell>
          <table:table-cell table:style-name="ce13" table:formula="of:=VLOOKUP([.M66];[$Segmentoanos.A$1:.C$1048576];3;0)" office:value-type="float" office:value="96" calcext:value-type="float">
            <text:p>96</text:p>
          </table:table-cell>
          <table:table-cell table:style-name="ce13" table:formula="of:=IF([.O66]&lt;=10; &quot;0-10 anos&quot;; IF([.O66]&lt;=20; &quot;11-20 anos&quot;; IF([.O66]&lt;=30; &quot;21-30 anos&quot;; IF([.O66]&lt;=40; &quot;31-40 anos&quot;; IF([.O66]&lt;=50; &quot;41-50 anos&quot;; IF([.O66]&lt;=60; &quot;51-60 anos&quot;; IF([.O66]&lt;=70; &quot;61-70 anos&quot;; IF([.O66]&lt;=80; &quot;71-80 anos&quot;; IF([.O66]&lt;=90; &quot;81-90 anos&quot;; IF([.O66]&lt;=100; &quot;91-100 anos&quot;; IF([.O66]&lt;=110; &quot;101-110 anos&quot;; IF([.O66]&lt;=120; &quot;111-120 anos&quot;; IF([.O66]&gt;120; &quot;Mais de 120 anos&quot;; &quot;Outro&quot;)))))))))))))" office:value-type="string" office:string-value="91-100 anos" calcext:value-type="string">
            <text:p>91-100 anos</text:p>
          </table:table-cell>
          <table:table-cell table:style-name="ce13" table:formula="of:=[.D66]/100" office:value-type="float" office:value="-0.0107" calcext:value-type="float">
            <text:p>-0.0107</text:p>
          </table:table-cell>
          <table:table-cell table:style-name="ce16" table:formula="of:=[.C66]/([.Q66]+1)" office:value-type="currency" office:currency="R$ " office:value="16.6683513595472" calcext:value-type="currency">
            <text:p>R$ 16.67</text:p>
          </table:table-cell>
          <table:table-cell table:style-name="ce16" table:formula="of:=([.C66]-[.R66])*[.L66]" office:value-type="currency" office:currency="R$ " office:value="-42951047.2155998" calcext:value-type="currency">
            <text:p>-R$ 42,951,047.22</text:p>
          </table:table-cell>
          <table:table-cell table:style-name="ce13" table:formula="of:=IF([.S66]&gt;0;&quot;Subiu&quot;;IF([.S66]&lt;0;&quot;Desceu&quot;;&quot;Estável&quot;))" office:value-type="string" office:string-value="Desceu" calcext:value-type="string">
            <text:p>Desceu</text:p>
          </table:table-cell>
          <table:table-cell table:style-name="ce13" table:formula="of:=[.E66]/100" office:value-type="float" office:value="0.0104" calcext:value-type="float">
            <text:p>0.0104</text:p>
          </table:table-cell>
          <table:table-cell table:style-name="ce16" table:formula="of:=[.C66]/([.U66]+1)" office:value-type="currency" office:currency="R$ " office:value="16.3202692003167" calcext:value-type="currency">
            <text:p>R$ 16.32</text:p>
          </table:table-cell>
          <table:table-cell table:style-name="ce16" table:formula="of:=([.C66]-[.V66])*[.L66]" office:value-type="currency" office:currency="R$ " office:value="40875021.1360807" calcext:value-type="currency">
            <text:p>R$ 40,875,021.14</text:p>
          </table:table-cell>
          <table:table-cell table:style-name="ce13" table:formula="of:=IF([.W66]&gt;0;&quot;Subiu&quot;;IF([.W66]&lt;0;&quot;Desceu&quot;;&quot;Estável&quot;))" office:value-type="string" office:string-value="Subiu" calcext:value-type="string">
            <text:p>Subiu</text:p>
          </table:table-cell>
          <table:table-cell table:style-name="ce13" table:formula="of:=[.F66]/100" office:value-type="float" office:value="-0.0859" calcext:value-type="float">
            <text:p>-0.0859</text:p>
          </table:table-cell>
          <table:table-cell table:style-name="ce21" table:formula="of:=[.C66]/([.Y66]+1)" office:value-type="float" office:value="18.0396017941144" calcext:value-type="float">
            <text:p>18.04</text:p>
          </table:table-cell>
          <table:table-cell table:style-name="ce16" table:formula="of:=([.C66]-[.Z66])*[.L66]" office:value-type="currency" office:currency="R$ " office:value="-373179212.052993" calcext:value-type="currency">
            <text:p>-R$ 373,179,212.05</text:p>
          </table:table-cell>
          <table:table-cell table:style-name="ce16" table:formula="of:=IF([.AA66]&gt;0;&quot;Subiu&quot;;IF([.AA66]&lt;0;&quot;Desceu&quot;;&quot;Estável&quot;))" office:value-type="string" office:string-value="Desceu" calcext:value-type="string">
            <text:p>Desceu</text:p>
          </table:table-cell>
          <table:table-cell table:style-name="ce24" table:formula="of:=[.G66]/100" office:value-type="float" office:value="-0.0859" calcext:value-type="float">
            <text:p>-0.0859</text:p>
          </table:table-cell>
          <table:table-cell table:style-name="ce16" table:formula="of:=[.C66]/([.AC66]+1)" office:value-type="currency" office:currency="R$ " office:value="18.0396017941144" calcext:value-type="currency">
            <text:p>R$ 18.04</text:p>
          </table:table-cell>
          <table:table-cell table:style-name="ce16" table:formula="of:=([.C66]-[.AD66])*[.L66]" office:value-type="currency" office:currency="R$ " office:value="-373179212.052993" calcext:value-type="currency">
            <text:p>-R$ 373,179,212.05</text:p>
          </table:table-cell>
          <table:table-cell table:style-name="ce13" table:formula="of:=IF([.AE66]&gt;0;&quot;Subiu&quot;;IF([.AE66]&lt;0;&quot;Desceu&quot;;&quot;Estável&quot;))" office:value-type="string" office:string-value="Desceu" calcext:value-type="string">
            <text:p>Desceu</text:p>
          </table:table-cell>
          <table:table-cell table:style-name="ce13" table:formula="of:=[.H66]/100" office:value-type="float" office:value="0.1716" calcext:value-type="float">
            <text:p>0.1716</text:p>
          </table:table-cell>
          <table:table-cell table:style-name="ce16" table:formula="of:=[.C66]/([.AG66]+1)" office:value-type="currency" office:currency="R$ " office:value="14.0747695459201" calcext:value-type="currency">
            <text:p>R$ 14.07</text:p>
          </table:table-cell>
          <table:table-cell table:style-name="ce16" table:formula="of:=([.C66]-[.AH66])*[.L66]" office:value-type="currency" office:currency="R$ " office:value="581642200.727453" calcext:value-type="currency">
            <text:p>R$ 581,642,200.73</text:p>
          </table:table-cell>
          <table:table-cell table:style-name="ce16" table:formula="of:=IF([.AI66]&gt;0;&quot;Subiu&quot;;IF([.AI66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6.95" calcext:value-type="float">
            <text:p>6.95</text:p>
          </table:table-cell>
          <table:table-cell table:style-name="ce10" office:value-type="float" office:value="-1.27" calcext:value-type="float">
            <text:p>-1.27</text:p>
          </table:table-cell>
          <table:table-cell table:style-name="ce10" office:value-type="float" office:value="-0.43" calcext:value-type="float">
            <text:p>-0.43</text:p>
          </table:table-cell>
          <table:table-cell table:number-columns-repeated="2" table:style-name="ce10" office:value-type="float" office:value="-6.71" calcext:value-type="float">
            <text:p>-6.71</text:p>
          </table:table-cell>
          <table:table-cell table:style-name="ce10" office:value-type="float" office:value="-30.01" calcext:value-type="float">
            <text:p>-30.01</text:p>
          </table:table-cell>
          <table:table-cell table:style-name="ce10" office:value-type="float" office:value="6.87" calcext:value-type="float">
            <text:p>6.87</text:p>
          </table:table-cell>
          <table:table-cell table:style-name="ce10" office:value-type="float" office:value="7.14" calcext:value-type="float">
            <text:p>7.14</text:p>
          </table:table-cell>
          <table:table-cell table:style-name="ce3" office:value-type="string" calcext:value-type="string">
            <text:p>60,82 M</text:p>
          </table:table-cell>
          <table:table-cell table:style-name="ce12" table:formula="of:=VLOOKUP([.A67];[$Total_de_acoes.A$1:.B$1048576];2;0)" office:value-type="float" office:value="496029967" calcext:value-type="float">
            <text:p>496,029,967</text:p>
          </table:table-cell>
          <table:table-cell table:style-name="ce13" table:formula="of:=VLOOKUP([.A67];[$Ticker.A$1:.B$1048576];2;0)" office:value-type="string" office:string-value="Grupo Soma" calcext:value-type="string">
            <text:p>Grupo Soma</text:p>
          </table:table-cell>
          <table:table-cell table:style-name="ce13" table:formula="of:=VLOOKUP([.M67];[$Segmentoanos.A$1:.C$1048576];2;0)" office:value-type="string" office:string-value="Varejo" calcext:value-type="string">
            <text:p>Varejo</text:p>
          </table:table-cell>
          <table:table-cell table:style-name="ce13" table:formula="of:=VLOOKUP([.M67];[$Segmentoanos.A$1:.C$1048576];3;0)" office:value-type="float" office:value="39" calcext:value-type="float">
            <text:p>39</text:p>
          </table:table-cell>
          <table:table-cell table:style-name="ce13" table:formula="of:=IF([.O67]&lt;=10; &quot;0-10 anos&quot;; IF([.O67]&lt;=20; &quot;11-20 anos&quot;; IF([.O67]&lt;=30; &quot;21-30 anos&quot;; IF([.O67]&lt;=40; &quot;31-40 anos&quot;; IF([.O67]&lt;=50; &quot;41-50 anos&quot;; IF([.O67]&lt;=60; &quot;51-60 anos&quot;; IF([.O67]&lt;=70; &quot;61-70 anos&quot;; IF([.O67]&lt;=80; &quot;71-80 anos&quot;; IF([.O67]&lt;=90; &quot;81-90 anos&quot;; IF([.O67]&lt;=100; &quot;91-100 anos&quot;; IF([.O67]&lt;=110; &quot;101-110 anos&quot;; IF([.O67]&lt;=120; &quot;111-120 anos&quot;; IF([.O67]&gt;120; &quot;Mais de 120 anos&quot;; &quot;Outro&quot;)))))))))))))" office:value-type="string" office:string-value="31-40 anos" calcext:value-type="string">
            <text:p>31-40 anos</text:p>
          </table:table-cell>
          <table:table-cell table:style-name="ce13" table:formula="of:=[.D67]/100" office:value-type="float" office:value="-0.0127" calcext:value-type="float">
            <text:p>-0.0127</text:p>
          </table:table-cell>
          <table:table-cell table:style-name="ce16" table:formula="of:=[.C67]/([.Q67]+1)" office:value-type="currency" office:currency="R$ " office:value="7.03940038488808" calcext:value-type="currency">
            <text:p>R$ 7.04</text:p>
          </table:table-cell>
          <table:table-cell table:style-name="ce16" table:formula="of:=([.C67]-[.R67])*[.L67]" office:value-type="currency" office:currency="R$ " office:value="-44345269.9658212" calcext:value-type="currency">
            <text:p>-R$ 44,345,269.97</text:p>
          </table:table-cell>
          <table:table-cell table:style-name="ce13" table:formula="of:=IF([.S67]&gt;0;&quot;Subiu&quot;;IF([.S67]&lt;0;&quot;Desceu&quot;;&quot;Estável&quot;))" office:value-type="string" office:string-value="Desceu" calcext:value-type="string">
            <text:p>Desceu</text:p>
          </table:table-cell>
          <table:table-cell table:style-name="ce13" table:formula="of:=[.E67]/100" office:value-type="float" office:value="-0.0043" calcext:value-type="float">
            <text:p>-0.0043</text:p>
          </table:table-cell>
          <table:table-cell table:style-name="ce16" table:formula="of:=[.C67]/([.U67]+1)" office:value-type="currency" office:currency="R$ " office:value="6.98001406045998" calcext:value-type="currency">
            <text:p>R$ 6.98</text:p>
          </table:table-cell>
          <table:table-cell table:style-name="ce16" table:formula="of:=([.C67]-[.V67])*[.L67]" office:value-type="currency" office:currency="R$ " office:value="-14887873.4194988" calcext:value-type="currency">
            <text:p>-R$ 14,887,873.42</text:p>
          </table:table-cell>
          <table:table-cell table:style-name="ce13" table:formula="of:=IF([.W67]&gt;0;&quot;Subiu&quot;;IF([.W67]&lt;0;&quot;Desceu&quot;;&quot;Estável&quot;))" office:value-type="string" office:string-value="Desceu" calcext:value-type="string">
            <text:p>Desceu</text:p>
          </table:table-cell>
          <table:table-cell table:style-name="ce13" table:formula="of:=[.F67]/100" office:value-type="float" office:value="-0.0671" calcext:value-type="float">
            <text:p>-0.0671</text:p>
          </table:table-cell>
          <table:table-cell table:style-name="ce21" table:formula="of:=[.C67]/([.Y67]+1)" office:value-type="float" office:value="7.44988744774359" calcext:value-type="float">
            <text:p>7.45</text:p>
          </table:table-cell>
          <table:table-cell table:style-name="ce16" table:formula="of:=([.C67]-[.Z67])*[.L67]" office:value-type="currency" office:currency="R$ " office:value="-247959154.207969" calcext:value-type="currency">
            <text:p>-R$ 247,959,154.21</text:p>
          </table:table-cell>
          <table:table-cell table:style-name="ce16" table:formula="of:=IF([.AA67]&gt;0;&quot;Subiu&quot;;IF([.AA67]&lt;0;&quot;Desceu&quot;;&quot;Estável&quot;))" office:value-type="string" office:string-value="Desceu" calcext:value-type="string">
            <text:p>Desceu</text:p>
          </table:table-cell>
          <table:table-cell table:style-name="ce24" table:formula="of:=[.G67]/100" office:value-type="float" office:value="-0.0671" calcext:value-type="float">
            <text:p>-0.0671</text:p>
          </table:table-cell>
          <table:table-cell table:style-name="ce16" table:formula="of:=[.C67]/([.AC67]+1)" office:value-type="currency" office:currency="R$ " office:value="7.44988744774359" calcext:value-type="currency">
            <text:p>R$ 7.45</text:p>
          </table:table-cell>
          <table:table-cell table:style-name="ce16" table:formula="of:=([.C67]-[.AD67])*[.L67]" office:value-type="currency" office:currency="R$ " office:value="-247959154.207969" calcext:value-type="currency">
            <text:p>-R$ 247,959,154.21</text:p>
          </table:table-cell>
          <table:table-cell table:style-name="ce13" table:formula="of:=IF([.AE67]&gt;0;&quot;Subiu&quot;;IF([.AE67]&lt;0;&quot;Desceu&quot;;&quot;Estável&quot;))" office:value-type="string" office:string-value="Desceu" calcext:value-type="string">
            <text:p>Desceu</text:p>
          </table:table-cell>
          <table:table-cell table:style-name="ce13" table:formula="of:=[.H67]/100" office:value-type="float" office:value="-0.3001" calcext:value-type="float">
            <text:p>-0.3001</text:p>
          </table:table-cell>
          <table:table-cell table:style-name="ce16" table:formula="of:=[.C67]/([.AG67]+1)" office:value-type="currency" office:currency="R$ " office:value="9.92998999857123" calcext:value-type="currency">
            <text:p>R$ 9.93</text:p>
          </table:table-cell>
          <table:table-cell table:style-name="ce16" table:formula="of:=([.C67]-[.AH67])*[.L67]" office:value-type="currency" office:currency="R$ " office:value="-1478164340.65161" calcext:value-type="currency">
            <text:p>-R$ 1,478,164,340.65</text:p>
          </table:table-cell>
          <table:table-cell table:style-name="ce16" table:formula="of:=IF([.AI67]&gt;0;&quot;Subiu&quot;;IF([.AI67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LPA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8.67" calcext:value-type="float">
            <text:p>8.67</text:p>
          </table:table-cell>
          <table:table-cell table:style-name="ce9" office:value-type="float" office:value="-1.36" calcext:value-type="float">
            <text:p>-1.36</text:p>
          </table:table-cell>
          <table:table-cell table:style-name="ce9" office:value-type="float" office:value="4.08" calcext:value-type="float">
            <text:p>4.08</text:p>
          </table:table-cell>
          <table:table-cell table:number-columns-repeated="2" table:style-name="ce9" office:value-type="float" office:value="-14.33" calcext:value-type="float">
            <text:p>-14.33</text:p>
          </table:table-cell>
          <table:table-cell table:style-name="ce9" office:value-type="float" office:value="-34.52" calcext:value-type="float">
            <text:p>-34.52</text:p>
          </table:table-cell>
          <table:table-cell table:style-name="ce9" office:value-type="float" office:value="8.62" calcext:value-type="float">
            <text:p>8.62</text:p>
          </table:table-cell>
          <table:table-cell table:style-name="ce9" office:value-type="float" office:value="8.8" calcext:value-type="float">
            <text:p>8.8</text:p>
          </table:table-cell>
          <table:table-cell table:style-name="ce2" office:value-type="string" calcext:value-type="string">
            <text:p>14 M</text:p>
          </table:table-cell>
          <table:table-cell table:style-name="ce12" table:formula="of:=VLOOKUP([.A68];[$Total_de_acoes.A$1:.B$1048576];2;0)" office:value-type="float" office:value="176733968" calcext:value-type="float">
            <text:p>176,733,968</text:p>
          </table:table-cell>
          <table:table-cell table:style-name="ce13" table:formula="of:=VLOOKUP([.A68];[$Ticker.A$1:.B$1048576];2;0)" office:value-type="string" office:string-value="Alpargatas" calcext:value-type="string">
            <text:p>Alpargatas</text:p>
          </table:table-cell>
          <table:table-cell table:style-name="ce13" table:formula="of:=VLOOKUP([.M68];[$Segmentoanos.A$1:.C$1048576];2;0)" office:value-type="string" office:string-value="Calçados" calcext:value-type="string">
            <text:p>Calçados</text:p>
          </table:table-cell>
          <table:table-cell table:style-name="ce13" table:formula="of:=VLOOKUP([.M68];[$Segmentoanos.A$1:.C$1048576];3;0)" office:value-type="float" office:value="113" calcext:value-type="float">
            <text:p>113</text:p>
          </table:table-cell>
          <table:table-cell table:style-name="ce13" table:formula="of:=IF([.O68]&lt;=10; &quot;0-10 anos&quot;; IF([.O68]&lt;=20; &quot;11-20 anos&quot;; IF([.O68]&lt;=30; &quot;21-30 anos&quot;; IF([.O68]&lt;=40; &quot;31-40 anos&quot;; IF([.O68]&lt;=50; &quot;41-50 anos&quot;; IF([.O68]&lt;=60; &quot;51-60 anos&quot;; IF([.O68]&lt;=70; &quot;61-70 anos&quot;; IF([.O68]&lt;=80; &quot;71-80 anos&quot;; IF([.O68]&lt;=90; &quot;81-90 anos&quot;; IF([.O68]&lt;=100; &quot;91-100 anos&quot;; IF([.O68]&lt;=110; &quot;101-110 anos&quot;; IF([.O68]&lt;=120; &quot;111-120 anos&quot;; IF([.O68]&gt;120; &quot;Mais de 120 anos&quot;; &quot;Outro&quot;)))))))))))))" office:value-type="string" office:string-value="111-120 anos" calcext:value-type="string">
            <text:p>111-120 anos</text:p>
          </table:table-cell>
          <table:table-cell table:style-name="ce13" table:formula="of:=[.D68]/100" office:value-type="float" office:value="-0.0136" calcext:value-type="float">
            <text:p>-0.0136</text:p>
          </table:table-cell>
          <table:table-cell table:style-name="ce16" table:formula="of:=[.C68]/([.Q68]+1)" office:value-type="currency" office:currency="R$ " office:value="8.78953771289538" calcext:value-type="currency">
            <text:p>R$ 8.79</text:p>
          </table:table-cell>
          <table:table-cell table:style-name="ce16" table:formula="of:=([.C68]-[.R68])*[.L68]" office:value-type="currency" office:currency="R$ " office:value="-21126374.3256445" calcext:value-type="currency">
            <text:p>-R$ 21,126,374.33</text:p>
          </table:table-cell>
          <table:table-cell table:style-name="ce13" table:formula="of:=IF([.S68]&gt;0;&quot;Subiu&quot;;IF([.S68]&lt;0;&quot;Desceu&quot;;&quot;Estável&quot;))" office:value-type="string" office:string-value="Desceu" calcext:value-type="string">
            <text:p>Desceu</text:p>
          </table:table-cell>
          <table:table-cell table:style-name="ce13" table:formula="of:=[.E68]/100" office:value-type="float" office:value="0.0408" calcext:value-type="float">
            <text:p>0.0408</text:p>
          </table:table-cell>
          <table:table-cell table:style-name="ce16" table:formula="of:=[.C68]/([.U68]+1)" office:value-type="currency" office:currency="R$ " office:value="8.33013066871637" calcext:value-type="currency">
            <text:p>R$ 8.33</text:p>
          </table:table-cell>
          <table:table-cell table:style-name="ce16" table:formula="of:=([.C68]-[.V68])*[.L68]" office:value-type="currency" office:currency="R$ " office:value="60066455.5192622" calcext:value-type="currency">
            <text:p>R$ 60,066,455.52</text:p>
          </table:table-cell>
          <table:table-cell table:style-name="ce13" table:formula="of:=IF([.W68]&gt;0;&quot;Subiu&quot;;IF([.W68]&lt;0;&quot;Desceu&quot;;&quot;Estável&quot;))" office:value-type="string" office:string-value="Subiu" calcext:value-type="string">
            <text:p>Subiu</text:p>
          </table:table-cell>
          <table:table-cell table:style-name="ce13" table:formula="of:=[.F68]/100" office:value-type="float" office:value="-0.1433" calcext:value-type="float">
            <text:p>-0.1433</text:p>
          </table:table-cell>
          <table:table-cell table:style-name="ce21" table:formula="of:=[.C68]/([.Y68]+1)" office:value-type="float" office:value="10.1202287848722" calcext:value-type="float">
            <text:p>10.12</text:p>
          </table:table-cell>
          <table:table-cell table:style-name="ce16" table:formula="of:=([.C68]-[.Z68])*[.L68]" office:value-type="currency" office:currency="R$ " office:value="-256304687.658279" calcext:value-type="currency">
            <text:p>-R$ 256,304,687.66</text:p>
          </table:table-cell>
          <table:table-cell table:style-name="ce16" table:formula="of:=IF([.AA68]&gt;0;&quot;Subiu&quot;;IF([.AA68]&lt;0;&quot;Desceu&quot;;&quot;Estável&quot;))" office:value-type="string" office:string-value="Desceu" calcext:value-type="string">
            <text:p>Desceu</text:p>
          </table:table-cell>
          <table:table-cell table:style-name="ce24" table:formula="of:=[.G68]/100" office:value-type="float" office:value="-0.1433" calcext:value-type="float">
            <text:p>-0.1433</text:p>
          </table:table-cell>
          <table:table-cell table:style-name="ce16" table:formula="of:=[.C68]/([.AC68]+1)" office:value-type="currency" office:currency="R$ " office:value="10.1202287848722" calcext:value-type="currency">
            <text:p>R$ 10.12</text:p>
          </table:table-cell>
          <table:table-cell table:style-name="ce16" table:formula="of:=([.C68]-[.AD68])*[.L68]" office:value-type="currency" office:currency="R$ " office:value="-256304687.658279" calcext:value-type="currency">
            <text:p>-R$ 256,304,687.66</text:p>
          </table:table-cell>
          <table:table-cell table:style-name="ce13" table:formula="of:=IF([.AE68]&gt;0;&quot;Subiu&quot;;IF([.AE68]&lt;0;&quot;Desceu&quot;;&quot;Estável&quot;))" office:value-type="string" office:string-value="Desceu" calcext:value-type="string">
            <text:p>Desceu</text:p>
          </table:table-cell>
          <table:table-cell table:style-name="ce13" table:formula="of:=[.H68]/100" office:value-type="float" office:value="-0.3452" calcext:value-type="float">
            <text:p>-0.3452</text:p>
          </table:table-cell>
          <table:table-cell table:style-name="ce16" table:formula="of:=[.C68]/([.AG68]+1)" office:value-type="currency" office:currency="R$ " office:value="13.2406841783751" calcext:value-type="currency">
            <text:p>R$ 13.24</text:p>
          </table:table-cell>
          <table:table-cell table:style-name="ce16" table:formula="of:=([.C68]-[.AH68])*[.L68]" office:value-type="currency" office:currency="R$ " office:value="-807795151.319047" calcext:value-type="currency">
            <text:p>-R$ 807,795,151.32</text:p>
          </table:table-cell>
          <table:table-cell table:style-name="ce16" table:formula="of:=IF([.AI68]&gt;0;&quot;Subiu&quot;;IF([.AI68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2.84" calcext:value-type="float">
            <text:p>22.84</text:p>
          </table:table-cell>
          <table:table-cell table:style-name="ce10" office:value-type="float" office:value="-1.38" calcext:value-type="float">
            <text:p>-1.38</text:p>
          </table:table-cell>
          <table:table-cell table:style-name="ce10" office:value-type="float" office:value="2.38" calcext:value-type="float">
            <text:p>2.38</text:p>
          </table:table-cell>
          <table:table-cell table:number-columns-repeated="2" table:style-name="ce10" office:value-type="float" office:value="-5.15" calcext:value-type="float">
            <text:p>-5.15</text:p>
          </table:table-cell>
          <table:table-cell table:style-name="ce10" office:value-type="float" office:value="60.09" calcext:value-type="float">
            <text:p>60.09</text:p>
          </table:table-cell>
          <table:table-cell table:style-name="ce10" office:value-type="float" office:value="22.62" calcext:value-type="float">
            <text:p>22.62</text:p>
          </table:table-cell>
          <table:table-cell table:style-name="ce10" office:value-type="float" office:value="23.34" calcext:value-type="float">
            <text:p>23.34</text:p>
          </table:table-cell>
          <table:table-cell table:style-name="ce3" office:value-type="string" calcext:value-type="string">
            <text:p>104,26 M</text:p>
          </table:table-cell>
          <table:table-cell table:style-name="ce12" table:formula="of:=VLOOKUP([.A69];[$Total_de_acoes.A$1:.B$1048576];2;0)" office:value-type="float" office:value="265784616" calcext:value-type="float">
            <text:p>265,784,616</text:p>
          </table:table-cell>
          <table:table-cell table:style-name="ce13" table:formula="of:=VLOOKUP([.A69];[$Ticker.A$1:.B$1048576];2;0)" office:value-type="string" office:string-value="Cyrela" calcext:value-type="string">
            <text:p>Cyrela</text:p>
          </table:table-cell>
          <table:table-cell table:style-name="ce13" table:formula="of:=VLOOKUP([.M69];[$Segmentoanos.A$1:.C$1048576];2;0)" office:value-type="string" office:string-value="Construção Civil" calcext:value-type="string">
            <text:p>Construção Civil</text:p>
          </table:table-cell>
          <table:table-cell table:style-name="ce13" table:formula="of:=VLOOKUP([.M69];[$Segmentoanos.A$1:.C$1048576];3;0)" office:value-type="float" office:value="59" calcext:value-type="float">
            <text:p>59</text:p>
          </table:table-cell>
          <table:table-cell table:style-name="ce13" table:formula="of:=IF([.O69]&lt;=10; &quot;0-10 anos&quot;; IF([.O69]&lt;=20; &quot;11-20 anos&quot;; IF([.O69]&lt;=30; &quot;21-30 anos&quot;; IF([.O69]&lt;=40; &quot;31-40 anos&quot;; IF([.O69]&lt;=50; &quot;41-50 anos&quot;; IF([.O69]&lt;=60; &quot;51-60 anos&quot;; IF([.O69]&lt;=70; &quot;61-70 anos&quot;; IF([.O69]&lt;=80; &quot;71-80 anos&quot;; IF([.O69]&lt;=90; &quot;81-90 anos&quot;; IF([.O69]&lt;=100; &quot;91-100 anos&quot;; IF([.O69]&lt;=110; &quot;101-110 anos&quot;; IF([.O69]&lt;=120; &quot;111-120 anos&quot;; IF([.O69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69]/100" office:value-type="float" office:value="-0.0138" calcext:value-type="float">
            <text:p>-0.0138</text:p>
          </table:table-cell>
          <table:table-cell table:style-name="ce16" table:formula="of:=[.C69]/([.Q69]+1)" office:value-type="currency" office:currency="R$ " office:value="23.1596025147029" calcext:value-type="currency">
            <text:p>R$ 23.16</text:p>
          </table:table-cell>
          <table:table-cell table:style-name="ce16" table:formula="of:=([.C69]-[.R69])*[.L69]" office:value-type="currency" office:currency="R$ " office:value="-84945431.6429448" calcext:value-type="currency">
            <text:p>-R$ 84,945,431.64</text:p>
          </table:table-cell>
          <table:table-cell table:style-name="ce13" table:formula="of:=IF([.S69]&gt;0;&quot;Subiu&quot;;IF([.S69]&lt;0;&quot;Desceu&quot;;&quot;Estável&quot;))" office:value-type="string" office:string-value="Desceu" calcext:value-type="string">
            <text:p>Desceu</text:p>
          </table:table-cell>
          <table:table-cell table:style-name="ce13" table:formula="of:=[.E69]/100" office:value-type="float" office:value="0.0238" calcext:value-type="float">
            <text:p>0.0238</text:p>
          </table:table-cell>
          <table:table-cell table:style-name="ce16" table:formula="of:=[.C69]/([.U69]+1)" office:value-type="currency" office:currency="R$ " office:value="22.3090447352999" calcext:value-type="currency">
            <text:p>R$ 22.31</text:p>
          </table:table-cell>
          <table:table-cell table:style-name="ce16" table:formula="of:=([.C69]-[.V69])*[.L69]" office:value-type="currency" office:currency="R$ " office:value="141119741.141504" calcext:value-type="currency">
            <text:p>R$ 141,119,741.14</text:p>
          </table:table-cell>
          <table:table-cell table:style-name="ce13" table:formula="of:=IF([.W69]&gt;0;&quot;Subiu&quot;;IF([.W69]&lt;0;&quot;Desceu&quot;;&quot;Estável&quot;))" office:value-type="string" office:string-value="Subiu" calcext:value-type="string">
            <text:p>Subiu</text:p>
          </table:table-cell>
          <table:table-cell table:style-name="ce13" table:formula="of:=[.F69]/100" office:value-type="float" office:value="-0.0515" calcext:value-type="float">
            <text:p>-0.0515</text:p>
          </table:table-cell>
          <table:table-cell table:style-name="ce21" table:formula="of:=[.C69]/([.Y69]+1)" office:value-type="float" office:value="24.0801265155509" calcext:value-type="float">
            <text:p>24.08</text:p>
          </table:table-cell>
          <table:table-cell table:style-name="ce16" table:formula="of:=([.C69]-[.Z69])*[.L69]" office:value-type="currency" office:currency="R$ " office:value="-329606549.727106" calcext:value-type="currency">
            <text:p>-R$ 329,606,549.73</text:p>
          </table:table-cell>
          <table:table-cell table:style-name="ce16" table:formula="of:=IF([.AA69]&gt;0;&quot;Subiu&quot;;IF([.AA69]&lt;0;&quot;Desceu&quot;;&quot;Estável&quot;))" office:value-type="string" office:string-value="Desceu" calcext:value-type="string">
            <text:p>Desceu</text:p>
          </table:table-cell>
          <table:table-cell table:style-name="ce24" table:formula="of:=[.G69]/100" office:value-type="float" office:value="-0.0515" calcext:value-type="float">
            <text:p>-0.0515</text:p>
          </table:table-cell>
          <table:table-cell table:style-name="ce16" table:formula="of:=[.C69]/([.AC69]+1)" office:value-type="currency" office:currency="R$ " office:value="24.0801265155509" calcext:value-type="currency">
            <text:p>R$ 24.08</text:p>
          </table:table-cell>
          <table:table-cell table:style-name="ce16" table:formula="of:=([.C69]-[.AD69])*[.L69]" office:value-type="currency" office:currency="R$ " office:value="-329606549.727106" calcext:value-type="currency">
            <text:p>-R$ 329,606,549.73</text:p>
          </table:table-cell>
          <table:table-cell table:style-name="ce13" table:formula="of:=IF([.AE69]&gt;0;&quot;Subiu&quot;;IF([.AE69]&lt;0;&quot;Desceu&quot;;&quot;Estável&quot;))" office:value-type="string" office:string-value="Desceu" calcext:value-type="string">
            <text:p>Desceu</text:p>
          </table:table-cell>
          <table:table-cell table:style-name="ce13" table:formula="of:=[.H69]/100" office:value-type="float" office:value="0.6009" calcext:value-type="float">
            <text:p>0.6009</text:p>
          </table:table-cell>
          <table:table-cell table:style-name="ce16" table:formula="of:=[.C69]/([.AG69]+1)" office:value-type="currency" office:currency="R$ " office:value="14.26697482666" calcext:value-type="currency">
            <text:p>R$ 14.27</text:p>
          </table:table-cell>
          <table:table-cell table:style-name="ce16" table:formula="of:=([.C69]-[.AH69])*[.L69]" office:value-type="currency" office:currency="R$ " office:value="2278578203.6545" calcext:value-type="currency">
            <text:p>R$ 2,278,578,203.65</text:p>
          </table:table-cell>
          <table:table-cell table:style-name="ce16" table:formula="of:=IF([.AI69]&gt;0;&quot;Subiu&quot;;IF([.AI69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22.4" calcext:value-type="float">
            <text:p>22.40</text:p>
          </table:table-cell>
          <table:table-cell table:style-name="ce9" office:value-type="float" office:value="-1.4" calcext:value-type="float">
            <text:p>-1.4</text:p>
          </table:table-cell>
          <table:table-cell table:style-name="ce9" office:value-type="float" office:value="5.02" calcext:value-type="float">
            <text:p>5.02</text:p>
          </table:table-cell>
          <table:table-cell table:number-columns-repeated="2" table:style-name="ce9" office:value-type="float" office:value="0.04" calcext:value-type="float">
            <text:p>0.04</text:p>
          </table:table-cell>
          <table:table-cell table:style-name="ce9" office:value-type="float" office:value="34.29" calcext:value-type="float">
            <text:p>34.29</text:p>
          </table:table-cell>
          <table:table-cell table:style-name="ce9" office:value-type="float" office:value="22.26" calcext:value-type="float">
            <text:p>22.26</text:p>
          </table:table-cell>
          <table:table-cell table:style-name="ce9" office:value-type="float" office:value="22.92" calcext:value-type="float">
            <text:p>22.92</text:p>
          </table:table-cell>
          <table:table-cell table:style-name="ce2" office:value-type="string" calcext:value-type="string">
            <text:p>60,86 M</text:p>
          </table:table-cell>
          <table:table-cell table:style-name="ce12" table:formula="of:=VLOOKUP([.A70];[$Total_de_acoes.A$1:.B$1048576];2;0)" office:value-type="float" office:value="734632705" calcext:value-type="float">
            <text:p>734,632,705</text:p>
          </table:table-cell>
          <table:table-cell table:style-name="ce13" table:formula="of:=VLOOKUP([.A70];[$Ticker.A$1:.B$1048576];2;0)" office:value-type="string" office:string-value="Embraer" calcext:value-type="string">
            <text:p>Embraer</text:p>
          </table:table-cell>
          <table:table-cell table:style-name="ce13" table:formula="of:=VLOOKUP([.M70];[$Segmentoanos.A$1:.C$1048576];2;0)" office:value-type="string" office:string-value="Aeroespacial" calcext:value-type="string">
            <text:p>Aeroespacial</text:p>
          </table:table-cell>
          <table:table-cell table:style-name="ce13" table:formula="of:=VLOOKUP([.M70];[$Segmentoanos.A$1:.C$1048576];3;0)" office:value-type="float" office:value="53" calcext:value-type="float">
            <text:p>53</text:p>
          </table:table-cell>
          <table:table-cell table:style-name="ce13" table:formula="of:=IF([.O70]&lt;=10; &quot;0-10 anos&quot;; IF([.O70]&lt;=20; &quot;11-20 anos&quot;; IF([.O70]&lt;=30; &quot;21-30 anos&quot;; IF([.O70]&lt;=40; &quot;31-40 anos&quot;; IF([.O70]&lt;=50; &quot;41-50 anos&quot;; IF([.O70]&lt;=60; &quot;51-60 anos&quot;; IF([.O70]&lt;=70; &quot;61-70 anos&quot;; IF([.O70]&lt;=80; &quot;71-80 anos&quot;; IF([.O70]&lt;=90; &quot;81-90 anos&quot;; IF([.O70]&lt;=100; &quot;91-100 anos&quot;; IF([.O70]&lt;=110; &quot;101-110 anos&quot;; IF([.O70]&lt;=120; &quot;111-120 anos&quot;; IF([.O70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70]/100" office:value-type="float" office:value="-0.014" calcext:value-type="float">
            <text:p>-0.014</text:p>
          </table:table-cell>
          <table:table-cell table:style-name="ce16" table:formula="of:=[.C70]/([.Q70]+1)" office:value-type="currency" office:currency="R$ " office:value="22.7180527383367" calcext:value-type="currency">
            <text:p>R$ 22.72</text:p>
          </table:table-cell>
          <table:table-cell table:style-name="ce16" table:formula="of:=([.C70]-[.R70])*[.L70]" office:value-type="currency" office:currency="R$ " office:value="-233651943.496958" calcext:value-type="currency">
            <text:p>-R$ 233,651,943.50</text:p>
          </table:table-cell>
          <table:table-cell table:style-name="ce13" table:formula="of:=IF([.S70]&gt;0;&quot;Subiu&quot;;IF([.S70]&lt;0;&quot;Desceu&quot;;&quot;Estável&quot;))" office:value-type="string" office:string-value="Desceu" calcext:value-type="string">
            <text:p>Desceu</text:p>
          </table:table-cell>
          <table:table-cell table:style-name="ce13" table:formula="of:=[.E70]/100" office:value-type="float" office:value="0.0502" calcext:value-type="float">
            <text:p>0.0502</text:p>
          </table:table-cell>
          <table:table-cell table:style-name="ce16" table:formula="of:=[.C70]/([.U70]+1)" office:value-type="currency" office:currency="R$ " office:value="21.3292706151209" calcext:value-type="currency">
            <text:p>R$ 21.33</text:p>
          </table:table-cell>
          <table:table-cell table:style-name="ce16" table:formula="of:=([.C70]-[.V70])*[.L70]" office:value-type="currency" office:currency="R$ " office:value="786592824.336699" calcext:value-type="currency">
            <text:p>R$ 786,592,824.34</text:p>
          </table:table-cell>
          <table:table-cell table:style-name="ce13" table:formula="of:=IF([.W70]&gt;0;&quot;Subiu&quot;;IF([.W70]&lt;0;&quot;Desceu&quot;;&quot;Estável&quot;))" office:value-type="string" office:string-value="Subiu" calcext:value-type="string">
            <text:p>Subiu</text:p>
          </table:table-cell>
          <table:table-cell table:style-name="ce13" table:formula="of:=[.F70]/100" office:value-type="float" office:value="0.0004" calcext:value-type="float">
            <text:p>0.0004</text:p>
          </table:table-cell>
          <table:table-cell table:style-name="ce21" table:formula="of:=[.C70]/([.Y70]+1)" office:value-type="float" office:value="22.391043582567" calcext:value-type="float">
            <text:p>22.39</text:p>
          </table:table-cell>
          <table:table-cell table:style-name="ce16" table:formula="of:=([.C70]-[.Z70])*[.L70]" office:value-type="currency" office:currency="R$ " office:value="6579677.16593329" calcext:value-type="currency">
            <text:p>R$ 6,579,677.17</text:p>
          </table:table-cell>
          <table:table-cell table:style-name="ce16" table:formula="of:=IF([.AA70]&gt;0;&quot;Subiu&quot;;IF([.AA70]&lt;0;&quot;Desceu&quot;;&quot;Estável&quot;))" office:value-type="string" office:string-value="Subiu" calcext:value-type="string">
            <text:p>Subiu</text:p>
          </table:table-cell>
          <table:table-cell table:style-name="ce24" table:formula="of:=[.G70]/100" office:value-type="float" office:value="0.0004" calcext:value-type="float">
            <text:p>0.0004</text:p>
          </table:table-cell>
          <table:table-cell table:style-name="ce16" table:formula="of:=[.C70]/([.AC70]+1)" office:value-type="currency" office:currency="R$ " office:value="22.391043582567" calcext:value-type="currency">
            <text:p>R$ 22.39</text:p>
          </table:table-cell>
          <table:table-cell table:style-name="ce16" table:formula="of:=([.C70]-[.AD70])*[.L70]" office:value-type="currency" office:currency="R$ " office:value="6579677.16593329" calcext:value-type="currency">
            <text:p>R$ 6,579,677.17</text:p>
          </table:table-cell>
          <table:table-cell table:style-name="ce13" table:formula="of:=IF([.AE70]&gt;0;&quot;Subiu&quot;;IF([.AE70]&lt;0;&quot;Desceu&quot;;&quot;Estável&quot;))" office:value-type="string" office:string-value="Subiu" calcext:value-type="string">
            <text:p>Subiu</text:p>
          </table:table-cell>
          <table:table-cell table:style-name="ce13" table:formula="of:=[.H70]/100" office:value-type="float" office:value="0.3429" calcext:value-type="float">
            <text:p>0.3429</text:p>
          </table:table-cell>
          <table:table-cell table:style-name="ce16" table:formula="of:=[.C70]/([.AG70]+1)" office:value-type="currency" office:currency="R$ " office:value="16.6803187132326" calcext:value-type="currency">
            <text:p>R$ 16.68</text:p>
          </table:table-cell>
          <table:table-cell table:style-name="ce16" table:formula="of:=([.C70]-[.AH70])*[.L70]" office:value-type="currency" office:currency="R$ " office:value="4201864935.43585" calcext:value-type="currency">
            <text:p>R$ 4,201,864,935.44</text:p>
          </table:table-cell>
          <table:table-cell table:style-name="ce16" table:formula="of:=IF([.AI70]&gt;0;&quot;Subiu&quot;;IF([.AI70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5.97" calcext:value-type="float">
            <text:p>15.97</text:p>
          </table:table-cell>
          <table:table-cell table:style-name="ce10" office:value-type="float" office:value="-1.41" calcext:value-type="float">
            <text:p>-1.41</text:p>
          </table:table-cell>
          <table:table-cell table:style-name="ce10" office:value-type="float" office:value="-7.37" calcext:value-type="float">
            <text:p>-7.37</text:p>
          </table:table-cell>
          <table:table-cell table:number-columns-repeated="2" table:style-name="ce10" office:value-type="float" office:value="-5.45" calcext:value-type="float">
            <text:p>-5.45</text:p>
          </table:table-cell>
          <table:table-cell table:style-name="ce10" office:value-type="float" office:value="23.51" calcext:value-type="float">
            <text:p>23.51</text:p>
          </table:table-cell>
          <table:table-cell table:style-name="ce10" office:value-type="float" office:value="15.84" calcext:value-type="float">
            <text:p>15.84</text:p>
          </table:table-cell>
          <table:table-cell table:style-name="ce10" office:value-type="float" office:value="16.43" calcext:value-type="float">
            <text:p>16.43</text:p>
          </table:table-cell>
          <table:table-cell table:style-name="ce3" office:value-type="string" calcext:value-type="string">
            <text:p>213,23 M</text:p>
          </table:table-cell>
          <table:table-cell table:style-name="ce12" table:formula="of:=VLOOKUP([.A71];[$Total_de_acoes.A$1:.B$1048576];2;0)" office:value-type="float" office:value="846244302" calcext:value-type="float">
            <text:p>846,244,302</text:p>
          </table:table-cell>
          <table:table-cell table:style-name="ce13" table:formula="of:=VLOOKUP([.A71];[$Ticker.A$1:.B$1048576];2;0)" office:value-type="string" office:string-value="Natura" calcext:value-type="string">
            <text:p>Natura</text:p>
          </table:table-cell>
          <table:table-cell table:style-name="ce13" table:formula="of:=VLOOKUP([.M71];[$Segmentoanos.A$1:.C$1048576];2;0)" office:value-type="string" office:string-value="Cosméticos" calcext:value-type="string">
            <text:p>Cosméticos</text:p>
          </table:table-cell>
          <table:table-cell table:style-name="ce13" table:formula="of:=VLOOKUP([.M71];[$Segmentoanos.A$1:.C$1048576];3;0)" office:value-type="float" office:value="54" calcext:value-type="float">
            <text:p>54</text:p>
          </table:table-cell>
          <table:table-cell table:style-name="ce13" table:formula="of:=IF([.O71]&lt;=10; &quot;0-10 anos&quot;; IF([.O71]&lt;=20; &quot;11-20 anos&quot;; IF([.O71]&lt;=30; &quot;21-30 anos&quot;; IF([.O71]&lt;=40; &quot;31-40 anos&quot;; IF([.O71]&lt;=50; &quot;41-50 anos&quot;; IF([.O71]&lt;=60; &quot;51-60 anos&quot;; IF([.O71]&lt;=70; &quot;61-70 anos&quot;; IF([.O71]&lt;=80; &quot;71-80 anos&quot;; IF([.O71]&lt;=90; &quot;81-90 anos&quot;; IF([.O71]&lt;=100; &quot;91-100 anos&quot;; IF([.O71]&lt;=110; &quot;101-110 anos&quot;; IF([.O71]&lt;=120; &quot;111-120 anos&quot;; IF([.O71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71]/100" office:value-type="float" office:value="-0.0141" calcext:value-type="float">
            <text:p>-0.0141</text:p>
          </table:table-cell>
          <table:table-cell table:style-name="ce16" table:formula="of:=[.C71]/([.Q71]+1)" office:value-type="currency" office:currency="R$ " office:value="16.1983974033878" calcext:value-type="currency">
            <text:p>R$ 16.20</text:p>
          </table:table-cell>
          <table:table-cell table:style-name="ce16" table:formula="of:=([.C71]-[.R71])*[.L71]" office:value-type="currency" office:currency="R$ " office:value="-193280001.208495" calcext:value-type="currency">
            <text:p>-R$ 193,280,001.21</text:p>
          </table:table-cell>
          <table:table-cell table:style-name="ce13" table:formula="of:=IF([.S71]&gt;0;&quot;Subiu&quot;;IF([.S71]&lt;0;&quot;Desceu&quot;;&quot;Estável&quot;))" office:value-type="string" office:string-value="Desceu" calcext:value-type="string">
            <text:p>Desceu</text:p>
          </table:table-cell>
          <table:table-cell table:style-name="ce13" table:formula="of:=[.E71]/100" office:value-type="float" office:value="-0.0737" calcext:value-type="float">
            <text:p>-0.0737</text:p>
          </table:table-cell>
          <table:table-cell table:style-name="ce16" table:formula="of:=[.C71]/([.U71]+1)" office:value-type="currency" office:currency="R$ " office:value="17.2406347835474" calcext:value-type="currency">
            <text:p>R$ 17.24</text:p>
          </table:table-cell>
          <table:table-cell table:style-name="ce16" table:formula="of:=([.C71]-[.V71])*[.L71]" office:value-type="currency" office:currency="R$ " office:value="-1075267445.50003" calcext:value-type="currency">
            <text:p>-R$ 1,075,267,445.50</text:p>
          </table:table-cell>
          <table:table-cell table:style-name="ce13" table:formula="of:=IF([.W71]&gt;0;&quot;Subiu&quot;;IF([.W71]&lt;0;&quot;Desceu&quot;;&quot;Estável&quot;))" office:value-type="string" office:string-value="Desceu" calcext:value-type="string">
            <text:p>Desceu</text:p>
          </table:table-cell>
          <table:table-cell table:style-name="ce13" table:formula="of:=[.F71]/100" office:value-type="float" office:value="-0.0545" calcext:value-type="float">
            <text:p>-0.0545</text:p>
          </table:table-cell>
          <table:table-cell table:style-name="ce21" table:formula="of:=[.C71]/([.Y71]+1)" office:value-type="float" office:value="16.8905341089371" calcext:value-type="float">
            <text:p>16.89</text:p>
          </table:table-cell>
          <table:table-cell table:style-name="ce16" table:formula="of:=([.C71]-[.Z71])*[.L71]" office:value-type="currency" office:currency="R$ " office:value="-778996744.484643" calcext:value-type="currency">
            <text:p>-R$ 778,996,744.48</text:p>
          </table:table-cell>
          <table:table-cell table:style-name="ce16" table:formula="of:=IF([.AA71]&gt;0;&quot;Subiu&quot;;IF([.AA71]&lt;0;&quot;Desceu&quot;;&quot;Estável&quot;))" office:value-type="string" office:string-value="Desceu" calcext:value-type="string">
            <text:p>Desceu</text:p>
          </table:table-cell>
          <table:table-cell table:style-name="ce24" table:formula="of:=[.G71]/100" office:value-type="float" office:value="-0.0545" calcext:value-type="float">
            <text:p>-0.0545</text:p>
          </table:table-cell>
          <table:table-cell table:style-name="ce16" table:formula="of:=[.C71]/([.AC71]+1)" office:value-type="currency" office:currency="R$ " office:value="16.8905341089371" calcext:value-type="currency">
            <text:p>R$ 16.89</text:p>
          </table:table-cell>
          <table:table-cell table:style-name="ce16" table:formula="of:=([.C71]-[.AD71])*[.L71]" office:value-type="currency" office:currency="R$ " office:value="-778996744.484643" calcext:value-type="currency">
            <text:p>-R$ 778,996,744.48</text:p>
          </table:table-cell>
          <table:table-cell table:style-name="ce13" table:formula="of:=IF([.AE71]&gt;0;&quot;Subiu&quot;;IF([.AE71]&lt;0;&quot;Desceu&quot;;&quot;Estável&quot;))" office:value-type="string" office:string-value="Desceu" calcext:value-type="string">
            <text:p>Desceu</text:p>
          </table:table-cell>
          <table:table-cell table:style-name="ce13" table:formula="of:=[.H71]/100" office:value-type="float" office:value="0.2351" calcext:value-type="float">
            <text:p>0.2351</text:p>
          </table:table-cell>
          <table:table-cell table:style-name="ce16" table:formula="of:=[.C71]/([.AG71]+1)" office:value-type="currency" office:currency="R$ " office:value="12.9301271152133" calcext:value-type="currency">
            <text:p>R$ 12.93</text:p>
          </table:table-cell>
          <table:table-cell table:style-name="ce16" table:formula="of:=([.C71]-[.AH71])*[.L71]" office:value-type="currency" office:currency="R$ " office:value="2572475107.55501" calcext:value-type="currency">
            <text:p>R$ 2,572,475,107.56</text:p>
          </table:table-cell>
          <table:table-cell table:style-name="ce16" table:formula="of:=IF([.AI71]&gt;0;&quot;Subiu&quot;;IF([.AI71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SAI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3.8" calcext:value-type="float">
            <text:p>13.80</text:p>
          </table:table-cell>
          <table:table-cell table:style-name="ce9" office:value-type="float" office:value="-1.42" calcext:value-type="float">
            <text:p>-1.42</text:p>
          </table:table-cell>
          <table:table-cell table:style-name="ce9" office:value-type="float" office:value="-3.5" calcext:value-type="float">
            <text:p>-3.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-34.02" calcext:value-type="float">
            <text:p>-34.02</text:p>
          </table:table-cell>
          <table:table-cell table:style-name="ce9" office:value-type="float" office:value="13.63" calcext:value-type="float">
            <text:p>13.63</text:p>
          </table:table-cell>
          <table:table-cell table:style-name="ce9" office:value-type="float" office:value="14" calcext:value-type="float">
            <text:p>14</text:p>
          </table:table-cell>
          <table:table-cell table:style-name="ce2" office:value-type="string" calcext:value-type="string">
            <text:p>79,67 M</text:p>
          </table:table-cell>
          <table:table-cell table:style-name="ce12" table:formula="of:=VLOOKUP([.A72];[$Total_de_acoes.A$1:.B$1048576];2;0)" office:value-type="float" office:value="1349217892" calcext:value-type="float">
            <text:p>1,349,217,892</text:p>
          </table:table-cell>
          <table:table-cell table:style-name="ce13" table:formula="of:=VLOOKUP([.A72];[$Ticker.A$1:.B$1048576];2;0)" office:value-type="string" office:string-value="Assaí" calcext:value-type="string">
            <text:p>Assaí</text:p>
          </table:table-cell>
          <table:table-cell table:style-name="ce13" table:formula="of:=VLOOKUP([.M72];[$Segmentoanos.A$1:.C$1048576];2;0)" office:value-type="string" office:string-value="Varejo" calcext:value-type="string">
            <text:p>Varejo</text:p>
          </table:table-cell>
          <table:table-cell table:style-name="ce13" table:formula="of:=VLOOKUP([.M72];[$Segmentoanos.A$1:.C$1048576];3;0)" office:value-type="float" office:value="56" calcext:value-type="float">
            <text:p>56</text:p>
          </table:table-cell>
          <table:table-cell table:style-name="ce13" table:formula="of:=IF([.O72]&lt;=10; &quot;0-10 anos&quot;; IF([.O72]&lt;=20; &quot;11-20 anos&quot;; IF([.O72]&lt;=30; &quot;21-30 anos&quot;; IF([.O72]&lt;=40; &quot;31-40 anos&quot;; IF([.O72]&lt;=50; &quot;41-50 anos&quot;; IF([.O72]&lt;=60; &quot;51-60 anos&quot;; IF([.O72]&lt;=70; &quot;61-70 anos&quot;; IF([.O72]&lt;=80; &quot;71-80 anos&quot;; IF([.O72]&lt;=90; &quot;81-90 anos&quot;; IF([.O72]&lt;=100; &quot;91-100 anos&quot;; IF([.O72]&lt;=110; &quot;101-110 anos&quot;; IF([.O72]&lt;=120; &quot;111-120 anos&quot;; IF([.O72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72]/100" office:value-type="float" office:value="-0.0142" calcext:value-type="float">
            <text:p>-0.0142</text:p>
          </table:table-cell>
          <table:table-cell table:style-name="ce16" table:formula="of:=[.C72]/([.Q72]+1)" office:value-type="currency" office:currency="R$ " office:value="13.9987827145466" calcext:value-type="currency">
            <text:p>R$ 14.00</text:p>
          </table:table-cell>
          <table:table-cell table:style-name="ce16" table:formula="of:=([.C72]-[.R72])*[.L72]" office:value-type="currency" office:currency="R$ " office:value="-268201195.086548" calcext:value-type="currency">
            <text:p>-R$ 268,201,195.09</text:p>
          </table:table-cell>
          <table:table-cell table:style-name="ce13" table:formula="of:=IF([.S72]&gt;0;&quot;Subiu&quot;;IF([.S72]&lt;0;&quot;Desceu&quot;;&quot;Estável&quot;))" office:value-type="string" office:string-value="Desceu" calcext:value-type="string">
            <text:p>Desceu</text:p>
          </table:table-cell>
          <table:table-cell table:style-name="ce13" table:formula="of:=[.E72]/100" office:value-type="float" office:value="-0.035" calcext:value-type="float">
            <text:p>-0.035</text:p>
          </table:table-cell>
          <table:table-cell table:style-name="ce16" table:formula="of:=[.C72]/([.U72]+1)" office:value-type="currency" office:currency="R$ " office:value="14.300518134715" calcext:value-type="currency">
            <text:p>R$ 14.30</text:p>
          </table:table-cell>
          <table:table-cell table:style-name="ce16" table:formula="of:=([.C72]-[.V72])*[.L72]" office:value-type="currency" office:currency="R$ " office:value="-675308022.62798" calcext:value-type="currency">
            <text:p>-R$ 675,308,022.63</text:p>
          </table:table-cell>
          <table:table-cell table:style-name="ce13" table:formula="of:=IF([.W72]&gt;0;&quot;Subiu&quot;;IF([.W72]&lt;0;&quot;Desceu&quot;;&quot;Estável&quot;))" office:value-type="string" office:string-value="Desceu" calcext:value-type="string">
            <text:p>Desceu</text:p>
          </table:table-cell>
          <table:table-cell table:style-name="ce13" table:formula="of:=[.F72]/100" office:value-type="float" office:value="0.02" calcext:value-type="float">
            <text:p>0.02</text:p>
          </table:table-cell>
          <table:table-cell table:style-name="ce21" table:formula="of:=[.C72]/([.Y72]+1)" office:value-type="float" office:value="13.5294117647059" calcext:value-type="float">
            <text:p>13.53</text:p>
          </table:table-cell>
          <table:table-cell table:style-name="ce16" table:formula="of:=([.C72]-[.Z72])*[.L72]" office:value-type="currency" office:currency="R$ " office:value="365082488.42353" calcext:value-type="currency">
            <text:p>R$ 365,082,488.42</text:p>
          </table:table-cell>
          <table:table-cell table:style-name="ce16" table:formula="of:=IF([.AA72]&gt;0;&quot;Subiu&quot;;IF([.AA72]&lt;0;&quot;Desceu&quot;;&quot;Estável&quot;))" office:value-type="string" office:string-value="Subiu" calcext:value-type="string">
            <text:p>Subiu</text:p>
          </table:table-cell>
          <table:table-cell table:style-name="ce24" table:formula="of:=[.G72]/100" office:value-type="float" office:value="0.02" calcext:value-type="float">
            <text:p>0.0200</text:p>
          </table:table-cell>
          <table:table-cell table:style-name="ce16" table:formula="of:=[.C72]/([.AC72]+1)" office:value-type="currency" office:currency="R$ " office:value="13.5294117647059" calcext:value-type="currency">
            <text:p>R$ 13.53</text:p>
          </table:table-cell>
          <table:table-cell table:style-name="ce16" table:formula="of:=([.C72]-[.AD72])*[.L72]" office:value-type="currency" office:currency="R$ " office:value="365082488.42353" calcext:value-type="currency">
            <text:p>R$ 365,082,488.42</text:p>
          </table:table-cell>
          <table:table-cell table:style-name="ce13" table:formula="of:=IF([.AE72]&gt;0;&quot;Subiu&quot;;IF([.AE72]&lt;0;&quot;Desceu&quot;;&quot;Estável&quot;))" office:value-type="string" office:string-value="Subiu" calcext:value-type="string">
            <text:p>Subiu</text:p>
          </table:table-cell>
          <table:table-cell table:style-name="ce13" table:formula="of:=[.H72]/100" office:value-type="float" office:value="-0.3402" calcext:value-type="float">
            <text:p>-0.3402</text:p>
          </table:table-cell>
          <table:table-cell table:style-name="ce16" table:formula="of:=[.C72]/([.AG72]+1)" office:value-type="currency" office:currency="R$ " office:value="20.9154289178539" calcext:value-type="currency">
            <text:p>R$ 20.92</text:p>
          </table:table-cell>
          <table:table-cell table:style-name="ce16" table:formula="of:=([.C72]-[.AH72])*[.L72]" office:value-type="currency" office:currency="R$ " office:value="-9600264005.22268" calcext:value-type="currency">
            <text:p>-R$ 9,600,264,005.22</text:p>
          </table:table-cell>
          <table:table-cell table:style-name="ce16" table:formula="of:=IF([.AI72]&gt;0;&quot;Subiu&quot;;IF([.AI72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3.22" calcext:value-type="float">
            <text:p>13.22</text:p>
          </table:table-cell>
          <table:table-cell table:style-name="ce10" office:value-type="float" office:value="-1.56" calcext:value-type="float">
            <text:p>-1.56</text:p>
          </table:table-cell>
          <table:table-cell table:style-name="ce10" office:value-type="float" office:value="-4.13" calcext:value-type="float">
            <text:p>-4.13</text:p>
          </table:table-cell>
          <table:table-cell table:number-columns-repeated="2" table:style-name="ce10" office:value-type="float" office:value="-8.58" calcext:value-type="float">
            <text:p>-8.58</text:p>
          </table:table-cell>
          <table:table-cell table:style-name="ce10" office:value-type="float" office:value="3.88" calcext:value-type="float">
            <text:p>3.88</text:p>
          </table:table-cell>
          <table:table-cell table:style-name="ce10" office:value-type="float" office:value="13.18" calcext:value-type="float">
            <text:p>13.18</text:p>
          </table:table-cell>
          <table:table-cell table:style-name="ce10" office:value-type="float" office:value="13.42" calcext:value-type="float">
            <text:p>13.42</text:p>
          </table:table-cell>
          <table:table-cell table:style-name="ce3" office:value-type="string" calcext:value-type="string">
            <text:p>487,27 M</text:p>
          </table:table-cell>
          <table:table-cell table:style-name="ce12" table:formula="of:=VLOOKUP([.A73];[$Total_de_acoes.A$1:.B$1048576];2;0)" office:value-type="float" office:value="5602790110" calcext:value-type="float">
            <text:p>5,602,790,110</text:p>
          </table:table-cell>
          <table:table-cell table:style-name="ce13" table:formula="of:=VLOOKUP([.A73];[$Ticker.A$1:.B$1048576];2;0)" office:value-type="string" office:string-value="B3" calcext:value-type="string">
            <text:p>B3</text:p>
          </table:table-cell>
          <table:table-cell table:style-name="ce13" table:formula="of:=VLOOKUP([.M73];[$Segmentoanos.A$1:.C$1048576];2;0)" office:value-type="string" office:string-value="Bolsa de Valores" calcext:value-type="string">
            <text:p>Bolsa de Valores</text:p>
          </table:table-cell>
          <table:table-cell table:style-name="ce13" table:formula="of:=VLOOKUP([.M73];[$Segmentoanos.A$1:.C$1048576];3;0)" office:value-type="float" office:value="9" calcext:value-type="float">
            <text:p>9</text:p>
          </table:table-cell>
          <table:table-cell table:style-name="ce13" table:formula="of:=IF([.O73]&lt;=10; &quot;0-10 anos&quot;; IF([.O73]&lt;=20; &quot;11-20 anos&quot;; IF([.O73]&lt;=30; &quot;21-30 anos&quot;; IF([.O73]&lt;=40; &quot;31-40 anos&quot;; IF([.O73]&lt;=50; &quot;41-50 anos&quot;; IF([.O73]&lt;=60; &quot;51-60 anos&quot;; IF([.O73]&lt;=70; &quot;61-70 anos&quot;; IF([.O73]&lt;=80; &quot;71-80 anos&quot;; IF([.O73]&lt;=90; &quot;81-90 anos&quot;; IF([.O73]&lt;=100; &quot;91-100 anos&quot;; IF([.O73]&lt;=110; &quot;101-110 anos&quot;; IF([.O73]&lt;=120; &quot;111-120 anos&quot;; IF([.O73]&gt;120; &quot;Mais de 120 anos&quot;; &quot;Outro&quot;)))))))))))))" office:value-type="string" office:string-value="0-10 anos" calcext:value-type="string">
            <text:p>0-10 anos</text:p>
          </table:table-cell>
          <table:table-cell table:style-name="ce13" table:formula="of:=[.D73]/100" office:value-type="float" office:value="-0.0156" calcext:value-type="float">
            <text:p>-0.0156</text:p>
          </table:table-cell>
          <table:table-cell table:style-name="ce16" table:formula="of:=[.C73]/([.Q73]+1)" office:value-type="currency" office:currency="R$ " office:value="13.4295002031694" calcext:value-type="currency">
            <text:p>R$ 13.43</text:p>
          </table:table-cell>
          <table:table-cell table:style-name="ce16" table:formula="of:=([.C73]-[.R73])*[.L73]" office:value-type="currency" office:currency="R$ " office:value="-1173785666.36074" calcext:value-type="currency">
            <text:p>-R$ 1,173,785,666.36</text:p>
          </table:table-cell>
          <table:table-cell table:style-name="ce13" table:formula="of:=IF([.S73]&gt;0;&quot;Subiu&quot;;IF([.S73]&lt;0;&quot;Desceu&quot;;&quot;Estável&quot;))" office:value-type="string" office:string-value="Desceu" calcext:value-type="string">
            <text:p>Desceu</text:p>
          </table:table-cell>
          <table:table-cell table:style-name="ce13" table:formula="of:=[.E73]/100" office:value-type="float" office:value="-0.0413" calcext:value-type="float">
            <text:p>-0.0413</text:p>
          </table:table-cell>
          <table:table-cell table:style-name="ce16" table:formula="of:=[.C73]/([.U73]+1)" office:value-type="currency" office:currency="R$ " office:value="13.7895066235527" calcext:value-type="currency">
            <text:p>R$ 13.79</text:p>
          </table:table-cell>
          <table:table-cell table:style-name="ce16" table:formula="of:=([.C73]-[.V73])*[.L73]" office:value-type="currency" office:currency="R$ " office:value="-3190826078.02072" calcext:value-type="currency">
            <text:p>-R$ 3,190,826,078.02</text:p>
          </table:table-cell>
          <table:table-cell table:style-name="ce13" table:formula="of:=IF([.W73]&gt;0;&quot;Subiu&quot;;IF([.W73]&lt;0;&quot;Desceu&quot;;&quot;Estável&quot;))" office:value-type="string" office:string-value="Desceu" calcext:value-type="string">
            <text:p>Desceu</text:p>
          </table:table-cell>
          <table:table-cell table:style-name="ce13" table:formula="of:=[.F73]/100" office:value-type="float" office:value="-0.0858" calcext:value-type="float">
            <text:p>-0.0858</text:p>
          </table:table-cell>
          <table:table-cell table:style-name="ce21" table:formula="of:=[.C73]/([.Y73]+1)" office:value-type="float" office:value="14.4607306935025" calcext:value-type="float">
            <text:p>14.46</text:p>
          </table:table-cell>
          <table:table-cell table:style-name="ce16" table:formula="of:=([.C73]-[.Z73])*[.L73]" office:value-type="currency" office:currency="R$ " office:value="-6951553658.72933" calcext:value-type="currency">
            <text:p>-R$ 6,951,553,658.73</text:p>
          </table:table-cell>
          <table:table-cell table:style-name="ce16" table:formula="of:=IF([.AA73]&gt;0;&quot;Subiu&quot;;IF([.AA73]&lt;0;&quot;Desceu&quot;;&quot;Estável&quot;))" office:value-type="string" office:string-value="Desceu" calcext:value-type="string">
            <text:p>Desceu</text:p>
          </table:table-cell>
          <table:table-cell table:style-name="ce24" table:formula="of:=[.G73]/100" office:value-type="float" office:value="-0.0858" calcext:value-type="float">
            <text:p>-0.0858</text:p>
          </table:table-cell>
          <table:table-cell table:style-name="ce16" table:formula="of:=[.C73]/([.AC73]+1)" office:value-type="currency" office:currency="R$ " office:value="14.4607306935025" calcext:value-type="currency">
            <text:p>R$ 14.46</text:p>
          </table:table-cell>
          <table:table-cell table:style-name="ce16" table:formula="of:=([.C73]-[.AD73])*[.L73]" office:value-type="currency" office:currency="R$ " office:value="-6951553658.72933" calcext:value-type="currency">
            <text:p>-R$ 6,951,553,658.73</text:p>
          </table:table-cell>
          <table:table-cell table:style-name="ce13" table:formula="of:=IF([.AE73]&gt;0;&quot;Subiu&quot;;IF([.AE73]&lt;0;&quot;Desceu&quot;;&quot;Estável&quot;))" office:value-type="string" office:string-value="Desceu" calcext:value-type="string">
            <text:p>Desceu</text:p>
          </table:table-cell>
          <table:table-cell table:style-name="ce13" table:formula="of:=[.H73]/100" office:value-type="float" office:value="0.0388" calcext:value-type="float">
            <text:p>0.0388</text:p>
          </table:table-cell>
          <table:table-cell table:style-name="ce16" table:formula="of:=[.C73]/([.AG73]+1)" office:value-type="currency" office:currency="R$ " office:value="12.7262225644975" calcext:value-type="currency">
            <text:p>R$ 12.73</text:p>
          </table:table-cell>
          <table:table-cell table:style-name="ce16" table:formula="of:=([.C73]-[.AH73])*[.L73]" office:value-type="currency" office:currency="R$ " office:value="2766531332.17459" calcext:value-type="currency">
            <text:p>R$ 2,766,531,332.17</text:p>
          </table:table-cell>
          <table:table-cell table:style-name="ce16" table:formula="of:=IF([.AI73]&gt;0;&quot;Subiu&quot;;IF([.AI73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YPE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1.08" calcext:value-type="float">
            <text:p>31.08</text:p>
          </table:table-cell>
          <table:table-cell table:style-name="ce9" office:value-type="float" office:value="-1.61" calcext:value-type="float">
            <text:p>-1.61</text:p>
          </table:table-cell>
          <table:table-cell table:style-name="ce9" office:value-type="float" office:value="-5.27" calcext:value-type="float">
            <text:p>-5.27</text:p>
          </table:table-cell>
          <table:table-cell table:number-columns-repeated="2" table:style-name="ce9" office:value-type="float" office:value="-13.06" calcext:value-type="float">
            <text:p>-13.06</text:p>
          </table:table-cell>
          <table:table-cell table:style-name="ce9" office:value-type="float" office:value="-27.52" calcext:value-type="float">
            <text:p>-27.52</text:p>
          </table:table-cell>
          <table:table-cell table:style-name="ce9" office:value-type="float" office:value="30.91" calcext:value-type="float">
            <text:p>30.91</text:p>
          </table:table-cell>
          <table:table-cell table:style-name="ce9" office:value-type="float" office:value="31.72" calcext:value-type="float">
            <text:p>31.72</text:p>
          </table:table-cell>
          <table:table-cell table:style-name="ce2" office:value-type="string" calcext:value-type="string">
            <text:p>107,71 M</text:p>
          </table:table-cell>
          <table:table-cell table:style-name="ce12" table:formula="of:=VLOOKUP([.A74];[$Total_de_acoes.A$1:.B$1048576];2;0)" office:value-type="float" office:value="409490388" calcext:value-type="float">
            <text:p>409,490,388</text:p>
          </table:table-cell>
          <table:table-cell table:style-name="ce13" table:formula="of:=VLOOKUP([.A74];[$Ticker.A$1:.B$1048576];2;0)" office:value-type="string" office:string-value="Hypera" calcext:value-type="string">
            <text:p>Hypera</text:p>
          </table:table-cell>
          <table:table-cell table:style-name="ce13" table:formula="of:=VLOOKUP([.M74];[$Segmentoanos.A$1:.C$1048576];2;0)" office:value-type="string" office:string-value="Farmacêutica" calcext:value-type="string">
            <text:p>Farmacêutica</text:p>
          </table:table-cell>
          <table:table-cell table:style-name="ce13" table:formula="of:=VLOOKUP([.M74];[$Segmentoanos.A$1:.C$1048576];3;0)" office:value-type="float" office:value="21" calcext:value-type="float">
            <text:p>21</text:p>
          </table:table-cell>
          <table:table-cell table:style-name="ce13" table:formula="of:=IF([.O74]&lt;=10; &quot;0-10 anos&quot;; IF([.O74]&lt;=20; &quot;11-20 anos&quot;; IF([.O74]&lt;=30; &quot;21-30 anos&quot;; IF([.O74]&lt;=40; &quot;31-40 anos&quot;; IF([.O74]&lt;=50; &quot;41-50 anos&quot;; IF([.O74]&lt;=60; &quot;51-60 anos&quot;; IF([.O74]&lt;=70; &quot;61-70 anos&quot;; IF([.O74]&lt;=80; &quot;71-80 anos&quot;; IF([.O74]&lt;=90; &quot;81-90 anos&quot;; IF([.O74]&lt;=100; &quot;91-100 anos&quot;; IF([.O74]&lt;=110; &quot;101-110 anos&quot;; IF([.O74]&lt;=120; &quot;111-120 anos&quot;; IF([.O74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74]/100" office:value-type="float" office:value="-0.0161" calcext:value-type="float">
            <text:p>-0.0161</text:p>
          </table:table-cell>
          <table:table-cell table:style-name="ce16" table:formula="of:=[.C74]/([.Q74]+1)" office:value-type="currency" office:currency="R$ " office:value="31.5885760748043" calcext:value-type="currency">
            <text:p>R$ 31.59</text:p>
          </table:table-cell>
          <table:table-cell table:style-name="ce16" table:formula="of:=([.C74]-[.R74])*[.L74]" office:value-type="currency" office:currency="R$ " office:value="-208257014.19915" calcext:value-type="currency">
            <text:p>-R$ 208,257,014.20</text:p>
          </table:table-cell>
          <table:table-cell table:style-name="ce13" table:formula="of:=IF([.S74]&gt;0;&quot;Subiu&quot;;IF([.S74]&lt;0;&quot;Desceu&quot;;&quot;Estável&quot;))" office:value-type="string" office:string-value="Desceu" calcext:value-type="string">
            <text:p>Desceu</text:p>
          </table:table-cell>
          <table:table-cell table:style-name="ce13" table:formula="of:=[.E74]/100" office:value-type="float" office:value="-0.0527" calcext:value-type="float">
            <text:p>-0.0527</text:p>
          </table:table-cell>
          <table:table-cell table:style-name="ce16" table:formula="of:=[.C74]/([.U74]+1)" office:value-type="currency" office:currency="R$ " office:value="32.8090362081706" calcext:value-type="currency">
            <text:p>R$ 32.81</text:p>
          </table:table-cell>
          <table:table-cell table:style-name="ce16" table:formula="of:=([.C74]-[.V74])*[.L74]" office:value-type="currency" office:currency="R$ " office:value="-708023707.749824" calcext:value-type="currency">
            <text:p>-R$ 708,023,707.75</text:p>
          </table:table-cell>
          <table:table-cell table:style-name="ce13" table:formula="of:=IF([.W74]&gt;0;&quot;Subiu&quot;;IF([.W74]&lt;0;&quot;Desceu&quot;;&quot;Estável&quot;))" office:value-type="string" office:string-value="Desceu" calcext:value-type="string">
            <text:p>Desceu</text:p>
          </table:table-cell>
          <table:table-cell table:style-name="ce13" table:formula="of:=[.F74]/100" office:value-type="float" office:value="-0.1306" calcext:value-type="float">
            <text:p>-0.1306</text:p>
          </table:table-cell>
          <table:table-cell table:style-name="ce21" table:formula="of:=[.C74]/([.Y74]+1)" office:value-type="float" office:value="35.7487922705314" calcext:value-type="float">
            <text:p>35.75</text:p>
          </table:table-cell>
          <table:table-cell table:style-name="ce16" table:formula="of:=([.C74]-[.Z74])*[.L74]" office:value-type="currency" office:currency="R$ " office:value="-1911825558.35131" calcext:value-type="currency">
            <text:p>-R$ 1,911,825,558.35</text:p>
          </table:table-cell>
          <table:table-cell table:style-name="ce16" table:formula="of:=IF([.AA74]&gt;0;&quot;Subiu&quot;;IF([.AA74]&lt;0;&quot;Desceu&quot;;&quot;Estável&quot;))" office:value-type="string" office:string-value="Desceu" calcext:value-type="string">
            <text:p>Desceu</text:p>
          </table:table-cell>
          <table:table-cell table:style-name="ce24" table:formula="of:=[.G74]/100" office:value-type="float" office:value="-0.1306" calcext:value-type="float">
            <text:p>-0.1306</text:p>
          </table:table-cell>
          <table:table-cell table:style-name="ce16" table:formula="of:=[.C74]/([.AC74]+1)" office:value-type="currency" office:currency="R$ " office:value="35.7487922705314" calcext:value-type="currency">
            <text:p>R$ 35.75</text:p>
          </table:table-cell>
          <table:table-cell table:style-name="ce16" table:formula="of:=([.C74]-[.AD74])*[.L74]" office:value-type="currency" office:currency="R$ " office:value="-1911825558.35131" calcext:value-type="currency">
            <text:p>-R$ 1,911,825,558.35</text:p>
          </table:table-cell>
          <table:table-cell table:style-name="ce13" table:formula="of:=IF([.AE74]&gt;0;&quot;Subiu&quot;;IF([.AE74]&lt;0;&quot;Desceu&quot;;&quot;Estável&quot;))" office:value-type="string" office:string-value="Desceu" calcext:value-type="string">
            <text:p>Desceu</text:p>
          </table:table-cell>
          <table:table-cell table:style-name="ce13" table:formula="of:=[.H74]/100" office:value-type="float" office:value="-0.2752" calcext:value-type="float">
            <text:p>-0.2752</text:p>
          </table:table-cell>
          <table:table-cell table:style-name="ce16" table:formula="of:=[.C74]/([.AG74]+1)" office:value-type="currency" office:currency="R$ " office:value="42.8807947019868" calcext:value-type="currency">
            <text:p>R$ 42.88</text:p>
          </table:table-cell>
          <table:table-cell table:style-name="ce16" table:formula="of:=([.C74]-[.AH74])*[.L74]" office:value-type="currency" office:currency="R$ " office:value="-4832312001.2249" calcext:value-type="currency">
            <text:p>-R$ 4,832,312,001.22</text:p>
          </table:table-cell>
          <table:table-cell table:style-name="ce16" table:formula="of:=IF([.AI74]&gt;0;&quot;Subiu&quot;;IF([.AI74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28.2" calcext:value-type="float">
            <text:p>28.20</text:p>
          </table:table-cell>
          <table:table-cell table:style-name="ce10" office:value-type="float" office:value="-1.94" calcext:value-type="float">
            <text:p>-1.94</text:p>
          </table:table-cell>
          <table:table-cell table:style-name="ce10" office:value-type="float" office:value="0.36" calcext:value-type="float">
            <text:p>0.36</text:p>
          </table:table-cell>
          <table:table-cell table:number-columns-repeated="2" table:style-name="ce10" office:value-type="float" office:value="-3.79" calcext:value-type="float">
            <text:p>-3.79</text:p>
          </table:table-cell>
          <table:table-cell table:style-name="ce10" office:value-type="float" office:value="17.1" calcext:value-type="float">
            <text:p>17.1</text:p>
          </table:table-cell>
          <table:table-cell table:style-name="ce10" office:value-type="float" office:value="28.13" calcext:value-type="float">
            <text:p>28.13</text:p>
          </table:table-cell>
          <table:table-cell table:style-name="ce10" office:value-type="float" office:value="28.97" calcext:value-type="float">
            <text:p>28.97</text:p>
          </table:table-cell>
          <table:table-cell table:style-name="ce3" office:value-type="string" calcext:value-type="string">
            <text:p>73,55 M</text:p>
          </table:table-cell>
          <table:table-cell table:style-name="ce12" table:formula="of:=VLOOKUP([.A75];[$Total_de_acoes.A$1:.B$1048576];2;0)" office:value-type="float" office:value="142377330" calcext:value-type="float">
            <text:p>142,377,330</text:p>
          </table:table-cell>
          <table:table-cell table:style-name="ce13" table:formula="of:=VLOOKUP([.A75];[$Ticker.A$1:.B$1048576];2;0)" office:value-type="string" office:string-value="São Martinho" calcext:value-type="string">
            <text:p>São Martinho</text:p>
          </table:table-cell>
          <table:table-cell table:style-name="ce13" table:formula="of:=VLOOKUP([.M75];[$Segmentoanos.A$1:.C$1048576];2;0)" office:value-type="string" office:string-value="Agronegócio" calcext:value-type="string">
            <text:p>Agronegócio</text:p>
          </table:table-cell>
          <table:table-cell table:style-name="ce13" table:formula="of:=VLOOKUP([.M75];[$Segmentoanos.A$1:.C$1048576];3;0)" office:value-type="float" office:value="90" calcext:value-type="float">
            <text:p>90</text:p>
          </table:table-cell>
          <table:table-cell table:style-name="ce13" table:formula="of:=IF([.O75]&lt;=10; &quot;0-10 anos&quot;; IF([.O75]&lt;=20; &quot;11-20 anos&quot;; IF([.O75]&lt;=30; &quot;21-30 anos&quot;; IF([.O75]&lt;=40; &quot;31-40 anos&quot;; IF([.O75]&lt;=50; &quot;41-50 anos&quot;; IF([.O75]&lt;=60; &quot;51-60 anos&quot;; IF([.O75]&lt;=70; &quot;61-70 anos&quot;; IF([.O75]&lt;=80; &quot;71-80 anos&quot;; IF([.O75]&lt;=90; &quot;81-90 anos&quot;; IF([.O75]&lt;=100; &quot;91-100 anos&quot;; IF([.O75]&lt;=110; &quot;101-110 anos&quot;; IF([.O75]&lt;=120; &quot;111-120 anos&quot;; IF([.O75]&gt;120; &quot;Mais de 120 anos&quot;; &quot;Outro&quot;)))))))))))))" office:value-type="string" office:string-value="81-90 anos" calcext:value-type="string">
            <text:p>81-90 anos</text:p>
          </table:table-cell>
          <table:table-cell table:style-name="ce13" table:formula="of:=[.D75]/100" office:value-type="float" office:value="-0.0194" calcext:value-type="float">
            <text:p>-0.0194</text:p>
          </table:table-cell>
          <table:table-cell table:style-name="ce16" table:formula="of:=[.C75]/([.Q75]+1)" office:value-type="currency" office:currency="R$ " office:value="28.7579033244952" calcext:value-type="currency">
            <text:p>R$ 28.76</text:p>
          </table:table-cell>
          <table:table-cell table:style-name="ce16" table:formula="of:=([.C75]-[.R75])*[.L75]" office:value-type="currency" office:currency="R$ " office:value="-79432785.7397512" calcext:value-type="currency">
            <text:p>-R$ 79,432,785.74</text:p>
          </table:table-cell>
          <table:table-cell table:style-name="ce13" table:formula="of:=IF([.S75]&gt;0;&quot;Subiu&quot;;IF([.S75]&lt;0;&quot;Desceu&quot;;&quot;Estável&quot;))" office:value-type="string" office:string-value="Desceu" calcext:value-type="string">
            <text:p>Desceu</text:p>
          </table:table-cell>
          <table:table-cell table:style-name="ce13" table:formula="of:=[.E75]/100" office:value-type="float" office:value="0.0036" calcext:value-type="float">
            <text:p>0.0036</text:p>
          </table:table-cell>
          <table:table-cell table:style-name="ce16" table:formula="of:=[.C75]/([.U75]+1)" office:value-type="currency" office:currency="R$ " office:value="28.0988441610203" calcext:value-type="currency">
            <text:p>R$ 28.10</text:p>
          </table:table-cell>
          <table:table-cell table:style-name="ce16" table:formula="of:=([.C75]-[.V75])*[.L75]" office:value-type="currency" office:currency="R$ " office:value="14402298.2678361" calcext:value-type="currency">
            <text:p>R$ 14,402,298.27</text:p>
          </table:table-cell>
          <table:table-cell table:style-name="ce13" table:formula="of:=IF([.W75]&gt;0;&quot;Subiu&quot;;IF([.W75]&lt;0;&quot;Desceu&quot;;&quot;Estável&quot;))" office:value-type="string" office:string-value="Subiu" calcext:value-type="string">
            <text:p>Subiu</text:p>
          </table:table-cell>
          <table:table-cell table:style-name="ce13" table:formula="of:=[.F75]/100" office:value-type="float" office:value="-0.0379" calcext:value-type="float">
            <text:p>-0.0379</text:p>
          </table:table-cell>
          <table:table-cell table:style-name="ce21" table:formula="of:=[.C75]/([.Y75]+1)" office:value-type="float" office:value="29.3108824446523" calcext:value-type="float">
            <text:p>29.31</text:p>
          </table:table-cell>
          <table:table-cell table:style-name="ce16" table:formula="of:=([.C75]-[.Z75])*[.L75]" office:value-type="currency" office:currency="R$ " office:value="-158164476.413471" calcext:value-type="currency">
            <text:p>-R$ 158,164,476.41</text:p>
          </table:table-cell>
          <table:table-cell table:style-name="ce16" table:formula="of:=IF([.AA75]&gt;0;&quot;Subiu&quot;;IF([.AA75]&lt;0;&quot;Desceu&quot;;&quot;Estável&quot;))" office:value-type="string" office:string-value="Desceu" calcext:value-type="string">
            <text:p>Desceu</text:p>
          </table:table-cell>
          <table:table-cell table:style-name="ce24" table:formula="of:=[.G75]/100" office:value-type="float" office:value="-0.0379" calcext:value-type="float">
            <text:p>-0.0379</text:p>
          </table:table-cell>
          <table:table-cell table:style-name="ce16" table:formula="of:=[.C75]/([.AC75]+1)" office:value-type="currency" office:currency="R$ " office:value="29.3108824446523" calcext:value-type="currency">
            <text:p>R$ 29.31</text:p>
          </table:table-cell>
          <table:table-cell table:style-name="ce16" table:formula="of:=([.C75]-[.AD75])*[.L75]" office:value-type="currency" office:currency="R$ " office:value="-158164476.413471" calcext:value-type="currency">
            <text:p>-R$ 158,164,476.41</text:p>
          </table:table-cell>
          <table:table-cell table:style-name="ce13" table:formula="of:=IF([.AE75]&gt;0;&quot;Subiu&quot;;IF([.AE75]&lt;0;&quot;Desceu&quot;;&quot;Estável&quot;))" office:value-type="string" office:string-value="Desceu" calcext:value-type="string">
            <text:p>Desceu</text:p>
          </table:table-cell>
          <table:table-cell table:style-name="ce13" table:formula="of:=[.H75]/100" office:value-type="float" office:value="0.171" calcext:value-type="float">
            <text:p>0.171</text:p>
          </table:table-cell>
          <table:table-cell table:style-name="ce16" table:formula="of:=[.C75]/([.AG75]+1)" office:value-type="currency" office:currency="R$ " office:value="24.0819812126388" calcext:value-type="currency">
            <text:p>R$ 24.08</text:p>
          </table:table-cell>
          <table:table-cell table:style-name="ce16" table:formula="of:=([.C75]-[.AH75])*[.L75]" office:value-type="currency" office:currency="R$ " office:value="586312519.83433" calcext:value-type="currency">
            <text:p>R$ 586,312,519.83</text:p>
          </table:table-cell>
          <table:table-cell table:style-name="ce16" table:formula="of:=IF([.AI75]&gt;0;&quot;Subiu&quot;;IF([.AI75]&lt;0;&quot;Desceu&quot;;&quot;Estável&quot;))" office:value-type="string" office:string-value="Subiu" calcext:value-type="string">
            <text:p>Subi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APV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3.93" calcext:value-type="float">
            <text:p>3.93</text:p>
          </table:table-cell>
          <table:table-cell table:style-name="ce9" office:value-type="float" office:value="-1.99" calcext:value-type="float">
            <text:p>-1.99</text:p>
          </table:table-cell>
          <table:table-cell table:style-name="ce9" office:value-type="float" office:value="-2.24" calcext:value-type="float">
            <text:p>-2.24</text:p>
          </table:table-cell>
          <table:table-cell table:number-columns-repeated="2" table:style-name="ce9" office:value-type="float" office:value="-11.69" calcext:value-type="float">
            <text:p>-11.69</text:p>
          </table:table-cell>
          <table:table-cell table:style-name="ce9" office:value-type="float" office:value="-11.49" calcext:value-type="float">
            <text:p>-11.49</text:p>
          </table:table-cell>
          <table:table-cell table:style-name="ce9" office:value-type="float" office:value="3.89" calcext:value-type="float">
            <text:p>3.89</text:p>
          </table:table-cell>
          <table:table-cell table:style-name="ce9" office:value-type="float" office:value="4.06" calcext:value-type="float">
            <text:p>4.06</text:p>
          </table:table-cell>
          <table:table-cell table:style-name="ce2" office:value-type="string" calcext:value-type="string">
            <text:p>277,57 M</text:p>
          </table:table-cell>
          <table:table-cell table:style-name="ce12" table:formula="of:=VLOOKUP([.A76];[$Total_de_acoes.A$1:.B$1048576];2;0)" office:value-type="float" office:value="4394332306" calcext:value-type="float">
            <text:p>4,394,332,306</text:p>
          </table:table-cell>
          <table:table-cell table:style-name="ce13" table:formula="of:=VLOOKUP([.A76];[$Ticker.A$1:.B$1048576];2;0)" office:value-type="string" office:string-value="Hapvida" calcext:value-type="string">
            <text:p>Hapvida</text:p>
          </table:table-cell>
          <table:table-cell table:style-name="ce13" table:formula="of:=VLOOKUP([.M76];[$Segmentoanos.A$1:.C$1048576];2;0)" office:value-type="string" office:string-value="Saúde" calcext:value-type="string">
            <text:p>Saúde</text:p>
          </table:table-cell>
          <table:table-cell table:style-name="ce13" table:formula="of:=VLOOKUP([.M76];[$Segmentoanos.A$1:.C$1048576];3;0)" office:value-type="float" office:value="43" calcext:value-type="float">
            <text:p>43</text:p>
          </table:table-cell>
          <table:table-cell table:style-name="ce13" table:formula="of:=IF([.O76]&lt;=10; &quot;0-10 anos&quot;; IF([.O76]&lt;=20; &quot;11-20 anos&quot;; IF([.O76]&lt;=30; &quot;21-30 anos&quot;; IF([.O76]&lt;=40; &quot;31-40 anos&quot;; IF([.O76]&lt;=50; &quot;41-50 anos&quot;; IF([.O76]&lt;=60; &quot;51-60 anos&quot;; IF([.O76]&lt;=70; &quot;61-70 anos&quot;; IF([.O76]&lt;=80; &quot;71-80 anos&quot;; IF([.O76]&lt;=90; &quot;81-90 anos&quot;; IF([.O76]&lt;=100; &quot;91-100 anos&quot;; IF([.O76]&lt;=110; &quot;101-110 anos&quot;; IF([.O76]&lt;=120; &quot;111-120 anos&quot;; IF([.O76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76]/100" office:value-type="float" office:value="-0.0199" calcext:value-type="float">
            <text:p>-0.0199</text:p>
          </table:table-cell>
          <table:table-cell table:style-name="ce16" table:formula="of:=[.C76]/([.Q76]+1)" office:value-type="currency" office:currency="R$ " office:value="4.00979491888583" calcext:value-type="currency">
            <text:p>R$ 4.01</text:p>
          </table:table-cell>
          <table:table-cell table:style-name="ce16" table:formula="of:=([.C76]-[.R76])*[.L76]" office:value-type="currency" office:currency="R$ " office:value="-350645389.914644" calcext:value-type="currency">
            <text:p>-R$ 350,645,389.91</text:p>
          </table:table-cell>
          <table:table-cell table:style-name="ce13" table:formula="of:=IF([.S76]&gt;0;&quot;Subiu&quot;;IF([.S76]&lt;0;&quot;Desceu&quot;;&quot;Estável&quot;))" office:value-type="string" office:string-value="Desceu" calcext:value-type="string">
            <text:p>Desceu</text:p>
          </table:table-cell>
          <table:table-cell table:style-name="ce13" table:formula="of:=[.E76]/100" office:value-type="float" office:value="-0.0224" calcext:value-type="float">
            <text:p>-0.0224</text:p>
          </table:table-cell>
          <table:table-cell table:style-name="ce16" table:formula="of:=[.C76]/([.U76]+1)" office:value-type="currency" office:currency="R$ " office:value="4.02004909983633" calcext:value-type="currency">
            <text:p>R$ 4.02</text:p>
          </table:table-cell>
          <table:table-cell table:style-name="ce16" table:formula="of:=([.C76]-[.V76])*[.L76]" office:value-type="currency" office:currency="R$ " office:value="-395705668.537021" calcext:value-type="currency">
            <text:p>-R$ 395,705,668.54</text:p>
          </table:table-cell>
          <table:table-cell table:style-name="ce13" table:formula="of:=IF([.W76]&gt;0;&quot;Subiu&quot;;IF([.W76]&lt;0;&quot;Desceu&quot;;&quot;Estável&quot;))" office:value-type="string" office:string-value="Desceu" calcext:value-type="string">
            <text:p>Desceu</text:p>
          </table:table-cell>
          <table:table-cell table:style-name="ce13" table:formula="of:=[.F76]/100" office:value-type="float" office:value="-0.1169" calcext:value-type="float">
            <text:p>-0.1169</text:p>
          </table:table-cell>
          <table:table-cell table:style-name="ce21" table:formula="of:=[.C76]/([.Y76]+1)" office:value-type="float" office:value="4.45023213679085" calcext:value-type="float">
            <text:p>4.45</text:p>
          </table:table-cell>
          <table:table-cell table:style-name="ce16" table:formula="of:=([.C76]-[.Z76])*[.L76]" office:value-type="currency" office:currency="R$ " office:value="-2286072885.31944" calcext:value-type="currency">
            <text:p>-R$ 2,286,072,885.32</text:p>
          </table:table-cell>
          <table:table-cell table:style-name="ce16" table:formula="of:=IF([.AA76]&gt;0;&quot;Subiu&quot;;IF([.AA76]&lt;0;&quot;Desceu&quot;;&quot;Estável&quot;))" office:value-type="string" office:string-value="Desceu" calcext:value-type="string">
            <text:p>Desceu</text:p>
          </table:table-cell>
          <table:table-cell table:style-name="ce24" table:formula="of:=[.G76]/100" office:value-type="float" office:value="-0.1169" calcext:value-type="float">
            <text:p>-0.1169</text:p>
          </table:table-cell>
          <table:table-cell table:style-name="ce16" table:formula="of:=[.C76]/([.AC76]+1)" office:value-type="currency" office:currency="R$ " office:value="4.45023213679085" calcext:value-type="currency">
            <text:p>R$ 4.45</text:p>
          </table:table-cell>
          <table:table-cell table:style-name="ce16" table:formula="of:=([.C76]-[.AD76])*[.L76]" office:value-type="currency" office:currency="R$ " office:value="-2286072885.31944" calcext:value-type="currency">
            <text:p>-R$ 2,286,072,885.32</text:p>
          </table:table-cell>
          <table:table-cell table:style-name="ce13" table:formula="of:=IF([.AE76]&gt;0;&quot;Subiu&quot;;IF([.AE76]&lt;0;&quot;Desceu&quot;;&quot;Estável&quot;))" office:value-type="string" office:string-value="Desceu" calcext:value-type="string">
            <text:p>Desceu</text:p>
          </table:table-cell>
          <table:table-cell table:style-name="ce13" table:formula="of:=[.H76]/100" office:value-type="float" office:value="-0.1149" calcext:value-type="float">
            <text:p>-0.1149</text:p>
          </table:table-cell>
          <table:table-cell table:style-name="ce16" table:formula="of:=[.C76]/([.AG76]+1)" office:value-type="currency" office:currency="R$ " office:value="4.44017625127104" calcext:value-type="currency">
            <text:p>R$ 4.44</text:p>
          </table:table-cell>
          <table:table-cell table:style-name="ce16" table:formula="of:=([.C76]-[.AH76])*[.L76]" office:value-type="currency" office:currency="R$ " office:value="-2241883982.71432" calcext:value-type="currency">
            <text:p>-R$ 2,241,883,982.71</text:p>
          </table:table-cell>
          <table:table-cell table:style-name="ce16" table:formula="of:=IF([.AI76]&gt;0;&quot;Subiu&quot;;IF([.AI76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15.78" calcext:value-type="float">
            <text:p>15.78</text:p>
          </table:table-cell>
          <table:table-cell table:style-name="ce10" office:value-type="float" office:value="-2.29" calcext:value-type="float">
            <text:p>-2.29</text:p>
          </table:table-cell>
          <table:table-cell table:style-name="ce10" office:value-type="float" office:value="-5.62" calcext:value-type="float">
            <text:p>-5.62</text:p>
          </table:table-cell>
          <table:table-cell table:number-columns-repeated="2" table:style-name="ce10" office:value-type="float" office:value="-9.41" calcext:value-type="float">
            <text:p>-9.41</text:p>
          </table:table-cell>
          <table:table-cell table:style-name="ce10" office:value-type="float" office:value="-24.94" calcext:value-type="float">
            <text:p>-24.94</text:p>
          </table:table-cell>
          <table:table-cell table:style-name="ce10" office:value-type="float" office:value="15.7" calcext:value-type="float">
            <text:p>15.7</text:p>
          </table:table-cell>
          <table:table-cell table:style-name="ce10" office:value-type="float" office:value="16.23" calcext:value-type="float">
            <text:p>16.23</text:p>
          </table:table-cell>
          <table:table-cell table:style-name="ce3" office:value-type="string" calcext:value-type="string">
            <text:p>194,2 M</text:p>
          </table:table-cell>
          <table:table-cell table:style-name="ce12" table:formula="of:=VLOOKUP([.A77];[$Total_de_acoes.A$1:.B$1048576];2;0)" office:value-type="float" office:value="951329770" calcext:value-type="float">
            <text:p>951,329,770</text:p>
          </table:table-cell>
          <table:table-cell table:style-name="ce13" table:formula="of:=VLOOKUP([.A77];[$Ticker.A$1:.B$1048576];2;0)" office:value-type="string" office:string-value="Lojas Renner" calcext:value-type="string">
            <text:p>Lojas Renner</text:p>
          </table:table-cell>
          <table:table-cell table:style-name="ce13" table:formula="of:=VLOOKUP([.M77];[$Segmentoanos.A$1:.C$1048576];2;0)" office:value-type="string" office:string-value="Varejo" calcext:value-type="string">
            <text:p>Varejo</text:p>
          </table:table-cell>
          <table:table-cell table:style-name="ce13" table:formula="of:=VLOOKUP([.M77];[$Segmentoanos.A$1:.C$1048576];3;0)" office:value-type="float" office:value="53" calcext:value-type="float">
            <text:p>53</text:p>
          </table:table-cell>
          <table:table-cell table:style-name="ce13" table:formula="of:=IF([.O77]&lt;=10; &quot;0-10 anos&quot;; IF([.O77]&lt;=20; &quot;11-20 anos&quot;; IF([.O77]&lt;=30; &quot;21-30 anos&quot;; IF([.O77]&lt;=40; &quot;31-40 anos&quot;; IF([.O77]&lt;=50; &quot;41-50 anos&quot;; IF([.O77]&lt;=60; &quot;51-60 anos&quot;; IF([.O77]&lt;=70; &quot;61-70 anos&quot;; IF([.O77]&lt;=80; &quot;71-80 anos&quot;; IF([.O77]&lt;=90; &quot;81-90 anos&quot;; IF([.O77]&lt;=100; &quot;91-100 anos&quot;; IF([.O77]&lt;=110; &quot;101-110 anos&quot;; IF([.O77]&lt;=120; &quot;111-120 anos&quot;; IF([.O77]&gt;120; &quot;Mais de 120 anos&quot;; &quot;Outro&quot;)))))))))))))" office:value-type="string" office:string-value="51-60 anos" calcext:value-type="string">
            <text:p>51-60 anos</text:p>
          </table:table-cell>
          <table:table-cell table:style-name="ce13" table:formula="of:=[.D77]/100" office:value-type="float" office:value="-0.0229" calcext:value-type="float">
            <text:p>-0.0229</text:p>
          </table:table-cell>
          <table:table-cell table:style-name="ce16" table:formula="of:=[.C77]/([.Q77]+1)" office:value-type="currency" office:currency="R$ " office:value="16.1498311329444" calcext:value-type="currency">
            <text:p>R$ 16.15</text:p>
          </table:table-cell>
          <table:table-cell table:style-name="ce16" table:formula="of:=([.C77]-[.R77])*[.L77]" office:value-type="currency" office:currency="R$ " office:value="-351831366.642863" calcext:value-type="currency">
            <text:p>-R$ 351,831,366.64</text:p>
          </table:table-cell>
          <table:table-cell table:style-name="ce13" table:formula="of:=IF([.S77]&gt;0;&quot;Subiu&quot;;IF([.S77]&lt;0;&quot;Desceu&quot;;&quot;Estável&quot;))" office:value-type="string" office:string-value="Desceu" calcext:value-type="string">
            <text:p>Desceu</text:p>
          </table:table-cell>
          <table:table-cell table:style-name="ce13" table:formula="of:=[.E77]/100" office:value-type="float" office:value="-0.0562" calcext:value-type="float">
            <text:p>-0.0562</text:p>
          </table:table-cell>
          <table:table-cell table:style-name="ce16" table:formula="of:=[.C77]/([.U77]+1)" office:value-type="currency" office:currency="R$ " office:value="16.7196439923713" calcext:value-type="currency">
            <text:p>R$ 16.72</text:p>
          </table:table-cell>
          <table:table-cell table:style-name="ce16" table:formula="of:=([.C77]-[.V77])*[.L77]" office:value-type="currency" office:currency="R$ " office:value="-893911303.144437" calcext:value-type="currency">
            <text:p>-R$ 893,911,303.14</text:p>
          </table:table-cell>
          <table:table-cell table:style-name="ce13" table:formula="of:=IF([.W77]&gt;0;&quot;Subiu&quot;;IF([.W77]&lt;0;&quot;Desceu&quot;;&quot;Estável&quot;))" office:value-type="string" office:string-value="Desceu" calcext:value-type="string">
            <text:p>Desceu</text:p>
          </table:table-cell>
          <table:table-cell table:style-name="ce13" table:formula="of:=[.F77]/100" office:value-type="float" office:value="-0.0941" calcext:value-type="float">
            <text:p>-0.0941</text:p>
          </table:table-cell>
          <table:table-cell table:style-name="ce21" table:formula="of:=[.C77]/([.Y77]+1)" office:value-type="float" office:value="17.4191411855613" calcext:value-type="float">
            <text:p>17.42</text:p>
          </table:table-cell>
          <table:table-cell table:style-name="ce16" table:formula="of:=([.C77]-[.Z77])*[.L77]" office:value-type="currency" office:currency="R$ " office:value="-1559363807.05758" calcext:value-type="currency">
            <text:p>-R$ 1,559,363,807.06</text:p>
          </table:table-cell>
          <table:table-cell table:style-name="ce16" table:formula="of:=IF([.AA77]&gt;0;&quot;Subiu&quot;;IF([.AA77]&lt;0;&quot;Desceu&quot;;&quot;Estável&quot;))" office:value-type="string" office:string-value="Desceu" calcext:value-type="string">
            <text:p>Desceu</text:p>
          </table:table-cell>
          <table:table-cell table:style-name="ce24" table:formula="of:=[.G77]/100" office:value-type="float" office:value="-0.0941" calcext:value-type="float">
            <text:p>-0.0941</text:p>
          </table:table-cell>
          <table:table-cell table:style-name="ce16" table:formula="of:=[.C77]/([.AC77]+1)" office:value-type="currency" office:currency="R$ " office:value="17.4191411855613" calcext:value-type="currency">
            <text:p>R$ 17.42</text:p>
          </table:table-cell>
          <table:table-cell table:style-name="ce16" table:formula="of:=([.C77]-[.AD77])*[.L77]" office:value-type="currency" office:currency="R$ " office:value="-1559363807.05758" calcext:value-type="currency">
            <text:p>-R$ 1,559,363,807.06</text:p>
          </table:table-cell>
          <table:table-cell table:style-name="ce13" table:formula="of:=IF([.AE77]&gt;0;&quot;Subiu&quot;;IF([.AE77]&lt;0;&quot;Desceu&quot;;&quot;Estável&quot;))" office:value-type="string" office:string-value="Desceu" calcext:value-type="string">
            <text:p>Desceu</text:p>
          </table:table-cell>
          <table:table-cell table:style-name="ce13" table:formula="of:=[.H77]/100" office:value-type="float" office:value="-0.2494" calcext:value-type="float">
            <text:p>-0.2494</text:p>
          </table:table-cell>
          <table:table-cell table:style-name="ce16" table:formula="of:=[.C77]/([.AG77]+1)" office:value-type="currency" office:currency="R$ " office:value="21.0231814548361" calcext:value-type="currency">
            <text:p>R$ 21.02</text:p>
          </table:table-cell>
          <table:table-cell table:style-name="ce16" table:formula="of:=([.C77]-[.AH77])*[.L77]" office:value-type="currency" office:currency="R$ " office:value="-4987994607.49752" calcext:value-type="currency">
            <text:p>-R$ 4,987,994,607.50</text:p>
          </table:table-cell>
          <table:table-cell table:style-name="ce16" table:formula="of:=IF([.AI77]&gt;0;&quot;Subiu&quot;;IF([.AI77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10.71" calcext:value-type="float">
            <text:p>10.71</text:p>
          </table:table-cell>
          <table:table-cell table:style-name="ce9" office:value-type="float" office:value="-2.45" calcext:value-type="float">
            <text:p>-2.45</text:p>
          </table:table-cell>
          <table:table-cell table:style-name="ce9" office:value-type="float" office:value="-9.47" calcext:value-type="float">
            <text:p>-9.47</text:p>
          </table:table-cell>
          <table:table-cell table:number-columns-repeated="2" table:style-name="ce9" office:value-type="float" office:value="-13.98" calcext:value-type="float">
            <text:p>-13.98</text:p>
          </table:table-cell>
          <table:table-cell table:style-name="ce9" office:value-type="float" office:value="-32.72" calcext:value-type="float">
            <text:p>-32.72</text:p>
          </table:table-cell>
          <table:table-cell table:style-name="ce9" office:value-type="float" office:value="10.7" calcext:value-type="float">
            <text:p>10.7</text:p>
          </table:table-cell>
          <table:table-cell table:style-name="ce9" office:value-type="float" office:value="11.08" calcext:value-type="float">
            <text:p>11.08</text:p>
          </table:table-cell>
          <table:table-cell table:style-name="ce2" office:value-type="string" calcext:value-type="string">
            <text:p>38,19 M</text:p>
          </table:table-cell>
          <table:table-cell table:style-name="ce12" table:formula="of:=VLOOKUP([.A78];[$Total_de_acoes.A$1:.B$1048576];2;0)" office:value-type="float" office:value="533990587" calcext:value-type="float">
            <text:p>533,990,587</text:p>
          </table:table-cell>
          <table:table-cell table:style-name="ce13" table:formula="of:=VLOOKUP([.A78];[$Ticker.A$1:.B$1048576];2;0)" office:value-type="string" office:string-value="Carrefour Brasil" calcext:value-type="string">
            <text:p>Carrefour Brasil</text:p>
          </table:table-cell>
          <table:table-cell table:style-name="ce13" table:formula="of:=VLOOKUP([.M78];[$Segmentoanos.A$1:.C$1048576];2;0)" office:value-type="string" office:string-value="Varejo" calcext:value-type="string">
            <text:p>Varejo</text:p>
          </table:table-cell>
          <table:table-cell table:style-name="ce13" table:formula="of:=VLOOKUP([.M78];[$Segmentoanos.A$1:.C$1048576];3;0)" office:value-type="float" office:value="47" calcext:value-type="float">
            <text:p>47</text:p>
          </table:table-cell>
          <table:table-cell table:style-name="ce13" table:formula="of:=IF([.O78]&lt;=10; &quot;0-10 anos&quot;; IF([.O78]&lt;=20; &quot;11-20 anos&quot;; IF([.O78]&lt;=30; &quot;21-30 anos&quot;; IF([.O78]&lt;=40; &quot;31-40 anos&quot;; IF([.O78]&lt;=50; &quot;41-50 anos&quot;; IF([.O78]&lt;=60; &quot;51-60 anos&quot;; IF([.O78]&lt;=70; &quot;61-70 anos&quot;; IF([.O78]&lt;=80; &quot;71-80 anos&quot;; IF([.O78]&lt;=90; &quot;81-90 anos&quot;; IF([.O78]&lt;=100; &quot;91-100 anos&quot;; IF([.O78]&lt;=110; &quot;101-110 anos&quot;; IF([.O78]&lt;=120; &quot;111-120 anos&quot;; IF([.O78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78]/100" office:value-type="float" office:value="-0.0245" calcext:value-type="float">
            <text:p>-0.0245</text:p>
          </table:table-cell>
          <table:table-cell table:style-name="ce16" table:formula="of:=[.C78]/([.Q78]+1)" office:value-type="currency" office:currency="R$ " office:value="10.9789851358278" calcext:value-type="currency">
            <text:p>R$ 10.98</text:p>
          </table:table-cell>
          <table:table-cell table:style-name="ce16" table:formula="of:=([.C78]-[.R78])*[.L78]" office:value-type="currency" office:currency="R$ " office:value="-143635530.574951" calcext:value-type="currency">
            <text:p>-R$ 143,635,530.57</text:p>
          </table:table-cell>
          <table:table-cell table:style-name="ce13" table:formula="of:=IF([.S78]&gt;0;&quot;Subiu&quot;;IF([.S78]&lt;0;&quot;Desceu&quot;;&quot;Estável&quot;))" office:value-type="string" office:string-value="Desceu" calcext:value-type="string">
            <text:p>Desceu</text:p>
          </table:table-cell>
          <table:table-cell table:style-name="ce13" table:formula="of:=[.E78]/100" office:value-type="float" office:value="-0.0947" calcext:value-type="float">
            <text:p>-0.0947</text:p>
          </table:table-cell>
          <table:table-cell table:style-name="ce16" table:formula="of:=[.C78]/([.U78]+1)" office:value-type="currency" office:currency="R$ " office:value="11.8303324864686" calcext:value-type="currency">
            <text:p>R$ 11.83</text:p>
          </table:table-cell>
          <table:table-cell table:style-name="ce16" table:formula="of:=([.C78]-[.V78])*[.L78]" office:value-type="currency" office:currency="R$ " office:value="-598247002.084523" calcext:value-type="currency">
            <text:p>-R$ 598,247,002.08</text:p>
          </table:table-cell>
          <table:table-cell table:style-name="ce13" table:formula="of:=IF([.W78]&gt;0;&quot;Subiu&quot;;IF([.W78]&lt;0;&quot;Desceu&quot;;&quot;Estável&quot;))" office:value-type="string" office:string-value="Desceu" calcext:value-type="string">
            <text:p>Desceu</text:p>
          </table:table-cell>
          <table:table-cell table:style-name="ce13" table:formula="of:=[.F78]/100" office:value-type="float" office:value="-0.1398" calcext:value-type="float">
            <text:p>-0.1398</text:p>
          </table:table-cell>
          <table:table-cell table:style-name="ce21" table:formula="of:=[.C78]/([.Y78]+1)" office:value-type="float" office:value="12.4505928853755" calcext:value-type="float">
            <text:p>12.45</text:p>
          </table:table-cell>
          <table:table-cell table:style-name="ce16" table:formula="of:=([.C78]-[.Z78])*[.L78]" office:value-type="currency" office:currency="R$ " office:value="-929460216.589684" calcext:value-type="currency">
            <text:p>-R$ 929,460,216.59</text:p>
          </table:table-cell>
          <table:table-cell table:style-name="ce16" table:formula="of:=IF([.AA78]&gt;0;&quot;Subiu&quot;;IF([.AA78]&lt;0;&quot;Desceu&quot;;&quot;Estável&quot;))" office:value-type="string" office:string-value="Desceu" calcext:value-type="string">
            <text:p>Desceu</text:p>
          </table:table-cell>
          <table:table-cell table:style-name="ce24" table:formula="of:=[.G78]/100" office:value-type="float" office:value="-0.1398" calcext:value-type="float">
            <text:p>-0.1398</text:p>
          </table:table-cell>
          <table:table-cell table:style-name="ce16" table:formula="of:=[.C78]/([.AC78]+1)" office:value-type="currency" office:currency="R$ " office:value="12.4505928853755" calcext:value-type="currency">
            <text:p>R$ 12.45</text:p>
          </table:table-cell>
          <table:table-cell table:style-name="ce16" table:formula="of:=([.C78]-[.AD78])*[.L78]" office:value-type="currency" office:currency="R$ " office:value="-929460216.589684" calcext:value-type="currency">
            <text:p>-R$ 929,460,216.59</text:p>
          </table:table-cell>
          <table:table-cell table:style-name="ce13" table:formula="of:=IF([.AE78]&gt;0;&quot;Subiu&quot;;IF([.AE78]&lt;0;&quot;Desceu&quot;;&quot;Estável&quot;))" office:value-type="string" office:string-value="Desceu" calcext:value-type="string">
            <text:p>Desceu</text:p>
          </table:table-cell>
          <table:table-cell table:style-name="ce13" table:formula="of:=[.H78]/100" office:value-type="float" office:value="-0.3272" calcext:value-type="float">
            <text:p>-0.3272</text:p>
          </table:table-cell>
          <table:table-cell table:style-name="ce16" table:formula="of:=[.C78]/([.AG78]+1)" office:value-type="currency" office:currency="R$ " office:value="15.9185493460166" calcext:value-type="currency">
            <text:p>R$ 15.92</text:p>
          </table:table-cell>
          <table:table-cell table:style-name="ce16" table:formula="of:=([.C78]-[.AH78])*[.L78]" office:value-type="currency" office:currency="R$ " office:value="-2781316322.69789" calcext:value-type="currency">
            <text:p>-R$ 2,781,316,322.70</text:p>
          </table:table-cell>
          <table:table-cell table:style-name="ce16" table:formula="of:=IF([.AI78]&gt;0;&quot;Subiu&quot;;IF([.AI78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8.7" calcext:value-type="float">
            <text:p>8.70</text:p>
          </table:table-cell>
          <table:table-cell table:style-name="ce10" office:value-type="float" office:value="-2.46" calcext:value-type="float">
            <text:p>-2.46</text:p>
          </table:table-cell>
          <table:table-cell table:style-name="ce10" office:value-type="float" office:value="-6.95" calcext:value-type="float">
            <text:p>-6.95</text:p>
          </table:table-cell>
          <table:table-cell table:number-columns-repeated="2" table:style-name="ce10" office:value-type="float" office:value="-23.55" calcext:value-type="float">
            <text:p>-23.55</text:p>
          </table:table-cell>
          <table:table-cell table:style-name="ce10" office:value-type="float" office:value="-85.74" calcext:value-type="float">
            <text:p>-85.74</text:p>
          </table:table-cell>
          <table:table-cell table:style-name="ce10" office:value-type="float" office:value="8.67" calcext:value-type="float">
            <text:p>8.67</text:p>
          </table:table-cell>
          <table:table-cell table:style-name="ce10" office:value-type="float" office:value="8.95" calcext:value-type="float">
            <text:p>8.95</text:p>
          </table:table-cell>
          <table:table-cell table:style-name="ce3" office:value-type="string" calcext:value-type="string">
            <text:p>27,54 M</text:p>
          </table:table-cell>
          <table:table-cell table:style-name="ce12" table:formula="of:=VLOOKUP([.A79];[$Total_de_acoes.A$1:.B$1048576];2;0)" office:value-type="float" office:value="94843047" calcext:value-type="float">
            <text:p>94,843,047</text:p>
          </table:table-cell>
          <table:table-cell table:style-name="ce13" table:formula="of:=VLOOKUP([.A79];[$Ticker.A$1:.B$1048576];2;0)" office:value-type="string" office:string-value="Casas Bahia" calcext:value-type="string">
            <text:p>Casas Bahia</text:p>
          </table:table-cell>
          <table:table-cell table:style-name="ce13" table:formula="of:=VLOOKUP([.M79];[$Segmentoanos.A$1:.C$1048576];2;0)" office:value-type="string" office:string-value="Varejo" calcext:value-type="string">
            <text:p>Varejo</text:p>
          </table:table-cell>
          <table:table-cell table:style-name="ce13" table:formula="of:=VLOOKUP([.M79];[$Segmentoanos.A$1:.C$1048576];3;0)" office:value-type="float" office:value="71" calcext:value-type="float">
            <text:p>71</text:p>
          </table:table-cell>
          <table:table-cell table:style-name="ce13" table:formula="of:=IF([.O79]&lt;=10; &quot;0-10 anos&quot;; IF([.O79]&lt;=20; &quot;11-20 anos&quot;; IF([.O79]&lt;=30; &quot;21-30 anos&quot;; IF([.O79]&lt;=40; &quot;31-40 anos&quot;; IF([.O79]&lt;=50; &quot;41-50 anos&quot;; IF([.O79]&lt;=60; &quot;51-60 anos&quot;; IF([.O79]&lt;=70; &quot;61-70 anos&quot;; IF([.O79]&lt;=80; &quot;71-80 anos&quot;; IF([.O79]&lt;=90; &quot;81-90 anos&quot;; IF([.O79]&lt;=100; &quot;91-100 anos&quot;; IF([.O79]&lt;=110; &quot;101-110 anos&quot;; IF([.O79]&lt;=120; &quot;111-120 anos&quot;; IF([.O79]&gt;120; &quot;Mais de 120 anos&quot;; &quot;Outro&quot;)))))))))))))" office:value-type="string" office:string-value="71-80 anos" calcext:value-type="string">
            <text:p>71-80 anos</text:p>
          </table:table-cell>
          <table:table-cell table:style-name="ce13" table:formula="of:=[.D79]/100" office:value-type="float" office:value="-0.0246" calcext:value-type="float">
            <text:p>-0.0246</text:p>
          </table:table-cell>
          <table:table-cell table:style-name="ce16" table:formula="of:=[.C79]/([.Q79]+1)" office:value-type="currency" office:currency="R$ " office:value="8.91941767480008" calcext:value-type="currency">
            <text:p>R$ 8.92</text:p>
          </table:table-cell>
          <table:table-cell table:style-name="ce16" table:formula="of:=([.C79]-[.R79])*[.L79]" office:value-type="currency" office:currency="R$ " office:value="-20810240.8436949" calcext:value-type="currency">
            <text:p>-R$ 20,810,240.84</text:p>
          </table:table-cell>
          <table:table-cell table:style-name="ce13" table:formula="of:=IF([.S79]&gt;0;&quot;Subiu&quot;;IF([.S79]&lt;0;&quot;Desceu&quot;;&quot;Estável&quot;))" office:value-type="string" office:string-value="Desceu" calcext:value-type="string">
            <text:p>Desceu</text:p>
          </table:table-cell>
          <table:table-cell table:style-name="ce13" table:formula="of:=[.E79]/100" office:value-type="float" office:value="-0.0695" calcext:value-type="float">
            <text:p>-0.0695</text:p>
          </table:table-cell>
          <table:table-cell table:style-name="ce16" table:formula="of:=[.C79]/([.U79]+1)" office:value-type="currency" office:currency="R$ " office:value="9.34981192907039" calcext:value-type="currency">
            <text:p>R$ 9.35</text:p>
          </table:table-cell>
          <table:table-cell table:style-name="ce16" table:formula="of:=([.C79]-[.V79])*[.L79]" office:value-type="currency" office:currency="R$ " office:value="-61630143.3299839" calcext:value-type="currency">
            <text:p>-R$ 61,630,143.33</text:p>
          </table:table-cell>
          <table:table-cell table:style-name="ce13" table:formula="of:=IF([.W79]&gt;0;&quot;Subiu&quot;;IF([.W79]&lt;0;&quot;Desceu&quot;;&quot;Estável&quot;))" office:value-type="string" office:string-value="Desceu" calcext:value-type="string">
            <text:p>Desceu</text:p>
          </table:table-cell>
          <table:table-cell table:style-name="ce13" table:formula="of:=[.F79]/100" office:value-type="float" office:value="-0.2355" calcext:value-type="float">
            <text:p>-0.2355</text:p>
          </table:table-cell>
          <table:table-cell table:style-name="ce21" table:formula="of:=[.C79]/([.Y79]+1)" office:value-type="float" office:value="11.3799869195553" calcext:value-type="float">
            <text:p>11.38</text:p>
          </table:table-cell>
          <table:table-cell table:style-name="ce16" table:formula="of:=([.C79]-[.Z79])*[.L79]" office:value-type="currency" office:currency="R$ " office:value="-254178125.370765" calcext:value-type="currency">
            <text:p>-R$ 254,178,125.37</text:p>
          </table:table-cell>
          <table:table-cell table:style-name="ce16" table:formula="of:=IF([.AA79]&gt;0;&quot;Subiu&quot;;IF([.AA79]&lt;0;&quot;Desceu&quot;;&quot;Estável&quot;))" office:value-type="string" office:string-value="Desceu" calcext:value-type="string">
            <text:p>Desceu</text:p>
          </table:table-cell>
          <table:table-cell table:style-name="ce24" table:formula="of:=[.G79]/100" office:value-type="float" office:value="-0.2355" calcext:value-type="float">
            <text:p>-0.2355</text:p>
          </table:table-cell>
          <table:table-cell table:style-name="ce16" table:formula="of:=[.C79]/([.AC79]+1)" office:value-type="currency" office:currency="R$ " office:value="11.3799869195553" calcext:value-type="currency">
            <text:p>R$ 11.38</text:p>
          </table:table-cell>
          <table:table-cell table:style-name="ce16" table:formula="of:=([.C79]-[.AD79])*[.L79]" office:value-type="currency" office:currency="R$ " office:value="-254178125.370765" calcext:value-type="currency">
            <text:p>-R$ 254,178,125.37</text:p>
          </table:table-cell>
          <table:table-cell table:style-name="ce13" table:formula="of:=IF([.AE79]&gt;0;&quot;Subiu&quot;;IF([.AE79]&lt;0;&quot;Desceu&quot;;&quot;Estável&quot;))" office:value-type="string" office:string-value="Desceu" calcext:value-type="string">
            <text:p>Desceu</text:p>
          </table:table-cell>
          <table:table-cell table:style-name="ce13" table:formula="of:=[.H79]/100" office:value-type="float" office:value="-0.8574" calcext:value-type="float">
            <text:p>-0.8574</text:p>
          </table:table-cell>
          <table:table-cell table:style-name="ce16" table:formula="of:=[.C79]/([.AG79]+1)" office:value-type="currency" office:currency="R$ " office:value="61.0098176718092" calcext:value-type="currency">
            <text:p>R$ 61.01</text:p>
          </table:table-cell>
          <table:table-cell table:style-name="ce16" table:formula="of:=([.C79]-[.AH79])*[.L79]" office:value-type="currency" office:currency="R$ " office:value="-4961222496.00883" calcext:value-type="currency">
            <text:p>-R$ 4,961,222,496.01</text:p>
          </table:table-cell>
          <table:table-cell table:style-name="ce16" table:formula="of:=IF([.AI79]&gt;0;&quot;Subiu&quot;;IF([.AI79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RENT3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6.24" calcext:value-type="float">
            <text:p>56.24</text:p>
          </table:table-cell>
          <table:table-cell table:style-name="ce9" office:value-type="float" office:value="-3.63" calcext:value-type="float">
            <text:p>-3.63</text:p>
          </table:table-cell>
          <table:table-cell table:style-name="ce9" office:value-type="float" office:value="-6.41" calcext:value-type="float">
            <text:p>-6.41</text:p>
          </table:table-cell>
          <table:table-cell table:number-columns-repeated="2" table:style-name="ce9" office:value-type="float" office:value="-11.57" calcext:value-type="float">
            <text:p>-11.57</text:p>
          </table:table-cell>
          <table:table-cell table:style-name="ce9" office:value-type="float" office:value="-2.77" calcext:value-type="float">
            <text:p>-2.77</text:p>
          </table:table-cell>
          <table:table-cell table:style-name="ce9" office:value-type="float" office:value="56.04" calcext:value-type="float">
            <text:p>56.04</text:p>
          </table:table-cell>
          <table:table-cell table:style-name="ce9" office:value-type="float" office:value="58.9" calcext:value-type="float">
            <text:p>58.9</text:p>
          </table:table-cell>
          <table:table-cell table:style-name="ce2" office:value-type="string" calcext:value-type="string">
            <text:p>624,74 M</text:p>
          </table:table-cell>
          <table:table-cell table:style-name="ce12" table:formula="of:=VLOOKUP([.A80];[$Total_de_acoes.A$1:.B$1048576];2;0)" office:value-type="float" office:value="853202347" calcext:value-type="float">
            <text:p>853,202,347</text:p>
          </table:table-cell>
          <table:table-cell table:style-name="ce13" table:formula="of:=VLOOKUP([.A80];[$Ticker.A$1:.B$1048576];2;0)" office:value-type="string" office:string-value="Localiza" calcext:value-type="string">
            <text:p>Localiza</text:p>
          </table:table-cell>
          <table:table-cell table:style-name="ce13" table:formula="of:=VLOOKUP([.M80];[$Segmentoanos.A$1:.C$1048576];2;0)" office:value-type="string" office:string-value="Aluguel de Carros" calcext:value-type="string">
            <text:p>Aluguel de Carros</text:p>
          </table:table-cell>
          <table:table-cell table:style-name="ce13" table:formula="of:=VLOOKUP([.M80];[$Segmentoanos.A$1:.C$1048576];3;0)" office:value-type="float" office:value="48" calcext:value-type="float">
            <text:p>48</text:p>
          </table:table-cell>
          <table:table-cell table:style-name="ce13" table:formula="of:=IF([.O80]&lt;=10; &quot;0-10 anos&quot;; IF([.O80]&lt;=20; &quot;11-20 anos&quot;; IF([.O80]&lt;=30; &quot;21-30 anos&quot;; IF([.O80]&lt;=40; &quot;31-40 anos&quot;; IF([.O80]&lt;=50; &quot;41-50 anos&quot;; IF([.O80]&lt;=60; &quot;51-60 anos&quot;; IF([.O80]&lt;=70; &quot;61-70 anos&quot;; IF([.O80]&lt;=80; &quot;71-80 anos&quot;; IF([.O80]&lt;=90; &quot;81-90 anos&quot;; IF([.O80]&lt;=100; &quot;91-100 anos&quot;; IF([.O80]&lt;=110; &quot;101-110 anos&quot;; IF([.O80]&lt;=120; &quot;111-120 anos&quot;; IF([.O80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80]/100" office:value-type="float" office:value="-0.0363" calcext:value-type="float">
            <text:p>-0.0363</text:p>
          </table:table-cell>
          <table:table-cell table:style-name="ce16" table:formula="of:=[.C80]/([.Q80]+1)" office:value-type="currency" office:currency="R$ " office:value="58.3584102936599" calcext:value-type="currency">
            <text:p>R$ 58.36</text:p>
          </table:table-cell>
          <table:table-cell table:style-name="ce16" table:formula="of:=([.C80]-[.R80])*[.L80]" office:value-type="currency" office:currency="R$ " office:value="-1807432634.45954" calcext:value-type="currency">
            <text:p>-R$ 1,807,432,634.46</text:p>
          </table:table-cell>
          <table:table-cell table:style-name="ce13" table:formula="of:=IF([.S80]&gt;0;&quot;Subiu&quot;;IF([.S80]&lt;0;&quot;Desceu&quot;;&quot;Estável&quot;))" office:value-type="string" office:string-value="Desceu" calcext:value-type="string">
            <text:p>Desceu</text:p>
          </table:table-cell>
          <table:table-cell table:style-name="ce13" table:formula="of:=[.E80]/100" office:value-type="float" office:value="-0.0641" calcext:value-type="float">
            <text:p>-0.0641</text:p>
          </table:table-cell>
          <table:table-cell table:style-name="ce16" table:formula="of:=[.C80]/([.U80]+1)" office:value-type="currency" office:currency="R$ " office:value="60.0918901592051" calcext:value-type="currency">
            <text:p>R$ 60.09</text:p>
          </table:table-cell>
          <table:table-cell table:style-name="ce16" table:formula="of:=([.C80]-[.V80])*[.L80]" office:value-type="currency" office:currency="R$ " office:value="-3286441724.21995" calcext:value-type="currency">
            <text:p>-R$ 3,286,441,724.22</text:p>
          </table:table-cell>
          <table:table-cell table:style-name="ce13" table:formula="of:=IF([.W80]&gt;0;&quot;Subiu&quot;;IF([.W80]&lt;0;&quot;Desceu&quot;;&quot;Estável&quot;))" office:value-type="string" office:string-value="Desceu" calcext:value-type="string">
            <text:p>Desceu</text:p>
          </table:table-cell>
          <table:table-cell table:style-name="ce13" table:formula="of:=[.F80]/100" office:value-type="float" office:value="-0.1157" calcext:value-type="float">
            <text:p>-0.1157</text:p>
          </table:table-cell>
          <table:table-cell table:style-name="ce21" table:formula="of:=[.C80]/([.Y80]+1)" office:value-type="float" office:value="63.5983263598326" calcext:value-type="float">
            <text:p>63.60</text:p>
          </table:table-cell>
          <table:table-cell table:style-name="ce16" table:formula="of:=([.C80]-[.Z80])*[.L80]" office:value-type="currency" office:currency="R$ " office:value="-6278141320.20117" calcext:value-type="currency">
            <text:p>-R$ 6,278,141,320.20</text:p>
          </table:table-cell>
          <table:table-cell table:style-name="ce16" table:formula="of:=IF([.AA80]&gt;0;&quot;Subiu&quot;;IF([.AA80]&lt;0;&quot;Desceu&quot;;&quot;Estável&quot;))" office:value-type="string" office:string-value="Desceu" calcext:value-type="string">
            <text:p>Desceu</text:p>
          </table:table-cell>
          <table:table-cell table:style-name="ce24" table:formula="of:=[.G80]/100" office:value-type="float" office:value="-0.1157" calcext:value-type="float">
            <text:p>-0.1157</text:p>
          </table:table-cell>
          <table:table-cell table:style-name="ce16" table:formula="of:=[.C80]/([.AC80]+1)" office:value-type="currency" office:currency="R$ " office:value="63.5983263598326" calcext:value-type="currency">
            <text:p>R$ 63.60</text:p>
          </table:table-cell>
          <table:table-cell table:style-name="ce16" table:formula="of:=([.C80]-[.AD80])*[.L80]" office:value-type="currency" office:currency="R$ " office:value="-6278141320.20117" calcext:value-type="currency">
            <text:p>-R$ 6,278,141,320.20</text:p>
          </table:table-cell>
          <table:table-cell table:style-name="ce13" table:formula="of:=IF([.AE80]&gt;0;&quot;Subiu&quot;;IF([.AE80]&lt;0;&quot;Desceu&quot;;&quot;Estável&quot;))" office:value-type="string" office:string-value="Desceu" calcext:value-type="string">
            <text:p>Desceu</text:p>
          </table:table-cell>
          <table:table-cell table:style-name="ce13" table:formula="of:=[.H80]/100" office:value-type="float" office:value="-0.0277" calcext:value-type="float">
            <text:p>-0.0277</text:p>
          </table:table-cell>
          <table:table-cell table:style-name="ce16" table:formula="of:=[.C80]/([.AG80]+1)" office:value-type="currency" office:currency="R$ " office:value="57.842229764476" calcext:value-type="currency">
            <text:p>R$ 57.84</text:p>
          </table:table-cell>
          <table:table-cell table:style-name="ce16" table:formula="of:=([.C80]-[.AH80])*[.L80]" office:value-type="currency" office:currency="R$ " office:value="-1367026195.48416" calcext:value-type="currency">
            <text:p>-R$ 1,367,026,195.48</text:p>
          </table:table-cell>
          <table:table-cell table:style-name="ce16" table:formula="of:=IF([.AI80]&gt;0;&quot;Subiu&quot;;IF([.AI80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8" office:value-type="float" office:value="3.07" calcext:value-type="float">
            <text:p>3.07</text:p>
          </table:table-cell>
          <table:table-cell table:style-name="ce10" office:value-type="float" office:value="-4.36" calcext:value-type="float">
            <text:p>-4.36</text:p>
          </table:table-cell>
          <table:table-cell table:style-name="ce10" office:value-type="float" office:value="-5.54" calcext:value-type="float">
            <text:p>-5.54</text:p>
          </table:table-cell>
          <table:table-cell table:number-columns-repeated="2" table:style-name="ce10" office:value-type="float" office:value="-12.29" calcext:value-type="float">
            <text:p>-12.29</text:p>
          </table:table-cell>
          <table:table-cell table:style-name="ce10" office:value-type="float" office:value="-36.83" calcext:value-type="float">
            <text:p>-36.83</text:p>
          </table:table-cell>
          <table:table-cell table:style-name="ce10" office:value-type="float" office:value="3.05" calcext:value-type="float">
            <text:p>3.05</text:p>
          </table:table-cell>
          <table:table-cell table:style-name="ce10" office:value-type="float" office:value="3.23" calcext:value-type="float">
            <text:p>3.23</text:p>
          </table:table-cell>
          <table:table-cell table:style-name="ce3" office:value-type="string" calcext:value-type="string">
            <text:p>101,46 M</text:p>
          </table:table-cell>
          <table:table-cell table:style-name="ce12" table:formula="of:=VLOOKUP([.A81];[$Total_de_acoes.A$1:.B$1048576];2;0)" office:value-type="float" office:value="525582771" calcext:value-type="float">
            <text:p>525,582,771</text:p>
          </table:table-cell>
          <table:table-cell table:style-name="ce13" table:formula="of:=VLOOKUP([.A81];[$Ticker.A$1:.B$1048576];2;0)" office:value-type="string" office:string-value="CVC" calcext:value-type="string">
            <text:p>CVC</text:p>
          </table:table-cell>
          <table:table-cell table:style-name="ce13" table:formula="of:=VLOOKUP([.M81];[$Segmentoanos.A$1:.C$1048576];2;0)" office:value-type="string" office:string-value="Turismo" calcext:value-type="string">
            <text:p>Turismo</text:p>
          </table:table-cell>
          <table:table-cell table:style-name="ce13" table:formula="of:=VLOOKUP([.M81];[$Segmentoanos.A$1:.C$1048576];3;0)" office:value-type="float" office:value="49" calcext:value-type="float">
            <text:p>49</text:p>
          </table:table-cell>
          <table:table-cell table:style-name="ce13" table:formula="of:=IF([.O81]&lt;=10; &quot;0-10 anos&quot;; IF([.O81]&lt;=20; &quot;11-20 anos&quot;; IF([.O81]&lt;=30; &quot;21-30 anos&quot;; IF([.O81]&lt;=40; &quot;31-40 anos&quot;; IF([.O81]&lt;=50; &quot;41-50 anos&quot;; IF([.O81]&lt;=60; &quot;51-60 anos&quot;; IF([.O81]&lt;=70; &quot;61-70 anos&quot;; IF([.O81]&lt;=80; &quot;71-80 anos&quot;; IF([.O81]&lt;=90; &quot;81-90 anos&quot;; IF([.O81]&lt;=100; &quot;91-100 anos&quot;; IF([.O81]&lt;=110; &quot;101-110 anos&quot;; IF([.O81]&lt;=120; &quot;111-120 anos&quot;; IF([.O81]&gt;120; &quot;Mais de 120 anos&quot;; &quot;Outro&quot;)))))))))))))" office:value-type="string" office:string-value="41-50 anos" calcext:value-type="string">
            <text:p>41-50 anos</text:p>
          </table:table-cell>
          <table:table-cell table:style-name="ce13" table:formula="of:=[.D81]/100" office:value-type="float" office:value="-0.0436" calcext:value-type="float">
            <text:p>-0.0436</text:p>
          </table:table-cell>
          <table:table-cell table:style-name="ce16" table:formula="of:=[.C81]/([.Q81]+1)" office:value-type="currency" office:currency="R$ " office:value="3.20995399414471" calcext:value-type="currency">
            <text:p>R$ 3.21</text:p>
          </table:table-cell>
          <table:table-cell table:style-name="ce16" table:formula="of:=([.C81]-[.R81])*[.L81]" office:value-type="currency" office:currency="R$ " office:value="-73557408.0550942" calcext:value-type="currency">
            <text:p>-R$ 73,557,408.06</text:p>
          </table:table-cell>
          <table:table-cell table:style-name="ce13" table:formula="of:=IF([.S81]&gt;0;&quot;Subiu&quot;;IF([.S81]&lt;0;&quot;Desceu&quot;;&quot;Estável&quot;))" office:value-type="string" office:string-value="Desceu" calcext:value-type="string">
            <text:p>Desceu</text:p>
          </table:table-cell>
          <table:table-cell table:style-name="ce13" table:formula="of:=[.E81]/100" office:value-type="float" office:value="-0.0554" calcext:value-type="float">
            <text:p>-0.0554</text:p>
          </table:table-cell>
          <table:table-cell table:style-name="ce16" table:formula="of:=[.C81]/([.U81]+1)" office:value-type="currency" office:currency="R$ " office:value="3.25005293245818" calcext:value-type="currency">
            <text:p>R$ 3.25</text:p>
          </table:table-cell>
          <table:table-cell table:style-name="ce16" table:formula="of:=([.C81]-[.V81])*[.L81]" office:value-type="currency" office:currency="R$ " office:value="-94632719.1680479" calcext:value-type="currency">
            <text:p>-R$ 94,632,719.17</text:p>
          </table:table-cell>
          <table:table-cell table:style-name="ce13" table:formula="of:=IF([.W81]&gt;0;&quot;Subiu&quot;;IF([.W81]&lt;0;&quot;Desceu&quot;;&quot;Estável&quot;))" office:value-type="string" office:string-value="Desceu" calcext:value-type="string">
            <text:p>Desceu</text:p>
          </table:table-cell>
          <table:table-cell table:style-name="ce13" table:formula="of:=[.F81]/100" office:value-type="float" office:value="-0.1229" calcext:value-type="float">
            <text:p>-0.1229</text:p>
          </table:table-cell>
          <table:table-cell table:style-name="ce21" table:formula="of:=[.C81]/([.Y81]+1)" office:value-type="float" office:value="3.50017101812792" calcext:value-type="float">
            <text:p>3.50</text:p>
          </table:table-cell>
          <table:table-cell table:style-name="ce16" table:formula="of:=([.C81]-[.Z81])*[.L81]" office:value-type="currency" office:currency="R$ " office:value="-226090475.711564" calcext:value-type="currency">
            <text:p>-R$ 226,090,475.71</text:p>
          </table:table-cell>
          <table:table-cell table:style-name="ce16" table:formula="of:=IF([.AA81]&gt;0;&quot;Subiu&quot;;IF([.AA81]&lt;0;&quot;Desceu&quot;;&quot;Estável&quot;))" office:value-type="string" office:string-value="Desceu" calcext:value-type="string">
            <text:p>Desceu</text:p>
          </table:table-cell>
          <table:table-cell table:style-name="ce24" table:formula="of:=[.G81]/100" office:value-type="float" office:value="-0.1229" calcext:value-type="float">
            <text:p>-0.1229</text:p>
          </table:table-cell>
          <table:table-cell table:style-name="ce16" table:formula="of:=[.C81]/([.AC81]+1)" office:value-type="currency" office:currency="R$ " office:value="3.50017101812792" calcext:value-type="currency">
            <text:p>R$ 3.50</text:p>
          </table:table-cell>
          <table:table-cell table:style-name="ce16" table:formula="of:=([.C81]-[.AD81])*[.L81]" office:value-type="currency" office:currency="R$ " office:value="-226090475.711564" calcext:value-type="currency">
            <text:p>-R$ 226,090,475.71</text:p>
          </table:table-cell>
          <table:table-cell table:style-name="ce13" table:formula="of:=IF([.AE81]&gt;0;&quot;Subiu&quot;;IF([.AE81]&lt;0;&quot;Desceu&quot;;&quot;Estável&quot;))" office:value-type="string" office:string-value="Desceu" calcext:value-type="string">
            <text:p>Desceu</text:p>
          </table:table-cell>
          <table:table-cell table:style-name="ce13" table:formula="of:=[.H81]/100" office:value-type="float" office:value="-0.3683" calcext:value-type="float">
            <text:p>-0.3683</text:p>
          </table:table-cell>
          <table:table-cell table:style-name="ce16" table:formula="of:=[.C81]/([.AG81]+1)" office:value-type="currency" office:currency="R$ " office:value="4.85990185214501" calcext:value-type="currency">
            <text:p>R$ 4.86</text:p>
          </table:table-cell>
          <table:table-cell table:style-name="ce16" table:formula="of:=([.C81]-[.AH81])*[.L81]" office:value-type="currency" office:currency="R$ " office:value="-940741575.268404" calcext:value-type="currency">
            <text:p>-R$ 940,741,575.27</text:p>
          </table:table-cell>
          <table:table-cell table:style-name="ce16" table:formula="of:=IF([.AI81]&gt;0;&quot;Subiu&quot;;IF([.AI81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4" office:value-type="date" office:date-value="2024-01-26" calcext:value-type="date">
            <text:p>1/26/2024</text:p>
          </table:table-cell>
          <table:table-cell table:style-name="ce7" office:value-type="float" office:value="5.92" calcext:value-type="float">
            <text:p>5.92</text:p>
          </table:table-cell>
          <table:table-cell table:style-name="ce9" office:value-type="float" office:value="-8.07" calcext:value-type="float">
            <text:p>-8.07</text:p>
          </table:table-cell>
          <table:table-cell table:style-name="ce9" office:value-type="float" office:value="-15.91" calcext:value-type="float">
            <text:p>-15.91</text:p>
          </table:table-cell>
          <table:table-cell table:number-columns-repeated="2" table:style-name="ce9" office:value-type="float" office:value="-34" calcext:value-type="float">
            <text:p>-34</text:p>
          </table:table-cell>
          <table:table-cell table:style-name="ce9" office:value-type="float" office:value="-25.44" calcext:value-type="float">
            <text:p>-25.44</text:p>
          </table:table-cell>
          <table:table-cell table:style-name="ce9" office:value-type="float" office:value="5.51" calcext:value-type="float">
            <text:p>5.51</text:p>
          </table:table-cell>
          <table:table-cell table:style-name="ce9" office:value-type="float" office:value="6.02" calcext:value-type="float">
            <text:p>6.02</text:p>
          </table:table-cell>
          <table:table-cell table:style-name="ce2" office:value-type="string" calcext:value-type="string">
            <text:p>154,36 M</text:p>
          </table:table-cell>
          <table:table-cell table:style-name="ce12" table:formula="of:=VLOOKUP([.A82];[$Total_de_acoes.A$1:.B$1048576];2;0)" office:value-type="float" office:value="198184909" calcext:value-type="float">
            <text:p>198,184,909</text:p>
          </table:table-cell>
          <table:table-cell table:style-name="ce13" table:formula="of:=VLOOKUP([.A82];[$Ticker.A$1:.B$1048576];2;0)" office:value-type="string" office:string-value="GOL" calcext:value-type="string">
            <text:p>GOL</text:p>
          </table:table-cell>
          <table:table-cell table:style-name="ce13" table:formula="of:=VLOOKUP([.M82];[$Segmentoanos.A$1:.C$1048576];2;0)" office:value-type="string" office:string-value="Transporte Aéreo" calcext:value-type="string">
            <text:p>Transporte Aéreo</text:p>
          </table:table-cell>
          <table:table-cell table:style-name="ce13" table:formula="of:=VLOOKUP([.M82];[$Segmentoanos.A$1:.C$1048576];3;0)" office:value-type="float" office:value="21" calcext:value-type="float">
            <text:p>21</text:p>
          </table:table-cell>
          <table:table-cell table:style-name="ce13" table:formula="of:=IF([.O82]&lt;=10; &quot;0-10 anos&quot;; IF([.O82]&lt;=20; &quot;11-20 anos&quot;; IF([.O82]&lt;=30; &quot;21-30 anos&quot;; IF([.O82]&lt;=40; &quot;31-40 anos&quot;; IF([.O82]&lt;=50; &quot;41-50 anos&quot;; IF([.O82]&lt;=60; &quot;51-60 anos&quot;; IF([.O82]&lt;=70; &quot;61-70 anos&quot;; IF([.O82]&lt;=80; &quot;71-80 anos&quot;; IF([.O82]&lt;=90; &quot;81-90 anos&quot;; IF([.O82]&lt;=100; &quot;91-100 anos&quot;; IF([.O82]&lt;=110; &quot;101-110 anos&quot;; IF([.O82]&lt;=120; &quot;111-120 anos&quot;; IF([.O82]&gt;120; &quot;Mais de 120 anos&quot;; &quot;Outro&quot;)))))))))))))" office:value-type="string" office:string-value="21-30 anos" calcext:value-type="string">
            <text:p>21-30 anos</text:p>
          </table:table-cell>
          <table:table-cell table:style-name="ce13" table:formula="of:=[.D82]/100" office:value-type="float" office:value="-0.0807" calcext:value-type="float">
            <text:p>-0.0807</text:p>
          </table:table-cell>
          <table:table-cell table:style-name="ce16" table:formula="of:=[.C82]/([.Q82]+1)" office:value-type="currency" office:currency="R$ " office:value="6.43968236701838" calcext:value-type="currency">
            <text:p>R$ 6.44</text:p>
          </table:table-cell>
          <table:table-cell table:style-name="ce16" table:formula="of:=([.C82]-[.R82])*[.L82]" office:value-type="currency" office:currency="R$ " office:value="-102993202.616443" calcext:value-type="currency">
            <text:p>-R$ 102,993,202.62</text:p>
          </table:table-cell>
          <table:table-cell table:style-name="ce13" table:formula="of:=IF([.S82]&gt;0;&quot;Subiu&quot;;IF([.S82]&lt;0;&quot;Desceu&quot;;&quot;Estável&quot;))" office:value-type="string" office:string-value="Desceu" calcext:value-type="string">
            <text:p>Desceu</text:p>
          </table:table-cell>
          <table:table-cell table:style-name="ce13" table:formula="of:=[.E82]/100" office:value-type="float" office:value="-0.1591" calcext:value-type="float">
            <text:p>-0.1591</text:p>
          </table:table-cell>
          <table:table-cell table:style-name="ce16" table:formula="of:=[.C82]/([.U82]+1)" office:value-type="currency" office:currency="R$ " office:value="7.04007610893091" calcext:value-type="currency">
            <text:p>R$ 7.04</text:p>
          </table:table-cell>
          <table:table-cell table:style-name="ce16" table:formula="of:=([.C82]-[.V82])*[.L82]" office:value-type="currency" office:currency="R$ " office:value="-221982181.721546" calcext:value-type="currency">
            <text:p>-R$ 221,982,181.72</text:p>
          </table:table-cell>
          <table:table-cell table:style-name="ce13" table:formula="of:=IF([.W82]&gt;0;&quot;Subiu&quot;;IF([.W82]&lt;0;&quot;Desceu&quot;;&quot;Estável&quot;))" office:value-type="string" office:string-value="Desceu" calcext:value-type="string">
            <text:p>Desceu</text:p>
          </table:table-cell>
          <table:table-cell table:style-name="ce13" table:formula="of:=[.F82]/100" office:value-type="float" office:value="-0.34" calcext:value-type="float">
            <text:p>-0.34</text:p>
          </table:table-cell>
          <table:table-cell table:style-name="ce21" table:formula="of:=[.C82]/([.Y82]+1)" office:value-type="float" office:value="8.96969696969697" calcext:value-type="float">
            <text:p>8.97</text:p>
          </table:table-cell>
          <table:table-cell table:style-name="ce16" table:formula="of:=([.C82]-[.Z82])*[.L82]" office:value-type="currency" office:currency="R$ " office:value="-604403916.41697" calcext:value-type="currency">
            <text:p>-R$ 604,403,916.42</text:p>
          </table:table-cell>
          <table:table-cell table:style-name="ce16" table:formula="of:=IF([.AA82]&gt;0;&quot;Subiu&quot;;IF([.AA82]&lt;0;&quot;Desceu&quot;;&quot;Estável&quot;))" office:value-type="string" office:string-value="Desceu" calcext:value-type="string">
            <text:p>Desceu</text:p>
          </table:table-cell>
          <table:table-cell table:style-name="ce24" table:formula="of:=[.G82]/100" office:value-type="float" office:value="-0.34" calcext:value-type="float">
            <text:p>-0.3400</text:p>
          </table:table-cell>
          <table:table-cell table:style-name="ce16" table:formula="of:=[.C82]/([.AC82]+1)" office:value-type="currency" office:currency="R$ " office:value="8.96969696969697" calcext:value-type="currency">
            <text:p>R$ 8.97</text:p>
          </table:table-cell>
          <table:table-cell table:style-name="ce16" table:formula="of:=([.C82]-[.AD82])*[.L82]" office:value-type="currency" office:currency="R$ " office:value="-604403916.41697" calcext:value-type="currency">
            <text:p>-R$ 604,403,916.42</text:p>
          </table:table-cell>
          <table:table-cell table:style-name="ce13" table:formula="of:=IF([.AE82]&gt;0;&quot;Subiu&quot;;IF([.AE82]&lt;0;&quot;Desceu&quot;;&quot;Estável&quot;))" office:value-type="string" office:string-value="Desceu" calcext:value-type="string">
            <text:p>Desceu</text:p>
          </table:table-cell>
          <table:table-cell table:style-name="ce13" table:formula="of:=[.H82]/100" office:value-type="float" office:value="-0.2544" calcext:value-type="float">
            <text:p>-0.2544</text:p>
          </table:table-cell>
          <table:table-cell table:style-name="ce16" table:formula="of:=[.C82]/([.AG82]+1)" office:value-type="currency" office:currency="R$ " office:value="7.93991416309013" calcext:value-type="currency">
            <text:p>R$ 7.94</text:p>
          </table:table-cell>
          <table:table-cell table:style-name="ce16" table:formula="of:=([.C82]-[.AH82])*[.L82]" office:value-type="currency" office:currency="R$ " office:value="-400316504.599828" calcext:value-type="currency">
            <text:p>-R$ 400,316,504.60</text:p>
          </table:table-cell>
          <table:table-cell table:style-name="ce16" table:formula="of:=IF([.AI82]&gt;0;&quot;Subiu&quot;;IF([.AI82]&lt;0;&quot;Desceu&quot;;&quot;Estável&quot;))" office:value-type="string" office:string-value="Desceu" calcext:value-type="string">
            <text:p>Desceu</text:p>
          </table:table-cell>
          <table:table-cell table:number-columns-repeated="988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mentoanos" table:style-name="ta2">
        <table:table-column table:style-name="co15" table:number-columns-repeated="1024" table:default-cell-style-name="Default"/>
        <table:table-row table:style-name="ro1">
          <table:table-cell table:style-name="ce27" office:value-type="string" calcext:value-type="string">
            <text:p>Empresa</text:p>
          </table:table-cell>
          <table:table-cell table:style-name="ce27" office:value-type="string" calcext:value-type="string">
            <text:p>Segmento</text:p>
          </table:table-cell>
          <table:table-cell table:style-name="ce29" office:value-type="string" calcext:value-type="string">
            <text:p>Idade (anos)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Usiminas</text:p>
          </table:table-cell>
          <table:table-cell table:style-name="ce28" office:value-type="string" calcext:value-type="string">
            <text:p>Siderurgia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SN Mineração</text:p>
          </table:table-cell>
          <table:table-cell table:style-name="ce28" office:value-type="string" calcext:value-type="string">
            <text:p>Mineração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etrobras</text:p>
          </table:table-cell>
          <table:table-cell table:style-name="ce28" office:value-type="string" calcext:value-type="string">
            <text:p>Petróleo e Gás</text:p>
          </table:table-cell>
          <table:table-cell table:style-name="ce30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zano</text:p>
          </table:table-cell>
          <table:table-cell table:style-name="ce28" office:value-type="string" calcext:value-type="string">
            <text:p>Papel e Celulose</text:p>
          </table:table-cell>
          <table:table-cell table:style-name="ce30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PFL Energia</text:p>
          </table:table-cell>
          <table:table-cell table:style-name="ce28" office:value-type="string" calcext:value-type="string">
            <text:p>Energia Elétrica</text:p>
          </table:table-cell>
          <table:table-cell table:style-name="ce30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etroRio</text:p>
          </table:table-cell>
          <table:table-cell table:style-name="ce28" office:value-type="string" calcext:value-type="string">
            <text:p>Petróleo e Gás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Vale</text:p>
          </table:table-cell>
          <table:table-cell table:style-name="ce28" office:value-type="string" calcext:value-type="string">
            <text:p>Mineração</text:p>
          </table:table-cell>
          <table:table-cell table:style-name="ce30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ultiplan</text:p>
          </table:table-cell>
          <table:table-cell table:style-name="ce28" office:value-type="string" calcext:value-type="string">
            <text:p>Shopping Centers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Itaú Unibanco</text:p>
          </table:table-cell>
          <table:table-cell table:style-name="ce28" office:value-type="string" calcext:value-type="string">
            <text:p>Banco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ede D'Or</text:p>
          </table:table-cell>
          <table:table-cell table:style-name="ce28" office:value-type="string" calcext:value-type="string">
            <text:p>Saúde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raskem</text:p>
          </table:table-cell>
          <table:table-cell table:style-name="ce28" office:value-type="string" calcext:value-type="string">
            <text:p>Petroquímica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zul</text:p>
          </table:table-cell>
          <table:table-cell table:style-name="ce28" office:value-type="string" calcext:value-type="string">
            <text:p>Transporte Aéreo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3R Petroleum</text:p>
          </table:table-cell>
          <table:table-cell table:style-name="ce28" office:value-type="string" calcext:value-type="string">
            <text:p>Petróleo e Gás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quatorial Energia</text:p>
          </table:table-cell>
          <table:table-cell table:style-name="ce28" office:value-type="string" calcext:value-type="string">
            <text:p>Energia Elétrica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iderúrgica Nacional</text:p>
          </table:table-cell>
          <table:table-cell table:style-name="ce28" office:value-type="string" calcext:value-type="string">
            <text:p>Siderurgia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YDUQS</text:p>
          </table:table-cell>
          <table:table-cell table:style-name="ce28" office:value-type="string" calcext:value-type="string">
            <text:p>Educação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Ultrapar</text:p>
          </table:table-cell>
          <table:table-cell table:style-name="ce28" office:value-type="string" calcext:value-type="string">
            <text:p>Química e Petróleo</text:p>
          </table:table-cell>
          <table:table-cell table:style-name="ce30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RV</text:p>
          </table:table-cell>
          <table:table-cell table:style-name="ce28" office:value-type="string" calcext:value-type="string">
            <text:p>Construção Civil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rezzo</text:p>
          </table:table-cell>
          <table:table-cell table:style-name="ce28" office:value-type="string" calcext:value-type="string">
            <text:p>Calçados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anco Bradesco</text:p>
          </table:table-cell>
          <table:table-cell table:style-name="ce28" office:value-type="string" calcext:value-type="string">
            <text:p>Banco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inerva</text:p>
          </table:table-cell>
          <table:table-cell table:style-name="ce28" office:value-type="string" calcext:value-type="string">
            <text:p>Alimentos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rupo Pão de Açúcar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RF</text:p>
          </table:table-cell>
          <table:table-cell table:style-name="ce28" office:value-type="string" calcext:value-type="string">
            <text:p>Alimentos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Vivo</text:p>
          </table:table-cell>
          <table:table-cell table:style-name="ce28" office:value-type="string" calcext:value-type="string">
            <text:p>Telecomunicações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umo</text:p>
          </table:table-cell>
          <table:table-cell table:style-name="ce28" office:value-type="string" calcext:value-type="string">
            <text:p>Logística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ielo</text:p>
          </table:table-cell>
          <table:table-cell table:style-name="ce28" office:value-type="string" calcext:value-type="string">
            <text:p>Meios de Pagamento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Dexco</text:p>
          </table:table-cell>
          <table:table-cell table:style-name="ce28" office:value-type="string" calcext:value-type="string">
            <text:p>Construção Civil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TIM</text:p>
          </table:table-cell>
          <table:table-cell table:style-name="ce28" office:value-type="string" calcext:value-type="string">
            <text:p>Telecomunicações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radespar</text:p>
          </table:table-cell>
          <table:table-cell table:style-name="ce28" office:value-type="string" calcext:value-type="string">
            <text:p>Holding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Locaweb</text:p>
          </table:table-cell>
          <table:table-cell table:style-name="ce28" office:value-type="string" calcext:value-type="string">
            <text:p>Tecnologia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etroRecôncavo</text:p>
          </table:table-cell>
          <table:table-cell table:style-name="ce28" office:value-type="string" calcext:value-type="string">
            <text:p>Petróleo e Gás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Itaúsa</text:p>
          </table:table-cell>
          <table:table-cell table:style-name="ce28" office:value-type="string" calcext:value-type="string">
            <text:p>Holding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anco do Brasil</text:p>
          </table:table-cell>
          <table:table-cell table:style-name="ce28" office:value-type="string" calcext:value-type="string">
            <text:p>Banco</text:p>
          </table:table-cell>
          <table:table-cell table:style-name="ce30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aiaDrogasil</text:p>
          </table:table-cell>
          <table:table-cell table:style-name="ce28" office:value-type="string" calcext:value-type="string">
            <text:p>Farmácias</text:p>
          </table:table-cell>
          <table:table-cell table:style-name="ce30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etalúrgica Gerdau</text:p>
          </table:table-cell>
          <table:table-cell table:style-name="ce28" office:value-type="string" calcext:value-type="string">
            <text:p>Siderurgia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osan</text:p>
          </table:table-cell>
          <table:table-cell table:style-name="ce28" office:value-type="string" calcext:value-type="string">
            <text:p>Energia e Logística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JBS</text:p>
          </table:table-cell>
          <table:table-cell table:style-name="ce28" office:value-type="string" calcext:value-type="string">
            <text:p>Alimentos</text:p>
          </table:table-cell>
          <table:table-cell table:style-name="ce30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agazine Luiza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erdau</text:p>
          </table:table-cell>
          <table:table-cell table:style-name="ce28" office:value-type="string" calcext:value-type="string">
            <text:p>Siderurgia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aízen</text:p>
          </table:table-cell>
          <table:table-cell table:style-name="ce28" office:value-type="string" calcext:value-type="string">
            <text:p>Energia e Logística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opel</text:p>
          </table:table-cell>
          <table:table-cell table:style-name="ce28" office:value-type="string" calcext:value-type="string">
            <text:p>Energia Elétrica</text:p>
          </table:table-cell>
          <table:table-cell table:style-name="ce30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rupo Vamos</text:p>
          </table:table-cell>
          <table:table-cell table:style-name="ce28" office:value-type="string" calcext:value-type="string">
            <text:p>Logística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arfrig</text:p>
          </table:table-cell>
          <table:table-cell table:style-name="ce28" office:value-type="string" calcext:value-type="string">
            <text:p>Alimentos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mbev</text:p>
          </table:table-cell>
          <table:table-cell table:style-name="ce28" office:value-type="string" calcext:value-type="string">
            <text:p>Bebidas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B Seguridade</text:p>
          </table:table-cell>
          <table:table-cell table:style-name="ce28" office:value-type="string" calcext:value-type="string">
            <text:p>Seguros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abesp</text:p>
          </table:table-cell>
          <table:table-cell table:style-name="ce28" office:value-type="string" calcext:value-type="string">
            <text:p>Saneamento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Totvs</text:p>
          </table:table-cell>
          <table:table-cell table:style-name="ce28" office:value-type="string" calcext:value-type="string">
            <text:p>Tecnologia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EMIG</text:p>
          </table:table-cell>
          <table:table-cell table:style-name="ce28" office:value-type="string" calcext:value-type="string">
            <text:p>Energia Elétrica</text:p>
          </table:table-cell>
          <table:table-cell table:style-name="ce30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letrobras</text:p>
          </table:table-cell>
          <table:table-cell table:style-name="ce28" office:value-type="string" calcext:value-type="string">
            <text:p>Energia Elétrica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neva</text:p>
          </table:table-cell>
          <table:table-cell table:style-name="ce28" office:value-type="string" calcext:value-type="string">
            <text:p>Energia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WEG</text:p>
          </table:table-cell>
          <table:table-cell table:style-name="ce28" office:value-type="string" calcext:value-type="string">
            <text:p>Equipamentos elétricos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LC Agrícola</text:p>
          </table:table-cell>
          <table:table-cell table:style-name="ce28" office:value-type="string" calcext:value-type="string">
            <text:p>Agronegócio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LOS3</text:p>
          </table:table-cell>
          <table:table-cell table:style-name="ce28" office:value-type="string" calcext:value-type="string">
            <text:p>Logística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rupo CCR</text:p>
          </table:table-cell>
          <table:table-cell table:style-name="ce28" office:value-type="string" calcext:value-type="string">
            <text:p>Infraestrutura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ogna</text:p>
          </table:table-cell>
          <table:table-cell table:style-name="ce28" office:value-type="string" calcext:value-type="string">
            <text:p>Educação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Transmissão Paulista</text:p>
          </table:table-cell>
          <table:table-cell table:style-name="ce28" office:value-type="string" calcext:value-type="string">
            <text:p>Energia Elétrica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ngie</text:p>
          </table:table-cell>
          <table:table-cell table:style-name="ce28" office:value-type="string" calcext:value-type="string">
            <text:p>Energia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Vibra Energia</text:p>
          </table:table-cell>
          <table:table-cell table:style-name="ce28" office:value-type="string" calcext:value-type="string">
            <text:p>Energia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IRB Brasil RE</text:p>
          </table:table-cell>
          <table:table-cell table:style-name="ce28" office:value-type="string" calcext:value-type="string">
            <text:p>Seguros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etz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ZTEC</text:p>
          </table:table-cell>
          <table:table-cell table:style-name="ce28" office:value-type="string" calcext:value-type="string">
            <text:p>Construção Civil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Fleury</text:p>
          </table:table-cell>
          <table:table-cell table:style-name="ce28" office:value-type="string" calcext:value-type="string">
            <text:p>Saúde</text:p>
          </table:table-cell>
          <table:table-cell table:style-name="ce30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rupo Soma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lpargatas</text:p>
          </table:table-cell>
          <table:table-cell table:style-name="ce28" office:value-type="string" calcext:value-type="string">
            <text:p>Calçados</text:p>
          </table:table-cell>
          <table:table-cell table:style-name="ce30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yrela</text:p>
          </table:table-cell>
          <table:table-cell table:style-name="ce28" office:value-type="string" calcext:value-type="string">
            <text:p>Construção Civil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mbraer</text:p>
          </table:table-cell>
          <table:table-cell table:style-name="ce28" office:value-type="string" calcext:value-type="string">
            <text:p>Aeroespacial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Natura</text:p>
          </table:table-cell>
          <table:table-cell table:style-name="ce28" office:value-type="string" calcext:value-type="string">
            <text:p>Cosméticos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ssaí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olsa de Valores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Hypera</text:p>
          </table:table-cell>
          <table:table-cell table:style-name="ce28" office:value-type="string" calcext:value-type="string">
            <text:p>Farmacêutica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ão Martinho</text:p>
          </table:table-cell>
          <table:table-cell table:style-name="ce28" office:value-type="string" calcext:value-type="string">
            <text:p>Agronegócio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Hapvida</text:p>
          </table:table-cell>
          <table:table-cell table:style-name="ce28" office:value-type="string" calcext:value-type="string">
            <text:p>Saúde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Lojas Renner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arrefour Brasil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asas Bahia</text:p>
          </table:table-cell>
          <table:table-cell table:style-name="ce28" office:value-type="string" calcext:value-type="string">
            <text:p>Varejo</text:p>
          </table:table-cell>
          <table:table-cell table:style-name="ce30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Localiza</text:p>
          </table:table-cell>
          <table:table-cell table:style-name="ce28" office:value-type="string" calcext:value-type="string">
            <text:p>Aluguel de Carros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VC</text:p>
          </table:table-cell>
          <table:table-cell table:style-name="ce28" office:value-type="string" calcext:value-type="string">
            <text:p>Turismo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OL</text:p>
          </table:table-cell>
          <table:table-cell table:style-name="ce28" office:value-type="string" calcext:value-type="string">
            <text:p>Transporte Aéreo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1021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3">
        <table:table-column table:style-name="co23" table:default-cell-style-name="Default"/>
        <table:table-column table:style-name="co15" table:number-columns-repeated="1023" table:default-cell-style-name="Default"/>
        <table:table-row table:style-name="ro1">
          <table:table-cell table:style-name="ce31" office:value-type="string" calcext:value-type="string">
            <text:p>Código</text:p>
          </table:table-cell>
          <table:table-cell table:style-name="ce31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RRP3</text:p>
          </table:table-cell>
          <table:table-cell table:style-name="ce33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ALOS3</text:p>
          </table:table-cell>
          <table:table-cell table:style-name="ce33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ALPA4</text:p>
          </table:table-cell>
          <table:table-cell table:style-name="ce33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ABEV3</text:p>
          </table:table-cell>
          <table:table-cell table:style-name="ce33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ARZZ3</text:p>
          </table:table-cell>
          <table:table-cell table:style-name="ce33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ASAI3</text:p>
          </table:table-cell>
          <table:table-cell table:style-name="ce33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AZUL4</text:p>
          </table:table-cell>
          <table:table-cell table:style-name="ce33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3SA3</text:p>
          </table:table-cell>
          <table:table-cell table:style-name="ce33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BSE3</text:p>
          </table:table-cell>
          <table:table-cell table:style-name="ce33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BDC3</text:p>
          </table:table-cell>
          <table:table-cell table:style-name="ce33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BDC4</text:p>
          </table:table-cell>
          <table:table-cell table:style-name="ce33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RAP4</text:p>
          </table:table-cell>
          <table:table-cell table:style-name="ce33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BAS3</text:p>
          </table:table-cell>
          <table:table-cell table:style-name="ce33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RKM5</text:p>
          </table:table-cell>
          <table:table-cell table:style-name="ce33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RFS3</text:p>
          </table:table-cell>
          <table:table-cell table:style-name="ce33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PAC11</text:p>
          </table:table-cell>
          <table:table-cell table:style-name="ce33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RFB3</text:p>
          </table:table-cell>
          <table:table-cell table:style-name="ce33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HIA3</text:p>
          </table:table-cell>
          <table:table-cell table:style-name="ce33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CRO3</text:p>
          </table:table-cell>
          <table:table-cell table:style-name="ce33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MIG4</text:p>
          </table:table-cell>
          <table:table-cell table:style-name="ce33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IEL3</text:p>
          </table:table-cell>
          <table:table-cell table:style-name="ce33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OGN3</text:p>
          </table:table-cell>
          <table:table-cell table:style-name="ce33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PLE6</text:p>
          </table:table-cell>
          <table:table-cell table:style-name="ce33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SAN3</text:p>
          </table:table-cell>
          <table:table-cell table:style-name="ce33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PFE3</text:p>
          </table:table-cell>
          <table:table-cell table:style-name="ce33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MIN3</text:p>
          </table:table-cell>
          <table:table-cell table:style-name="ce33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VCB3</text:p>
          </table:table-cell>
          <table:table-cell table:style-name="ce33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YRE3</text:p>
          </table:table-cell>
          <table:table-cell table:style-name="ce33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DXCO3</text:p>
          </table:table-cell>
          <table:table-cell table:style-name="ce33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LET3</text:p>
          </table:table-cell>
          <table:table-cell table:style-name="ce33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LET6</text:p>
          </table:table-cell>
          <table:table-cell table:style-name="ce33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MBR3</text:p>
          </table:table-cell>
          <table:table-cell table:style-name="ce33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NGI11</text:p>
          </table:table-cell>
          <table:table-cell table:style-name="ce33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NEV3</text:p>
          </table:table-cell>
          <table:table-cell table:style-name="ce33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GIE3</text:p>
          </table:table-cell>
          <table:table-cell table:style-name="ce33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QTL3</text:p>
          </table:table-cell>
          <table:table-cell table:style-name="ce33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EZTC3</text:p>
          </table:table-cell>
          <table:table-cell table:style-name="ce33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FLRY3</text:p>
          </table:table-cell>
          <table:table-cell table:style-name="ce33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GGBR4</text:p>
          </table:table-cell>
          <table:table-cell table:style-name="ce33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GOAU4</text:p>
          </table:table-cell>
          <table:table-cell table:style-name="ce33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GOLL4</text:p>
          </table:table-cell>
          <table:table-cell table:style-name="ce33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NTCO3</text:p>
          </table:table-cell>
          <table:table-cell table:style-name="ce33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SOMA3</text:p>
          </table:table-cell>
          <table:table-cell table:style-name="ce33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HAPV3</text:p>
          </table:table-cell>
          <table:table-cell table:style-name="ce33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HYPE3</text:p>
          </table:table-cell>
          <table:table-cell table:style-name="ce33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IGTI11</text:p>
          </table:table-cell>
          <table:table-cell table:style-name="ce33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IRBR3</text:p>
          </table:table-cell>
          <table:table-cell table:style-name="ce33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ITSA4</text:p>
          </table:table-cell>
          <table:table-cell table:style-name="ce33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ITUB4</text:p>
          </table:table-cell>
          <table:table-cell table:style-name="ce33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JBSS3</text:p>
          </table:table-cell>
          <table:table-cell table:style-name="ce33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KLBN11</text:p>
          </table:table-cell>
          <table:table-cell table:style-name="ce33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ENT3</text:p>
          </table:table-cell>
          <table:table-cell table:style-name="ce33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REN3</text:p>
          </table:table-cell>
          <table:table-cell table:style-name="ce33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WSA3</text:p>
          </table:table-cell>
          <table:table-cell table:style-name="ce33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MGLU3</text:p>
          </table:table-cell>
          <table:table-cell table:style-name="ce33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MRFG3</text:p>
          </table:table-cell>
          <table:table-cell table:style-name="ce33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EEF3</text:p>
          </table:table-cell>
          <table:table-cell table:style-name="ce33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MRVE3</text:p>
          </table:table-cell>
          <table:table-cell table:style-name="ce33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MULT3</text:p>
          </table:table-cell>
          <table:table-cell table:style-name="ce33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CAR3</text:p>
          </table:table-cell>
          <table:table-cell table:style-name="ce33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ETR3</text:p>
          </table:table-cell>
          <table:table-cell table:style-name="ce33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ETR4</text:p>
          </table:table-cell>
          <table:table-cell table:style-name="ce33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ECV3</text:p>
          </table:table-cell>
          <table:table-cell table:style-name="ce33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RIO3</text:p>
          </table:table-cell>
          <table:table-cell table:style-name="ce33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ETZ3</text:p>
          </table:table-cell>
          <table:table-cell table:style-name="ce33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ADL3</text:p>
          </table:table-cell>
          <table:table-cell table:style-name="ce33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AIZ4</text:p>
          </table:table-cell>
          <table:table-cell table:style-name="ce33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DOR3</text:p>
          </table:table-cell>
          <table:table-cell table:style-name="ce33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AIL3</text:p>
          </table:table-cell>
          <table:table-cell table:style-name="ce33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SBSP3</text:p>
          </table:table-cell>
          <table:table-cell table:style-name="ce33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SANB11</text:p>
          </table:table-cell>
          <table:table-cell table:style-name="ce33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SMTO3</text:p>
          </table:table-cell>
          <table:table-cell table:style-name="ce33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CSNA3</text:p>
          </table:table-cell>
          <table:table-cell table:style-name="ce33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SLCE3</text:p>
          </table:table-cell>
          <table:table-cell table:style-name="ce33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SUZB3</text:p>
          </table:table-cell>
          <table:table-cell table:style-name="ce33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TAEE11</text:p>
          </table:table-cell>
          <table:table-cell table:style-name="ce33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VIVT3</text:p>
          </table:table-cell>
          <table:table-cell table:style-name="ce33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TIMS3</text:p>
          </table:table-cell>
          <table:table-cell table:style-name="ce33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TOTS3</text:p>
          </table:table-cell>
          <table:table-cell table:style-name="ce33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TRPL4</text:p>
          </table:table-cell>
          <table:table-cell table:style-name="ce33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UGPA3</text:p>
          </table:table-cell>
          <table:table-cell table:style-name="ce33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USIM5</text:p>
          </table:table-cell>
          <table:table-cell table:style-name="ce33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VALE3</text:p>
          </table:table-cell>
          <table:table-cell table:style-name="ce33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VAMO3</text:p>
          </table:table-cell>
          <table:table-cell table:style-name="ce33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VBBR3</text:p>
          </table:table-cell>
          <table:table-cell table:style-name="ce33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WEGE3</text:p>
          </table:table-cell>
          <table:table-cell table:style-name="ce33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YDUQ3</text:p>
          </table:table-cell>
          <table:table-cell table:style-name="ce33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Quantidade Teórica Total</text:p>
          </table:table-cell>
          <table:table-cell table:style-name="ce33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Redutor</text:p>
          </table:table-cell>
          <table:table-cell table:style-name="ce34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4">
        <table:table-column table:style-name="co24" table:default-cell-style-name="Default"/>
        <table:table-column table:style-name="co25" table:default-cell-style-name="Default"/>
        <table:table-column table:style-name="co15" table:number-columns-repeated="1022" table:default-cell-style-name="Default"/>
        <table:table-row table:style-name="ro1">
          <table:table-cell table:style-name="ce35" office:value-type="string" calcext:value-type="string">
            <text:p>Ticker</text:p>
          </table:table-cell>
          <table:table-cell table:style-name="ce35" office:value-type="string" calcext:value-type="string">
            <text:p>Nom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2" office:value-type="string" calcext:value-type="string">
            <text:p>Magazine Luiz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table:style-name="ce3" office:value-type="string" calcext:value-type="string">
            <text:p>Hapvid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2" office:value-type="string" calcext:value-type="string">
            <text:p>P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3" office:value-type="string" calcext:value-type="string">
            <text:p>B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2" office:value-type="string" calcext:value-type="string">
            <text:p>Usi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3" office:value-type="string" calcext:value-type="string">
            <text:p>CV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2" office:value-type="string" calcext:value-type="string">
            <text:p>Cie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3" office:value-type="string" calcext:value-type="string">
            <text:p>Va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2" office:value-type="string" calcext:value-type="string">
            <text:p>GO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4</text:p>
          </table:table-cell>
          <table:table-cell table:style-name="ce3" office:value-type="string" calcext:value-type="string">
            <text:p>Banco Brades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2" office:value-type="string" calcext:value-type="string">
            <text:p>Az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GN3</text:p>
          </table:table-cell>
          <table:table-cell table:style-name="ce3" office:value-type="string" calcext:value-type="string">
            <text:p>Cogn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2" office:value-type="string" calcext:value-type="string">
            <text:p>Itaú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3" office:value-type="string" calcext:value-type="string">
            <text:p>Itaú Uniban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2" office:value-type="string" calcext:value-type="string">
            <text:p>Pet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VE3</text:p>
          </table:table-cell>
          <table:table-cell table:style-name="ce3" office:value-type="string" calcext:value-type="string">
            <text:p>MR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TCO3</text:p>
          </table:table-cell>
          <table:table-cell table:style-name="ce2" office:value-type="string" calcext:value-type="string">
            <text:p>Natu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3" office:value-type="string" calcext:value-type="string">
            <text:p>Lojas Renn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2" office:value-type="string" calcext:value-type="string">
            <text:p>Equatorial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NT3</text:p>
          </table:table-cell>
          <table:table-cell table:style-name="ce3" office:value-type="string" calcext:value-type="string">
            <text:p>Localiz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3</text:p>
          </table:table-cell>
          <table:table-cell table:style-name="ce2" office:value-type="string" calcext:value-type="string">
            <text:p>O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ER3</text:p>
          </table:table-cell>
          <table:table-cell table:style-name="ce3" office:value-type="string" calcext:value-type="string">
            <text:p>America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2" office:value-type="string" calcext:value-type="string">
            <text:p>P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WSA3</text:p>
          </table:table-cell>
          <table:table-cell table:style-name="ce3" office:value-type="string" calcext:value-type="string">
            <text:p>Locaw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2" office:value-type="string" calcext:value-type="string">
            <text:p>Cop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XSE3</text:p>
          </table:table-cell>
          <table:table-cell table:style-name="ce3" office:value-type="string" calcext:value-type="string">
            <text:p>Caixa Seguridad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MA3</text:p>
          </table:table-cell>
          <table:table-cell table:style-name="ce2" office:value-type="string" calcext:value-type="string">
            <text:p>Grupo So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3" office:value-type="string" calcext:value-type="string">
            <text:p>Banco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EQL3</text:p>
          </table:table-cell>
          <table:table-cell table:style-name="ce2" office:value-type="string" calcext:value-type="string">
            <text:p>Sequoia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3" office:value-type="string" calcext:value-type="string">
            <text:p>Ru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IO3</text:p>
          </table:table-cell>
          <table:table-cell table:style-name="ce2" office:value-type="string" calcext:value-type="string">
            <text:p>PetroRi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3</text:p>
          </table:table-cell>
          <table:table-cell table:style-name="ce3" office:value-type="string" calcext:value-type="string">
            <text:p>Cop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FS3</text:p>
          </table:table-cell>
          <table:table-cell table:style-name="ce2" office:value-type="string" calcext:value-type="string">
            <text:p>BRF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Ambe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QUAL3</text:p>
          </table:table-cell>
          <table:table-cell table:style-name="ce2" office:value-type="string" calcext:value-type="string">
            <text:p>Qualicor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CSL4</text:p>
          </table:table-cell>
          <table:table-cell table:style-name="ce3" office:value-type="string" calcext:value-type="string">
            <text:p>Recru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LAS3</text:p>
          </table:table-cell>
          <table:table-cell table:style-name="ce2" office:value-type="string" calcext:value-type="string">
            <text:p>Multilas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3" office:value-type="string" calcext:value-type="string">
            <text:p>Siderúrgica Na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EEF3</text:p>
          </table:table-cell>
          <table:table-cell table:style-name="ce2" office:value-type="string" calcext:value-type="string">
            <text:p>Miner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SAI3</text:p>
          </table:table-cell>
          <table:table-cell table:style-name="ce3" office:value-type="string" calcext:value-type="string">
            <text:p>Assaí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4</text:p>
          </table:table-cell>
          <table:table-cell table:style-name="ce2" office:value-type="string" calcext:value-type="string">
            <text:p>CEMI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FCM3</text:p>
          </table:table-cell>
          <table:table-cell table:style-name="ce3" office:value-type="string" calcext:value-type="string">
            <text:p>Infracommer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IZ4</text:p>
          </table:table-cell>
          <table:table-cell table:style-name="ce2" office:value-type="string" calcext:value-type="string">
            <text:p>Raíz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CAR3</text:p>
          </table:table-cell>
          <table:table-cell table:style-name="ce3" office:value-type="string" calcext:value-type="string">
            <text:p>Grupo Pão de Açúc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AMO3</text:p>
          </table:table-cell>
          <table:table-cell table:style-name="ce2" office:value-type="string" calcext:value-type="string">
            <text:p>Grupo Vam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BR4</text:p>
          </table:table-cell>
          <table:table-cell table:style-name="ce3" office:value-type="string" calcext:value-type="string">
            <text:p>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MO4</text:p>
          </table:table-cell>
          <table:table-cell table:style-name="ce2" office:value-type="string" calcext:value-type="string">
            <text:p>Marcop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3" office:value-type="string" calcext:value-type="string">
            <text:p>CSN Miner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RE3</text:p>
          </table:table-cell>
          <table:table-cell table:style-name="ce2" office:value-type="string" calcext:value-type="string">
            <text:p>Mitre Realt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NIM3</text:p>
          </table:table-cell>
          <table:table-cell table:style-name="ce3" office:value-type="string" calcext:value-type="string">
            <text:p>Ânima Educ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YRE3</text:p>
          </table:table-cell>
          <table:table-cell table:style-name="ce2" office:value-type="string" calcext:value-type="string">
            <text:p>Cyre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MAT3</text:p>
          </table:table-cell>
          <table:table-cell table:style-name="ce3" office:value-type="string" calcext:value-type="string">
            <text:p>Grupo Mateu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CSL3</text:p>
          </table:table-cell>
          <table:table-cell table:style-name="ce2" office:value-type="string" calcext:value-type="string">
            <text:p>Recru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FG3</text:p>
          </table:table-cell>
          <table:table-cell table:style-name="ce3" office:value-type="string" calcext:value-type="string">
            <text:p>Marfri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FSA3</text:p>
          </table:table-cell>
          <table:table-cell table:style-name="ce2" office:value-type="string" calcext:value-type="string">
            <text:p>Gaf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DL3</text:p>
          </table:table-cell>
          <table:table-cell table:style-name="ce3" office:value-type="string" calcext:value-type="string">
            <text:p>RaiaDrog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2" office:value-type="string" calcext:value-type="string">
            <text:p>WE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3" office:value-type="string" calcext:value-type="string">
            <text:p>Ultr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2" office:value-type="string" calcext:value-type="string">
            <text:p>Multipl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3" office:value-type="string" calcext:value-type="string">
            <text:p>Metalúrgica 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2" office:value-type="string" calcext:value-type="string">
            <text:p>TI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VI3</text:p>
          </table:table-cell>
          <table:table-cell table:style-name="ce3" office:value-type="string" calcext:value-type="string">
            <text:p>Movid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2" office:value-type="string" calcext:value-type="string">
            <text:p>Carrefour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3" office:value-type="string" calcext:value-type="string">
            <text:p>Arezz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ND3</text:p>
          </table:table-cell>
          <table:table-cell table:style-name="ce2" office:value-type="string" calcext:value-type="string">
            <text:p>Construtora Tend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YPE3</text:p>
          </table:table-cell>
          <table:table-cell table:style-name="ce3" office:value-type="string" calcext:value-type="string">
            <text:p>Hype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TT3</text:p>
          </table:table-cell>
          <table:table-cell table:style-name="ce2" office:value-type="string" calcext:value-type="string">
            <text:p>Vitt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3" office:value-type="string" calcext:value-type="string">
            <text:p>Banco Brades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2" office:value-type="string" calcext:value-type="string">
            <text:p>YDUQ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ERI3</text:p>
          </table:table-cell>
          <table:table-cell table:style-name="ce3" office:value-type="string" calcext:value-type="string">
            <text:p>Aeris Energ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HIA3</text:p>
          </table:table-cell>
          <table:table-cell table:style-name="ce2" office:value-type="string" calcext:value-type="string">
            <text:p>Casas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3" office:value-type="string" calcext:value-type="string">
            <text:p>Suza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BFG3</text:p>
          </table:table-cell>
          <table:table-cell table:style-name="ce2" office:value-type="string" calcext:value-type="string">
            <text:p>Grupo SBF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3" office:value-type="string" calcext:value-type="string">
            <text:p>Brades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GMN3</text:p>
          </table:table-cell>
          <table:table-cell table:style-name="ce2" office:value-type="string" calcext:value-type="string">
            <text:p>Pague Men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3" office:value-type="string" calcext:value-type="string">
            <text:p>BB Seguridad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SA3</text:p>
          </table:table-cell>
          <table:table-cell table:style-name="ce2" office:value-type="string" calcext:value-type="string">
            <text:p>Hidrovias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BAV3</text:p>
          </table:table-cell>
          <table:table-cell table:style-name="ce3" office:value-type="string" calcext:value-type="string">
            <text:p>CB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URE3</text:p>
          </table:table-cell>
          <table:table-cell table:style-name="ce2" office:value-type="string" calcext:value-type="string">
            <text:p>VTRM ENERGIA PARTICIPAÃiES S.A.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H3</text:p>
          </table:table-cell>
          <table:table-cell table:style-name="ce3" office:value-type="string" calcext:value-type="string">
            <text:p>Méliu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XCO3</text:p>
          </table:table-cell>
          <table:table-cell table:style-name="ce2" office:value-type="string" calcext:value-type="string">
            <text:p>Dex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3" office:value-type="string" calcext:value-type="string">
            <text:p>3R Petroleu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2" office:value-type="string" calcext:value-type="string">
            <text:p>Embra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3" office:value-type="string" calcext:value-type="string">
            <text:p>El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2" office:value-type="string" calcext:value-type="string">
            <text:p>Rede D'O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3" office:value-type="string" calcext:value-type="string">
            <text:p>São Martinh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AB3</text:p>
          </table:table-cell>
          <table:table-cell table:style-name="ce2" office:value-type="string" calcext:value-type="string">
            <text:p>C&amp;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HSF3</text:p>
          </table:table-cell>
          <table:table-cell table:style-name="ce3" office:value-type="string" calcext:value-type="string">
            <text:p>JHSF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BBR3</text:p>
          </table:table-cell>
          <table:table-cell table:style-name="ce2" office:value-type="string" calcext:value-type="string">
            <text:p>Vibr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IMH3</text:p>
          </table:table-cell>
          <table:table-cell table:style-name="ce3" office:value-type="string" calcext:value-type="string">
            <text:p>Sim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EV3</text:p>
          </table:table-cell>
          <table:table-cell table:style-name="ce2" office:value-type="string" calcext:value-type="string">
            <text:p>Ene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3" office:value-type="string" calcext:value-type="string">
            <text:p>PetroRecôncav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ULC3</text:p>
          </table:table-cell>
          <table:table-cell table:style-name="ce2" office:value-type="string" calcext:value-type="string">
            <text:p>Vulca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3" office:value-type="string" calcext:value-type="string">
            <text:p>Grupo CC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2" office:value-type="string" calcext:value-type="string">
            <text:p>Cos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3" office:value-type="string" calcext:value-type="string">
            <text:p>Brask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OR3</text:p>
          </table:table-cell>
          <table:table-cell table:style-name="ce2" office:value-type="string" calcext:value-type="string">
            <text:p>EcoRodovi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3" office:value-type="string" calcext:value-type="string">
            <text:p>Fleur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BP3</text:p>
          </table:table-cell>
          <table:table-cell table:style-name="ce2" office:value-type="string" calcext:value-type="string">
            <text:p>Santos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JQQ3</text:p>
          </table:table-cell>
          <table:table-cell table:style-name="ce3" office:value-type="string" calcext:value-type="string">
            <text:p>Lojas Quero-Que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2" office:value-type="string" calcext:value-type="string">
            <text:p>CPFL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UAR3</text:p>
          </table:table-cell>
          <table:table-cell table:style-name="ce3" office:value-type="string" calcext:value-type="string">
            <text:p>Guararap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3</text:p>
          </table:table-cell>
          <table:table-cell table:style-name="ce2" office:value-type="string" calcext:value-type="string">
            <text:p>Usi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3" office:value-type="string" calcext:value-type="string">
            <text:p>IRB Brasil R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DGR3</text:p>
          </table:table-cell>
          <table:table-cell table:style-name="ce2" office:value-type="string" calcext:value-type="string">
            <text:p>PDG Realt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SSA3</text:p>
          </table:table-cell>
          <table:table-cell table:style-name="ce3" office:value-type="string" calcext:value-type="string">
            <text:p>Porto Segu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BSS3</text:p>
          </table:table-cell>
          <table:table-cell table:style-name="ce2" office:value-type="string" calcext:value-type="string">
            <text:p>JB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3" office:value-type="string" calcext:value-type="string">
            <text:p>Sab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4</text:p>
          </table:table-cell>
          <table:table-cell table:style-name="ce2" office:value-type="string" calcext:value-type="string">
            <text:p>Sa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4</text:p>
          </table:table-cell>
          <table:table-cell table:style-name="ce3" office:value-type="string" calcext:value-type="string">
            <text:p>Alpargat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CE3</text:p>
          </table:table-cell>
          <table:table-cell table:style-name="ce2" office:value-type="string" calcext:value-type="string">
            <text:p>SLC Agríco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MG3</text:p>
          </table:table-cell>
          <table:table-cell table:style-name="ce3" office:value-type="string" calcext:value-type="string">
            <text:p>COP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4</text:p>
          </table:table-cell>
          <table:table-cell table:style-name="ce2" office:value-type="string" calcext:value-type="string">
            <text:p>Rand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LOS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ZTC3</text:p>
          </table:table-cell>
          <table:table-cell table:style-name="ce2" office:value-type="string" calcext:value-type="string">
            <text:p>EZTE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OTS3</text:p>
          </table:table-cell>
          <table:table-cell table:style-name="ce3" office:value-type="string" calcext:value-type="string">
            <text:p>Totv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BLY3</text:p>
          </table:table-cell>
          <table:table-cell table:style-name="ce2" office:value-type="string" calcext:value-type="string">
            <text:p>Mobl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URY3</text:p>
          </table:table-cell>
          <table:table-cell table:style-name="ce3" office:value-type="string" calcext:value-type="string">
            <text:p>Cur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SI3</text:p>
          </table:table-cell>
          <table:table-cell table:style-name="ce2" office:value-type="string" calcext:value-type="string">
            <text:p>Positiv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T3</text:p>
          </table:table-cell>
          <table:table-cell table:style-name="ce3" office:value-type="string" calcext:value-type="string">
            <text:p>Viv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ESB3</text:p>
          </table:table-cell>
          <table:table-cell table:style-name="ce2" office:value-type="string" calcext:value-type="string">
            <text:p>AES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NCO3</text:p>
          </table:table-cell>
          <table:table-cell table:style-name="ce3" office:value-type="string" calcext:value-type="string">
            <text:p>Oncoclínic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DPV3</text:p>
          </table:table-cell>
          <table:table-cell table:style-name="ce2" office:value-type="string" calcext:value-type="string">
            <text:p>Odontopre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4</text:p>
          </table:table-cell>
          <table:table-cell table:style-name="ce3" office:value-type="string" calcext:value-type="string">
            <text:p>Klab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YPK3</text:p>
          </table:table-cell>
          <table:table-cell table:style-name="ce2" office:value-type="string" calcext:value-type="string">
            <text:p>Iochpe-Maxi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FT3</text:p>
          </table:table-cell>
          <table:table-cell table:style-name="ce3" office:value-type="string" calcext:value-type="string">
            <text:p>Smart Fi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EPL3</text:p>
          </table:table-cell>
          <table:table-cell table:style-name="ce2" office:value-type="string" calcext:value-type="string">
            <text:p>Kepler Web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PA3</text:p>
          </table:table-cell>
          <table:table-cell table:style-name="ce3" office:value-type="string" calcext:value-type="string">
            <text:p>Espaçolas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PL4</text:p>
          </table:table-cell>
          <table:table-cell table:style-name="ce2" office:value-type="string" calcext:value-type="string">
            <text:p>Transmissão Paulis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3" office:value-type="string" calcext:value-type="string">
            <text:p>Engi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TB3</text:p>
          </table:table-cell>
          <table:table-cell table:style-name="ce2" office:value-type="string" calcext:value-type="string">
            <text:p>Intel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EER3</text:p>
          </table:table-cell>
          <table:table-cell table:style-name="ce3" office:value-type="string" calcext:value-type="string">
            <text:p>Ser Educa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VA3</text:p>
          </table:table-cell>
          <table:table-cell table:style-name="ce2" office:value-type="string" calcext:value-type="string">
            <text:p>Viva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PS3</text:p>
          </table:table-cell>
          <table:table-cell table:style-name="ce3" office:value-type="string" calcext:value-type="string">
            <text:p>GP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6</text:p>
          </table:table-cell>
          <table:table-cell table:style-name="ce2" office:value-type="string" calcext:value-type="string">
            <text:p>Ban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A3</text:p>
          </table:table-cell>
          <table:table-cell table:style-name="ce3" office:value-type="string" calcext:value-type="string">
            <text:p>ClearSa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ILS3</text:p>
          </table:table-cell>
          <table:table-cell table:style-name="ce2" office:value-type="string" calcext:value-type="string">
            <text:p>Mil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TEN3</text:p>
          </table:table-cell>
          <table:table-cell table:style-name="ce3" office:value-type="string" calcext:value-type="string">
            <text:p>3t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IRR3</text:p>
          </table:table-cell>
          <table:table-cell table:style-name="ce2" office:value-type="string" calcext:value-type="string">
            <text:p>Dire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RND3</text:p>
          </table:table-cell>
          <table:table-cell table:style-name="ce3" office:value-type="string" calcext:value-type="string">
            <text:p>Grenden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RE3</text:p>
          </table:table-cell>
          <table:table-cell table:style-name="ce2" office:value-type="string" calcext:value-type="string">
            <text:p>HBR Realt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EV4</text:p>
          </table:table-cell>
          <table:table-cell table:style-name="ce3" office:value-type="string" calcext:value-type="string">
            <text:p>Azevedo &amp; Travass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AT3</text:p>
          </table:table-cell>
          <table:table-cell table:style-name="ce2" office:value-type="string" calcext:value-type="string">
            <text:p>Enau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SRN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N4</text:p>
          </table:table-cell>
          <table:table-cell table:style-name="ce2" office:value-type="string" calcext:value-type="string">
            <text:p>Banco P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AL3</text:p>
          </table:table-cell>
          <table:table-cell table:style-name="ce3" office:value-type="string" calcext:value-type="string">
            <text:p>IMC Aliment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JA3</text:p>
          </table:table-cell>
          <table:table-cell table:style-name="ce2" office:value-type="string" calcext:value-type="string">
            <text:p>Boa Safra Semen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table:style-name="ce3" office:value-type="string" calcext:value-type="string">
            <text:p>Itaú Uniban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L3</text:p>
          </table:table-cell>
          <table:table-cell table:style-name="ce2" office:value-type="string" calcext:value-type="string">
            <text:p>Camil Ali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GB4</text:p>
          </table:table-cell>
          <table:table-cell table:style-name="ce3" office:value-type="string" calcext:value-type="string">
            <text:p>Banco BM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INE4</text:p>
          </table:table-cell>
          <table:table-cell table:style-name="ce2" office:value-type="string" calcext:value-type="string">
            <text:p>PIN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ZAMP3</text:p>
          </table:table-cell>
          <table:table-cell table:style-name="ce3" office:value-type="string" calcext:value-type="string">
            <text:p>Zam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TBL3</text:p>
          </table:table-cell>
          <table:table-cell table:style-name="ce2" office:value-type="string" calcext:value-type="string">
            <text:p>Portobel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ALL3</text:p>
          </table:table-cell>
          <table:table-cell table:style-name="ce3" office:value-type="string" calcext:value-type="string">
            <text:p>Jalles Machad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NI3</text:p>
          </table:table-cell>
          <table:table-cell table:style-name="ce2" office:value-type="string" calcext:value-type="string">
            <text:p>Iran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JU3</text:p>
          </table:table-cell>
          <table:table-cell table:style-name="ce3" office:value-type="string" calcext:value-type="string">
            <text:p>Enjoe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PCT3</text:p>
          </table:table-cell>
          <table:table-cell table:style-name="ce2" office:value-type="string" calcext:value-type="string">
            <text:p>OceanPac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T3</text:p>
          </table:table-cell>
          <table:table-cell table:style-name="ce3" office:value-type="string" calcext:value-type="string">
            <text:p>Brisane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ESA4</text:p>
          </table:table-cell>
          <table:table-cell table:style-name="ce2" office:value-type="string" calcext:value-type="string">
            <text:p>Ferb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PA3</text:p>
          </table:table-cell>
          <table:table-cell table:style-name="ce3" office:value-type="string" calcext:value-type="string">
            <text:p>Lupatech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DNE3</text:p>
          </table:table-cell>
          <table:table-cell table:style-name="ce2" office:value-type="string" calcext:value-type="string">
            <text:p>Moura Dubeu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BP3</text:p>
          </table:table-cell>
          <table:table-cell table:style-name="ce3" office:value-type="string" calcext:value-type="string">
            <text:p>Amb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ED3</text:p>
          </table:table-cell>
          <table:table-cell table:style-name="ce2" office:value-type="string" calcext:value-type="string">
            <text:p>Cruzeiro do Sul Educacion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TD3</text:p>
          </table:table-cell>
          <table:table-cell table:style-name="ce3" office:value-type="string" calcext:value-type="string">
            <text:p>Mater De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ESK3</text:p>
          </table:table-cell>
          <table:table-cell table:style-name="ce2" office:value-type="string" calcext:value-type="string">
            <text:p>Deskto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IS3</text:p>
          </table:table-cell>
          <table:table-cell table:style-name="ce3" office:value-type="string" calcext:value-type="string">
            <text:p>T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OE3</text:p>
          </table:table-cell>
          <table:table-cell table:style-name="ce2" office:value-type="string" calcext:value-type="string">
            <text:p>Neo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VEN3</text:p>
          </table:table-cell>
          <table:table-cell table:style-name="ce3" office:value-type="string" calcext:value-type="string">
            <text:p>Ev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MAR3</text:p>
          </table:table-cell>
          <table:table-cell table:style-name="ce2" office:value-type="string" calcext:value-type="string">
            <text:p>Lojas Mar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LID3</text:p>
          </table:table-cell>
          <table:table-cell table:style-name="ce3" office:value-type="string" calcext:value-type="string">
            <text:p>Vali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3</text:p>
          </table:table-cell>
          <table:table-cell table:style-name="ce2" office:value-type="string" calcext:value-type="string">
            <text:p>CEMI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3" office:value-type="string" calcext:value-type="string">
            <text:p>El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EVE3</text:p>
          </table:table-cell>
          <table:table-cell table:style-name="ce2" office:value-type="string" calcext:value-type="string">
            <text:p>Mahle Metal Lev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CB4</text:p>
          </table:table-cell>
          <table:table-cell table:style-name="ce3" office:value-type="string" calcext:value-type="string">
            <text:p>Banco ABC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PL3</text:p>
          </table:table-cell>
          <table:table-cell table:style-name="ce2" office:value-type="string" calcext:value-type="string">
            <text:p>Plano&amp;Pla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ML3</text:p>
          </table:table-cell>
          <table:table-cell table:style-name="ce3" office:value-type="string" calcext:value-type="string">
            <text:p>Arma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OR3</text:p>
          </table:table-cell>
          <table:table-cell table:style-name="ce2" office:value-type="string" calcext:value-type="string">
            <text:p>Helbo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AS3</text:p>
          </table:table-cell>
          <table:table-cell table:style-name="ce3" office:value-type="string" calcext:value-type="string">
            <text:p>Fras-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3</text:p>
          </table:table-cell>
          <table:table-cell table:style-name="ce2" office:value-type="string" calcext:value-type="string">
            <text:p>Sa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TER3</text:p>
          </table:table-cell>
          <table:table-cell table:style-name="ce3" office:value-type="string" calcext:value-type="string">
            <text:p>Eterni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GRD3</text:p>
          </table:table-cell>
          <table:table-cell table:style-name="ce2" office:value-type="string" calcext:value-type="string">
            <text:p>Neogri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DIA3</text:p>
          </table:table-cell>
          <table:table-cell table:style-name="ce3" office:value-type="string" calcext:value-type="string">
            <text:p>M. Dias Bran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UPY3</text:p>
          </table:table-cell>
          <table:table-cell table:style-name="ce2" office:value-type="string" calcext:value-type="string">
            <text:p>Tup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OW3</text:p>
          </table:table-cell>
          <table:table-cell table:style-name="ce3" office:value-type="string" calcext:value-type="string">
            <text:p>Time For Fu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AU3</text:p>
          </table:table-cell>
          <table:table-cell table:style-name="ce2" office:value-type="string" calcext:value-type="string">
            <text:p>Blau Farmacêu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3</text:p>
          </table:table-cell>
          <table:table-cell table:style-name="ce3" office:value-type="string" calcext:value-type="string">
            <text:p>Dime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UL4</text:p>
          </table:table-cell>
          <table:table-cell table:style-name="ce2" office:value-type="string" calcext:value-type="string">
            <text:p>Schul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GPS3</text:p>
          </table:table-cell>
          <table:table-cell table:style-name="ce3" office:value-type="string" calcext:value-type="string">
            <text:p>Spr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VEO3</text:p>
          </table:table-cell>
          <table:table-cell table:style-name="ce2" office:value-type="string" calcext:value-type="string">
            <text:p>Vive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3</text:p>
          </table:table-cell>
          <table:table-cell table:style-name="ce3" office:value-type="string" calcext:value-type="string">
            <text:p>Klab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EV3</text:p>
          </table:table-cell>
          <table:table-cell table:style-name="ce2" office:value-type="string" calcext:value-type="string">
            <text:p>Azevedo &amp; Travass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FRM3</text:p>
          </table:table-cell>
          <table:table-cell table:style-name="ce3" office:value-type="string" calcext:value-type="string">
            <text:p>Profar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GT3</text:p>
          </table:table-cell>
          <table:table-cell table:style-name="ce2" office:value-type="string" calcext:value-type="string">
            <text:p>Ligh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IZC3</text:p>
          </table:table-cell>
          <table:table-cell table:style-name="ce3" office:value-type="string" calcext:value-type="string">
            <text:p>Wiz Solu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RSA3</text:p>
          </table:table-cell>
          <table:table-cell table:style-name="ce2" office:value-type="string" calcext:value-type="string">
            <text:p>Kora Saúd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RVR3</text:p>
          </table:table-cell>
          <table:table-cell table:style-name="ce3" office:value-type="string" calcext:value-type="string">
            <text:p>Oriz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4</text:p>
          </table:table-cell>
          <table:table-cell table:style-name="ce2" office:value-type="string" calcext:value-type="string">
            <text:p>Renov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ASA3</text:p>
          </table:table-cell>
          <table:table-cell table:style-name="ce3" office:value-type="string" calcext:value-type="string">
            <text:p>D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INJ3</text:p>
          </table:table-cell>
          <table:table-cell table:style-name="ce2" office:value-type="string" calcext:value-type="string">
            <text:p>GetNinj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SA4</text:p>
          </table:table-cell>
          <table:table-cell table:style-name="ce3" office:value-type="string" calcext:value-type="string">
            <text:p>Tauru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RT3</text:p>
          </table:table-cell>
          <table:table-cell table:style-name="ce2" office:value-type="string" calcext:value-type="string">
            <text:p>Wilson Son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R3</text:p>
          </table:table-cell>
          <table:table-cell table:style-name="ce3" office:value-type="string" calcext:value-type="string">
            <text:p>Viv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AD3</text:p>
          </table:table-cell>
          <table:table-cell table:style-name="ce2" office:value-type="string" calcext:value-type="string">
            <text:p>Traders Clu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VV3</text:p>
          </table:table-cell>
          <table:table-cell table:style-name="ce3" office:value-type="string" calcext:value-type="string">
            <text:p>Lavvi Incorporado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OMI3</text:p>
          </table:table-cell>
          <table:table-cell table:style-name="ce2" office:value-type="string" calcext:value-type="string">
            <text:p>Indústrias ROM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OB3</text:p>
          </table:table-cell>
          <table:table-cell table:style-name="ce3" office:value-type="string" calcext:value-type="string">
            <text:p>Bemob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4</text:p>
          </table:table-cell>
          <table:table-cell table:style-name="ce2" office:value-type="string" calcext:value-type="string">
            <text:p>O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YNE3</text:p>
          </table:table-cell>
          <table:table-cell table:style-name="ce3" office:value-type="string" calcext:value-type="string">
            <text:p>SY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GRO3</text:p>
          </table:table-cell>
          <table:table-cell table:style-name="ce2" office:value-type="string" calcext:value-type="string">
            <text:p>BrasilAg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6</text:p>
          </table:table-cell>
          <table:table-cell table:style-name="ce3" office:value-type="string" calcext:value-type="string">
            <text:p>Un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QE3</text:p>
          </table:table-cell>
          <table:table-cell table:style-name="ce2" office:value-type="string" calcext:value-type="string">
            <text:p>Unifiqu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4</text:p>
          </table:table-cell>
          <table:table-cell table:style-name="ce3" office:value-type="string" calcext:value-type="string">
            <text:p>Tae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NR3</text:p>
          </table:table-cell>
          <table:table-cell table:style-name="ce2" office:value-type="string" calcext:value-type="string">
            <text:p>Prin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MO3</text:p>
          </table:table-cell>
          <table:table-cell table:style-name="ce3" office:value-type="string" calcext:value-type="string">
            <text:p>Marcop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SXB3</text:p>
          </table:table-cell>
          <table:table-cell table:style-name="ce2" office:value-type="string" calcext:value-type="string">
            <text:p>OSX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SA3</text:p>
          </table:table-cell>
          <table:table-cell table:style-name="ce3" office:value-type="string" calcext:value-type="string">
            <text:p>Tecn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4</text:p>
          </table:table-cell>
          <table:table-cell table:style-name="ce2" office:value-type="string" calcext:value-type="string">
            <text:p>Cote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SA3</text:p>
          </table:table-cell>
          <table:table-cell table:style-name="ce3" office:value-type="string" calcext:value-type="string">
            <text:p>Itaú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GMA3</text:p>
          </table:table-cell>
          <table:table-cell table:style-name="ce2" office:value-type="string" calcext:value-type="string">
            <text:p>Teg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3</text:p>
          </table:table-cell>
          <table:table-cell table:style-name="ce3" office:value-type="string" calcext:value-type="string">
            <text:p>Iguatem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3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EP3</text:p>
          </table:table-cell>
          <table:table-cell table:style-name="ce3" office:value-type="string" calcext:value-type="string">
            <text:p>I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PK3</text:p>
          </table:table-cell>
          <table:table-cell table:style-name="ce2" office:value-type="string" calcext:value-type="string">
            <text:p>Est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CAS3</text:p>
          </table:table-cell>
          <table:table-cell table:style-name="ce3" office:value-type="string" calcext:value-type="string">
            <text:p>Unic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GG3</text:p>
          </table:table-cell>
          <table:table-cell table:style-name="ce2" office:value-type="string" calcext:value-type="string">
            <text:p>LOG C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SLG3</text:p>
          </table:table-cell>
          <table:table-cell table:style-name="ce3" office:value-type="string" calcext:value-type="string">
            <text:p>JS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4</text:p>
          </table:table-cell>
          <table:table-cell table:style-name="ce2" office:value-type="string" calcext:value-type="string">
            <text:p>Banco Santand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GXY3</text:p>
          </table:table-cell>
          <table:table-cell table:style-name="ce3" office:value-type="string" calcext:value-type="string">
            <text:p>AgroGalax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3</text:p>
          </table:table-cell>
          <table:table-cell table:style-name="ce2" office:value-type="string" calcext:value-type="string">
            <text:p>Banco Santand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DTC3</text:p>
          </table:table-cell>
          <table:table-cell table:style-name="ce3" office:value-type="string" calcext:value-type="string">
            <text:p>Padte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SID3</text:p>
          </table:table-cell>
          <table:table-cell table:style-name="ce2" office:value-type="string" calcext:value-type="string">
            <text:p>Rossi Residenci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3</text:p>
          </table:table-cell>
          <table:table-cell table:style-name="ce3" office:value-type="string" calcext:value-type="string">
            <text:p>Dexx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LK3</text:p>
          </table:table-cell>
          <table:table-cell table:style-name="ce2" office:value-type="string" calcext:value-type="string">
            <text:p>Melnick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3</text:p>
          </table:table-cell>
          <table:table-cell table:style-name="ce3" office:value-type="string" calcext:value-type="string">
            <text:p>Tae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PSB3</text:p>
          </table:table-cell>
          <table:table-cell table:style-name="ce2" office:value-type="string" calcext:value-type="string">
            <text:p>Lop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EST3</text:p>
          </table:table-cell>
          <table:table-cell table:style-name="ce3" office:value-type="string" calcext:value-type="string">
            <text:p>Westwin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GBR3</text:p>
          </table:table-cell>
          <table:table-cell table:style-name="ce2" office:value-type="string" calcext:value-type="string">
            <text:p>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FCO4</text:p>
          </table:table-cell>
          <table:table-cell table:style-name="ce3" office:value-type="string" calcext:value-type="string">
            <text:p>Track &amp; Fiel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EP4</text:p>
          </table:table-cell>
          <table:table-cell table:style-name="ce2" office:value-type="string" calcext:value-type="string">
            <text:p>Ine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VTC3</text:p>
          </table:table-cell>
          <table:table-cell table:style-name="ce3" office:value-type="string" calcext:value-type="string">
            <text:p>WDC Network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UD3</text:p>
          </table:table-cell>
          <table:table-cell table:style-name="ce2" office:value-type="string" calcext:value-type="string">
            <text:p>CSU Cardsyst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CN3</text:p>
          </table:table-cell>
          <table:table-cell table:style-name="ce3" office:value-type="string" calcext:value-type="string">
            <text:p>Techn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AU3</text:p>
          </table:table-cell>
          <table:table-cell table:style-name="ce2" office:value-type="string" calcext:value-type="string">
            <text:p>Metalúrgica Gerda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ND3</text:p>
          </table:table-cell>
          <table:table-cell table:style-name="ce3" office:value-type="string" calcext:value-type="string">
            <text:p>Terra San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3</text:p>
          </table:table-cell>
          <table:table-cell table:style-name="ce2" office:value-type="string" calcext:value-type="string">
            <text:p>Renov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UCA4</text:p>
          </table:table-cell>
          <table:table-cell table:style-name="ce3" office:value-type="string" calcext:value-type="string">
            <text:p>Eucate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VF3</text:p>
          </table:table-cell>
          <table:table-cell table:style-name="ce2" office:value-type="string" calcext:value-type="string">
            <text:p>D1000 Varejo Far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4</text:p>
          </table:table-cell>
          <table:table-cell table:style-name="ce3" office:value-type="string" calcext:value-type="string">
            <text:p>Santan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LMD3</text:p>
          </table:table-cell>
          <table:table-cell table:style-name="ce2" office:value-type="string" calcext:value-type="string">
            <text:p>Eletromid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MAM3</text:p>
          </table:table-cell>
          <table:table-cell table:style-name="ce3" office:value-type="string" calcext:value-type="string">
            <text:p>Paranapane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3</text:p>
          </table:table-cell>
          <table:table-cell table:style-name="ce2" office:value-type="string" calcext:value-type="string">
            <text:p>Rand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LD3</text:p>
          </table:table-cell>
          <table:table-cell table:style-name="ce3" office:value-type="string" calcext:value-type="string">
            <text:p>Allie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3</text:p>
          </table:table-cell>
          <table:table-cell table:style-name="ce2" office:value-type="string" calcext:value-type="string">
            <text:p>Sansu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ALR3</text:p>
          </table:table-cell>
          <table:table-cell table:style-name="ce3" office:value-type="string" calcext:value-type="string">
            <text:p>Allianç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AP3</text:p>
          </table:table-cell>
          <table:table-cell table:style-name="ce2" office:value-type="string" calcext:value-type="string">
            <text:p>Brades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3</text:p>
          </table:table-cell>
          <table:table-cell table:style-name="ce3" office:value-type="string" calcext:value-type="string">
            <text:p>Brask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4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PIS3</text:p>
          </table:table-cell>
          <table:table-cell table:style-name="ce3" office:value-type="string" calcext:value-type="string">
            <text:p>Triunf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5</text:p>
          </table:table-cell>
          <table:table-cell table:style-name="ce2" office:value-type="string" calcext:value-type="string">
            <text:p>Sansu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OBR4</text:p>
          </table:table-cell>
          <table:table-cell table:style-name="ce3" office:value-type="string" calcext:value-type="string">
            <text:p>Bombr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TMP3</text:p>
          </table:table-cell>
          <table:table-cell table:style-name="ce2" office:value-type="string" calcext:value-type="string">
            <text:p>At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GI4</text:p>
          </table:table-cell>
          <table:table-cell table:style-name="ce3" office:value-type="string" calcext:value-type="string">
            <text:p>Energ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B3</text:p>
          </table:table-cell>
          <table:table-cell table:style-name="ce2" office:value-type="string" calcext:value-type="string">
            <text:p>Cambuc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TA3</text:p>
          </table:table-cell>
          <table:table-cell table:style-name="ce3" office:value-type="string" calcext:value-type="string">
            <text:p>Pomi Frut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TZ3</text:p>
          </table:table-cell>
          <table:table-cell table:style-name="ce2" office:value-type="string" calcext:value-type="string">
            <text:p>Dot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GN3</text:p>
          </table:table-cell>
          <table:table-cell table:style-name="ce3" office:value-type="string" calcext:value-type="string">
            <text:p>Log-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NIP3</text:p>
          </table:table-cell>
          <table:table-cell table:style-name="ce2" office:value-type="string" calcext:value-type="string">
            <text:p>Un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UP3</text:p>
          </table:table-cell>
          <table:table-cell table:style-name="ce3" office:value-type="string" calcext:value-type="string">
            <text:p>Alu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UP4</text:p>
          </table:table-cell>
          <table:table-cell table:style-name="ce2" office:value-type="string" calcext:value-type="string">
            <text:p>Alu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TOM3</text:p>
          </table:table-cell>
          <table:table-cell table:style-name="ce3" office:value-type="string" calcext:value-type="string">
            <text:p>ATO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EB4</text:p>
          </table:table-cell>
          <table:table-cell table:style-name="ce2" office:value-type="string" calcext:value-type="string">
            <text:p>Banco Mercantil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4</text:p>
          </table:table-cell>
          <table:table-cell table:style-name="ce3" office:value-type="string" calcext:value-type="string">
            <text:p>Grazziot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3</text:p>
          </table:table-cell>
          <table:table-cell table:style-name="ce2" office:value-type="string" calcext:value-type="string">
            <text:p>Alfa Investiment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OOT4</text:p>
          </table:table-cell>
          <table:table-cell table:style-name="ce3" office:value-type="string" calcext:value-type="string">
            <text:p>Hotéis Oth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UTR3</text:p>
          </table:table-cell>
          <table:table-cell table:style-name="ce2" office:value-type="string" calcext:value-type="string">
            <text:p>Nutriplan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6</text:p>
          </table:table-cell>
          <table:table-cell table:style-name="ce3" office:value-type="string" calcext:value-type="string">
            <text:p>C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CAR3</text:p>
          </table:table-cell>
          <table:table-cell table:style-name="ce2" office:value-type="string" calcext:value-type="string">
            <text:p>São Carl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3</text:p>
          </table:table-cell>
          <table:table-cell table:style-name="ce3" office:value-type="string" calcext:value-type="string">
            <text:p>C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ASA3</text:p>
          </table:table-cell>
          <table:table-cell table:style-name="ce2" office:value-type="string" calcext:value-type="string">
            <text:p>Tauru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FSA3</text:p>
          </table:table-cell>
          <table:table-cell table:style-name="ce3" office:value-type="string" calcext:value-type="string">
            <text:p>Ourofino Saúde Anim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BR5</text:p>
          </table:table-cell>
          <table:table-cell table:style-name="ce2" office:value-type="string" calcext:value-type="string">
            <text:p>CEB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3</text:p>
          </table:table-cell>
          <table:table-cell table:style-name="ce3" office:value-type="string" calcext:value-type="string">
            <text:p>Banes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3</text:p>
          </table:table-cell>
          <table:table-cell table:style-name="ce2" office:value-type="string" calcext:value-type="string">
            <text:p>Ban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RC4</text:p>
          </table:table-cell>
          <table:table-cell table:style-name="ce3" office:value-type="string" calcext:value-type="string">
            <text:p>Mercantil do Brasil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GI3</text:p>
          </table:table-cell>
          <table:table-cell table:style-name="ce2" office:value-type="string" calcext:value-type="string">
            <text:p>Energ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3</text:p>
          </table:table-cell>
          <table:table-cell table:style-name="ce3" office:value-type="string" calcext:value-type="string">
            <text:p>Santan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C5</text:p>
          </table:table-cell>
          <table:table-cell table:style-name="ce2" office:value-type="string" calcext:value-type="string">
            <text:p>Banco BTG Pactu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5</text:p>
          </table:table-cell>
          <table:table-cell table:style-name="ce3" office:value-type="string" calcext:value-type="string">
            <text:p>Tronox Pig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DE3</text:p>
          </table:table-cell>
          <table:table-cell table:style-name="ce2" office:value-type="string" calcext:value-type="string">
            <text:p>Rede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4</text:p>
          </table:table-cell>
          <table:table-cell table:style-name="ce3" office:value-type="string" calcext:value-type="string">
            <text:p>Hag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TE3</text:p>
          </table:table-cell>
          <table:table-cell table:style-name="ce2" office:value-type="string" calcext:value-type="string">
            <text:p>LE LIS BLAN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5</text:p>
          </table:table-cell>
          <table:table-cell table:style-name="ce3" office:value-type="string" calcext:value-type="string">
            <text:p>Coel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OM3</text:p>
          </table:table-cell>
          <table:table-cell table:style-name="ce2" office:value-type="string" calcext:value-type="string">
            <text:p>Biom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HRL3</text:p>
          </table:table-cell>
          <table:table-cell table:style-name="ce3" office:value-type="string" calcext:value-type="string">
            <text:p>Whirlpoo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3</text:p>
          </table:table-cell>
          <table:table-cell table:style-name="ce2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5</text:p>
          </table:table-cell>
          <table:table-cell table:style-name="ce3" office:value-type="string" calcext:value-type="string">
            <text:p>Alfa Hold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ORD3</text:p>
          </table:table-cell>
          <table:table-cell table:style-name="ce2" office:value-type="string" calcext:value-type="string">
            <text:p>Nordo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HER3</text:p>
          </table:table-cell>
          <table:table-cell table:style-name="ce3" office:value-type="string" calcext:value-type="string">
            <text:p>Fertilizantes Hering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PAR3</text:p>
          </table:table-cell>
          <table:table-cell table:style-name="ce2" office:value-type="string" calcext:value-type="string">
            <text:p>Embpar Participa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SUL4</text:p>
          </table:table-cell>
          <table:table-cell table:style-name="ce3" office:value-type="string" calcext:value-type="string">
            <text:p>Metalúrgica Riosul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4</text:p>
          </table:table-cell>
          <table:table-cell table:style-name="ce2" office:value-type="string" calcext:value-type="string">
            <text:p>Ceme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PL3</text:p>
          </table:table-cell>
          <table:table-cell table:style-name="ce3" office:value-type="string" calcext:value-type="string">
            <text:p>Transmissão Paulis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FEN3</text:p>
          </table:table-cell>
          <table:table-cell table:style-name="ce2" office:value-type="string" calcext:value-type="string">
            <text:p>João For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3</text:p>
          </table:table-cell>
          <table:table-cell table:style-name="ce3" office:value-type="string" calcext:value-type="string">
            <text:p>Pettenat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SC4</text:p>
          </table:table-cell>
          <table:table-cell table:style-name="ce2" office:value-type="string" calcext:value-type="string">
            <text:p>Celes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MG3</text:p>
          </table:table-cell>
          <table:table-cell table:style-name="ce3" office:value-type="string" calcext:value-type="string">
            <text:p>Refinaria de Manguinh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HL4</text:p>
          </table:table-cell>
          <table:table-cell table:style-name="ce2" office:value-type="string" calcext:value-type="string">
            <text:p>Döhl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INE3</text:p>
          </table:table-cell>
          <table:table-cell table:style-name="ce3" office:value-type="string" calcext:value-type="string">
            <text:p>PIN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4</text:p>
          </table:table-cell>
          <table:table-cell table:style-name="ce2" office:value-type="string" calcext:value-type="string">
            <text:p>Bane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C3</text:p>
          </table:table-cell>
          <table:table-cell table:style-name="ce3" office:value-type="string" calcext:value-type="string">
            <text:p>Banco BTG Pactu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XP3</text:p>
          </table:table-cell>
          <table:table-cell table:style-name="ce2" office:value-type="string" calcext:value-type="string">
            <text:p>Brasil Broker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3</text:p>
          </table:table-cell>
          <table:table-cell table:style-name="ce3" office:value-type="string" calcext:value-type="string">
            <text:p>Hag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3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4</text:p>
          </table:table-cell>
          <table:table-cell table:style-name="ce3" office:value-type="string" calcext:value-type="string">
            <text:p>Electro Aço Alton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AE4</text:p>
          </table:table-cell>
          <table:table-cell table:style-name="ce2" office:value-type="string" calcext:value-type="string">
            <text:p>EMA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SA4</text:p>
          </table:table-cell>
          <table:table-cell table:style-name="ce3" office:value-type="string" calcext:value-type="string">
            <text:p>MET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FLT3</text:p>
          </table:table-cell>
          <table:table-cell table:style-name="ce2" office:value-type="string" calcext:value-type="string">
            <text:p>Afluente 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ZA3</text:p>
          </table:table-cell>
          <table:table-cell table:style-name="ce3" office:value-type="string" calcext:value-type="string">
            <text:p>Banco da Amazôn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PER3</text:p>
          </table:table-cell>
          <table:table-cell table:style-name="ce2" office:value-type="string" calcext:value-type="string">
            <text:p>Alp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4</text:p>
          </table:table-cell>
          <table:table-cell table:style-name="ce3" office:value-type="string" calcext:value-type="string">
            <text:p>Banest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AB4</text:p>
          </table:table-cell>
          <table:table-cell table:style-name="ce2" office:value-type="string" calcext:value-type="string">
            <text:p>Participações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TS5</text:p>
          </table:table-cell>
          <table:table-cell table:style-name="ce3" office:value-type="string" calcext:value-type="string">
            <text:p>Habita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DO4</text:p>
          </table:table-cell>
          <table:table-cell table:style-name="ce2" office:value-type="string" calcext:value-type="string">
            <text:p>Cedro Têxt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LB4</text:p>
          </table:table-cell>
          <table:table-cell table:style-name="ce3" office:value-type="string" calcext:value-type="string">
            <text:p>Tele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HRL4</text:p>
          </table:table-cell>
          <table:table-cell table:style-name="ce2" office:value-type="string" calcext:value-type="string">
            <text:p>Whirlpoo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ESA3</text:p>
          </table:table-cell>
          <table:table-cell table:style-name="ce3" office:value-type="string" calcext:value-type="string">
            <text:p>Ferba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GAS5</text:p>
          </table:table-cell>
          <table:table-cell table:style-name="ce2" office:value-type="string" calcext:value-type="string">
            <text:p>Comgá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EB3</text:p>
          </table:table-cell>
          <table:table-cell table:style-name="ce3" office:value-type="string" calcext:value-type="string">
            <text:p>Banco Mercantil do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4</text:p>
          </table:table-cell>
          <table:table-cell table:style-name="ce2" office:value-type="string" calcext:value-type="string">
            <text:p>Banco de Brasíl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DNI3</text:p>
          </table:table-cell>
          <table:table-cell table:style-name="ce3" office:value-type="string" calcext:value-type="string">
            <text:p>RN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LMM4</text:p>
          </table:table-cell>
          <table:table-cell table:style-name="ce2" office:value-type="string" calcext:value-type="string">
            <text:p>WL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WET4</text:p>
          </table:table-cell>
          <table:table-cell table:style-name="ce3" office:value-type="string" calcext:value-type="string">
            <text:p>Wetz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3</text:p>
          </table:table-cell>
          <table:table-cell table:style-name="ce2" office:value-type="string" calcext:value-type="string">
            <text:p>COELB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3</text:p>
          </table:table-cell>
          <table:table-cell table:style-name="ce3" office:value-type="string" calcext:value-type="string">
            <text:p>Grazzioti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RIO3</text:p>
          </table:table-cell>
          <table:table-cell table:style-name="ce2" office:value-type="string" calcext:value-type="string">
            <text:p>Metalfri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6</text:p>
          </table:table-cell>
          <table:table-cell table:style-name="ce3" office:value-type="string" calcext:value-type="string">
            <text:p>Tronox Pig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3</text:p>
          </table:table-cell>
          <table:table-cell table:style-name="ce2" office:value-type="string" calcext:value-type="string">
            <text:p>Alfa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VLL3</text:p>
          </table:table-cell>
          <table:table-cell table:style-name="ce3" office:value-type="string" calcext:value-type="string">
            <text:p>Alphavill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TCY3</text:p>
          </table:table-cell>
          <table:table-cell table:style-name="ce2" office:value-type="string" calcext:value-type="string">
            <text:p>Dtco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AB3</text:p>
          </table:table-cell>
          <table:table-cell table:style-name="ce3" office:value-type="string" calcext:value-type="string">
            <text:p>Participações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UCA3</text:p>
          </table:table-cell>
          <table:table-cell table:style-name="ce2" office:value-type="string" calcext:value-type="string">
            <text:p>Eucate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4</text:p>
          </table:table-cell>
          <table:table-cell table:style-name="ce3" office:value-type="string" calcext:value-type="string">
            <text:p>Pettenat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4</text:p>
          </table:table-cell>
          <table:table-cell table:style-name="ce2" office:value-type="string" calcext:value-type="string">
            <text:p>Alfa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4</text:p>
          </table:table-cell>
          <table:table-cell table:style-name="ce3" office:value-type="string" calcext:value-type="string">
            <text:p>Karst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4</text:p>
          </table:table-cell>
          <table:table-cell table:style-name="ce2" office:value-type="string" calcext:value-type="string">
            <text:p>Mange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3</text:p>
          </table:table-cell>
          <table:table-cell table:style-name="ce3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4</text:p>
          </table:table-cell>
          <table:table-cell table:style-name="ce2" office:value-type="string" calcext:value-type="string">
            <text:p>Alfa Investiment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3</text:p>
          </table:table-cell>
          <table:table-cell table:style-name="ce3" office:value-type="string" calcext:value-type="string">
            <text:p>Electro Aço Alton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5</text:p>
          </table:table-cell>
          <table:table-cell table:style-name="ce2" office:value-type="string" calcext:value-type="string">
            <text:p>COELB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KA4</text:p>
          </table:table-cell>
          <table:table-cell table:style-name="ce3" office:value-type="string" calcext:value-type="string">
            <text:p>Tek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TI3</text:p>
          </table:table-cell>
          <table:table-cell table:style-name="ce2" office:value-type="string" calcext:value-type="string">
            <text:p>Panatlân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5</text:p>
          </table:table-cell>
          <table:table-cell table:style-name="ce3" office:value-type="string" calcext:value-type="string">
            <text:p>Cop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3</text:p>
          </table:table-cell>
          <table:table-cell table:style-name="ce2" office:value-type="string" calcext:value-type="string">
            <text:p>Banco de Brasíl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4</text:p>
          </table:table-cell>
          <table:table-cell table:style-name="ce3" office:value-type="string" calcext:value-type="string">
            <text:p>Dexx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3</text:p>
          </table:table-cell>
          <table:table-cell table:style-name="ce2" office:value-type="string" calcext:value-type="string">
            <text:p>Cote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3</text:p>
          </table:table-cell>
          <table:table-cell table:style-name="ce3" office:value-type="string" calcext:value-type="string">
            <text:p>Alpargat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AS3</text:p>
          </table:table-cell>
          <table:table-cell table:style-name="ce2" office:value-type="string" calcext:value-type="string">
            <text:p>Plasc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4</text:p>
          </table:table-cell>
          <table:table-cell table:style-name="ce3" office:value-type="string" calcext:value-type="string">
            <text:p>Hercul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KS3</text:p>
          </table:table-cell>
          <table:table-cell table:style-name="ce2" office:value-type="string" calcext:value-type="string">
            <text:p>Monark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HI3</text:p>
          </table:table-cell>
          <table:table-cell table:style-name="ce3" office:value-type="string" calcext:value-type="string">
            <text:p>Bahem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LB3</text:p>
          </table:table-cell>
          <table:table-cell table:style-name="ce2" office:value-type="string" calcext:value-type="string">
            <text:p>Tele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C3</text:p>
          </table:table-cell>
          <table:table-cell table:style-name="ce3" office:value-type="string" calcext:value-type="string">
            <text:p>Celesc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3</text:p>
          </table:table-cell>
          <table:table-cell table:style-name="ce2" office:value-type="string" calcext:value-type="string">
            <text:p>Alfa Hold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NBR3</text:p>
          </table:table-cell>
          <table:table-cell table:style-name="ce3" office:value-type="string" calcext:value-type="string">
            <text:p>Banco do Nordest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2</text:p>
          </table:table-cell>
          <table:table-cell table:style-name="ce2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3</text:p>
          </table:table-cell>
          <table:table-cell table:style-name="ce3" office:value-type="string" calcext:value-type="string">
            <text:p>Rio Paranapanem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4</text:p>
          </table:table-cell>
          <table:table-cell table:style-name="ce2" office:value-type="string" calcext:value-type="string">
            <text:p>Tek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MA3B</text:p>
          </table:table-cell>
          <table:table-cell table:style-name="ce3" office:value-type="string" calcext:value-type="string">
            <text:p>Equatorial Maranh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5</text:p>
          </table:table-cell>
          <table:table-cell table:style-name="ce2" office:value-type="string" calcext:value-type="string">
            <text:p>COSER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4</text:p>
          </table:table-cell>
          <table:table-cell table:style-name="ce3" office:value-type="string" calcext:value-type="string">
            <text:p>Rio Paranapanem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3</text:p>
          </table:table-cell>
          <table:table-cell table:style-name="ce2" office:value-type="string" calcext:value-type="string">
            <text:p>Jos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HL3</text:p>
          </table:table-cell>
          <table:table-cell table:style-name="ce3" office:value-type="string" calcext:value-type="string">
            <text:p>Döhl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PR3</text:p>
          </table:table-cell>
          <table:table-cell table:style-name="ce2" office:value-type="string" calcext:value-type="string">
            <text:p>Minu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3</text:p>
          </table:table-cell>
          <table:table-cell table:style-name="ce3" office:value-type="string" calcext:value-type="string">
            <text:p>Baum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DLL4</text:p>
          </table:table-cell>
          <table:table-cell table:style-name="ce2" office:value-type="string" calcext:value-type="string">
            <text:p>Bardel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4</text:p>
          </table:table-cell>
          <table:table-cell table:style-name="ce3" office:value-type="string" calcext:value-type="string">
            <text:p>Baum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AUH4</text:p>
          </table:table-cell>
          <table:table-cell table:style-name="ce2" office:value-type="string" calcext:value-type="string">
            <text:p>Excelsio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5</text:p>
          </table:table-cell>
          <table:table-cell table:style-name="ce3" office:value-type="string" calcext:value-type="string">
            <text:p>Uni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3</text:p>
          </table:table-cell>
          <table:table-cell table:style-name="ce2" office:value-type="string" calcext:value-type="string">
            <text:p>Bane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AR3</text:p>
          </table:table-cell>
          <table:table-cell table:style-name="ce3" office:value-type="string" calcext:value-type="string">
            <text:p>Monteiro Aranh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DL3</text:p>
          </table:table-cell>
          <table:table-cell table:style-name="ce2" office:value-type="string" calcext:value-type="string">
            <text:p>Mundi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6</text:p>
          </table:table-cell>
          <table:table-cell table:style-name="ce3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4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4</text:p>
          </table:table-cell>
          <table:table-cell table:style-name="ce3" office:value-type="string" calcext:value-type="string">
            <text:p>Iguatem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4</text:p>
          </table:table-cell>
          <table:table-cell table:style-name="ce2" office:value-type="string" calcext:value-type="string">
            <text:p>Estre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TI4</text:p>
          </table:table-cell>
          <table:table-cell table:style-name="ce3" office:value-type="string" calcext:value-type="string">
            <text:p>Panatlân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6</text:p>
          </table:table-cell>
          <table:table-cell table:style-name="ce2" office:value-type="string" calcext:value-type="string">
            <text:p>Alfa Holding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5</text:p>
          </table:table-cell>
          <table:table-cell table:style-name="ce3" office:value-type="string" calcext:value-type="string">
            <text:p>São Paulo Turis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D4</text:p>
          </table:table-cell>
          <table:table-cell table:style-name="ce2" office:value-type="string" calcext:value-type="string">
            <text:p>CEEE 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6</text:p>
          </table:table-cell>
          <table:table-cell table:style-name="ce3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3</text:p>
          </table:table-cell>
          <table:table-cell table:style-name="ce2" office:value-type="string" calcext:value-type="string">
            <text:p>COSER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5</text:p>
          </table:table-cell>
          <table:table-cell table:style-name="ce3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UXM4</text:p>
          </table:table-cell>
          <table:table-cell table:style-name="ce2" office:value-type="string" calcext:value-type="string">
            <text:p>Trev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3</text:p>
          </table:table-cell>
          <table:table-cell table:style-name="ce3" office:value-type="string" calcext:value-type="string">
            <text:p>Karste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BEE3</text:p>
          </table:table-cell>
          <table:table-cell table:style-name="ce2" office:value-type="string" calcext:value-type="string">
            <text:p>Ampla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4</text:p>
          </table:table-cell>
          <table:table-cell table:style-name="ce3" office:value-type="string" calcext:value-type="string">
            <text:p>Elekt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6</text:p>
          </table:table-cell>
          <table:table-cell table:style-name="ce2" office:value-type="string" calcext:value-type="string">
            <text:p>COSER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D3</text:p>
          </table:table-cell>
          <table:table-cell table:style-name="ce3" office:value-type="string" calcext:value-type="string">
            <text:p>CEEE 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7</text:p>
          </table:table-cell>
          <table:table-cell table:style-name="ce2" office:value-type="string" calcext:value-type="string">
            <text:p>Equatorial Energia 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DLL3</text:p>
          </table:table-cell>
          <table:table-cell table:style-name="ce3" office:value-type="string" calcext:value-type="string">
            <text:p>Bardel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3</text:p>
          </table:table-cell>
          <table:table-cell table:style-name="ce2" office:value-type="string" calcext:value-type="string">
            <text:p>Adolpho Lindenber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AS3</text:p>
          </table:table-cell>
          <table:table-cell table:style-name="ce3" office:value-type="string" calcext:value-type="string">
            <text:p>Comgá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3</text:p>
          </table:table-cell>
          <table:table-cell table:style-name="ce2" office:value-type="string" calcext:value-type="string">
            <text:p>Estrel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3B</text:p>
          </table:table-cell>
          <table:table-cell table:style-name="ce3" office:value-type="string" calcext:value-type="string">
            <text:p>MRS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MT3</text:p>
          </table:table-cell>
          <table:table-cell table:style-name="ce2" office:value-type="string" calcext:value-type="string">
            <text:p>Energisa M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5</text:p>
          </table:table-cell>
          <table:table-cell table:style-name="ce3" office:value-type="string" calcext:value-type="string">
            <text:p>Eletrobr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8</text:p>
          </table:table-cell>
          <table:table-cell table:style-name="ce2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6B</text:p>
          </table:table-cell>
          <table:table-cell table:style-name="ce3" office:value-type="string" calcext:value-type="string">
            <text:p>MRS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RSA5B</text:p>
          </table:table-cell>
          <table:table-cell table:style-name="ce2" office:value-type="string" calcext:value-type="string">
            <text:p>MRS Logíst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6</text:p>
          </table:table-cell>
          <table:table-cell table:style-name="ce3" office:value-type="string" calcext:value-type="string">
            <text:p>Braske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6</text:p>
          </table:table-cell>
          <table:table-cell table:style-name="ce2" office:value-type="string" calcext:value-type="string">
            <text:p>Usimi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EI3</text:p>
          </table:table-cell>
          <table:table-cell table:style-name="ce3" office:value-type="string" calcext:value-type="string">
            <text:p>F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5</text:p>
          </table:table-cell>
          <table:table-cell table:style-name="ce2" office:value-type="string" calcext:value-type="string">
            <text:p>Sondotéc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DO3</text:p>
          </table:table-cell>
          <table:table-cell table:style-name="ce3" office:value-type="string" calcext:value-type="string">
            <text:p>Cedro Têxt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3</text:p>
          </table:table-cell>
          <table:table-cell table:style-name="ce2" office:value-type="string" calcext:value-type="string">
            <text:p>Ceme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LMM3</text:p>
          </table:table-cell>
          <table:table-cell table:style-name="ce3" office:value-type="string" calcext:value-type="string">
            <text:p>WLM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6</text:p>
          </table:table-cell>
          <table:table-cell table:style-name="ce2" office:value-type="string" calcext:value-type="string">
            <text:p>Sondotéc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SHP3</text:p>
          </table:table-cell>
          <table:table-cell table:style-name="ce3" office:value-type="string" calcext:value-type="string">
            <text:p>General Shopping &amp; Outlet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5</text:p>
          </table:table-cell>
          <table:table-cell table:style-name="ce2" office:value-type="string" calcext:value-type="string">
            <text:p>Banrisu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MT4</text:p>
          </table:table-cell>
          <table:table-cell table:style-name="ce3" office:value-type="string" calcext:value-type="string">
            <text:p>Energisa M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1</text:p>
          </table:table-cell>
          <table:table-cell table:style-name="ce2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PR3</text:p>
          </table:table-cell>
          <table:table-cell table:style-name="ce3" office:value-type="string" calcext:value-type="string">
            <text:p>Eletro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B3</text:p>
          </table:table-cell>
          <table:table-cell table:style-name="ce2" office:value-type="string" calcext:value-type="string">
            <text:p>Cia. de Seg.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B4</text:p>
          </table:table-cell>
          <table:table-cell table:style-name="ce3" office:value-type="string" calcext:value-type="string">
            <text:p>Cia. de Seg. Aliança da Bah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HEB3</text:p>
          </table:table-cell>
          <table:table-cell table:style-name="ce2" office:value-type="string" calcext:value-type="string">
            <text:p>São Paulo Turis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3</text:p>
          </table:table-cell>
          <table:table-cell table:style-name="ce3" office:value-type="string" calcext:value-type="string">
            <text:p>Tronox Pig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GA3</text:p>
          </table:table-cell>
          <table:table-cell table:style-name="ce2" office:value-type="string" calcext:value-type="string">
            <text:p>OMEGA ENERGIA S.A.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FN3</text:p>
          </table:table-cell>
          <table:table-cell table:style-name="ce3" office:value-type="string" calcext:value-type="string">
            <text:p>DM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5</text:p>
          </table:table-cell>
          <table:table-cell table:style-name="ce2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PAR3</text:p>
          </table:table-cell>
          <table:table-cell table:style-name="ce3" office:value-type="string" calcext:value-type="string">
            <text:p>CELG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QIA3</text:p>
          </table:table-cell>
          <table:table-cell table:style-name="ce2" office:value-type="string" calcext:value-type="string">
            <text:p>Sinq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7</text:p>
          </table:table-cell>
          <table:table-cell table:style-name="ce3" office:value-type="string" calcext:value-type="string">
            <text:p>Consórcio Alf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SO3</text:p>
          </table:table-cell>
          <table:table-cell table:style-name="ce2" office:value-type="string" calcext:value-type="string">
            <text:p>Aliansce Sona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PR3</text:p>
          </table:table-cell>
          <table:table-cell table:style-name="ce3" office:value-type="string" calcext:value-type="string">
            <text:p>BR Properti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SA3</text:p>
          </table:table-cell>
          <table:table-cell table:style-name="ce2" office:value-type="string" calcext:value-type="string">
            <text:p>MET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ED4</text:p>
          </table:table-cell>
          <table:table-cell table:style-name="ce3" office:value-type="string" calcext:value-type="string">
            <text:p>Sarai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ED3</text:p>
          </table:table-cell>
          <table:table-cell table:style-name="ce2" office:value-type="string" calcext:value-type="string">
            <text:p>Saraiv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6</text:p>
          </table:table-cell>
          <table:table-cell table:style-name="ce3" office:value-type="string" calcext:value-type="string">
            <text:p>São Paulo Turism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II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3</text:p>
          </table:table-cell>
          <table:table-cell table:style-name="ce3" office:value-type="string" calcext:value-type="string">
            <text:p>Elekt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WET3</text:p>
          </table:table-cell>
          <table:table-cell table:style-name="ce2" office:value-type="string" calcext:value-type="string">
            <text:p>Wetze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BR3</text:p>
          </table:table-cell>
          <table:table-cell table:style-name="ce3" office:value-type="string" calcext:value-type="string">
            <text:p>EDP Brasi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OAS3</text:p>
          </table:table-cell>
          <table:table-cell table:style-name="ce2" office:value-type="string" calcext:value-type="string">
            <text:p>Boa Vis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3</text:p>
          </table:table-cell>
          <table:table-cell table:style-name="ce3" office:value-type="string" calcext:value-type="string">
            <text:p>Coel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4</text:p>
          </table:table-cell>
          <table:table-cell table:style-name="ce2" office:value-type="string" calcext:value-type="string">
            <text:p>Josa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3</text:p>
          </table:table-cell>
          <table:table-cell table:style-name="ce3" office:value-type="string" calcext:value-type="string">
            <text:p>Banco Mod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RC3</text:p>
          </table:table-cell>
          <table:table-cell table:style-name="ce2" office:value-type="string" calcext:value-type="string">
            <text:p>Mercantil do Brasil Financeir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GR3</text:p>
          </table:table-cell>
          <table:table-cell table:style-name="ce3" office:value-type="string" calcext:value-type="string">
            <text:p>Naturgy (CEG)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RDE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BR3</text:p>
          </table:table-cell>
          <table:table-cell table:style-name="ce3" office:value-type="string" calcext:value-type="string">
            <text:p>IGB Eletrô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4</text:p>
          </table:table-cell>
          <table:table-cell table:style-name="ce2" office:value-type="string" calcext:value-type="string">
            <text:p>Melhora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DER4</text:p>
          </table:table-cell>
          <table:table-cell table:style-name="ce3" office:value-type="string" calcext:value-type="string">
            <text:p>Conservas Oderich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RD3</text:p>
          </table:table-cell>
          <table:table-cell table:style-name="ce2" office:value-type="string" calcext:value-type="string">
            <text:p>Hermes Pardin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N3</text:p>
          </table:table-cell>
          <table:table-cell table:style-name="ce3" office:value-type="string" calcext:value-type="string">
            <text:p>CAS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WIZS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LLIS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3</text:p>
          </table:table-cell>
          <table:table-cell table:style-name="ce2" office:value-type="string" calcext:value-type="string">
            <text:p>Melhoramento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ML3</text:p>
          </table:table-cell>
          <table:table-cell table:style-name="ce3" office:value-type="string" calcext:value-type="string">
            <text:p>BRMal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MO3</text:p>
          </table:table-cell>
          <table:table-cell table:style-name="ce2" office:value-type="string" calcext:value-type="string">
            <text:p>Dommo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TT3</text:p>
          </table:table-cell>
          <table:table-cell table:style-name="ce3" office:value-type="string" calcext:value-type="string">
            <text:p>Getne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ETT4</text:p>
          </table:table-cell>
          <table:table-cell table:style-name="ce2" office:value-type="string" calcext:value-type="string">
            <text:p>Getne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LA4</text:p>
          </table:table-cell>
          <table:table-cell table:style-name="ce3" office:value-type="string" calcext:value-type="string">
            <text:p>SulAmér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ULA3</text:p>
          </table:table-cell>
          <table:table-cell table:style-name="ce2" office:value-type="string" calcext:value-type="string">
            <text:p>SulAmér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5</text:p>
          </table:table-cell>
          <table:table-cell table:style-name="ce3" office:value-type="string" calcext:value-type="string">
            <text:p>CEL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CNO4</text:p>
          </table:table-cell>
          <table:table-cell table:style-name="ce2" office:value-type="string" calcext:value-type="string">
            <text:p>Tecnos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NO3</text:p>
          </table:table-cell>
          <table:table-cell table:style-name="ce3" office:value-type="string" calcext:value-type="string">
            <text:p>Tecnosol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PE6</text:p>
          </table:table-cell>
          <table:table-cell table:style-name="ce2" office:value-type="string" calcext:value-type="string">
            <text:p>CEL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KBR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IG4</text:p>
          </table:table-cell>
          <table:table-cell table:style-name="ce2" office:value-type="string" calcext:value-type="string">
            <text:p>Metalgráfica Iguaç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UT4</text:p>
          </table:table-cell>
          <table:table-cell table:style-name="ce3" office:value-type="string" calcext:value-type="string">
            <text:p>Blue Tech Solution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UT3</text:p>
          </table:table-cell>
          <table:table-cell table:style-name="ce2" office:value-type="string" calcext:value-type="string">
            <text:p>Blue Tech Solution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4</text:p>
          </table:table-cell>
          <table:table-cell table:style-name="ce3" office:value-type="string" calcext:value-type="string">
            <text:p>Banco Modal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ARD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UL3</text:p>
          </table:table-cell>
          <table:table-cell table:style-name="ce3" office:value-type="string" calcext:value-type="string">
            <text:p>Schulz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3</text:p>
          </table:table-cell>
          <table:table-cell table:style-name="ce2" office:value-type="string" calcext:value-type="string">
            <text:p>Investimentos Bemg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FNCN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KA3</text:p>
          </table:table-cell>
          <table:table-cell table:style-name="ce2" office:value-type="string" calcext:value-type="string">
            <text:p>Tek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3</text:p>
          </table:table-cell>
          <table:table-cell table:style-name="ce3" office:value-type="string" calcext:value-type="string">
            <text:p>Hercul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CAM3</text:p>
          </table:table-cell>
          <table:table-cell table:style-name="ce2" office:value-type="string" calcext:value-type="string">
            <text:p>Locamer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DI4</text:p>
          </table:table-cell>
          <table:table-cell table:style-name="ce3" office:value-type="string" calcext:value-type="string">
            <text:p>Banco Int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DI3</text:p>
          </table:table-cell>
          <table:table-cell table:style-name="ce2" office:value-type="string" calcext:value-type="string">
            <text:p>Banco Inte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EEL4</text:p>
          </table:table-cell>
          <table:table-cell table:style-name="ce3" office:value-type="string" calcext:value-type="string">
            <text:p>CEEE G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EEL3</text:p>
          </table:table-cell>
          <table:table-cell table:style-name="ce2" office:value-type="string" calcext:value-type="string">
            <text:p>CEEE GT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BRK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3</text:p>
          </table:table-cell>
          <table:table-cell table:style-name="ce2" office:value-type="string" calcext:value-type="string">
            <text:p>Sondotécn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6</text:p>
          </table:table-cell>
          <table:table-cell table:style-name="ce3" office:value-type="string" calcext:value-type="string">
            <text:p>C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SP3</text:p>
          </table:table-cell>
          <table:table-cell table:style-name="ce2" office:value-type="string" calcext:value-type="string">
            <text:p>C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5</text:p>
          </table:table-cell>
          <table:table-cell table:style-name="ce3" office:value-type="string" calcext:value-type="string">
            <text:p>CESP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PR4</text:p>
          </table:table-cell>
          <table:table-cell table:style-name="ce2" office:value-type="string" calcext:value-type="string">
            <text:p>Encor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SI3</text:p>
          </table:table-cell>
          <table:table-cell table:style-name="ce3" office:value-type="string" calcext:value-type="string">
            <text:p>Mosaic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WE3</text:p>
          </table:table-cell>
          <table:table-cell table:style-name="ce2" office:value-type="string" calcext:value-type="string">
            <text:p>Focus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PR3</text:p>
          </table:table-cell>
          <table:table-cell table:style-name="ce3" office:value-type="string" calcext:value-type="string">
            <text:p>Encorpar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NDI3</text:p>
          </table:table-cell>
          <table:table-cell table:style-name="ce2" office:value-type="string" calcext:value-type="string">
            <text:p>NotreDame Intermédi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ME4</text:p>
          </table:table-cell>
          <table:table-cell table:style-name="ce3" office:value-type="string" calcext:value-type="string">
            <text:p>Lojas America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AME3</text:p>
          </table:table-cell>
          <table:table-cell table:style-name="ce2" office:value-type="string" calcext:value-type="string">
            <text:p>Lojas Americana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MGE3</text:p>
          </table:table-cell>
          <table:table-cell table:style-name="ce3" office:value-type="string" calcext:value-type="string">
            <text:p>Omega Ger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IGT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PSA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BRDT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BDU4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JBDU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GTX3</text:p>
          </table:table-cell>
          <table:table-cell table:style-name="ce3" office:value-type="string" calcext:value-type="string">
            <text:p>Herin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CPR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DTEX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VAR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4</text:p>
          </table:table-cell>
          <table:table-cell table:style-name="ce3" office:value-type="string" calcext:value-type="string">
            <text:p>Dimed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SA3</text:p>
          </table:table-cell>
          <table:table-cell table:style-name="ce2" office:value-type="string" calcext:value-type="string">
            <text:p>Terra Sant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OW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NX3</text:p>
          </table:table-cell>
          <table:table-cell table:style-name="ce2" office:value-type="string" calcext:value-type="string">
            <text:p>Linx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TL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PCP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PCP4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MLS3</text:p>
          </table:table-cell>
          <table:table-cell table:style-name="ce2" office:value-type="string" calcext:value-type="string">
            <text:p>Smile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MXM3</text:p>
          </table:table-cell>
          <table:table-cell table:style-name="ce3" office:value-type="string" calcext:value-type="string">
            <text:p>MMX Mineraçã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EV3</text:p>
          </table:table-cell>
          <table:table-cell table:style-name="ce2" office:value-type="string" calcext:value-type="string">
            <text:p>Biosev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NTO3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ET4</text:p>
          </table:table-cell>
          <table:table-cell table:style-name="ce2" office:value-type="string" calcext:value-type="string">
            <text:p>AES Tietê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ET3</text:p>
          </table:table-cell>
          <table:table-cell table:style-name="ce3" office:value-type="string" calcext:value-type="string">
            <text:p>AES Tietê Energi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RR4</text:p>
          </table:table-cell>
          <table:table-cell table:style-name="ce2" office:value-type="string" calcext:value-type="string">
            <text:p>Corrêa Ribeir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3</text:p>
          </table:table-cell>
          <table:table-cell table:style-name="ce3" office:value-type="string" calcext:value-type="string">
            <text:p>CELP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4</text:p>
          </table:table-cell>
          <table:table-cell table:style-name="ce2" office:value-type="string" calcext:value-type="string">
            <text:p>Adolpho Lindenberg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6</text:p>
          </table:table-cell>
          <table:table-cell table:style-name="ce3" office:value-type="string" calcext:value-type="string">
            <text:p>Sansuy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SN4</text:p>
          </table:table-cell>
          <table:table-cell table:style-name="ce2" office:value-type="string" calcext:value-type="string">
            <text:p>CASAN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AE3</text:p>
          </table:table-cell>
          <table:table-cell table:style-name="ce3" office:value-type="string" calcext:value-type="string">
            <text:p>EMA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R3</text:p>
          </table:table-cell>
          <table:table-cell table:style-name="ce2" office:value-type="string" calcext:value-type="string">
            <text:p>Banpará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PTI4</text:p>
          </table:table-cell>
          <table:table-cell table:style-name="ce3" office:value-type="string" calcext:value-type="string">
            <text:p>Aliperti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PT3</text:p>
          </table:table-cell>
          <table:table-cell table:style-name="ce2" office:value-type="string" calcext:value-type="string">
            <text:p>FC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IG3</text:p>
          </table:table-cell>
          <table:table-cell table:style-name="ce3" office:value-type="string" calcext:value-type="string">
            <text:p>Metalgráfica Iguaçu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4</text:p>
          </table:table-cell>
          <table:table-cell table:style-name="ce2" office:value-type="string" calcext:value-type="string">
            <text:p>Investimentos Bemg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XM3</text:p>
          </table:table-cell>
          <table:table-cell table:style-name="ce3" office:value-type="string" calcext:value-type="string">
            <text:p>Trevisa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3</text:p>
          </table:table-cell>
          <table:table-cell table:style-name="ce2" office:value-type="string" calcext:value-type="string">
            <text:p>Tekno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6</text:p>
          </table:table-cell>
          <table:table-cell table:style-name="ce3" office:value-type="string" calcext:value-type="string">
            <text:p>Coelc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3</text:p>
          </table:table-cell>
          <table:table-cell table:style-name="ce2" office:value-type="string" calcext:value-type="string">
            <text:p>Mangels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8</text:p>
          </table:table-cell>
          <table:table-cell table:style-name="ce3" office:value-type="string" calcext:value-type="string">
            <text:p>Santanense</text:p>
          </table:table-cell>
          <table:table-cell table:style-name="ce3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MAQ4</text:p>
          </table:table-cell>
          <table:table-cell table:style-name="ce2" office:value-type="string" calcext:value-type="string">
            <text:p>Minasmáquinas</text:p>
          </table:table-cell>
          <table:table-cell table:style-name="ce36" table:number-columns-repeated="24"/>
          <table:table-cell table:number-columns-repeated="998"/>
        </table:table-row>
        <table:table-row table:style-name="ro2" table:number-rows-repeated="1048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rincipal.A1:Principal.K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number-style style:name="N126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gmentoanos" style:display-name="PageStyle_Segmentoa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441" meta:object-count="0"/>
    <meta:generator>LibreOfficeDev/6.0.5.2$Linux_X86_64 LibreOffice_project/</meta:generator>
  </office:meta>
</office:document-meta>
</file>